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8.1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6.045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5.445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3.657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4.773cm"/>
    </style:style>
    <style:style style:name="co16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a933"/>
    </style:style>
    <style:style style:name="ce4" style:family="table-cell" style:parent-style-name="Default">
      <style:text-properties fo:color="#00a933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9">
      <style:table-cell-properties fo:background-color="#ffff00"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11">
      <style:table-cell-properties fo:background-color="#ffff00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">
      <style:table-cell-properties fo:background-color="#ffff00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20">
      <style:table-cell-properties fo:background-color="#ffff00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111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vertical-align="automatic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 style:data-style-name="N11">
      <style:table-cell-properties fo:background-color="#ffff00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ackground-color="transparent"/>
    </style:style>
    <style:style style:name="ce42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transparent"/>
    </style:style>
    <style:style style:name="ce45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 style:data-style-name="N11">
      <style:table-cell-properties fo:background-color="transparent"/>
    </style:style>
    <style:style style:name="ce47" style:family="table-cell" style:parent-style-name="Default" style:data-style-name="N111"/>
    <style:style style:name="ce48" style:family="table-cell" style:parent-style-name="Default" style:data-style-name="N104"/>
    <style:style style:name="ce71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25">
      <style:table-cell-properties fo:background-color="transparent"/>
    </style:style>
    <style:style style:name="ce75" style:family="table-cell" style:parent-style-name="Default" style:data-style-name="N61"/>
    <style:style style:name="ce53" style:family="table-cell" style:parent-style-name="Default" style:data-style-name="N104">
      <style:table-cell-properties fo:background-color="transparent"/>
    </style:style>
    <style:style style:name="ce54" style:family="table-cell" style:parent-style-name="Default" style:data-style-name="N125">
      <style:text-properties fo:font-weight="bold" style:font-weight-asian="bold" style:font-weight-complex="bold"/>
    </style:style>
    <style:style style:name="ce55" style:family="table-cell" style:parent-style-name="Default" style:data-style-name="N125"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"/>
    <style:style style:name="ce31" style:family="table-cell" style:parent-style-name="Default" style:data-style-name="N2"/>
    <style:style style:name="ce79" style:family="table-cell" style:parent-style-name="Default" style:data-style-name="N111">
      <style:table-cell-properties fo:background-color="#ffff00"/>
    </style:style>
    <style:style style:name="ce5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n-parameters" table:style-name="ta1">
        <table:table-column table:style-name="co1" table:default-cell-style-name="Default"/>
        <table:table-column table:style-name="co2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# Initial Parameters should be set once and will not change throughout your loan term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it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n start date (MMM YYYY)</text:p>
          </table:table-cell>
          <table:table-cell table:style-name="ce21" office:value-type="date" office:date-value="2022-04-01" calcext:value-type="date">
            <text:p>Apr 2022</text:p>
          </table:table-cell>
          <table:table-cell table:style-name="ce32"/>
          <table:table-cell office:value-type="string" calcext:value-type="string">
            <text:p>The date you became eligible for repayments – Usually the first April after your grad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loan value (GBP)</text:p>
          </table:table-cell>
          <table:table-cell table:style-name="ce22" office:value-type="currency" office:currency="GBP" office:value="50000" calcext:value-type="currency">
            <text:p>£50,000.00</text:p>
          </table:table-cell>
          <table:table-cell table:style-name="ce32"/>
          <table:table-cell office:value-type="string" calcext:value-type="string">
            <text:p>The value of your loan at the “Loan start dat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loan length (Years)</text:p>
          </table:table-cell>
          <table:table-cell table:style-name="ce23" office:value-type="float" office:value="30" calcext:value-type="float">
            <text:p>30</text:p>
          </table:table-cell>
          <table:table-cell table:style-name="ce32"/>
          <table:table-cell office:value-type="string" calcext:value-type="string">
            <text:p>The maximum number of years after the “Loan start date” until your loan is wip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RPI is updated annually in September based on the official RPI figures from March of the same year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est Rate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RPI (%)</text:p>
          </table:table-cell>
          <table:table-cell table:style-name="ce24" office:value-type="percentage" office:value="0.015" calcext:value-type="percentage">
            <text:p>1.50%</text:p>
          </table:table-cell>
          <table:table-cell table:style-name="ce33" office:value-type="string" calcext:value-type="string">
            <text:p>9% after 08/22</text:p>
          </table:table-cell>
          <table:table-cell office:value-type="string" calcext:value-type="string">
            <text:p>The current value of RPI applied to the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maximum extra interest (%)</text:p>
          </table:table-cell>
          <table:table-cell table:style-name="ce24" office:value-type="percentage" office:value="0.03" calcext:value-type="percentage">
            <text:p>3.00%</text:p>
          </table:table-cell>
          <table:table-cell table:style-name="ce32"/>
          <table:table-cell office:value-type="string" calcext:value-type="string">
            <text:p>The current maximum extra interest that can be applied to the loan on top of R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arnings thresholds are specified based your country of residence and change annually in April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arnings Threshold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er earnings threshold (GBP)</text:p>
          </table:table-cell>
          <table:table-cell table:style-name="ce22" office:value-type="currency" office:currency="GBP" office:value="27295" calcext:value-type="currency">
            <text:p>£27,295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required to make loan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per earnings threshold (GBP)</text:p>
          </table:table-cell>
          <table:table-cell table:style-name="ce22" office:value-type="currency" office:currency="GBP" office:value="49130" calcext:value-type="currency">
            <text:p>£49,130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subject to the maximum extra interest on your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yment rate above lower threshold (%)</text:p>
          </table:table-cell>
          <table:table-cell table:style-name="ce24" office:value-type="percentage" office:value="0.09" calcext:value-type="percentage">
            <text:p>9.00%</text:p>
          </table:table-cell>
          <table:table-cell table:style-name="ce32"/>
          <table:table-cell office:value-type="string" calcext:value-type="string">
            <text:p>The required minimum repayments percentage for earnings above the lower earnings threshold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024" table:number-rows-spanned="1">
            <text:p># Overseas repayment parameters are only required if repaying a loan from abroad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style-name="ce3" office:value-type="string" calcext:value-type="string" table:number-columns-spanned="1024" table:number-rows-spanned="1">
            <text:p># If living and working in the UK set “Currency code” to GBP and “Exchange rate” to 1.00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verseas Repayment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 code (XXX)</text:p>
          </table:table-cell>
          <table:table-cell table:style-name="ce26" office:value-type="string" calcext:value-type="string">
            <text:p>AUD</text:p>
          </table:table-cell>
          <table:table-cell table:style-name="ce32"/>
          <table:table-cell office:value-type="string" calcext:value-type="string">
            <text:p>The currency that you receive the majority of your income</text:p>
          </table:table-cell>
          <table:table-cell table:number-columns-repeated="1020"/>
        </table:table-row>
        <table:table-row table:style-name="ro1">
          <table:table-cell table:formula="of:=&quot;Exchange rate (&quot;&amp;[.$B$25]&amp;&quot; / GBP)&quot;" office:value-type="string" office:string-value="Exchange rate (AUD / GBP)" calcext:value-type="string">
            <text:p>Exchange rate (AUD / GBP)</text:p>
          </table:table-cell>
          <table:table-cell table:style-name="ce27" office:value-type="float" office:value="0.54743" calcext:value-type="float">
            <text:p>0.547430</text:p>
          </table:table-cell>
          <table:table-cell table:style-name="ce33" office:value-type="string" calcext:value-type="string">
            <text:p>Until 03/23</text:p>
          </table:table-cell>
          <table:table-cell table:formula="of:=&quot;The value of 1 &quot;&amp;[.$B$25]&amp;&quot; in GBP&quot;" office:value-type="string" office:string-value="The value of 1 AUD in GBP" calcext:value-type="string">
            <text:p>The value of 1 AUD in GB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financial parameters are specific to each individual and should be updated continuously throughout the life of the loan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 Financ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loan value (GBP)</text:p>
          </table:table-cell>
          <table:table-cell table:style-name="ce22" office:value-type="currency" office:currency="GBP" office:value="51000" calcext:value-type="currency">
            <text:p>£51,000.00</text:p>
          </table:table-cell>
          <table:table-cell table:style-name="ce32"/>
          <table:table-cell office:value-type="string" calcext:value-type="string">
            <text:p>The current value of your student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repayments made (GBP)</text:p>
          </table:table-cell>
          <table:table-cell table:style-name="ce22" office:value-type="currency" office:currency="GBP" office:value="0" calcext:value-type="currency">
            <text:p>£0.00</text:p>
          </table:table-cell>
          <table:table-cell table:style-name="ce32"/>
          <table:table-cell office:value-type="string" calcext:value-type="string">
            <text:p>The current total value of all previous loan repayments made</text:p>
          </table:table-cell>
          <table:table-cell table:number-columns-repeated="1020"/>
        </table:table-row>
        <table:table-row table:style-name="ro1">
          <table:table-cell table:formula="of:=&quot;Gross Income (&quot;&amp;[.$B$25]&amp;&quot;)&quot;" office:value-type="string" office:string-value="Gross Income (AUD)" calcext:value-type="string">
            <text:p>Gross Income (AUD)</text:p>
          </table:table-cell>
          <table:table-cell table:style-name="ce28" office:value-type="float" office:value="80000" calcext:value-type="float">
            <text:p>80,000.00</text:p>
          </table:table-cell>
          <table:table-cell table:style-name="ce32"/>
          <table:table-cell office:value-type="string" calcext:value-type="string">
            <text:p>Your current before tax annual inco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Useful link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# Loan interest rates</text:p>
          </table:table-cell>
          <table:table-cell table:style-name="ce18" office:value-type="string" calcext:value-type="string" table:number-columns-spanned="1023" table:number-rows-spanned="1">
            <text:p><text:a xlink:href="https://www.gov.uk/government/news/student-loans-interest-rates-and-repayment-threshold-announcement--2" xlink:type="simple">https://www.gov.uk/government/news/student-loans-interest-rates-and-repayment-threshold-announcement--2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Loan repayments</text:p>
          </table:table-cell>
          <table:table-cell table:style-name="ce18" office:value-type="string" calcext:value-type="string" table:number-columns-spanned="1023" table:number-rows-spanned="1">
            <text:p><text:a xlink:href="https://www.gov.uk/repaying-your-student-loan/what-you-pay" xlink:type="simple">https://www.gov.uk/repaying-your-student-loan/what-you-pay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Overseas repayments</text:p>
          </table:table-cell>
          <table:table-cell table:style-name="ce18" office:value-type="string" calcext:value-type="string" table:number-columns-spanned="1023" table:number-rows-spanned="1">
            <text:p><text:a xlink:href="https://www.gov.uk/government/publications/overseas-earnings-thresholds-for-plan-2-student-loans/overseas-earnings-thresholds-for-plan-2-student-loans-2020-21" xlink:type="simple">https://www.gov.uk/government/publications/overseas-earnings-thresholds-for-plan-2-student-loans/overseas-earnings-thresholds-for-plan-2-student-loans-2020-21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SLC login</text:p>
          </table:table-cell>
          <table:table-cell office:value-type="string" calcext:value-type="string">
            <text:p><text:a xlink:href="https://www.gov.uk/sign-in-to-manage-your-student-loan-balance" xlink:type="simple">https://www.gov.uk/sign-in-to-manage-your-student-loan-balance</text:a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 RPI ONS data</text:p>
          </table:table-cell>
          <table:table-cell office:value-type="string" calcext:value-type="string">
            <text:p><text:a xlink:href="https://www.ons.gov.uk/economy/inflationandpriceindices/timeseries/czbh/mm23" xlink:type="simple">https://www.ons.gov.uk/economy/inflationandpriceindices/timeseries/czbh/mm23</text:a>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yment-scenarios" table:style-name="ta1">
        <table:table-column table:style-name="co5" table:default-cell-style-name="Default"/>
        <table:table-column table:style-name="co6" table:default-cell-style-name="ce38"/>
        <table:table-column table:style-name="co6" table:default-cell-style-name="ce41"/>
        <table:table-column table:style-name="co6" table:number-columns-repeated="3" table:default-cell-style-name="ce66"/>
        <table:table-column table:style-name="co6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Repayment scenarios show data on milestone repayment amounts and are used to advise how to respond to requested repayments</text:p>
          </table:table-cell>
          <table:covered-table-cell table:style-name="ce34"/>
          <table:covered-table-cell table:style-name="ce71"/>
          <table:covered-table-cell table:number-columns-repeated="1021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1: Assumptions</text:p>
          </table:table-cell>
          <table:table-cell office:value-type="string" calcext:value-type="string">
            <text:p>Years remaining on loan</text:p>
          </table:table-cell>
          <table:table-cell table:style-name="ce71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2]" office:value-type="currency" office:currency="GBP" office:value="0" calcext:value-type="currency">
            <text:p>£0.00</text:p>
          </table:table-cell>
          <table:table-cell table:style-name="ce42" table:formula="of:=ROUND([.C4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4]-[$'loan-parameters'.$B$32]" office:value-type="currency" office:currency="GBP" office:value="0" calcext:value-type="currency">
            <text:p>£0.00</text:p>
          </table:table-cell>
          <table:table-cell table:formula="of:=[.B7]/([.B4]*12)" office:value-type="currency" office:currency="GBP" office:value="0" calcext:value-type="currency">
            <text:p>£0.00</text:p>
          </table:table-cell>
          <table:table-cell table:style-name="ce41" table:formula="of:=[.C7]/([$'loan-parameters'.$B$19]/12)+[$'loan-parameters'.$B$17]" office:value-type="currency" office:currency="GBP" office:value="27295" calcext:value-type="currency">
            <text:p>£27,295.00</text:p>
          </table:table-cell>
          <table:table-cell table:style-name="ce46" table:formula="of:=IF([.D7]&gt;=[$'loan-parameters'.$B$18];[$'loan-parameters'.$B$11]+[$'loan-parameters'.$B$12];IF([.D7]&lt;=[$'loan-parameters'.$B$17];[$'loan-parameters'.$B$11];[$'loan-parameters'.$B$11]+[$'loan-parameters'.$B$12]*([.D7]-[$'loan-parameters'.$B$17])/([$'loan-parameters'.$B$18]-[$'loan-parameters'.$B$17])))/12" office:value-type="percentage" office:value="0.00125" calcext:value-type="percentage">
            <text:p>0.13%</text:p>
          </table:table-cell>
          <table:table-cell table:style-name="ce41" table:formula="of:=[$'loan-parameters'.$B$31]*(1+[.E7])^([.B4]*12)-[.C7]/[.E7]*((1+[.E7])^([.B4]*12)-1)" office:value-type="currency" office:currency="GBP" office:value="79761.9184445184" calcext:value-type="currency">
            <text:p>£79,761.92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7]/[$'loan-parameters'.$B$26];2)&amp;&quot; &quot;&amp;[$'loan-parameters'.$B$25]" office:value-type="string" office:string-value="49860.26 AUD" calcext:value-type="string">
            <text:p>49860.26 AUD</text:p>
          </table:table-cell>
          <table:table-cell table:style-name="ce42"/>
          <table:table-cell table:style-name="ce42" table:formula="of:=ROUND([.F7]/[$'loan-parameters'.$B$26];2)&amp;&quot; &quot;&amp;[$'loan-parameters'.$B$25]" office:value-type="string" office:string-value="145702.5 AUD" calcext:value-type="string">
            <text:p>145702.5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43"/>
          <table:table-cell table:style-name="ce50"/>
          <table:table-cell table:style-name="ce4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2: Assumptions</text:p>
          </table:table-cell>
          <table:table-cell office:value-type="string" calcext:value-type="string">
            <text:p>Years remaining on loan</text:p>
          </table:table-cell>
          <table:table-cell table:style-name="ce71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$B$5]" office:value-type="currency" office:currency="GBP" office:value="50000" calcext:value-type="currency">
            <text:p>£50,000.00</text:p>
          </table:table-cell>
          <table:table-cell table:style-name="ce42" table:formula="of:=ROUND([.C12]/[$'loan-parameters'.$B$26];2)&amp;&quot; &quot;&amp;[$'loan-parameters'.$B$25]" office:value-type="string" office:string-value="91335.88 AUD" calcext:value-type="string">
            <text:p>91335.88 AUD</text:p>
          </table:table-cell>
          <table:table-cell table:number-columns-repeated="1020"/>
        </table:table-row>
        <table:table-row table:style-name="ro1">
          <table:table-cell/>
          <table:table-cell table:style-name="ce41"/>
          <table:table-cell table:style-name="ce51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12]-[$'loan-parameters'.$B$32]" office:value-type="currency" office:currency="GBP" office:value="50000" calcext:value-type="currency">
            <text:p>£50,000.00</text:p>
          </table:table-cell>
          <table:table-cell table:formula="of:=[.B15]/([.B12]*12)" office:value-type="currency" office:currency="GBP" office:value="139.664804469274" calcext:value-type="currency">
            <text:p>£139.66</text:p>
          </table:table-cell>
          <table:table-cell table:style-name="ce41" table:formula="of:=[.C15]/([$'loan-parameters'.$B$19]/12)+[$'loan-parameters'.$B$17]" office:value-type="currency" office:currency="GBP" office:value="45916.9739292365" calcext:value-type="currency">
            <text:p>£45,916.97</text:p>
          </table:table-cell>
          <table:table-cell table:style-name="ce46" table:formula="of:=IF([.D15]&gt;=[$'loan-parameters'.$B$18];[$'loan-parameters'.$B$11]+[$'loan-parameters'.$B$12];IF([.D15]&lt;=[$'loan-parameters'.$B$17];[$'loan-parameters'.$B$11];[$'loan-parameters'.$B$11]+[$'loan-parameters'.$B$12]*([.D15]-[$'loan-parameters'.$B$17])/([$'loan-parameters'.$B$18]-[$'loan-parameters'.$B$17])))/12" office:value-type="percentage" office:value="0.00338212433355124" calcext:value-type="percentage">
            <text:p>0.34%</text:p>
          </table:table-cell>
          <table:table-cell table:style-name="ce53" table:formula="of:=[$'loan-parameters'.$B$31]*(1+[.E15])^([.B12]*12)-[.C15]/[.E15]*((1+[.E15])^([.B12]*12)-1)" office:value-type="currency" office:currency="AUD" office:value="73800.172126798" calcext:value-type="currency">
            <text:p>$73,800.17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5]/[$'loan-parameters'.$B$26];2)&amp;&quot; &quot;&amp;[$'loan-parameters'.$B$25]" office:value-type="string" office:string-value="91335.88 AUD" calcext:value-type="string">
            <text:p>91335.88 AUD</text:p>
          </table:table-cell>
          <table:table-cell table:style-name="ce42" table:formula="of:=ROUND([.C15]/[$'loan-parameters'.$B$26];2)&amp;&quot; &quot;&amp;[$'loan-parameters'.$B$25]" office:value-type="string" office:string-value="255.13 AUD" calcext:value-type="string">
            <text:p>255.13 AUD</text:p>
          </table:table-cell>
          <table:table-cell table:style-name="ce42" table:formula="of:=ROUND([.D15]/[$'loan-parameters'.$B$26];2)&amp;&quot; &quot;&amp;[$'loan-parameters'.$B$25]" office:value-type="string" office:string-value="83877.34 AUD" calcext:value-type="string">
            <text:p>83877.34 AUD</text:p>
          </table:table-cell>
          <table:table-cell/>
          <table:table-cell table:style-name="ce42" table:formula="of:=ROUND([.F15]/[$'loan-parameters'.$B$26];2)&amp;&quot; &quot;&amp;[$'loan-parameters'.$B$25]" office:value-type="string" office:string-value="134812.07 AUD" calcext:value-type="string">
            <text:p>134812.07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3: Assumptions</text:p>
          </table:table-cell>
          <table:table-cell office:value-type="string" calcext:value-type="string">
            <text:p>Years remaining on loan</text:p>
          </table:table-cell>
          <table:table-cell table:style-name="ce71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1]+[$'loan-parameters'.B32]" office:value-type="currency" office:currency="GBP" office:value="51000" calcext:value-type="currency">
            <text:p>£51,000.00</text:p>
          </table:table-cell>
          <table:table-cell table:style-name="ce42" table:formula="of:=ROUND([.C20]/[$'loan-parameters'.$B$26];2)&amp;&quot; &quot;&amp;[$'loan-parameters'.$B$25]" office:value-type="string" office:string-value="93162.6 AUD" calcext:value-type="string">
            <text:p>93162.6 AUD</text:p>
          </table:table-cell>
          <table:table-cell table:number-columns-repeated="1020"/>
        </table:table-row>
        <table:table-row table:style-name="ro1">
          <table:table-cell/>
          <table:table-cell table:style-name="ce6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20]-[$'loan-parameters'.$B$32]" office:value-type="currency" office:currency="GBP" office:value="51000" calcext:value-type="currency">
            <text:p>£51,000.00</text:p>
          </table:table-cell>
          <table:table-cell table:formula="of:=[.B23]/([.B20]*12)" office:value-type="currency" office:currency="GBP" office:value="142.458100558659" calcext:value-type="currency">
            <text:p>£142.46</text:p>
          </table:table-cell>
          <table:table-cell table:style-name="ce41" table:formula="of:=[.C23]/([$'loan-parameters'.$B$19]/12)+[$'loan-parameters'.$B$17]" office:value-type="currency" office:currency="GBP" office:value="46289.4134078212" calcext:value-type="currency">
            <text:p>£46,289.41</text:p>
          </table:table-cell>
          <table:table-cell table:style-name="ce46" table:formula="of:=IF([.D23]&gt;=[$'loan-parameters'.$B$18];[$'loan-parameters'.$B$11]+[$'loan-parameters'.$B$12];IF([.D23]&lt;=[$'loan-parameters'.$B$17];[$'loan-parameters'.$B$11];[$'loan-parameters'.$B$11]+[$'loan-parameters'.$B$12]*([.D23]-[$'loan-parameters'.$B$17])/([$'loan-parameters'.$B$18]-[$'loan-parameters'.$B$17])))/12" office:value-type="percentage" office:value="0.00342476682022226" calcext:value-type="percentage">
            <text:p>0.34%</text:p>
          </table:table-cell>
          <table:table-cell table:style-name="ce53" table:formula="of:=[$'loan-parameters'.$B$31]*(1+[.E23])^([.B20]*12)-[.C23]/[.E23]*((1+[.E23])^([.B20]*12)-1)" office:value-type="currency" office:currency="AUD" office:value="73574.8280494053" calcext:value-type="currency">
            <text:p>$73,574.83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3]/[$'loan-parameters'.$B$26];2)&amp;&quot; &quot;&amp;[$'loan-parameters'.$B$25]" office:value-type="string" office:string-value="93162.6 AUD" calcext:value-type="string">
            <text:p>93162.6 AUD</text:p>
          </table:table-cell>
          <table:table-cell table:style-name="ce42" table:formula="of:=ROUND([.C23]/[$'loan-parameters'.$B$26];2)&amp;&quot; &quot;&amp;[$'loan-parameters'.$B$25]" office:value-type="string" office:string-value="260.23 AUD" calcext:value-type="string">
            <text:p>260.23 AUD</text:p>
          </table:table-cell>
          <table:table-cell table:style-name="ce42" table:formula="of:=ROUND([.D23]/[$'loan-parameters'.$B$26];2)&amp;&quot; &quot;&amp;[$'loan-parameters'.$B$25]" office:value-type="string" office:string-value="84557.68 AUD" calcext:value-type="string">
            <text:p>84557.68 AUD</text:p>
          </table:table-cell>
          <table:table-cell/>
          <table:table-cell table:style-name="ce42" table:formula="of:=ROUND([.F23]/[$'loan-parameters'.$B$26];2)&amp;&quot; &quot;&amp;[$'loan-parameters'.$B$25]" office:value-type="string" office:string-value="134400.43 AUD" calcext:value-type="string">
            <text:p>134400.43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4: Assumptions</text:p>
          </table:table-cell>
          <table:table-cell office:value-type="string" calcext:value-type="string">
            <text:p>Years remaining on loan</text:p>
          </table:table-cell>
          <table:table-cell table:style-name="ce71" office:value-type="string" calcext:value-type="string" table:number-columns-spanned="2" table:number-rows-spanned="1">
            <text:p>Final Loan Valu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office:value-type="currency" office:currency="GBP" office:value="0" calcext:value-type="currency">
            <text:p>£0.00</text:p>
          </table:table-cell>
          <table:table-cell table:style-name="ce42" table:formula="of:=ROUND([.C28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/>
          <table:table-cell table:style-name="ce6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Interest Rate Estimation</text:p>
          </table:table-cell>
          <table:table-cell office:value-type="string" calcext:value-type="string">
            <text:p>RPI + maximum interest</text:p>
          </table:table-cell>
          <table:table-cell table:style-name="ce38" office:value-type="string" calcext:value-type="string">
            <text:p>RPI only</text:p>
          </table:table-cell>
          <table:table-cell table:style-name="ce38" office:value-type="string" calcext:value-type="string">
            <text:p>RPI + partial interest 1</text:p>
          </table:table-cell>
          <table:table-cell table:style-name="ce38" office:value-type="string" calcext:value-type="string">
            <text:p>RPI + partial interest 2</text:p>
          </table:table-cell>
          <table:table-cell table:style-name="ce38" office:value-type="string" calcext:value-type="string">
            <text:p>RPI + partial interest 3</text:p>
          </table:table-cell>
          <table:table-cell table:style-name="ce2" office:value-type="string" calcext:value-type="string">
            <text:p>RPI + partial interest 4</text:p>
          </table:table-cell>
          <table:table-cell table:style-name="ce2" office:value-type="string" calcext:value-type="string">
            <text:p>RPI + partial interest 5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Assumed Monthly Interest Rate (%)</text:p>
          </table:table-cell>
          <table:table-cell table:style-name="ce45" table:formula="of:=([$'loan-parameters'.$B$11]+[$'loan-parameters'.$B$12])/12" office:value-type="percentage" office:value="0.00375" calcext:value-type="percentage">
            <text:p>0.38%</text:p>
          </table:table-cell>
          <table:table-cell table:style-name="ce45" table:formula="of:=([$'loan-parameters'.$B$11])/12" office:value-type="percentage" office:value="0.00125" calcext:value-type="percentage">
            <text:p>0.13%</text:p>
          </table:table-cell>
          <table:table-cell table:style-name="ce45" table:formula="of:=([$'loan-parameters'.$B$11]+[$'loan-parameters'.$B$12]*(([.$B$33]+[.$C$33])/2-[$'loan-parameters'.$B$17])/([$'loan-parameters'.$B$18]-[$'loan-parameters'.$B$17]))/12" office:value-type="percentage" office:value="0.00457709913719702" calcext:value-type="percentage">
            <text:p>0.46%</text:p>
          </table:table-cell>
          <table:table-cell table:style-name="ce46" table:formula="of:=([$'loan-parameters'.$B$11]+[$'loan-parameters'.$B$12]*([.D33]-[$'loan-parameters'.$B$17])/([$'loan-parameters'.$B$18]-[$'loan-parameters'.$B$17]))/12" office:value-type="percentage" office:value="0.00567668778129542" calcext:value-type="percentage">
            <text:p>0.57%</text:p>
          </table:table-cell>
          <table:table-cell table:style-name="ce46" table:formula="of:=([$'loan-parameters'.$B$11]+[$'loan-parameters'.$B$12]*([.E33]-[$'loan-parameters'.$B$17])/([$'loan-parameters'.$B$18]-[$'loan-parameters'.$B$17]))/12" office:value-type="percentage" office:value="0.00634059377839866" calcext:value-type="percentage">
            <text:p>0.63%</text:p>
          </table:table-cell>
          <table:table-cell table:style-name="ce15" table:formula="of:=([$'loan-parameters'.$B$11]+[$'loan-parameters'.$B$12]*([.F33]-[$'loan-parameters'.$B$17])/([$'loan-parameters'.$B$18]-[$'loan-parameters'.$B$17]))/12" office:value-type="percentage" office:value="0.00675995173944572" calcext:value-type="percentage">
            <text:p>0.68%</text:p>
          </table:table-cell>
          <table:table-cell table:style-name="ce15" table:formula="of:=([$'loan-parameters'.$B$11]+[$'loan-parameters'.$B$12]*([.G33]-[$'loan-parameters'.$B$17])/([$'loan-parameters'.$B$18]-[$'loan-parameters'.$B$17]))/12" office:value-type="percentage" office:value="0.00703132796274553" calcext:value-type="percentage">
            <text:p>0.70%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onthly Repayments (GBP)</text:p>
          </table:table-cell>
          <table:table-cell table:style-name="ce41" table:formula="of:=[$'loan-parameters'.$B$31]*[.B$31]*(1+[.B$31])^([.$B$28]*12)/((1+[.B$31])^([.$B$28]*12)-1)" office:value-type="currency" office:currency="GBP" office:value="259.093162732995" calcext:value-type="currency">
            <text:p>£259.09</text:p>
          </table:table-cell>
          <table:table-cell table:formula="of:=[$'loan-parameters'.$B$31]*[.C$31]*(1+[.C$31])^([.$B$28]*12)/((1+[.C$31])^([.$B$28]*12)-1)" office:value-type="currency" office:currency="GBP" office:value="176.790095231187" calcext:value-type="currency">
            <text:p>£176.79</text:p>
          </table:table-cell>
          <table:table-cell table:style-name="ce41" table:formula="of:=[$'loan-parameters'.$B$31]*[.D$31]*(1+[.D$31])^([.$B$28]*12)/((1+[.D$31])^([.$B$28]*12)-1)" office:value-type="currency" office:currency="GBP" office:value="289.970183113757" calcext:value-type="currency">
            <text:p>£289.97</text:p>
          </table:table-cell>
          <table:table-cell table:style-name="ce41" table:formula="of:=[$'loan-parameters'.$B$31]*[.E$31]*(1+[.E$31])^([.$B$28]*12)/((1+[.E$31])^([.$B$28]*12)-1)" office:value-type="currency" office:currency="GBP" office:value="333.459345454004" calcext:value-type="currency">
            <text:p>£333.46</text:p>
          </table:table-cell>
          <table:table-cell table:style-name="ce41" table:formula="of:=[$'loan-parameters'.$B$31]*[.F$31]*(1+[.F$31])^([.$B$28]*12)/((1+[.F$31])^([.$B$28]*12)-1)" office:value-type="currency" office:currency="GBP" office:value="360.929388692392" calcext:value-type="currency">
            <text:p>£360.93</text:p>
          </table:table-cell>
          <table:table-cell table:style-name="ce47" table:formula="of:=[$'loan-parameters'.$B$31]*[.G$31]*(1+[.G$31])^([.$B$28]*12)/((1+[.G$31])^([.$B$28]*12)-1)" office:value-type="currency" office:currency="GBP" office:value="378.705888199646" calcext:value-type="currency">
            <text:p>£378.71</text:p>
          </table:table-cell>
          <table:table-cell table:style-name="ce47" table:formula="of:=[$'loan-parameters'.$B$31]*[.H$31]*(1+[.H$31])^([.$B$28]*12)/((1+[.H$31])^([.$B$28]*12)-1)" office:value-type="currency" office:currency="GBP" office:value="390.373251212675" calcext:value-type="currency">
            <text:p>£390.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Associated Income (GBP)</text:p>
          </table:table-cell>
          <table:table-cell table:style-name="ce41" table:formula="of:=[.B32]/([$'loan-parameters'.$B$19]/12)+[$'loan-parameters'.$B$17]" office:value-type="currency" office:currency="GBP" office:value="61840.755031066" calcext:value-type="currency">
            <text:p>£61,840.76</text:p>
          </table:table-cell>
          <table:table-cell table:formula="of:=[.C32]/([$'loan-parameters'.$B$19]/12)+[$'loan-parameters'.$B$17]" office:value-type="currency" office:currency="GBP" office:value="50867.0126974916" calcext:value-type="currency">
            <text:p>£50,867.01</text:p>
          </table:table-cell>
          <table:table-cell table:style-name="ce41" table:formula="of:=[.D32]/([$'loan-parameters'.$B$19]/12)+[$'loan-parameters'.$B$17]" office:value-type="currency" office:currency="GBP" office:value="65957.6910818342" calcext:value-type="currency">
            <text:p>£65,957.69</text:p>
          </table:table-cell>
          <table:table-cell table:style-name="ce41" table:formula="of:=[.E32]/([$'loan-parameters'.$B$19]/12)+[$'loan-parameters'.$B$17]" office:value-type="currency" office:currency="GBP" office:value="71756.2460605339" calcext:value-type="currency">
            <text:p>£71,756.25</text:p>
          </table:table-cell>
          <table:table-cell table:style-name="ce41" table:formula="of:=[.F32]/([$'loan-parameters'.$B$19]/12)+[$'loan-parameters'.$B$17]" office:value-type="currency" office:currency="GBP" office:value="75418.9184923189" calcext:value-type="currency">
            <text:p>£75,418.92</text:p>
          </table:table-cell>
          <table:table-cell table:style-name="ce41" table:formula="of:=[.G32]/([$'loan-parameters'.$B$19]/12)+[$'loan-parameters'.$B$17]" office:value-type="currency" office:currency="GBP" office:value="77789.1184266195" calcext:value-type="currency">
            <text:p>£77,789.12</text:p>
          </table:table-cell>
          <table:table-cell table:style-name="ce41" table:formula="of:=[.H32]/([$'loan-parameters'.$B$19]/12)+[$'loan-parameters'.$B$17]" office:value-type="currency" office:currency="GBP" office:value="79344.7668283566" calcext:value-type="currency">
            <text:p>£79,344.77</text:p>
          </table:table-cell>
          <table:table-cell table:number-columns-repeated="1016"/>
        </table:table-row>
        <table:table-row table:style-name="ro1">
          <table:table-cell/>
          <table:table-cell table:style-name="ce46"/>
          <table:table-cell table:style-name="ce66"/>
          <table:table-cell table:style-name="ce53"/>
          <table:table-cell table:number-columns-repeated="1020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IF([.$B$33]&gt;=[$'loan-parameters'.$B$18];[.$B$32];IF([.$C$33]&lt;=[$'loan-parameters'.$B$17];[.$C$32];[.$H$32]))" office:value-type="currency" office:currency="GBP" office:value="259.093162732995" calcext:value-type="currency">
            <text:p>£259.09</text:p>
          </table:table-cell>
          <table:table-cell table:formula="of:=IF([.$B$33]&gt;=[$'loan-parameters'.$B$18];[.$B$33];IF([.$C$33]&lt;=[$'loan-parameters'.$B$17];[.$C$33];[.$H$33]))" office:value-type="currency" office:currency="GBP" office:value="61840.755031066" calcext:value-type="currency">
            <text:p>£61,840.76</text:p>
          </table:table-cell>
          <table:table-cell table:style-name="ce41" table:formula="of:=[.B36]*[.B28]*12" office:value-type="currency" office:currency="GBP" office:value="92755.3522584121" calcext:value-type="currency">
            <text:p>£92,755.35</text:p>
          </table:table-cell>
          <table:table-cell table:style-name="ce41" table:formula="of:=[.D36]+[$'loan-parameters'.$B$32]" office:value-type="currency" office:currency="GBP" office:value="92755.3522584121" calcext:value-type="currency">
            <text:p>£92,755.35</text:p>
          </table:table-cell>
          <table:table-cell table:number-columns-repeated="1019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36]/[$'loan-parameters'.$B$26];2)&amp;&quot; &quot;&amp;[$'loan-parameters'.$B$25]" office:value-type="string" office:string-value="473.29 AUD" calcext:value-type="string">
            <text:p>473.29 AUD</text:p>
          </table:table-cell>
          <table:table-cell table:style-name="ce42" table:formula="of:=ROUND([.C36]/[$'loan-parameters'.$B$26];2)&amp;&quot; &quot;&amp;[$'loan-parameters'.$B$25]" office:value-type="string" office:string-value="112965.59 AUD" calcext:value-type="string">
            <text:p>112965.59 AUD</text:p>
          </table:table-cell>
          <table:table-cell table:style-name="ce42" table:formula="of:=ROUND([.D36]/[$'loan-parameters'.$B$26];2)&amp;&quot; &quot;&amp;[$'loan-parameters'.$B$25]" office:value-type="string" office:string-value="169437.83 AUD" calcext:value-type="string">
            <text:p>169437.83 AUD</text:p>
          </table:table-cell>
          <table:table-cell table:style-name="ce42" table:formula="of:=ROUND([.E36]/[$'loan-parameters'.$B$26];2)&amp;&quot; &quot;&amp;[$'loan-parameters'.$B$25]" office:value-type="string" office:string-value="169437.83 AUD" calcext:value-type="string">
            <text:p>169437.83 AU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75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# The below table shows a summary of the information calculated above</text:p>
          </table:table-cell>
          <table:covered-table-cell table:style-name="Default"/>
          <table:covered-table-cell table:style-name="ce75"/>
          <table:covered-table-cell table:number-columns-repeated="3" table:style-name="Default"/>
          <table:covered-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Summary</text:p>
          </table:table-cell>
          <table:table-cell table:style-name="ce2" office:value-type="string" calcext:value-type="string">
            <text:p>Maximum Associated Income</text:p>
          </table:table-cell>
          <table:table-cell table:style-name="ce2" office:value-type="string" calcext:value-type="string">
            <text:p>Monthly Repayments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6" table:formula="of:=[.D8]" office:value-type="string" office:string-value="49860.26 AUD" calcext:value-type="string">
            <text:p>49860.26 AUD</text:p>
          </table:table-cell>
          <table:table-cell table:style-name="ce36" table:formula="of:=[.C8]" office:value-type="string" office:string-value="0 AUD" calcext:value-type="string">
            <text:p>0 AUD</text:p>
          </table:table-cell>
          <table:table-cell table:style-name="ce55" table:formula="of:=[.D4]" office:value-type="string" office:string-value="0 AUD" calcext:value-type="string">
            <text:p>0 AUD</text:p>
          </table:table-cell>
          <table:table-cell table:style-name="ce56" table:formula="of:=[.B8]" office:value-type="string" office:string-value="0 AUD" calcext:value-type="string">
            <text:p>0 AUD</text:p>
          </table:table-cell>
          <table:table-cell table:style-name="ce36" table:formula="of:=[.F8]" office:value-type="string" office:string-value="145702.5 AUD" calcext:value-type="string">
            <text:p>145702.5 AUD</text:p>
          </table:table-cell>
          <table:table-cell table:number-columns-repeated="1018"/>
        </table:table-row>
        <table:table-row table:style-name="ro1">
          <table:table-cell table:style-name="ce36" table:number-columns-repeated="3"/>
          <table:table-cell table:style-name="ce55"/>
          <table:table-cell table:style-name="ce56"/>
          <table:table-cell table:style-name="ce36"/>
          <table:table-cell table:number-columns-repeated="1018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47" table:formula="of:=[.D16]" office:value-type="string" office:string-value="83877.34 AUD" calcext:value-type="string">
            <text:p>83877.34 AUD</text:p>
          </table:table-cell>
          <table:table-cell table:style-name="Default" table:formula="of:=[.C16]" office:value-type="string" office:string-value="255.13 AUD" calcext:value-type="string">
            <text:p>255.13 AUD</text:p>
          </table:table-cell>
          <table:table-cell table:style-name="Default" table:formula="of:=[.B16]" office:value-type="string" office:string-value="91335.88 AUD" calcext:value-type="string">
            <text:p>91335.88 AUD</text:p>
          </table:table-cell>
          <table:table-cell table:style-name="Default" table:formula="of:=[.D12]" office:value-type="string" office:string-value="91335.88 AUD" calcext:value-type="string">
            <text:p>91335.88 AUD</text:p>
          </table:table-cell>
          <table:table-cell table:style-name="Default" table:formula="of:=[.F16]" office:value-type="string" office:string-value="134812.07 AUD" calcext:value-type="string">
            <text:p>134812.07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Default" table:formula="of:=[.D24]" office:value-type="string" office:string-value="84557.68 AUD" calcext:value-type="string">
            <text:p>84557.68 AUD</text:p>
          </table:table-cell>
          <table:table-cell table:style-name="Default" table:formula="of:=[.C24]" office:value-type="string" office:string-value="260.23 AUD" calcext:value-type="string">
            <text:p>260.23 AUD</text:p>
          </table:table-cell>
          <table:table-cell table:style-name="Default" table:formula="of:=[.B24]" office:value-type="string" office:string-value="93162.6 AUD" calcext:value-type="string">
            <text:p>93162.6 AUD</text:p>
          </table:table-cell>
          <table:table-cell table:style-name="Default" table:formula="of:=[.D20]" office:value-type="string" office:string-value="93162.6 AUD" calcext:value-type="string">
            <text:p>93162.6 AUD</text:p>
          </table:table-cell>
          <table:table-cell table:style-name="Default" table:formula="of:=[.F24]" office:value-type="string" office:string-value="134400.43 AUD" calcext:value-type="string">
            <text:p>134400.43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Default" table:formula="of:=[.C37]" office:value-type="string" office:string-value="112965.59 AUD" calcext:value-type="string">
            <text:p>112965.59 AUD</text:p>
          </table:table-cell>
          <table:table-cell table:style-name="Default" table:formula="of:=[.B37]" office:value-type="string" office:string-value="473.29 AUD" calcext:value-type="string">
            <text:p>473.29 AUD</text:p>
          </table:table-cell>
          <table:table-cell table:style-name="Default" table:formula="of:=[.D37]" office:value-type="string" office:string-value="169437.83 AUD" calcext:value-type="string">
            <text:p>169437.83 AUD</text:p>
          </table:table-cell>
          <table:table-cell table:style-name="Default" table:formula="of:=[.E37]" office:value-type="string" office:string-value="169437.83 AUD" calcext:value-type="string">
            <text:p>169437.83 AUD</text:p>
          </table:table-cell>
          <table:table-cell table:style-name="Default" table:formula="of:=[.D28]" office:value-type="string" office:string-value="0 AUD" calcext:value-type="string">
            <text:p>0 AUD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48"/>
          <table:table-cell table:style-name="Default" table:number-columns-repeated="4"/>
          <table:table-cell table:number-columns-repeated="1018"/>
        </table:table-row>
      </table:table>
      <table:table table:name="current-situation" table:style-name="ta1">
        <table:shapes>
          <draw:frame draw:z-index="0" draw:style-name="gr1" draw:text-style-name="P1" svg:width="20.965cm" svg:height="11.792cm" svg:x="0.001cm" svg:y="14cm">
            <draw:object draw:notify-on-update-of-ranges="'data-tables'.F2:'data-tables'.F204 'data-tables'.H1:'data-tables'.H1 'data-tables'.H2:'data-tables'.H204 'data-tables'.F2:'data-tables'.F204 'data-tables'.I1:'data-tables'.I1 'data-tables'.I2:'data-tables'.I204 'data-tables'.F2:'data-tables'.F204 'data-tables'.J1:'data-tables'.J1 'data-tables'.J2:'data-tables'.J204 'data-tables'.F2:'data-tables'.F204 'data-tables'.K1:'data-tables'.K1 'data-tables'.K2:'data-tables'.K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Scenario code refers to the repayment scenario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A: Do not make extra repayments, you will not be required to pay off your loan more than its current value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B: If making extra repayments, ensure they are greater than or equal to the calculated value or else risk paying more than you would on minimum repayment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C: Any extra repayments made will reduce the total repaid value of the student loan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36" table:number-columns-repeated="2"/>
          <table:table-cell table:style-name="ce4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urrent Income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34" office:value-type="string" calcext:value-type="string">
            <text:p>Monthly Interest Rate</text:p>
          </table:table-cell>
          <table:table-cell table:style-name="ce34" office:value-type="string" calcext:value-type="string">
            <text:p>Maximum years remaining</text:p>
          </table:table-cell>
          <table:table-cell table:style-name="ce34" office:value-type="string" calcext:value-type="string">
            <text:p>Peak monthly repayments</text:p>
          </table:table-cell>
          <table:table-cell table:style-name="ce34" office:value-type="string" calcext:value-type="string">
            <text:p>Scenario Code</text:p>
          </table:table-cell>
          <table:table-cell table:number-columns-repeated="1018"/>
        </table:table-row>
        <table:table-row table:style-name="ro1">
          <table:table-cell table:style-name="ce47" table:formula="of:=[$'loan-parameters'.B33]*[$'loan-parameters'.B26]" office:value-type="currency" office:currency="GBP" office:value="43794.4" calcext:value-type="currency">
            <text:p>£43,794.40</text:p>
          </table:table-cell>
          <table:table-cell table:style-name="ce47" table:formula="of:=IF([.A7]&gt;=[$'loan-parameters'.$B$17];([.A7]-[$'loan-parameters'.$B$17])*([$'loan-parameters'.$B$19]/12);0)" office:value-type="currency" office:currency="GBP" office:value="123.7455" calcext:value-type="currency">
            <text:p>£123.75</text:p>
          </table:table-cell>
          <table:table-cell table:style-name="ce15" table:formula="of:=IF([.A7]&gt;=[$'loan-parameters'.$B$18];[$'loan-parameters'.$B$11]+[$'loan-parameters'.$B$12];IF([.A7]&lt;=[$'loan-parameters'.$B$17];[$'loan-parameters'.$B$11];[$'loan-parameters'.$B$11]+[$'loan-parameters'.$B$12]*([.A7]-[$'loan-parameters'.$B$17])/([$'loan-parameters'.$B$18]-[$'loan-parameters'.$B$17])))/12" office:value-type="percentage" office:value="0.00313910006869704" calcext:value-type="percentage">
            <text:p>0.31%</text:p>
          </table:table-cell>
          <table:table-cell table:style-name="ce31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style-name="ce47" table:formula="of:=[$'loan-parameters'.$B$31]*[.C7]*(1+[.C7])^([.D7]*12)/((1+[.C7])^([.D7]*12)-1)" office:value-type="currency" office:currency="GBP" office:value="237.392961653727" calcext:value-type="currency">
            <text:p>£237.39</text:p>
          </table:table-cell>
          <table:table-cell table:style-name="ce58" table:formula="of:=IF([.B7]&lt;=[$'loan-parameters'.$B$31]/([.D7]*12);&quot;A&quot;;IF([.B7]&gt;=[.E7];&quot;C&quot;;&quot;B&quot;))" office:value-type="string" office:string-value="A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42" table:formula="of:=ROUND([.A7]/[$'loan-parameters'.$B$26];2)&amp;&quot; &quot;&amp;[$'loan-parameters'.$B$25]" office:value-type="string" office:string-value="80000 AUD" calcext:value-type="string">
            <text:p>80000 AUD</text:p>
          </table:table-cell>
          <table:table-cell table:style-name="ce42" table:formula="of:=ROUND([.B7]/[$'loan-parameters'.$B$26];2)&amp;&quot; &quot;&amp;[$'loan-parameters'.$B$25]" office:value-type="string" office:string-value="226.05 AUD" calcext:value-type="string">
            <text:p>226.05 AUD</text:p>
          </table:table-cell>
          <table:table-cell table:number-columns-repeated="2"/>
          <table:table-cell table:style-name="ce42" table:formula="of:=ROUND([.E7]/[$'loan-parameters'.$B$26];2)&amp;&quot; &quot;&amp;[$'loan-parameters'.$B$25]" office:value-type="string" office:string-value="433.65 AUD" calcext:value-type="string">
            <text:p>433.65 AU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1024" table:number-rows-spanned="1">
            <text:p># The below calculations are only valid if the scenario code above shows ‘B’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B: Assumptions</text:p>
          </table:table-cell>
          <table:table-cell table:style-name="ce34" office:value-type="string" calcext:value-type="string">
            <text:p>Years remaining on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e minimum extra repayments</text:p>
          </table:table-cell>
          <table:table-cell table:style-name="ce39" table:formula="of:=IF([.$F$7]=&quot;B&quot;;[.D7];0)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71" office:value-type="string" calcext:value-type="string">
            <text:p>Total value repaid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34" office:value-type="string" calcext:value-type="string">
            <text:p>Final Loan Value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(GBP)</text:p>
          </table:table-cell>
          <table:table-cell table:style-name="ce47" table:formula="of:=IF([.$F$7]=&quot;B&quot;;[.$B$7]*[.$B$13]*12+[$'loan-parameters'.$B$32];0)" office:value-type="currency" office:currency="GBP" office:value="0" calcext:value-type="currency">
            <text:p>£0.00</text:p>
          </table:table-cell>
          <table:table-cell table:style-name="ce47" table:formula="of:=IF([.$F$7]=&quot;B&quot;;[.B16]-[$'loan-parameters'.$B$32];0)" office:value-type="currency" office:currency="GBP" office:value="0" calcext:value-type="currency">
            <text:p>£0.00</text:p>
          </table:table-cell>
          <table:table-cell table:style-name="ce41" table:formula="of:=IF([.$F$7]=&quot;B&quot;;[$'loan-parameters'.$B$31]*(1+[.C7])^([.B13]*12)-[.B7]/[.C7]*((1+[.C7])^([.B13]*12)-1)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16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a Repayment Calculations</text:p>
          </table:table-cell>
          <table:table-cell table:style-name="ce2" office:value-type="string" calcext:value-type="string">
            <text:p>Repay within (years)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2" office:value-type="string" calcext:value-type="string">
            <text:p>Extra monthly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GBP)</text:p>
          </table:table-cell>
          <table:table-cell table:style-name="ce31" table:formula="of:=IF([.$F$7]=&quot;B&quot;;COUNTIF([$'data-tables'.$D$2:.$D$361];&quot;&lt;=&quot;&amp;[.$B$16])/12;0)" office:value-type="float" office:value="0" calcext:value-type="float">
            <text:p>0.00</text:p>
          </table:table-cell>
          <table:table-cell table:style-name="ce47" table:formula="of:=IF([.$F$7]=&quot;B&quot;;[.B16]/([.B20]*12);0)" office:value-type="currency" office:currency="GBP" office:value="0" calcext:value-type="currency">
            <text:p>£0.00</text:p>
          </table:table-cell>
          <table:table-cell table:style-name="ce47" table:formula="of:=IF([.$F$7]=&quot;B&quot;;[.C20]-[.B7]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7"/>
          <table:table-cell table:style-name="ce42" table:formula="of:=ROUND([.C20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20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nter your planned monthly repayments in GBP in the highlighted box to compare outcomes with minimum required repayments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yment Predictions</text:p>
          </table:table-cell>
          <table:table-cell table:style-name="ce2" office:value-type="string" calcext:value-type="string">
            <text:p>Monthly Repayments</text:p>
          </table:table-cell>
          <table:table-cell table:style-name="ce34" office:value-type="string" calcext:value-type="string">
            <text:p>Years remaining on loan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71" office:value-type="string" calcext:value-type="string">
            <text:p>Total value repaid</text:p>
          </table:table-cell>
          <table:table-cell table:style-name="ce34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 minimum repayments (GBP)</text:p>
          </table:table-cell>
          <table:table-cell table:style-name="ce47" table:formula="of:=[.B7]" office:value-type="currency" office:currency="GBP" office:value="123.7455" calcext:value-type="currency">
            <text:p>£123.75</text:p>
          </table:table-cell>
          <table:table-cell table:style-name="ce31" table:formula="of:=IF([.B26]&lt;=[.E7];[.D7];COUNTIF([$'data-tables'.$C$2:.$C$361];&quot;&gt;=&quot;&amp;[.B26])/12)" office:value-type="float" office:value="29.8333333333333" calcext:value-type="float">
            <text:p>29.83</text:p>
          </table:table-cell>
          <table:table-cell table:style-name="ce47" table:formula="of:=[.B26]*[.C26]*12" office:value-type="currency" office:currency="GBP" office:value="44300.889" calcext:value-type="currency">
            <text:p>£44,300.89</text:p>
          </table:table-cell>
          <table:table-cell table:style-name="ce47" table:formula="of:=[.D26]+[$'loan-parameters'.$B$32]" office:value-type="currency" office:currency="GBP" office:value="44300.889" calcext:value-type="currency">
            <text:p>£44,300.89</text:p>
          </table:table-cell>
          <table:table-cell table:style-name="ce47" table:formula="of:=IF([.B26]&lt;=[.E$7];[$'loan-parameters'.$B$31]*(1+[.$C$7])^([.C26]*12)-[.B26]/[.$C$7]*((1+[.$C$7])^([.C26]*12)-1);0)" office:value-type="currency" office:currency="GBP" office:value="74981.9684668492" calcext:value-type="currency">
            <text:p>£74,981.97</text:p>
          </table:table-cell>
          <table:table-cell table:style-name="ce48"/>
          <table:table-cell table:number-columns-repeated="1017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6]/[$'loan-parameters'.$B$26];2)&amp;&quot; &quot;&amp;[$'loan-parameters'.$B$25]" office:value-type="string" office:string-value="226.05 AUD" calcext:value-type="string">
            <text:p>226.05 AUD</text:p>
          </table:table-cell>
          <table:table-cell table:style-name="ce42"/>
          <table:table-cell table:style-name="ce42" table:formula="of:=ROUND([.D26]/[$'loan-parameters'.$B$26];2)&amp;&quot; &quot;&amp;[$'loan-parameters'.$B$25]" office:value-type="string" office:string-value="80925.21 AUD" calcext:value-type="string">
            <text:p>80925.21 AUD</text:p>
          </table:table-cell>
          <table:table-cell table:style-name="ce42" table:formula="of:=ROUND([.E26]/[$'loan-parameters'.$B$26];2)&amp;&quot; &quot;&amp;[$'loan-parameters'.$B$25]" office:value-type="string" office:string-value="80925.21 AUD" calcext:value-type="string">
            <text:p>80925.21 AUD</text:p>
          </table:table-cell>
          <table:table-cell table:style-name="ce42" table:formula="of:=ROUND([.F26]/[$'loan-parameters'.$B$26];2)&amp;&quot; &quot;&amp;[$'loan-parameters'.$B$25]" office:value-type="string" office:string-value="136970.88 AUD" calcext:value-type="string">
            <text:p>136970.88 AU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ual repayments (GBP)</text:p>
          </table:table-cell>
          <table:table-cell table:style-name="ce79" office:value-type="currency" office:currency="GBP" office:value="200" calcext:value-type="currency">
            <text:p>£200.00</text:p>
          </table:table-cell>
          <table:table-cell table:style-name="ce31" table:formula="of:=IF([.B29]&lt;=[.E10];[.D10];COUNTIF([$'data-tables'.$C$2:.$C$361];&quot;&gt;=&quot;&amp;[.B29])/12)" office:value-type="float" office:value="29.8333333333333" calcext:value-type="float">
            <text:p>29.83</text:p>
          </table:table-cell>
          <table:table-cell table:style-name="ce47" table:formula="of:=[.B29]*[.C29]*12" office:value-type="currency" office:currency="GBP" office:value="71600" calcext:value-type="currency">
            <text:p>£71,600.00</text:p>
          </table:table-cell>
          <table:table-cell table:style-name="ce47" table:formula="of:=[.D29]+[$'loan-parameters'.$B$32]" office:value-type="currency" office:currency="GBP" office:value="71600" calcext:value-type="currency">
            <text:p>£71,600.00</text:p>
          </table:table-cell>
          <table:table-cell table:style-name="ce47" table:formula="of:=IF([.B29]&lt;=[.E$7];[$'loan-parameters'.$B$31]*(1+[.$C$7])^([.C29]*12)-[.B29]/[.$C$7]*((1+[.$C$7])^([.C29]*12)-1);0)" office:value-type="currency" office:currency="GBP" office:value="24671.0118361005" calcext:value-type="currency">
            <text:p>£24,671.01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9]/[$'loan-parameters'.$B$26];2)&amp;&quot; &quot;&amp;[$'loan-parameters'.$B$25]" office:value-type="string" office:string-value="365.34 AUD" calcext:value-type="string">
            <text:p>365.34 AUD</text:p>
          </table:table-cell>
          <table:table-cell table:style-name="ce42"/>
          <table:table-cell table:style-name="ce42" table:formula="of:=ROUND([.D29]/[$'loan-parameters'.$B$26];2)&amp;&quot; &quot;&amp;[$'loan-parameters'.$B$25]" office:value-type="string" office:string-value="130792.98 AUD" calcext:value-type="string">
            <text:p>130792.98 AUD</text:p>
          </table:table-cell>
          <table:table-cell table:style-name="ce42" table:formula="of:=ROUND([.E29]/[$'loan-parameters'.$B$26];2)&amp;&quot; &quot;&amp;[$'loan-parameters'.$B$25]" office:value-type="string" office:string-value="130792.98 AUD" calcext:value-type="string">
            <text:p>130792.98 AUD</text:p>
          </table:table-cell>
          <table:table-cell table:style-name="ce42" table:formula="of:=ROUND([.F29]/[$'loan-parameters'.$B$26];2)&amp;&quot; &quot;&amp;[$'loan-parameters'.$B$25]" office:value-type="string" office:string-value="45066.97 AUD" calcext:value-type="string">
            <text:p>45066.97 AU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</table:table>
      <table:table table:name="data-tables" table:style-name="ta1">
        <table:table-column table:style-name="co10" table:number-columns-repeated="3" table:default-cell-style-name="Default"/>
        <table:table-column table:style-name="co10" table:default-cell-style-name="ce47"/>
        <table:table-column table:style-name="co11" table:default-cell-style-name="Default"/>
        <table:table-column table:style-name="co12" table:default-cell-style-name="ce47"/>
        <table:table-column table:style-name="co13" table:default-cell-style-name="ce47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Monthly Repayments</text:p>
          </table:table-cell>
          <table:table-cell office:value-type="string" calcext:value-type="string">
            <text:p>Total repaid value</text:p>
          </table:table-cell>
          <table:table-cell/>
          <table:table-cell office:value-type="string" calcext:value-type="string">
            <text:p>Monthly Repayments</text:p>
          </table:table-cell>
          <table:table-cell office:value-type="string" calcext:value-type="string">
            <text:p>Years</text:p>
          </table:table-cell>
          <table:table-cell table:style-name="ce47" office:value-type="string" calcext:value-type="string">
            <text:p>Total Repaid Value</text:p>
          </table:table-cell>
          <table:table-cell table:style-name="ce47" office:value-type="string" calcext:value-type="string">
            <text:p>Current Loan Value</text:p>
          </table:table-cell>
          <table:table-cell office:value-type="string" calcext:value-type="string">
            <text:p>@Minimum Repayments</text:p>
          </table:table-cell>
          <table:table-cell office:value-type="string" calcext:value-type="string">
            <text:p>@Planned Repay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table:formula="of:=[.A2]/12" office:value-type="float" office:value="0.0833333333333333" calcext:value-type="float">
            <text:p>0.08</text:p>
          </table:table-cell>
          <table:table-cell table:style-name="ce47" table:formula="of:=IF([.B2]&lt;=[$'repayment-scenarios'.$B$28];[$'loan-parameters'.$B$31]*[$'current-situation'.$C$7]*(1+[$'current-situation'.$C$7])^[.A2]/((1+[$'current-situation'.$C$7])^[.A2]-1);&quot;&quot;)" office:value-type="currency" office:currency="GBP" office:value="51160.0941035025" calcext:value-type="currency">
            <text:p>£51,160.09</text:p>
          </table:table-cell>
          <table:table-cell table:formula="of:=IF([.C2]&lt;&gt;&quot;&quot;;[.C2]*[.A2]+[$'loan-parameters'.$B$32];&quot;&quot;)" office:value-type="currency" office:currency="GBP" office:value="51160.0941035025" calcext:value-type="currency">
            <text:p>£51,160.09</text:p>
          </table:table-cell>
          <table:table-cell/>
          <table:table-cell table:formula="of:=[$'current-situation'.$B$26]" office:value-type="currency" office:currency="GBP" office:value="123.7455" calcext:value-type="currency">
            <text:p>£123.75</text:p>
          </table:table-cell>
          <table:table-cell table:style-name="ce31" table:formula="of:=[$'current-situation'.$C$26]" office:value-type="float" office:value="29.8333333333333" calcext:value-type="float">
            <text:p>29.83</text:p>
          </table:table-cell>
          <table:table-cell table:style-name="ce47" table:number-columns-repeated="2"/>
          <table:table-cell table:style-name="ce47" table:formula="of:=[$'current-situation'.$E$26]" office:value-type="currency" office:currency="GBP" office:value="44300.889" calcext:value-type="currency">
            <text:p>£44,300.89</text:p>
          </table:table-cell>
          <table:table-cell table:style-name="ce4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A3]/12" office:value-type="float" office:value="0.166666666666667" calcext:value-type="float">
            <text:p>0.17</text:p>
          </table:table-cell>
          <table:table-cell table:style-name="ce47" table:formula="of:=IF([.B3]&lt;=[$'repayment-scenarios'.$B$28];[$'loan-parameters'.$B$31]*[$'current-situation'.$C$7]*(1+[$'current-situation'.$C$7])^[.A3]/((1+[$'current-situation'.$C$7])^[.A3]-1);&quot;&quot;)" office:value-type="currency" office:currency="GBP" office:value="25620.1332981108" calcext:value-type="currency">
            <text:p>£25,620.13</text:p>
          </table:table-cell>
          <table:table-cell table:formula="of:=IF([.C3]&lt;&gt;&quot;&quot;;[.C3]*[.A3]+[$'loan-parameters'.$B$32];&quot;&quot;)" office:value-type="currency" office:currency="GBP" office:value="51240.2665962216" calcext:value-type="currency">
            <text:p>£51,240.27</text:p>
          </table:table-cell>
          <table:table-cell/>
          <table:table-cell table:formula="of:=[$'current-situation'.$B$29]" office:value-type="currency" office:currency="GBP" office:value="200" calcext:value-type="currency">
            <text:p>£200.00</text:p>
          </table:table-cell>
          <table:table-cell table:style-name="ce31" table:formula="of:=[$'current-situation'.$C$29]" office:value-type="float" office:value="29.8333333333333" calcext:value-type="float">
            <text:p>29.83</text:p>
          </table:table-cell>
          <table:table-cell table:style-name="ce47" table:number-columns-repeated="2"/>
          <table:table-cell/>
          <table:table-cell table:style-name="ce47" table:formula="of:=[$'current-situation'.$E$29]" office:value-type="currency" office:currency="GBP" office:value="71600" calcext:value-type="currency">
            <text:p>£71,60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table:formula="of:=[.A4]/12" office:value-type="float" office:value="0.25" calcext:value-type="float">
            <text:p>0.25</text:p>
          </table:table-cell>
          <table:table-cell table:style-name="ce47" table:formula="of:=IF([.B4]&lt;=[$'repayment-scenarios'.$B$28];[$'loan-parameters'.$B$31]*[$'current-situation'.$C$7]*(1+[$'current-situation'.$C$7])^[.A4]/((1+[$'current-situation'.$C$7])^[.A4]-1);&quot;&quot;)" office:value-type="currency" office:currency="GBP" office:value="17106.8409053256" calcext:value-type="currency">
            <text:p>£17,106.84</text:p>
          </table:table-cell>
          <table:table-cell table:formula="of:=IF([.C4]&lt;&gt;&quot;&quot;;[.C4]*[.A4]+[$'loan-parameters'.$B$32];&quot;&quot;)" office:value-type="currency" office:currency="GBP" office:value="51320.5227159769" calcext:value-type="currency">
            <text:p>£51,320.52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1" table:formula="of:=IF([.F4]&lt;=[$'current-situation'.$E$7];[$'loan-parameters'.$B$6]-ORG.OPENOFFICE.MONTHS([$'loan-parameters'.$B$4];TODAY();1)/12;COUNTIF([.$C$2:.$C$361];&quot;&gt;=&quot;&amp;[.F4])/12)" office:value-type="float" office:value="29.8333333333333" calcext:value-type="float">
            <text:p>29.83</text:p>
          </table:table-cell>
          <table:table-cell table:style-name="ce47" table:formula="of:=[.F4]*[.G4]*12+[$'loan-parameters'.$B$32]" office:value-type="currency" office:currency="GBP" office:value="0" calcext:value-type="currency">
            <text:p>£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A5]/12" office:value-type="float" office:value="0.333333333333333" calcext:value-type="float">
            <text:p>0.33</text:p>
          </table:table-cell>
          <table:table-cell table:style-name="ce47" table:formula="of:=IF([.B5]&lt;=[$'repayment-scenarios'.$B$28];[$'loan-parameters'.$B$31]*[$'current-situation'.$C$7]*(1+[$'current-situation'.$C$7])^[.A5]/((1+[$'current-situation'.$C$7])^[.A5]-1);&quot;&quot;)" office:value-type="currency" office:currency="GBP" office:value="12850.2156155901" calcext:value-type="currency">
            <text:p>£12,850.22</text:p>
          </table:table-cell>
          <table:table-cell table:formula="of:=IF([.C5]&lt;&gt;&quot;&quot;;[.C5]*[.A5]+[$'loan-parameters'.$B$32];&quot;&quot;)" office:value-type="currency" office:currency="GBP" office:value="51400.8624623603" calcext:value-type="currency">
            <text:p>£51,400.86</text:p>
          </table:table-cell>
          <table:table-cell/>
          <table:table-cell office:value-type="currency" office:currency="GBP" office:value="5" calcext:value-type="currency">
            <text:p>£5.00</text:p>
          </table:table-cell>
          <table:table-cell table:style-name="ce31" table:formula="of:=IF([.F5]&lt;=[$'current-situation'.$E$7];[$'loan-parameters'.$B$6]-ORG.OPENOFFICE.MONTHS([$'loan-parameters'.$B$4];TODAY();1)/12;COUNTIF([.$C$2:.$C$361];&quot;&gt;=&quot;&amp;[.F5])/12)" office:value-type="float" office:value="29.8333333333333" calcext:value-type="float">
            <text:p>29.83</text:p>
          </table:table-cell>
          <table:table-cell table:style-name="ce47" table:formula="of:=[.F5]*[.G5]*12+[$'loan-parameters'.$B$32]" office:value-type="currency" office:currency="GBP" office:value="1790" calcext:value-type="currency">
            <text:p>£1,7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table:formula="of:=[.A6]/12" office:value-type="float" office:value="0.416666666666667" calcext:value-type="float">
            <text:p>0.42</text:p>
          </table:table-cell>
          <table:table-cell table:style-name="ce47" table:formula="of:=IF([.B6]&lt;=[$'repayment-scenarios'.$B$28];[$'loan-parameters'.$B$31]*[$'current-situation'.$C$7]*(1+[$'current-situation'.$C$7])^[.A6]/((1+[$'current-situation'.$C$7])^[.A6]-1);&quot;&quot;)" office:value-type="currency" office:currency="GBP" office:value="10296.257166959" calcext:value-type="currency">
            <text:p>£10,296.26</text:p>
          </table:table-cell>
          <table:table-cell table:formula="of:=IF([.C6]&lt;&gt;&quot;&quot;;[.C6]*[.A6]+[$'loan-parameters'.$B$32];&quot;&quot;)" office:value-type="currency" office:currency="GBP" office:value="51481.285834795" calcext:value-type="currency">
            <text:p>£51,481.29</text:p>
          </table:table-cell>
          <table:table-cell/>
          <table:table-cell office:value-type="currency" office:currency="GBP" office:value="10" calcext:value-type="currency">
            <text:p>£10.00</text:p>
          </table:table-cell>
          <table:table-cell table:style-name="ce31" table:formula="of:=IF([.F6]&lt;=[$'current-situation'.$E$7];[$'loan-parameters'.$B$6]-ORG.OPENOFFICE.MONTHS([$'loan-parameters'.$B$4];TODAY();1)/12;COUNTIF([.$C$2:.$C$361];&quot;&gt;=&quot;&amp;[.F6])/12)" office:value-type="float" office:value="29.8333333333333" calcext:value-type="float">
            <text:p>29.83</text:p>
          </table:table-cell>
          <table:table-cell table:style-name="ce47" table:formula="of:=[.F6]*[.G6]*12+[$'loan-parameters'.$B$32]" office:value-type="currency" office:currency="GBP" office:value="3580" calcext:value-type="currency">
            <text:p>£3,5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table:formula="of:=[.A7]/12" office:value-type="float" office:value="0.5" calcext:value-type="float">
            <text:p>0.50</text:p>
          </table:table-cell>
          <table:table-cell table:style-name="ce47" table:formula="of:=IF([.B7]&lt;=[$'repayment-scenarios'.$B$28];[$'loan-parameters'.$B$31]*[$'current-situation'.$C$7]*(1+[$'current-situation'.$C$7])^[.A7]/((1+[$'current-situation'.$C$7])^[.A7]-1);&quot;&quot;)" office:value-type="currency" office:currency="GBP" office:value="8593.63213875698" calcext:value-type="currency">
            <text:p>£8,593.63</text:p>
          </table:table-cell>
          <table:table-cell table:formula="of:=IF([.C7]&lt;&gt;&quot;&quot;;[.C7]*[.A7]+[$'loan-parameters'.$B$32];&quot;&quot;)" office:value-type="currency" office:currency="GBP" office:value="51561.7928325419" calcext:value-type="currency">
            <text:p>£51,561.79</text:p>
          </table:table-cell>
          <table:table-cell/>
          <table:table-cell office:value-type="currency" office:currency="GBP" office:value="15" calcext:value-type="currency">
            <text:p>£15.00</text:p>
          </table:table-cell>
          <table:table-cell table:style-name="ce31" table:formula="of:=IF([.F7]&lt;=[$'current-situation'.$E$7];[$'loan-parameters'.$B$6]-ORG.OPENOFFICE.MONTHS([$'loan-parameters'.$B$4];TODAY();1)/12;COUNTIF([.$C$2:.$C$361];&quot;&gt;=&quot;&amp;[.F7])/12)" office:value-type="float" office:value="29.8333333333333" calcext:value-type="float">
            <text:p>29.83</text:p>
          </table:table-cell>
          <table:table-cell table:style-name="ce47" table:formula="of:=[.F7]*[.G7]*12+[$'loan-parameters'.$B$32]" office:value-type="currency" office:currency="GBP" office:value="5370" calcext:value-type="currency">
            <text:p>£5,3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table:formula="of:=[.A8]/12" office:value-type="float" office:value="0.583333333333333" calcext:value-type="float">
            <text:p>0.58</text:p>
          </table:table-cell>
          <table:table-cell table:style-name="ce47" table:formula="of:=IF([.B8]&lt;=[$'repayment-scenarios'.$B$28];[$'loan-parameters'.$B$31]*[$'current-situation'.$C$7]*(1+[$'current-situation'.$C$7])^[.A8]/((1+[$'current-situation'.$C$7])^[.A8]-1);&quot;&quot;)" office:value-type="currency" office:currency="GBP" office:value="7377.4833506711" calcext:value-type="currency">
            <text:p>£7,377.48</text:p>
          </table:table-cell>
          <table:table-cell table:formula="of:=IF([.C8]&lt;&gt;&quot;&quot;;[.C8]*[.A8]+[$'loan-parameters'.$B$32];&quot;&quot;)" office:value-type="currency" office:currency="GBP" office:value="51642.3834546977" calcext:value-type="currency">
            <text:p>£51,642.38</text:p>
          </table:table-cell>
          <table:table-cell/>
          <table:table-cell office:value-type="currency" office:currency="GBP" office:value="20" calcext:value-type="currency">
            <text:p>£20.00</text:p>
          </table:table-cell>
          <table:table-cell table:style-name="ce31" table:formula="of:=IF([.F8]&lt;=[$'current-situation'.$E$7];[$'loan-parameters'.$B$6]-ORG.OPENOFFICE.MONTHS([$'loan-parameters'.$B$4];TODAY();1)/12;COUNTIF([.$C$2:.$C$361];&quot;&gt;=&quot;&amp;[.F8])/12)" office:value-type="float" office:value="29.8333333333333" calcext:value-type="float">
            <text:p>29.83</text:p>
          </table:table-cell>
          <table:table-cell table:style-name="ce47" table:formula="of:=[.F8]*[.G8]*12+[$'loan-parameters'.$B$32]" office:value-type="currency" office:currency="GBP" office:value="7160" calcext:value-type="currency">
            <text:p>£7,1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table:formula="of:=[.A9]/12" office:value-type="float" office:value="0.666666666666667" calcext:value-type="float">
            <text:p>0.67</text:p>
          </table:table-cell>
          <table:table-cell table:style-name="ce47" table:formula="of:=IF([.B9]&lt;=[$'repayment-scenarios'.$B$28];[$'loan-parameters'.$B$31]*[$'current-situation'.$C$7]*(1+[$'current-situation'.$C$7])^[.A9]/((1+[$'current-situation'.$C$7])^[.A9]-1);&quot;&quot;)" office:value-type="currency" office:currency="GBP" office:value="6465.38221252432" calcext:value-type="currency">
            <text:p>£6,465.38</text:p>
          </table:table-cell>
          <table:table-cell table:formula="of:=IF([.C9]&lt;&gt;&quot;&quot;;[.C9]*[.A9]+[$'loan-parameters'.$B$32];&quot;&quot;)" office:value-type="currency" office:currency="GBP" office:value="51723.0577001946" calcext:value-type="currency">
            <text:p>£51,723.06</text:p>
          </table:table-cell>
          <table:table-cell/>
          <table:table-cell office:value-type="currency" office:currency="GBP" office:value="25" calcext:value-type="currency">
            <text:p>£25.00</text:p>
          </table:table-cell>
          <table:table-cell table:style-name="ce31" table:formula="of:=IF([.F9]&lt;=[$'current-situation'.$E$7];[$'loan-parameters'.$B$6]-ORG.OPENOFFICE.MONTHS([$'loan-parameters'.$B$4];TODAY();1)/12;COUNTIF([.$C$2:.$C$361];&quot;&gt;=&quot;&amp;[.F9])/12)" office:value-type="float" office:value="29.8333333333333" calcext:value-type="float">
            <text:p>29.83</text:p>
          </table:table-cell>
          <table:table-cell table:style-name="ce47" table:formula="of:=[.F9]*[.G9]*12+[$'loan-parameters'.$B$32]" office:value-type="currency" office:currency="GBP" office:value="8950" calcext:value-type="currency">
            <text:p>£8,9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table:formula="of:=[.A10]/12" office:value-type="float" office:value="0.75" calcext:value-type="float">
            <text:p>0.75</text:p>
          </table:table-cell>
          <table:table-cell table:style-name="ce47" table:formula="of:=IF([.B10]&lt;=[$'repayment-scenarios'.$B$28];[$'loan-parameters'.$B$31]*[$'current-situation'.$C$7]*(1+[$'current-situation'.$C$7])^[.A10]/((1+[$'current-situation'.$C$7])^[.A10]-1);&quot;&quot;)" office:value-type="currency" office:currency="GBP" office:value="5755.97950753337" calcext:value-type="currency">
            <text:p>£5,755.98</text:p>
          </table:table-cell>
          <table:table-cell table:formula="of:=IF([.C10]&lt;&gt;&quot;&quot;;[.C10]*[.A10]+[$'loan-parameters'.$B$32];&quot;&quot;)" office:value-type="currency" office:currency="GBP" office:value="51803.8155678004" calcext:value-type="currency">
            <text:p>£51,803.82</text:p>
          </table:table-cell>
          <table:table-cell/>
          <table:table-cell office:value-type="currency" office:currency="GBP" office:value="30" calcext:value-type="currency">
            <text:p>£30.00</text:p>
          </table:table-cell>
          <table:table-cell table:style-name="ce31" table:formula="of:=IF([.F10]&lt;=[$'current-situation'.$E$7];[$'loan-parameters'.$B$6]-ORG.OPENOFFICE.MONTHS([$'loan-parameters'.$B$4];TODAY();1)/12;COUNTIF([.$C$2:.$C$361];&quot;&gt;=&quot;&amp;[.F10])/12)" office:value-type="float" office:value="29.8333333333333" calcext:value-type="float">
            <text:p>29.83</text:p>
          </table:table-cell>
          <table:table-cell table:style-name="ce47" table:formula="of:=[.F10]*[.G10]*12+[$'loan-parameters'.$B$32]" office:value-type="currency" office:currency="GBP" office:value="10740" calcext:value-type="currency">
            <text:p>£10,7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table:formula="of:=[.A11]/12" office:value-type="float" office:value="0.833333333333333" calcext:value-type="float">
            <text:p>0.83</text:p>
          </table:table-cell>
          <table:table-cell table:style-name="ce47" table:formula="of:=IF([.B11]&lt;=[$'repayment-scenarios'.$B$28];[$'loan-parameters'.$B$31]*[$'current-situation'.$C$7]*(1+[$'current-situation'.$C$7])^[.A11]/((1+[$'current-situation'.$C$7])^[.A11]-1);&quot;&quot;)" office:value-type="currency" office:currency="GBP" office:value="5188.46570561183" calcext:value-type="currency">
            <text:p>£5,188.47</text:p>
          </table:table-cell>
          <table:table-cell table:formula="of:=IF([.C11]&lt;&gt;&quot;&quot;;[.C11]*[.A11]+[$'loan-parameters'.$B$32];&quot;&quot;)" office:value-type="currency" office:currency="GBP" office:value="51884.6570561183" calcext:value-type="currency">
            <text:p>£51,884.66</text:p>
          </table:table-cell>
          <table:table-cell/>
          <table:table-cell office:value-type="currency" office:currency="GBP" office:value="35" calcext:value-type="currency">
            <text:p>£35.00</text:p>
          </table:table-cell>
          <table:table-cell table:style-name="ce31" table:formula="of:=IF([.F11]&lt;=[$'current-situation'.$E$7];[$'loan-parameters'.$B$6]-ORG.OPENOFFICE.MONTHS([$'loan-parameters'.$B$4];TODAY();1)/12;COUNTIF([.$C$2:.$C$361];&quot;&gt;=&quot;&amp;[.F11])/12)" office:value-type="float" office:value="29.8333333333333" calcext:value-type="float">
            <text:p>29.83</text:p>
          </table:table-cell>
          <table:table-cell table:style-name="ce47" table:formula="of:=[.F11]*[.G11]*12+[$'loan-parameters'.$B$32]" office:value-type="currency" office:currency="GBP" office:value="12530" calcext:value-type="currency">
            <text:p>£12,5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table:formula="of:=[.A12]/12" office:value-type="float" office:value="0.916666666666667" calcext:value-type="float">
            <text:p>0.92</text:p>
          </table:table-cell>
          <table:table-cell table:style-name="ce47" table:formula="of:=IF([.B12]&lt;=[$'repayment-scenarios'.$B$28];[$'loan-parameters'.$B$31]*[$'current-situation'.$C$7]*(1+[$'current-situation'.$C$7])^[.A12]/((1+[$'current-situation'.$C$7])^[.A12]-1);&quot;&quot;)" office:value-type="currency" office:currency="GBP" office:value="4724.14383305344" calcext:value-type="currency">
            <text:p>£4,724.14</text:p>
          </table:table-cell>
          <table:table-cell table:formula="of:=IF([.C12]&lt;&gt;&quot;&quot;;[.C12]*[.A12]+[$'loan-parameters'.$B$32];&quot;&quot;)" office:value-type="currency" office:currency="GBP" office:value="51965.5821635878" calcext:value-type="currency">
            <text:p>£51,965.58</text:p>
          </table:table-cell>
          <table:table-cell/>
          <table:table-cell office:value-type="currency" office:currency="GBP" office:value="40" calcext:value-type="currency">
            <text:p>£40.00</text:p>
          </table:table-cell>
          <table:table-cell table:style-name="ce31" table:formula="of:=IF([.F12]&lt;=[$'current-situation'.$E$7];[$'loan-parameters'.$B$6]-ORG.OPENOFFICE.MONTHS([$'loan-parameters'.$B$4];TODAY();1)/12;COUNTIF([.$C$2:.$C$361];&quot;&gt;=&quot;&amp;[.F12])/12)" office:value-type="float" office:value="29.8333333333333" calcext:value-type="float">
            <text:p>29.83</text:p>
          </table:table-cell>
          <table:table-cell table:style-name="ce47" table:formula="of:=[.F12]*[.G12]*12+[$'loan-parameters'.$B$32]" office:value-type="currency" office:currency="GBP" office:value="14320" calcext:value-type="currency">
            <text:p>£14,3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table:formula="of:=[.A13]/12" office:value-type="float" office:value="1" calcext:value-type="float">
            <text:p>1.00</text:p>
          </table:table-cell>
          <table:table-cell table:style-name="ce47" table:formula="of:=IF([.B13]&lt;=[$'repayment-scenarios'.$B$28];[$'loan-parameters'.$B$31]*[$'current-situation'.$C$7]*(1+[$'current-situation'.$C$7])^[.A13]/((1+[$'current-situation'.$C$7])^[.A13]-1);&quot;&quot;)" office:value-type="currency" office:currency="GBP" office:value="4337.21590737372" calcext:value-type="currency">
            <text:p>£4,337.22</text:p>
          </table:table-cell>
          <table:table-cell table:formula="of:=IF([.C13]&lt;&gt;&quot;&quot;;[.C13]*[.A13]+[$'loan-parameters'.$B$32];&quot;&quot;)" office:value-type="currency" office:currency="GBP" office:value="52046.5908884846" calcext:value-type="currency">
            <text:p>£52,046.59</text:p>
          </table:table-cell>
          <table:table-cell/>
          <table:table-cell office:value-type="currency" office:currency="GBP" office:value="45" calcext:value-type="currency">
            <text:p>£45.00</text:p>
          </table:table-cell>
          <table:table-cell table:style-name="ce31" table:formula="of:=IF([.F13]&lt;=[$'current-situation'.$E$7];[$'loan-parameters'.$B$6]-ORG.OPENOFFICE.MONTHS([$'loan-parameters'.$B$4];TODAY();1)/12;COUNTIF([.$C$2:.$C$361];&quot;&gt;=&quot;&amp;[.F13])/12)" office:value-type="float" office:value="29.8333333333333" calcext:value-type="float">
            <text:p>29.83</text:p>
          </table:table-cell>
          <table:table-cell table:style-name="ce47" table:formula="of:=[.F13]*[.G13]*12+[$'loan-parameters'.$B$32]" office:value-type="currency" office:currency="GBP" office:value="16110" calcext:value-type="currency">
            <text:p>£16,1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table:formula="of:=[.A14]/12" office:value-type="float" office:value="1.08333333333333" calcext:value-type="float">
            <text:p>1.08</text:p>
          </table:table-cell>
          <table:table-cell table:style-name="ce47" table:formula="of:=IF([.B14]&lt;=[$'repayment-scenarios'.$B$28];[$'loan-parameters'.$B$31]*[$'current-situation'.$C$7]*(1+[$'current-situation'.$C$7])^[.A14]/((1+[$'current-situation'.$C$7])^[.A14]-1);&quot;&quot;)" office:value-type="currency" office:currency="GBP" office:value="4009.82178683991" calcext:value-type="currency">
            <text:p>£4,009.82</text:p>
          </table:table-cell>
          <table:table-cell table:formula="of:=IF([.C14]&lt;&gt;&quot;&quot;;[.C14]*[.A14]+[$'loan-parameters'.$B$32];&quot;&quot;)" office:value-type="currency" office:currency="GBP" office:value="52127.6832289189" calcext:value-type="currency">
            <text:p>£52,127.68</text:p>
          </table:table-cell>
          <table:table-cell/>
          <table:table-cell office:value-type="currency" office:currency="GBP" office:value="50" calcext:value-type="currency">
            <text:p>£50.00</text:p>
          </table:table-cell>
          <table:table-cell table:style-name="ce31" table:formula="of:=IF([.F14]&lt;=[$'current-situation'.$E$7];[$'loan-parameters'.$B$6]-ORG.OPENOFFICE.MONTHS([$'loan-parameters'.$B$4];TODAY();1)/12;COUNTIF([.$C$2:.$C$361];&quot;&gt;=&quot;&amp;[.F14])/12)" office:value-type="float" office:value="29.8333333333333" calcext:value-type="float">
            <text:p>29.83</text:p>
          </table:table-cell>
          <table:table-cell table:style-name="ce47" table:formula="of:=[.F14]*[.G14]*12+[$'loan-parameters'.$B$32]" office:value-type="currency" office:currency="GBP" office:value="17900" calcext:value-type="currency">
            <text:p>£17,9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table:formula="of:=[.A15]/12" office:value-type="float" office:value="1.16666666666667" calcext:value-type="float">
            <text:p>1.17</text:p>
          </table:table-cell>
          <table:table-cell table:style-name="ce47" table:formula="of:=IF([.B15]&lt;=[$'repayment-scenarios'.$B$28];[$'loan-parameters'.$B$31]*[$'current-situation'.$C$7]*(1+[$'current-situation'.$C$7])^[.A15]/((1+[$'current-situation'.$C$7])^[.A15]-1);&quot;&quot;)" office:value-type="currency" office:currency="GBP" office:value="3729.20422734555" calcext:value-type="currency">
            <text:p>£3,729.20</text:p>
          </table:table-cell>
          <table:table-cell table:formula="of:=IF([.C15]&lt;&gt;&quot;&quot;;[.C15]*[.A15]+[$'loan-parameters'.$B$32];&quot;&quot;)" office:value-type="currency" office:currency="GBP" office:value="52208.8591828377" calcext:value-type="currency">
            <text:p>£52,208.86</text:p>
          </table:table-cell>
          <table:table-cell/>
          <table:table-cell office:value-type="currency" office:currency="GBP" office:value="55" calcext:value-type="currency">
            <text:p>£55.00</text:p>
          </table:table-cell>
          <table:table-cell table:style-name="ce31" table:formula="of:=IF([.F15]&lt;=[$'current-situation'.$E$7];[$'loan-parameters'.$B$6]-ORG.OPENOFFICE.MONTHS([$'loan-parameters'.$B$4];TODAY();1)/12;COUNTIF([.$C$2:.$C$361];&quot;&gt;=&quot;&amp;[.F15])/12)" office:value-type="float" office:value="29.8333333333333" calcext:value-type="float">
            <text:p>29.83</text:p>
          </table:table-cell>
          <table:table-cell table:style-name="ce47" table:formula="of:=[.F15]*[.G15]*12+[$'loan-parameters'.$B$32]" office:value-type="currency" office:currency="GBP" office:value="19690" calcext:value-type="currency">
            <text:p>£19,6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table:formula="of:=[.A16]/12" office:value-type="float" office:value="1.25" calcext:value-type="float">
            <text:p>1.25</text:p>
          </table:table-cell>
          <table:table-cell table:style-name="ce47" table:formula="of:=IF([.B16]&lt;=[$'repayment-scenarios'.$B$28];[$'loan-parameters'.$B$31]*[$'current-situation'.$C$7]*(1+[$'current-situation'.$C$7])^[.A16]/((1+[$'current-situation'.$C$7])^[.A16]-1);&quot;&quot;)" office:value-type="currency" office:currency="GBP" office:value="3486.00791653489" calcext:value-type="currency">
            <text:p>£3,486.01</text:p>
          </table:table-cell>
          <table:table-cell table:formula="of:=IF([.C16]&lt;&gt;&quot;&quot;;[.C16]*[.A16]+[$'loan-parameters'.$B$32];&quot;&quot;)" office:value-type="currency" office:currency="GBP" office:value="52290.1187480234" calcext:value-type="currency">
            <text:p>£52,290.12</text:p>
          </table:table-cell>
          <table:table-cell/>
          <table:table-cell office:value-type="currency" office:currency="GBP" office:value="60" calcext:value-type="currency">
            <text:p>£60.00</text:p>
          </table:table-cell>
          <table:table-cell table:style-name="ce31" table:formula="of:=IF([.F16]&lt;=[$'current-situation'.$E$7];[$'loan-parameters'.$B$6]-ORG.OPENOFFICE.MONTHS([$'loan-parameters'.$B$4];TODAY();1)/12;COUNTIF([.$C$2:.$C$361];&quot;&gt;=&quot;&amp;[.F16])/12)" office:value-type="float" office:value="29.8333333333333" calcext:value-type="float">
            <text:p>29.83</text:p>
          </table:table-cell>
          <table:table-cell table:style-name="ce47" table:formula="of:=[.F16]*[.G16]*12+[$'loan-parameters'.$B$32]" office:value-type="currency" office:currency="GBP" office:value="21480" calcext:value-type="currency">
            <text:p>£21,4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table:formula="of:=[.A17]/12" office:value-type="float" office:value="1.33333333333333" calcext:value-type="float">
            <text:p>1.33</text:p>
          </table:table-cell>
          <table:table-cell table:style-name="ce47" table:formula="of:=IF([.B17]&lt;=[$'repayment-scenarios'.$B$28];[$'loan-parameters'.$B$31]*[$'current-situation'.$C$7]*(1+[$'current-situation'.$C$7])^[.A17]/((1+[$'current-situation'.$C$7])^[.A17]-1);&quot;&quot;)" office:value-type="currency" office:currency="GBP" office:value="3273.21637013087" calcext:value-type="currency">
            <text:p>£3,273.22</text:p>
          </table:table-cell>
          <table:table-cell table:formula="of:=IF([.C17]&lt;&gt;&quot;&quot;;[.C17]*[.A17]+[$'loan-parameters'.$B$32];&quot;&quot;)" office:value-type="currency" office:currency="GBP" office:value="52371.461922094" calcext:value-type="currency">
            <text:p>£52,371.46</text:p>
          </table:table-cell>
          <table:table-cell/>
          <table:table-cell office:value-type="currency" office:currency="GBP" office:value="65" calcext:value-type="currency">
            <text:p>£65.00</text:p>
          </table:table-cell>
          <table:table-cell table:style-name="ce31" table:formula="of:=IF([.F17]&lt;=[$'current-situation'.$E$7];[$'loan-parameters'.$B$6]-ORG.OPENOFFICE.MONTHS([$'loan-parameters'.$B$4];TODAY();1)/12;COUNTIF([.$C$2:.$C$361];&quot;&gt;=&quot;&amp;[.F17])/12)" office:value-type="float" office:value="29.8333333333333" calcext:value-type="float">
            <text:p>29.83</text:p>
          </table:table-cell>
          <table:table-cell table:style-name="ce47" table:formula="of:=[.F17]*[.G17]*12+[$'loan-parameters'.$B$32]" office:value-type="currency" office:currency="GBP" office:value="23270" calcext:value-type="currency">
            <text:p>£23,2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table:formula="of:=[.A18]/12" office:value-type="float" office:value="1.41666666666667" calcext:value-type="float">
            <text:p>1.42</text:p>
          </table:table-cell>
          <table:table-cell table:style-name="ce47" table:formula="of:=IF([.B18]&lt;=[$'repayment-scenarios'.$B$28];[$'loan-parameters'.$B$31]*[$'current-situation'.$C$7]*(1+[$'current-situation'.$C$7])^[.A18]/((1+[$'current-situation'.$C$7])^[.A18]-1);&quot;&quot;)" office:value-type="currency" office:currency="GBP" office:value="3085.46404132377" calcext:value-type="currency">
            <text:p>£3,085.46</text:p>
          </table:table-cell>
          <table:table-cell table:formula="of:=IF([.C18]&lt;&gt;&quot;&quot;;[.C18]*[.A18]+[$'loan-parameters'.$B$32];&quot;&quot;)" office:value-type="currency" office:currency="GBP" office:value="52452.8887025042" calcext:value-type="currency">
            <text:p>£52,452.89</text:p>
          </table:table-cell>
          <table:table-cell/>
          <table:table-cell office:value-type="currency" office:currency="GBP" office:value="70" calcext:value-type="currency">
            <text:p>£70.00</text:p>
          </table:table-cell>
          <table:table-cell table:style-name="ce31" table:formula="of:=IF([.F18]&lt;=[$'current-situation'.$E$7];[$'loan-parameters'.$B$6]-ORG.OPENOFFICE.MONTHS([$'loan-parameters'.$B$4];TODAY();1)/12;COUNTIF([.$C$2:.$C$361];&quot;&gt;=&quot;&amp;[.F18])/12)" office:value-type="float" office:value="29.8333333333333" calcext:value-type="float">
            <text:p>29.83</text:p>
          </table:table-cell>
          <table:table-cell table:style-name="ce47" table:formula="of:=[.F18]*[.G18]*12+[$'loan-parameters'.$B$32]" office:value-type="currency" office:currency="GBP" office:value="25060" calcext:value-type="currency">
            <text:p>£25,0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table:formula="of:=[.A19]/12" office:value-type="float" office:value="1.5" calcext:value-type="float">
            <text:p>1.50</text:p>
          </table:table-cell>
          <table:table-cell table:style-name="ce47" table:formula="of:=IF([.B19]&lt;=[$'repayment-scenarios'.$B$28];[$'loan-parameters'.$B$31]*[$'current-situation'.$C$7]*(1+[$'current-situation'.$C$7])^[.A19]/((1+[$'current-situation'.$C$7])^[.A19]-1);&quot;&quot;)" office:value-type="currency" office:currency="GBP" office:value="2918.5777270302" calcext:value-type="currency">
            <text:p>£2,918.58</text:p>
          </table:table-cell>
          <table:table-cell table:formula="of:=IF([.C19]&lt;&gt;&quot;&quot;;[.C19]*[.A19]+[$'loan-parameters'.$B$32];&quot;&quot;)" office:value-type="currency" office:currency="GBP" office:value="52534.3990865437" calcext:value-type="currency">
            <text:p>£52,534.40</text:p>
          </table:table-cell>
          <table:table-cell/>
          <table:table-cell office:value-type="currency" office:currency="GBP" office:value="75" calcext:value-type="currency">
            <text:p>£75.00</text:p>
          </table:table-cell>
          <table:table-cell table:style-name="ce31" table:formula="of:=IF([.F19]&lt;=[$'current-situation'.$E$7];[$'loan-parameters'.$B$6]-ORG.OPENOFFICE.MONTHS([$'loan-parameters'.$B$4];TODAY();1)/12;COUNTIF([.$C$2:.$C$361];&quot;&gt;=&quot;&amp;[.F19])/12)" office:value-type="float" office:value="29.8333333333333" calcext:value-type="float">
            <text:p>29.83</text:p>
          </table:table-cell>
          <table:table-cell table:style-name="ce47" table:formula="of:=[.F19]*[.G19]*12+[$'loan-parameters'.$B$32]" office:value-type="currency" office:currency="GBP" office:value="26850" calcext:value-type="currency">
            <text:p>£26,8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1" table:formula="of:=[.A20]/12" office:value-type="float" office:value="1.58333333333333" calcext:value-type="float">
            <text:p>1.58</text:p>
          </table:table-cell>
          <table:table-cell table:style-name="ce47" table:formula="of:=IF([.B20]&lt;=[$'repayment-scenarios'.$B$28];[$'loan-parameters'.$B$31]*[$'current-situation'.$C$7]*(1+[$'current-situation'.$C$7])^[.A20]/((1+[$'current-situation'.$C$7])^[.A20]-1);&quot;&quot;)" office:value-type="currency" office:currency="GBP" office:value="2769.26279322833" calcext:value-type="currency">
            <text:p>£2,769.26</text:p>
          </table:table-cell>
          <table:table-cell table:formula="of:=IF([.C20]&lt;&gt;&quot;&quot;;[.C20]*[.A20]+[$'loan-parameters'.$B$32];&quot;&quot;)" office:value-type="currency" office:currency="GBP" office:value="52615.9930713383" calcext:value-type="currency">
            <text:p>£52,615.99</text:p>
          </table:table-cell>
          <table:table-cell/>
          <table:table-cell office:value-type="currency" office:currency="GBP" office:value="80" calcext:value-type="currency">
            <text:p>£80.00</text:p>
          </table:table-cell>
          <table:table-cell table:style-name="ce31" table:formula="of:=IF([.F20]&lt;=[$'current-situation'.$E$7];[$'loan-parameters'.$B$6]-ORG.OPENOFFICE.MONTHS([$'loan-parameters'.$B$4];TODAY();1)/12;COUNTIF([.$C$2:.$C$361];&quot;&gt;=&quot;&amp;[.F20])/12)" office:value-type="float" office:value="29.8333333333333" calcext:value-type="float">
            <text:p>29.83</text:p>
          </table:table-cell>
          <table:table-cell table:style-name="ce47" table:formula="of:=[.F20]*[.G20]*12+[$'loan-parameters'.$B$32]" office:value-type="currency" office:currency="GBP" office:value="28640" calcext:value-type="currency">
            <text:p>£28,6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1" table:formula="of:=[.A21]/12" office:value-type="float" office:value="1.66666666666667" calcext:value-type="float">
            <text:p>1.67</text:p>
          </table:table-cell>
          <table:table-cell table:style-name="ce47" table:formula="of:=IF([.B21]&lt;=[$'repayment-scenarios'.$B$28];[$'loan-parameters'.$B$31]*[$'current-situation'.$C$7]*(1+[$'current-situation'.$C$7])^[.A21]/((1+[$'current-situation'.$C$7])^[.A21]-1);&quot;&quot;)" office:value-type="currency" office:currency="GBP" office:value="2634.88353269249" calcext:value-type="currency">
            <text:p>£2,634.88</text:p>
          </table:table-cell>
          <table:table-cell table:formula="of:=IF([.C21]&lt;&gt;&quot;&quot;;[.C21]*[.A21]+[$'loan-parameters'.$B$32];&quot;&quot;)" office:value-type="currency" office:currency="GBP" office:value="52697.6706538498" calcext:value-type="currency">
            <text:p>£52,697.67</text:p>
          </table:table-cell>
          <table:table-cell/>
          <table:table-cell office:value-type="currency" office:currency="GBP" office:value="85" calcext:value-type="currency">
            <text:p>£85.00</text:p>
          </table:table-cell>
          <table:table-cell table:style-name="ce31" table:formula="of:=IF([.F21]&lt;=[$'current-situation'.$E$7];[$'loan-parameters'.$B$6]-ORG.OPENOFFICE.MONTHS([$'loan-parameters'.$B$4];TODAY();1)/12;COUNTIF([.$C$2:.$C$361];&quot;&gt;=&quot;&amp;[.F21])/12)" office:value-type="float" office:value="29.8333333333333" calcext:value-type="float">
            <text:p>29.83</text:p>
          </table:table-cell>
          <table:table-cell table:style-name="ce47" table:formula="of:=[.F21]*[.G21]*12+[$'loan-parameters'.$B$32]" office:value-type="currency" office:currency="GBP" office:value="30430" calcext:value-type="currency">
            <text:p>£30,4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1" table:formula="of:=[.A22]/12" office:value-type="float" office:value="1.75" calcext:value-type="float">
            <text:p>1.75</text:p>
          </table:table-cell>
          <table:table-cell table:style-name="ce47" table:formula="of:=IF([.B22]&lt;=[$'repayment-scenarios'.$B$28];[$'loan-parameters'.$B$31]*[$'current-situation'.$C$7]*(1+[$'current-situation'.$C$7])^[.A22]/((1+[$'current-situation'.$C$7])^[.A22]-1);&quot;&quot;)" office:value-type="currency" office:currency="GBP" office:value="2513.30627766076" calcext:value-type="currency">
            <text:p>£2,513.31</text:p>
          </table:table-cell>
          <table:table-cell table:formula="of:=IF([.C22]&lt;&gt;&quot;&quot;;[.C22]*[.A22]+[$'loan-parameters'.$B$32];&quot;&quot;)" office:value-type="currency" office:currency="GBP" office:value="52779.431830876" calcext:value-type="currency">
            <text:p>£52,779.43</text:p>
          </table:table-cell>
          <table:table-cell/>
          <table:table-cell office:value-type="currency" office:currency="GBP" office:value="90" calcext:value-type="currency">
            <text:p>£90.00</text:p>
          </table:table-cell>
          <table:table-cell table:style-name="ce31" table:formula="of:=IF([.F22]&lt;=[$'current-situation'.$E$7];[$'loan-parameters'.$B$6]-ORG.OPENOFFICE.MONTHS([$'loan-parameters'.$B$4];TODAY();1)/12;COUNTIF([.$C$2:.$C$361];&quot;&gt;=&quot;&amp;[.F22])/12)" office:value-type="float" office:value="29.8333333333333" calcext:value-type="float">
            <text:p>29.83</text:p>
          </table:table-cell>
          <table:table-cell table:style-name="ce47" table:formula="of:=[.F22]*[.G22]*12+[$'loan-parameters'.$B$32]" office:value-type="currency" office:currency="GBP" office:value="32220" calcext:value-type="currency">
            <text:p>£32,2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1" table:formula="of:=[.A23]/12" office:value-type="float" office:value="1.83333333333333" calcext:value-type="float">
            <text:p>1.83</text:p>
          </table:table-cell>
          <table:table-cell table:style-name="ce47" table:formula="of:=IF([.B23]&lt;=[$'repayment-scenarios'.$B$28];[$'loan-parameters'.$B$31]*[$'current-situation'.$C$7]*(1+[$'current-situation'.$C$7])^[.A23]/((1+[$'current-situation'.$C$7])^[.A23]-1);&quot;&quot;)" office:value-type="currency" office:currency="GBP" office:value="2402.78529995683" calcext:value-type="currency">
            <text:p>£2,402.79</text:p>
          </table:table-cell>
          <table:table-cell table:formula="of:=IF([.C23]&lt;&gt;&quot;&quot;;[.C23]*[.A23]+[$'loan-parameters'.$B$32];&quot;&quot;)" office:value-type="currency" office:currency="GBP" office:value="52861.2765990502" calcext:value-type="currency">
            <text:p>£52,861.28</text:p>
          </table:table-cell>
          <table:table-cell/>
          <table:table-cell office:value-type="currency" office:currency="GBP" office:value="95" calcext:value-type="currency">
            <text:p>£95.00</text:p>
          </table:table-cell>
          <table:table-cell table:style-name="ce31" table:formula="of:=IF([.F23]&lt;=[$'current-situation'.$E$7];[$'loan-parameters'.$B$6]-ORG.OPENOFFICE.MONTHS([$'loan-parameters'.$B$4];TODAY();1)/12;COUNTIF([.$C$2:.$C$361];&quot;&gt;=&quot;&amp;[.F23])/12)" office:value-type="float" office:value="29.8333333333333" calcext:value-type="float">
            <text:p>29.83</text:p>
          </table:table-cell>
          <table:table-cell table:style-name="ce47" table:formula="of:=[.F23]*[.G23]*12+[$'loan-parameters'.$B$32]" office:value-type="currency" office:currency="GBP" office:value="34010" calcext:value-type="currency">
            <text:p>£34,0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1" table:formula="of:=[.A24]/12" office:value-type="float" office:value="1.91666666666667" calcext:value-type="float">
            <text:p>1.92</text:p>
          </table:table-cell>
          <table:table-cell table:style-name="ce47" table:formula="of:=IF([.B24]&lt;=[$'repayment-scenarios'.$B$28];[$'loan-parameters'.$B$31]*[$'current-situation'.$C$7]*(1+[$'current-situation'.$C$7])^[.A24]/((1+[$'current-situation'.$C$7])^[.A24]-1);&quot;&quot;)" office:value-type="currency" office:currency="GBP" office:value="2301.87847629748" calcext:value-type="currency">
            <text:p>£2,301.88</text:p>
          </table:table-cell>
          <table:table-cell table:formula="of:=IF([.C24]&lt;&gt;&quot;&quot;;[.C24]*[.A24]+[$'loan-parameters'.$B$32];&quot;&quot;)" office:value-type="currency" office:currency="GBP" office:value="52943.2049548421" calcext:value-type="currency">
            <text:p>£52,943.20</text:p>
          </table:table-cell>
          <table:table-cell/>
          <table:table-cell office:value-type="currency" office:currency="GBP" office:value="100" calcext:value-type="currency">
            <text:p>£100.00</text:p>
          </table:table-cell>
          <table:table-cell table:style-name="ce31" table:formula="of:=IF([.F24]&lt;=[$'current-situation'.$E$7];[$'loan-parameters'.$B$6]-ORG.OPENOFFICE.MONTHS([$'loan-parameters'.$B$4];TODAY();1)/12;COUNTIF([.$C$2:.$C$361];&quot;&gt;=&quot;&amp;[.F24])/12)" office:value-type="float" office:value="29.8333333333333" calcext:value-type="float">
            <text:p>29.83</text:p>
          </table:table-cell>
          <table:table-cell table:style-name="ce47" table:formula="of:=[.F24]*[.G24]*12+[$'loan-parameters'.$B$32]" office:value-type="currency" office:currency="GBP" office:value="35800" calcext:value-type="currency">
            <text:p>£35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1" table:formula="of:=[.A25]/12" office:value-type="float" office:value="2" calcext:value-type="float">
            <text:p>2.00</text:p>
          </table:table-cell>
          <table:table-cell table:style-name="ce47" table:formula="of:=IF([.B25]&lt;=[$'repayment-scenarios'.$B$28];[$'loan-parameters'.$B$31]*[$'current-situation'.$C$7]*(1+[$'current-situation'.$C$7])^[.A25]/((1+[$'current-situation'.$C$7])^[.A25]-1);&quot;&quot;)" office:value-type="currency" office:currency="GBP" office:value="2209.38403727321" calcext:value-type="currency">
            <text:p>£2,209.38</text:p>
          </table:table-cell>
          <table:table-cell table:formula="of:=IF([.C25]&lt;&gt;&quot;&quot;;[.C25]*[.A25]+[$'loan-parameters'.$B$32];&quot;&quot;)" office:value-type="currency" office:currency="GBP" office:value="53025.2168945571" calcext:value-type="currency">
            <text:p>£53,025.22</text:p>
          </table:table-cell>
          <table:table-cell/>
          <table:table-cell office:value-type="currency" office:currency="GBP" office:value="105" calcext:value-type="currency">
            <text:p>£105.00</text:p>
          </table:table-cell>
          <table:table-cell table:style-name="ce31" table:formula="of:=IF([.F25]&lt;=[$'current-situation'.$E$7];[$'loan-parameters'.$B$6]-ORG.OPENOFFICE.MONTHS([$'loan-parameters'.$B$4];TODAY();1)/12;COUNTIF([.$C$2:.$C$361];&quot;&gt;=&quot;&amp;[.F25])/12)" office:value-type="float" office:value="29.8333333333333" calcext:value-type="float">
            <text:p>29.83</text:p>
          </table:table-cell>
          <table:table-cell table:style-name="ce47" table:formula="of:=[.F25]*[.G25]*12+[$'loan-parameters'.$B$32]" office:value-type="currency" office:currency="GBP" office:value="37590" calcext:value-type="currency">
            <text:p>£37,5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1" table:formula="of:=[.A26]/12" office:value-type="float" office:value="2.08333333333333" calcext:value-type="float">
            <text:p>2.08</text:p>
          </table:table-cell>
          <table:table-cell table:style-name="ce47" table:formula="of:=IF([.B26]&lt;=[$'repayment-scenarios'.$B$28];[$'loan-parameters'.$B$31]*[$'current-situation'.$C$7]*(1+[$'current-situation'.$C$7])^[.A26]/((1+[$'current-situation'.$C$7])^[.A26]-1);&quot;&quot;)" office:value-type="currency" office:currency="GBP" office:value="2124.29249657348" calcext:value-type="currency">
            <text:p>£2,124.29</text:p>
          </table:table-cell>
          <table:table-cell table:formula="of:=IF([.C26]&lt;&gt;&quot;&quot;;[.C26]*[.A26]+[$'loan-parameters'.$B$32];&quot;&quot;)" office:value-type="currency" office:currency="GBP" office:value="53107.3124143369" calcext:value-type="currency">
            <text:p>£53,107.31</text:p>
          </table:table-cell>
          <table:table-cell/>
          <table:table-cell office:value-type="currency" office:currency="GBP" office:value="110" calcext:value-type="currency">
            <text:p>£110.00</text:p>
          </table:table-cell>
          <table:table-cell table:style-name="ce31" table:formula="of:=IF([.F26]&lt;=[$'current-situation'.$E$7];[$'loan-parameters'.$B$6]-ORG.OPENOFFICE.MONTHS([$'loan-parameters'.$B$4];TODAY();1)/12;COUNTIF([.$C$2:.$C$361];&quot;&gt;=&quot;&amp;[.F26])/12)" office:value-type="float" office:value="29.8333333333333" calcext:value-type="float">
            <text:p>29.83</text:p>
          </table:table-cell>
          <table:table-cell table:style-name="ce47" table:formula="of:=[.F26]*[.G26]*12+[$'loan-parameters'.$B$32]" office:value-type="currency" office:currency="GBP" office:value="39380" calcext:value-type="currency">
            <text:p>£39,3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1" table:formula="of:=[.A27]/12" office:value-type="float" office:value="2.16666666666667" calcext:value-type="float">
            <text:p>2.17</text:p>
          </table:table-cell>
          <table:table-cell table:style-name="ce47" table:formula="of:=IF([.B27]&lt;=[$'repayment-scenarios'.$B$28];[$'loan-parameters'.$B$31]*[$'current-situation'.$C$7]*(1+[$'current-situation'.$C$7])^[.A27]/((1+[$'current-situation'.$C$7])^[.A27]-1);&quot;&quot;)" office:value-type="currency" office:currency="GBP" office:value="2045.74967346766" calcext:value-type="currency">
            <text:p>£2,045.75</text:p>
          </table:table-cell>
          <table:table-cell table:formula="of:=IF([.C27]&lt;&gt;&quot;&quot;;[.C27]*[.A27]+[$'loan-parameters'.$B$32];&quot;&quot;)" office:value-type="currency" office:currency="GBP" office:value="53189.4915101591" calcext:value-type="currency">
            <text:p>£53,189.49</text:p>
          </table:table-cell>
          <table:table-cell/>
          <table:table-cell office:value-type="currency" office:currency="GBP" office:value="115" calcext:value-type="currency">
            <text:p>£115.00</text:p>
          </table:table-cell>
          <table:table-cell table:style-name="ce31" table:formula="of:=IF([.F27]&lt;=[$'current-situation'.$E$7];[$'loan-parameters'.$B$6]-ORG.OPENOFFICE.MONTHS([$'loan-parameters'.$B$4];TODAY();1)/12;COUNTIF([.$C$2:.$C$361];&quot;&gt;=&quot;&amp;[.F27])/12)" office:value-type="float" office:value="29.8333333333333" calcext:value-type="float">
            <text:p>29.83</text:p>
          </table:table-cell>
          <table:table-cell table:style-name="ce47" table:formula="of:=[.F27]*[.G27]*12+[$'loan-parameters'.$B$32]" office:value-type="currency" office:currency="GBP" office:value="41170" calcext:value-type="currency">
            <text:p>£41,1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1" table:formula="of:=[.A28]/12" office:value-type="float" office:value="2.25" calcext:value-type="float">
            <text:p>2.25</text:p>
          </table:table-cell>
          <table:table-cell table:style-name="ce47" table:formula="of:=IF([.B28]&lt;=[$'repayment-scenarios'.$B$28];[$'loan-parameters'.$B$31]*[$'current-situation'.$C$7]*(1+[$'current-situation'.$C$7])^[.A28]/((1+[$'current-situation'.$C$7])^[.A28]-1);&quot;&quot;)" office:value-type="currency" office:currency="GBP" office:value="1973.02793251249" calcext:value-type="currency">
            <text:p>£1,973.03</text:p>
          </table:table-cell>
          <table:table-cell table:formula="of:=IF([.C28]&lt;&gt;&quot;&quot;;[.C28]*[.A28]+[$'loan-parameters'.$B$32];&quot;&quot;)" office:value-type="currency" office:currency="GBP" office:value="53271.7541778372" calcext:value-type="currency">
            <text:p>£53,271.75</text:p>
          </table:table-cell>
          <table:table-cell/>
          <table:table-cell office:value-type="currency" office:currency="GBP" office:value="120" calcext:value-type="currency">
            <text:p>£120.00</text:p>
          </table:table-cell>
          <table:table-cell table:style-name="ce31" table:formula="of:=IF([.F28]&lt;=[$'current-situation'.$E$7];[$'loan-parameters'.$B$6]-ORG.OPENOFFICE.MONTHS([$'loan-parameters'.$B$4];TODAY();1)/12;COUNTIF([.$C$2:.$C$361];&quot;&gt;=&quot;&amp;[.F28])/12)" office:value-type="float" office:value="29.8333333333333" calcext:value-type="float">
            <text:p>29.83</text:p>
          </table:table-cell>
          <table:table-cell table:style-name="ce47" table:formula="of:=[.F28]*[.G28]*12+[$'loan-parameters'.$B$32]" office:value-type="currency" office:currency="GBP" office:value="42960" calcext:value-type="currency">
            <text:p>£42,9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1" table:formula="of:=[.A29]/12" office:value-type="float" office:value="2.33333333333333" calcext:value-type="float">
            <text:p>2.33</text:p>
          </table:table-cell>
          <table:table-cell table:style-name="ce47" table:formula="of:=IF([.B29]&lt;=[$'repayment-scenarios'.$B$28];[$'loan-parameters'.$B$31]*[$'current-situation'.$C$7]*(1+[$'current-situation'.$C$7])^[.A29]/((1+[$'current-situation'.$C$7])^[.A29]-1);&quot;&quot;)" office:value-type="currency" office:currency="GBP" office:value="1905.50358617932" calcext:value-type="currency">
            <text:p>£1,905.50</text:p>
          </table:table-cell>
          <table:table-cell table:formula="of:=IF([.C29]&lt;&gt;&quot;&quot;;[.C29]*[.A29]+[$'loan-parameters'.$B$32];&quot;&quot;)" office:value-type="currency" office:currency="GBP" office:value="53354.100413021" calcext:value-type="currency">
            <text:p>£53,354.10</text:p>
          </table:table-cell>
          <table:table-cell/>
          <table:table-cell office:value-type="currency" office:currency="GBP" office:value="125" calcext:value-type="currency">
            <text:p>£125.00</text:p>
          </table:table-cell>
          <table:table-cell table:style-name="ce31" table:formula="of:=IF([.F29]&lt;=[$'current-situation'.$E$7];[$'loan-parameters'.$B$6]-ORG.OPENOFFICE.MONTHS([$'loan-parameters'.$B$4];TODAY();1)/12;COUNTIF([.$C$2:.$C$361];&quot;&gt;=&quot;&amp;[.F29])/12)" office:value-type="float" office:value="29.8333333333333" calcext:value-type="float">
            <text:p>29.83</text:p>
          </table:table-cell>
          <table:table-cell table:style-name="ce47" table:formula="of:=[.F29]*[.G29]*12+[$'loan-parameters'.$B$32]" office:value-type="currency" office:currency="GBP" office:value="44750" calcext:value-type="currency">
            <text:p>£44,7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1" table:formula="of:=[.A30]/12" office:value-type="float" office:value="2.41666666666667" calcext:value-type="float">
            <text:p>2.42</text:p>
          </table:table-cell>
          <table:table-cell table:style-name="ce47" table:formula="of:=IF([.B30]&lt;=[$'repayment-scenarios'.$B$28];[$'loan-parameters'.$B$31]*[$'current-situation'.$C$7]*(1+[$'current-situation'.$C$7])^[.A30]/((1+[$'current-situation'.$C$7])^[.A30]-1);&quot;&quot;)" office:value-type="currency" office:currency="GBP" office:value="1842.63897279987" calcext:value-type="currency">
            <text:p>£1,842.64</text:p>
          </table:table-cell>
          <table:table-cell table:formula="of:=IF([.C30]&lt;&gt;&quot;&quot;;[.C30]*[.A30]+[$'loan-parameters'.$B$32];&quot;&quot;)" office:value-type="currency" office:currency="GBP" office:value="53436.5302111964" calcext:value-type="currency">
            <text:p>£53,436.53</text:p>
          </table:table-cell>
          <table:table-cell/>
          <table:table-cell office:value-type="currency" office:currency="GBP" office:value="130" calcext:value-type="currency">
            <text:p>£130.00</text:p>
          </table:table-cell>
          <table:table-cell table:style-name="ce31" table:formula="of:=IF([.F30]&lt;=[$'current-situation'.$E$7];[$'loan-parameters'.$B$6]-ORG.OPENOFFICE.MONTHS([$'loan-parameters'.$B$4];TODAY();1)/12;COUNTIF([.$C$2:.$C$361];&quot;&gt;=&quot;&amp;[.F30])/12)" office:value-type="float" office:value="29.8333333333333" calcext:value-type="float">
            <text:p>29.83</text:p>
          </table:table-cell>
          <table:table-cell table:style-name="ce47" table:formula="of:=[.F30]*[.G30]*12+[$'loan-parameters'.$B$32]" office:value-type="currency" office:currency="GBP" office:value="46540" calcext:value-type="currency">
            <text:p>£46,5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1" table:formula="of:=[.A31]/12" office:value-type="float" office:value="2.5" calcext:value-type="float">
            <text:p>2.50</text:p>
          </table:table-cell>
          <table:table-cell table:style-name="ce47" table:formula="of:=IF([.B31]&lt;=[$'repayment-scenarios'.$B$28];[$'loan-parameters'.$B$31]*[$'current-situation'.$C$7]*(1+[$'current-situation'.$C$7])^[.A31]/((1+[$'current-situation'.$C$7])^[.A31]-1);&quot;&quot;)" office:value-type="currency" office:currency="GBP" office:value="1783.96811892284" calcext:value-type="currency">
            <text:p>£1,783.97</text:p>
          </table:table-cell>
          <table:table-cell table:formula="of:=IF([.C31]&lt;&gt;&quot;&quot;;[.C31]*[.A31]+[$'loan-parameters'.$B$32];&quot;&quot;)" office:value-type="currency" office:currency="GBP" office:value="53519.0435676853" calcext:value-type="currency">
            <text:p>£53,519.04</text:p>
          </table:table-cell>
          <table:table-cell/>
          <table:table-cell office:value-type="currency" office:currency="GBP" office:value="135" calcext:value-type="currency">
            <text:p>£135.00</text:p>
          </table:table-cell>
          <table:table-cell table:style-name="ce31" table:formula="of:=IF([.F31]&lt;=[$'current-situation'.$E$7];[$'loan-parameters'.$B$6]-ORG.OPENOFFICE.MONTHS([$'loan-parameters'.$B$4];TODAY();1)/12;COUNTIF([.$C$2:.$C$361];&quot;&gt;=&quot;&amp;[.F31])/12)" office:value-type="float" office:value="29.8333333333333" calcext:value-type="float">
            <text:p>29.83</text:p>
          </table:table-cell>
          <table:table-cell table:style-name="ce47" table:formula="of:=[.F31]*[.G31]*12+[$'loan-parameters'.$B$32]" office:value-type="currency" office:currency="GBP" office:value="48330" calcext:value-type="currency">
            <text:p>£48,3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1" table:formula="of:=[.A32]/12" office:value-type="float" office:value="2.58333333333333" calcext:value-type="float">
            <text:p>2.58</text:p>
          </table:table-cell>
          <table:table-cell table:style-name="ce47" table:formula="of:=IF([.B32]&lt;=[$'repayment-scenarios'.$B$28];[$'loan-parameters'.$B$31]*[$'current-situation'.$C$7]*(1+[$'current-situation'.$C$7])^[.A32]/((1+[$'current-situation'.$C$7])^[.A32]-1);&quot;&quot;)" office:value-type="currency" office:currency="GBP" office:value="1729.08517669825" calcext:value-type="currency">
            <text:p>£1,729.09</text:p>
          </table:table-cell>
          <table:table-cell table:formula="of:=IF([.C32]&lt;&gt;&quot;&quot;;[.C32]*[.A32]+[$'loan-parameters'.$B$32];&quot;&quot;)" office:value-type="currency" office:currency="GBP" office:value="53601.6404776459" calcext:value-type="currency">
            <text:p>£53,601.64</text:p>
          </table:table-cell>
          <table:table-cell/>
          <table:table-cell office:value-type="currency" office:currency="GBP" office:value="140" calcext:value-type="currency">
            <text:p>£140.00</text:p>
          </table:table-cell>
          <table:table-cell table:style-name="ce31" table:formula="of:=IF([.F32]&lt;=[$'current-situation'.$E$7];[$'loan-parameters'.$B$6]-ORG.OPENOFFICE.MONTHS([$'loan-parameters'.$B$4];TODAY();1)/12;COUNTIF([.$C$2:.$C$361];&quot;&gt;=&quot;&amp;[.F32])/12)" office:value-type="float" office:value="29.8333333333333" calcext:value-type="float">
            <text:p>29.83</text:p>
          </table:table-cell>
          <table:table-cell table:style-name="ce47" table:formula="of:=[.F32]*[.G32]*12+[$'loan-parameters'.$B$32]" office:value-type="currency" office:currency="GBP" office:value="50120" calcext:value-type="currency">
            <text:p>£50,1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table:formula="of:=[.A33]/12" office:value-type="float" office:value="2.66666666666667" calcext:value-type="float">
            <text:p>2.67</text:p>
          </table:table-cell>
          <table:table-cell table:style-name="ce47" table:formula="of:=IF([.B33]&lt;=[$'repayment-scenarios'.$B$28];[$'loan-parameters'.$B$31]*[$'current-situation'.$C$7]*(1+[$'current-situation'.$C$7])^[.A33]/((1+[$'current-situation'.$C$7])^[.A33]-1);&quot;&quot;)" office:value-type="currency" office:currency="GBP" office:value="1677.63502925227" calcext:value-type="currency">
            <text:p>£1,677.64</text:p>
          </table:table-cell>
          <table:table-cell table:formula="of:=IF([.C33]&lt;&gt;&quot;&quot;;[.C33]*[.A33]+[$'loan-parameters'.$B$32];&quot;&quot;)" office:value-type="currency" office:currency="GBP" office:value="53684.3209360727" calcext:value-type="currency">
            <text:p>£53,684.32</text:p>
          </table:table-cell>
          <table:table-cell/>
          <table:table-cell office:value-type="currency" office:currency="GBP" office:value="145" calcext:value-type="currency">
            <text:p>£145.00</text:p>
          </table:table-cell>
          <table:table-cell table:style-name="ce31" table:formula="of:=IF([.F33]&lt;=[$'current-situation'.$E$7];[$'loan-parameters'.$B$6]-ORG.OPENOFFICE.MONTHS([$'loan-parameters'.$B$4];TODAY();1)/12;COUNTIF([.$C$2:.$C$361];&quot;&gt;=&quot;&amp;[.F33])/12)" office:value-type="float" office:value="29.8333333333333" calcext:value-type="float">
            <text:p>29.83</text:p>
          </table:table-cell>
          <table:table-cell table:style-name="ce47" table:formula="of:=[.F33]*[.G33]*12+[$'loan-parameters'.$B$32]" office:value-type="currency" office:currency="GBP" office:value="51910" calcext:value-type="currency">
            <text:p>£51,9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table:formula="of:=[.A34]/12" office:value-type="float" office:value="2.75" calcext:value-type="float">
            <text:p>2.75</text:p>
          </table:table-cell>
          <table:table-cell table:style-name="ce47" table:formula="of:=IF([.B34]&lt;=[$'repayment-scenarios'.$B$28];[$'loan-parameters'.$B$31]*[$'current-situation'.$C$7]*(1+[$'current-situation'.$C$7])^[.A34]/((1+[$'current-situation'.$C$7])^[.A34]-1);&quot;&quot;)" office:value-type="currency" office:currency="GBP" office:value="1629.30560417565" calcext:value-type="currency">
            <text:p>£1,629.31</text:p>
          </table:table-cell>
          <table:table-cell table:formula="of:=IF([.C34]&lt;&gt;&quot;&quot;;[.C34]*[.A34]+[$'loan-parameters'.$B$32];&quot;&quot;)" office:value-type="currency" office:currency="GBP" office:value="53767.0849377964" calcext:value-type="currency">
            <text:p>£53,767.08</text:p>
          </table:table-cell>
          <table:table-cell/>
          <table:table-cell office:value-type="currency" office:currency="GBP" office:value="150" calcext:value-type="currency">
            <text:p>£150.00</text:p>
          </table:table-cell>
          <table:table-cell table:style-name="ce31" table:formula="of:=IF([.F34]&lt;=[$'current-situation'.$E$7];[$'loan-parameters'.$B$6]-ORG.OPENOFFICE.MONTHS([$'loan-parameters'.$B$4];TODAY();1)/12;COUNTIF([.$C$2:.$C$361];&quot;&gt;=&quot;&amp;[.F34])/12)" office:value-type="float" office:value="29.8333333333333" calcext:value-type="float">
            <text:p>29.83</text:p>
          </table:table-cell>
          <table:table-cell table:style-name="ce47" table:formula="of:=[.F34]*[.G34]*12+[$'loan-parameters'.$B$32]" office:value-type="currency" office:currency="GBP" office:value="53700" calcext:value-type="currency">
            <text:p>£53,7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1" table:formula="of:=[.A35]/12" office:value-type="float" office:value="2.83333333333333" calcext:value-type="float">
            <text:p>2.83</text:p>
          </table:table-cell>
          <table:table-cell table:style-name="ce47" table:formula="of:=IF([.B35]&lt;=[$'repayment-scenarios'.$B$28];[$'loan-parameters'.$B$31]*[$'current-situation'.$C$7]*(1+[$'current-situation'.$C$7])^[.A35]/((1+[$'current-situation'.$C$7])^[.A35]-1);&quot;&quot;)" office:value-type="currency" office:currency="GBP" office:value="1583.82154345541" calcext:value-type="currency">
            <text:p>£1,583.82</text:p>
          </table:table-cell>
          <table:table-cell table:formula="of:=IF([.C35]&lt;&gt;&quot;&quot;;[.C35]*[.A35]+[$'loan-parameters'.$B$32];&quot;&quot;)" office:value-type="currency" office:currency="GBP" office:value="53849.9324774838" calcext:value-type="currency">
            <text:p>£53,849.93</text:p>
          </table:table-cell>
          <table:table-cell/>
          <table:table-cell office:value-type="currency" office:currency="GBP" office:value="155" calcext:value-type="currency">
            <text:p>£155.00</text:p>
          </table:table-cell>
          <table:table-cell table:style-name="ce31" table:formula="of:=IF([.F35]&lt;=[$'current-situation'.$E$7];[$'loan-parameters'.$B$6]-ORG.OPENOFFICE.MONTHS([$'loan-parameters'.$B$4];TODAY();1)/12;COUNTIF([.$C$2:.$C$361];&quot;&gt;=&quot;&amp;[.F35])/12)" office:value-type="float" office:value="29.8333333333333" calcext:value-type="float">
            <text:p>29.83</text:p>
          </table:table-cell>
          <table:table-cell table:style-name="ce47" table:formula="of:=[.F35]*[.G35]*12+[$'loan-parameters'.$B$32]" office:value-type="currency" office:currency="GBP" office:value="55490" calcext:value-type="currency">
            <text:p>£55,4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1" table:formula="of:=[.A36]/12" office:value-type="float" office:value="2.91666666666667" calcext:value-type="float">
            <text:p>2.92</text:p>
          </table:table-cell>
          <table:table-cell table:style-name="ce47" table:formula="of:=IF([.B36]&lt;=[$'repayment-scenarios'.$B$28];[$'loan-parameters'.$B$31]*[$'current-situation'.$C$7]*(1+[$'current-situation'.$C$7])^[.A36]/((1+[$'current-situation'.$C$7])^[.A36]-1);&quot;&quot;)" office:value-type="currency" office:currency="GBP" office:value="1540.9389585611" calcext:value-type="currency">
            <text:p>£1,540.94</text:p>
          </table:table-cell>
          <table:table-cell table:formula="of:=IF([.C36]&lt;&gt;&quot;&quot;;[.C36]*[.A36]+[$'loan-parameters'.$B$32];&quot;&quot;)" office:value-type="currency" office:currency="GBP" office:value="53932.8635496384" calcext:value-type="currency">
            <text:p>£53,932.86</text:p>
          </table:table-cell>
          <table:table-cell/>
          <table:table-cell office:value-type="currency" office:currency="GBP" office:value="160" calcext:value-type="currency">
            <text:p>£160.00</text:p>
          </table:table-cell>
          <table:table-cell table:style-name="ce31" table:formula="of:=IF([.F36]&lt;=[$'current-situation'.$E$7];[$'loan-parameters'.$B$6]-ORG.OPENOFFICE.MONTHS([$'loan-parameters'.$B$4];TODAY();1)/12;COUNTIF([.$C$2:.$C$361];&quot;&gt;=&quot;&amp;[.F36])/12)" office:value-type="float" office:value="29.8333333333333" calcext:value-type="float">
            <text:p>29.83</text:p>
          </table:table-cell>
          <table:table-cell table:style-name="ce47" table:formula="of:=[.F36]*[.G36]*12+[$'loan-parameters'.$B$32]" office:value-type="currency" office:currency="GBP" office:value="57280" calcext:value-type="currency">
            <text:p>£57,2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table:formula="of:=[.A37]/12" office:value-type="float" office:value="3" calcext:value-type="float">
            <text:p>3.00</text:p>
          </table:table-cell>
          <table:table-cell table:style-name="ce47" table:formula="of:=IF([.B37]&lt;=[$'repayment-scenarios'.$B$28];[$'loan-parameters'.$B$31]*[$'current-situation'.$C$7]*(1+[$'current-situation'.$C$7])^[.A37]/((1+[$'current-situation'.$C$7])^[.A37]-1);&quot;&quot;)" office:value-type="currency" office:currency="GBP" office:value="1500.44105968333" calcext:value-type="currency">
            <text:p>£1,500.44</text:p>
          </table:table-cell>
          <table:table-cell table:formula="of:=IF([.C37]&lt;&gt;&quot;&quot;;[.C37]*[.A37]+[$'loan-parameters'.$B$32];&quot;&quot;)" office:value-type="currency" office:currency="GBP" office:value="54015.8781485999" calcext:value-type="currency">
            <text:p>£54,015.88</text:p>
          </table:table-cell>
          <table:table-cell/>
          <table:table-cell office:value-type="currency" office:currency="GBP" office:value="165" calcext:value-type="currency">
            <text:p>£165.00</text:p>
          </table:table-cell>
          <table:table-cell table:style-name="ce31" table:formula="of:=IF([.F37]&lt;=[$'current-situation'.$E$7];[$'loan-parameters'.$B$6]-ORG.OPENOFFICE.MONTHS([$'loan-parameters'.$B$4];TODAY();1)/12;COUNTIF([.$C$2:.$C$361];&quot;&gt;=&quot;&amp;[.F37])/12)" office:value-type="float" office:value="29.8333333333333" calcext:value-type="float">
            <text:p>29.83</text:p>
          </table:table-cell>
          <table:table-cell table:style-name="ce47" table:formula="of:=[.F37]*[.G37]*12+[$'loan-parameters'.$B$32]" office:value-type="currency" office:currency="GBP" office:value="59070" calcext:value-type="currency">
            <text:p>£59,0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table:formula="of:=[.A38]/12" office:value-type="float" office:value="3.08333333333333" calcext:value-type="float">
            <text:p>3.08</text:p>
          </table:table-cell>
          <table:table-cell table:style-name="ce47" table:formula="of:=IF([.B38]&lt;=[$'repayment-scenarios'.$B$28];[$'loan-parameters'.$B$31]*[$'current-situation'.$C$7]*(1+[$'current-situation'.$C$7])^[.A38]/((1+[$'current-situation'.$C$7])^[.A38]-1);&quot;&quot;)" office:value-type="currency" office:currency="GBP" office:value="1462.13449374444" calcext:value-type="currency">
            <text:p>£1,462.13</text:p>
          </table:table-cell>
          <table:table-cell table:formula="of:=IF([.C38]&lt;&gt;&quot;&quot;;[.C38]*[.A38]+[$'loan-parameters'.$B$32];&quot;&quot;)" office:value-type="currency" office:currency="GBP" office:value="54098.9762685441" calcext:value-type="currency">
            <text:p>£54,098.98</text:p>
          </table:table-cell>
          <table:table-cell/>
          <table:table-cell office:value-type="currency" office:currency="GBP" office:value="170" calcext:value-type="currency">
            <text:p>£170.00</text:p>
          </table:table-cell>
          <table:table-cell table:style-name="ce31" table:formula="of:=IF([.F38]&lt;=[$'current-situation'.$E$7];[$'loan-parameters'.$B$6]-ORG.OPENOFFICE.MONTHS([$'loan-parameters'.$B$4];TODAY();1)/12;COUNTIF([.$C$2:.$C$361];&quot;&gt;=&quot;&amp;[.F38])/12)" office:value-type="float" office:value="29.8333333333333" calcext:value-type="float">
            <text:p>29.83</text:p>
          </table:table-cell>
          <table:table-cell table:style-name="ce47" table:formula="of:=[.F38]*[.G38]*12+[$'loan-parameters'.$B$32]" office:value-type="currency" office:currency="GBP" office:value="60860" calcext:value-type="currency">
            <text:p>£60,8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table:formula="of:=[.A39]/12" office:value-type="float" office:value="3.16666666666667" calcext:value-type="float">
            <text:p>3.17</text:p>
          </table:table-cell>
          <table:table-cell table:style-name="ce47" table:formula="of:=IF([.B39]&lt;=[$'repayment-scenarios'.$B$28];[$'loan-parameters'.$B$31]*[$'current-situation'.$C$7]*(1+[$'current-situation'.$C$7])^[.A39]/((1+[$'current-situation'.$C$7])^[.A39]-1);&quot;&quot;)" office:value-type="currency" office:currency="GBP" office:value="1425.84626061799" calcext:value-type="currency">
            <text:p>£1,425.85</text:p>
          </table:table-cell>
          <table:table-cell table:formula="of:=IF([.C39]&lt;&gt;&quot;&quot;;[.C39]*[.A39]+[$'loan-parameters'.$B$32];&quot;&quot;)" office:value-type="currency" office:currency="GBP" office:value="54182.1579034838" calcext:value-type="currency">
            <text:p>£54,182.16</text:p>
          </table:table-cell>
          <table:table-cell/>
          <table:table-cell office:value-type="currency" office:currency="GBP" office:value="175" calcext:value-type="currency">
            <text:p>£175.00</text:p>
          </table:table-cell>
          <table:table-cell table:style-name="ce31" table:formula="of:=IF([.F39]&lt;=[$'current-situation'.$E$7];[$'loan-parameters'.$B$6]-ORG.OPENOFFICE.MONTHS([$'loan-parameters'.$B$4];TODAY();1)/12;COUNTIF([.$C$2:.$C$361];&quot;&gt;=&quot;&amp;[.F39])/12)" office:value-type="float" office:value="29.8333333333333" calcext:value-type="float">
            <text:p>29.83</text:p>
          </table:table-cell>
          <table:table-cell table:style-name="ce47" table:formula="of:=[.F39]*[.G39]*12+[$'loan-parameters'.$B$32]" office:value-type="currency" office:currency="GBP" office:value="62650" calcext:value-type="currency">
            <text:p>£62,6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table:formula="of:=[.A40]/12" office:value-type="float" office:value="3.25" calcext:value-type="float">
            <text:p>3.25</text:p>
          </table:table-cell>
          <table:table-cell table:style-name="ce47" table:formula="of:=IF([.B40]&lt;=[$'repayment-scenarios'.$B$28];[$'loan-parameters'.$B$31]*[$'current-situation'.$C$7]*(1+[$'current-situation'.$C$7])^[.A40]/((1+[$'current-situation'.$C$7])^[.A40]-1);&quot;&quot;)" office:value-type="currency" office:currency="GBP" office:value="1391.4211037761" calcext:value-type="currency">
            <text:p>£1,391.42</text:p>
          </table:table-cell>
          <table:table-cell table:formula="of:=IF([.C40]&lt;&gt;&quot;&quot;;[.C40]*[.A40]+[$'loan-parameters'.$B$32];&quot;&quot;)" office:value-type="currency" office:currency="GBP" office:value="54265.4230472679" calcext:value-type="currency">
            <text:p>£54,265.42</text:p>
          </table:table-cell>
          <table:table-cell/>
          <table:table-cell office:value-type="currency" office:currency="GBP" office:value="180" calcext:value-type="currency">
            <text:p>£180.00</text:p>
          </table:table-cell>
          <table:table-cell table:style-name="ce31" table:formula="of:=IF([.F40]&lt;=[$'current-situation'.$E$7];[$'loan-parameters'.$B$6]-ORG.OPENOFFICE.MONTHS([$'loan-parameters'.$B$4];TODAY();1)/12;COUNTIF([.$C$2:.$C$361];&quot;&gt;=&quot;&amp;[.F40])/12)" office:value-type="float" office:value="29.8333333333333" calcext:value-type="float">
            <text:p>29.83</text:p>
          </table:table-cell>
          <table:table-cell table:style-name="ce47" table:formula="of:=[.F40]*[.G40]*12+[$'loan-parameters'.$B$32]" office:value-type="currency" office:currency="GBP" office:value="64440" calcext:value-type="currency">
            <text:p>£64,4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1" table:formula="of:=[.A41]/12" office:value-type="float" office:value="3.33333333333333" calcext:value-type="float">
            <text:p>3.33</text:p>
          </table:table-cell>
          <table:table-cell table:style-name="ce47" table:formula="of:=IF([.B41]&lt;=[$'repayment-scenarios'.$B$28];[$'loan-parameters'.$B$31]*[$'current-situation'.$C$7]*(1+[$'current-situation'.$C$7])^[.A41]/((1+[$'current-situation'.$C$7])^[.A41]-1);&quot;&quot;)" office:value-type="currency" office:currency="GBP" office:value="1358.71929233955" calcext:value-type="currency">
            <text:p>£1,358.72</text:p>
          </table:table-cell>
          <table:table-cell table:formula="of:=IF([.C41]&lt;&gt;&quot;&quot;;[.C41]*[.A41]+[$'loan-parameters'.$B$32];&quot;&quot;)" office:value-type="currency" office:currency="GBP" office:value="54348.771693582" calcext:value-type="currency">
            <text:p>£54,348.77</text:p>
          </table:table-cell>
          <table:table-cell/>
          <table:table-cell office:value-type="currency" office:currency="GBP" office:value="185" calcext:value-type="currency">
            <text:p>£185.00</text:p>
          </table:table-cell>
          <table:table-cell table:style-name="ce31" table:formula="of:=IF([.F41]&lt;=[$'current-situation'.$E$7];[$'loan-parameters'.$B$6]-ORG.OPENOFFICE.MONTHS([$'loan-parameters'.$B$4];TODAY();1)/12;COUNTIF([.$C$2:.$C$361];&quot;&gt;=&quot;&amp;[.F41])/12)" office:value-type="float" office:value="29.8333333333333" calcext:value-type="float">
            <text:p>29.83</text:p>
          </table:table-cell>
          <table:table-cell table:style-name="ce47" table:formula="of:=[.F41]*[.G41]*12+[$'loan-parameters'.$B$32]" office:value-type="currency" office:currency="GBP" office:value="66230" calcext:value-type="currency">
            <text:p>£66,2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1" table:formula="of:=[.A42]/12" office:value-type="float" office:value="3.41666666666667" calcext:value-type="float">
            <text:p>3.42</text:p>
          </table:table-cell>
          <table:table-cell table:style-name="ce47" table:formula="of:=IF([.B42]&lt;=[$'repayment-scenarios'.$B$28];[$'loan-parameters'.$B$31]*[$'current-situation'.$C$7]*(1+[$'current-situation'.$C$7])^[.A42]/((1+[$'current-situation'.$C$7])^[.A42]-1);&quot;&quot;)" office:value-type="currency" office:currency="GBP" office:value="1327.61472770605" calcext:value-type="currency">
            <text:p>£1,327.61</text:p>
          </table:table-cell>
          <table:table-cell table:formula="of:=IF([.C42]&lt;&gt;&quot;&quot;;[.C42]*[.A42]+[$'loan-parameters'.$B$32];&quot;&quot;)" office:value-type="currency" office:currency="GBP" office:value="54432.2038359482" calcext:value-type="currency">
            <text:p>£54,432.20</text:p>
          </table:table-cell>
          <table:table-cell/>
          <table:table-cell office:value-type="currency" office:currency="GBP" office:value="190" calcext:value-type="currency">
            <text:p>£190.00</text:p>
          </table:table-cell>
          <table:table-cell table:style-name="ce31" table:formula="of:=IF([.F42]&lt;=[$'current-situation'.$E$7];[$'loan-parameters'.$B$6]-ORG.OPENOFFICE.MONTHS([$'loan-parameters'.$B$4];TODAY();1)/12;COUNTIF([.$C$2:.$C$361];&quot;&gt;=&quot;&amp;[.F42])/12)" office:value-type="float" office:value="29.8333333333333" calcext:value-type="float">
            <text:p>29.83</text:p>
          </table:table-cell>
          <table:table-cell table:style-name="ce47" table:formula="of:=[.F42]*[.G42]*12+[$'loan-parameters'.$B$32]" office:value-type="currency" office:currency="GBP" office:value="68020" calcext:value-type="currency">
            <text:p>£68,0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" table:formula="of:=[.A43]/12" office:value-type="float" office:value="3.5" calcext:value-type="float">
            <text:p>3.50</text:p>
          </table:table-cell>
          <table:table-cell table:style-name="ce47" table:formula="of:=IF([.B43]&lt;=[$'repayment-scenarios'.$B$28];[$'loan-parameters'.$B$31]*[$'current-situation'.$C$7]*(1+[$'current-situation'.$C$7])^[.A43]/((1+[$'current-situation'.$C$7])^[.A43]-1);&quot;&quot;)" office:value-type="currency" office:currency="GBP" office:value="1297.99332066013" calcext:value-type="currency">
            <text:p>£1,297.99</text:p>
          </table:table-cell>
          <table:table-cell table:formula="of:=IF([.C43]&lt;&gt;&quot;&quot;;[.C43]*[.A43]+[$'loan-parameters'.$B$32];&quot;&quot;)" office:value-type="currency" office:currency="GBP" office:value="54515.7194677253" calcext:value-type="currency">
            <text:p>£54,515.72</text:p>
          </table:table-cell>
          <table:table-cell/>
          <table:table-cell office:value-type="currency" office:currency="GBP" office:value="195" calcext:value-type="currency">
            <text:p>£195.00</text:p>
          </table:table-cell>
          <table:table-cell table:style-name="ce31" table:formula="of:=IF([.F43]&lt;=[$'current-situation'.$E$7];[$'loan-parameters'.$B$6]-ORG.OPENOFFICE.MONTHS([$'loan-parameters'.$B$4];TODAY();1)/12;COUNTIF([.$C$2:.$C$361];&quot;&gt;=&quot;&amp;[.F43])/12)" office:value-type="float" office:value="29.8333333333333" calcext:value-type="float">
            <text:p>29.83</text:p>
          </table:table-cell>
          <table:table-cell table:style-name="ce47" table:formula="of:=[.F43]*[.G43]*12+[$'loan-parameters'.$B$32]" office:value-type="currency" office:currency="GBP" office:value="69810" calcext:value-type="currency">
            <text:p>£69,8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" table:formula="of:=[.A44]/12" office:value-type="float" office:value="3.58333333333333" calcext:value-type="float">
            <text:p>3.58</text:p>
          </table:table-cell>
          <table:table-cell table:style-name="ce47" table:formula="of:=IF([.B44]&lt;=[$'repayment-scenarios'.$B$28];[$'loan-parameters'.$B$31]*[$'current-situation'.$C$7]*(1+[$'current-situation'.$C$7])^[.A44]/((1+[$'current-situation'.$C$7])^[.A44]-1);&quot;&quot;)" office:value-type="currency" office:currency="GBP" office:value="1269.75159493276" calcext:value-type="currency">
            <text:p>£1,269.75</text:p>
          </table:table-cell>
          <table:table-cell table:formula="of:=IF([.C44]&lt;&gt;&quot;&quot;;[.C44]*[.A44]+[$'loan-parameters'.$B$32];&quot;&quot;)" office:value-type="currency" office:currency="GBP" office:value="54599.3185821087" calcext:value-type="currency">
            <text:p>£54,599.32</text:p>
          </table:table-cell>
          <table:table-cell/>
          <table:table-cell office:value-type="currency" office:currency="GBP" office:value="200" calcext:value-type="currency">
            <text:p>£200.00</text:p>
          </table:table-cell>
          <table:table-cell table:style-name="ce31" table:formula="of:=IF([.F44]&lt;=[$'current-situation'.$E$7];[$'loan-parameters'.$B$6]-ORG.OPENOFFICE.MONTHS([$'loan-parameters'.$B$4];TODAY();1)/12;COUNTIF([.$C$2:.$C$361];&quot;&gt;=&quot;&amp;[.F44])/12)" office:value-type="float" office:value="29.8333333333333" calcext:value-type="float">
            <text:p>29.83</text:p>
          </table:table-cell>
          <table:table-cell table:style-name="ce47" table:formula="of:=[.F44]*[.G44]*12+[$'loan-parameters'.$B$32]" office:value-type="currency" office:currency="GBP" office:value="71600" calcext:value-type="currency">
            <text:p>£71,6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1" table:formula="of:=[.A45]/12" office:value-type="float" office:value="3.66666666666667" calcext:value-type="float">
            <text:p>3.67</text:p>
          </table:table-cell>
          <table:table-cell table:style-name="ce47" table:formula="of:=IF([.B45]&lt;=[$'repayment-scenarios'.$B$28];[$'loan-parameters'.$B$31]*[$'current-situation'.$C$7]*(1+[$'current-situation'.$C$7])^[.A45]/((1+[$'current-situation'.$C$7])^[.A45]-1);&quot;&quot;)" office:value-type="currency" office:currency="GBP" office:value="1242.79548118479" calcext:value-type="currency">
            <text:p>£1,242.80</text:p>
          </table:table-cell>
          <table:table-cell table:formula="of:=IF([.C45]&lt;&gt;&quot;&quot;;[.C45]*[.A45]+[$'loan-parameters'.$B$32];&quot;&quot;)" office:value-type="currency" office:currency="GBP" office:value="54683.0011721306" calcext:value-type="currency">
            <text:p>£54,683.00</text:p>
          </table:table-cell>
          <table:table-cell/>
          <table:table-cell office:value-type="currency" office:currency="GBP" office:value="205" calcext:value-type="currency">
            <text:p>£205.00</text:p>
          </table:table-cell>
          <table:table-cell table:style-name="ce31" table:formula="of:=IF([.F45]&lt;=[$'current-situation'.$E$7];[$'loan-parameters'.$B$6]-ORG.OPENOFFICE.MONTHS([$'loan-parameters'.$B$4];TODAY();1)/12;COUNTIF([.$C$2:.$C$361];&quot;&gt;=&quot;&amp;[.F45])/12)" office:value-type="float" office:value="29.8333333333333" calcext:value-type="float">
            <text:p>29.83</text:p>
          </table:table-cell>
          <table:table-cell table:style-name="ce47" table:formula="of:=[.F45]*[.G45]*12+[$'loan-parameters'.$B$32]" office:value-type="currency" office:currency="GBP" office:value="73390" calcext:value-type="currency">
            <text:p>£73,3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1" table:formula="of:=[.A46]/12" office:value-type="float" office:value="3.75" calcext:value-type="float">
            <text:p>3.75</text:p>
          </table:table-cell>
          <table:table-cell table:style-name="ce47" table:formula="of:=IF([.B46]&lt;=[$'repayment-scenarios'.$B$28];[$'loan-parameters'.$B$31]*[$'current-situation'.$C$7]*(1+[$'current-situation'.$C$7])^[.A46]/((1+[$'current-situation'.$C$7])^[.A46]-1);&quot;&quot;)" office:value-type="currency" office:currency="GBP" office:value="1217.03927179244" calcext:value-type="currency">
            <text:p>£1,217.04</text:p>
          </table:table-cell>
          <table:table-cell table:formula="of:=IF([.C46]&lt;&gt;&quot;&quot;;[.C46]*[.A46]+[$'loan-parameters'.$B$32];&quot;&quot;)" office:value-type="currency" office:currency="GBP" office:value="54766.76723066" calcext:value-type="currency">
            <text:p>£54,766.77</text:p>
          </table:table-cell>
          <table:table-cell/>
          <table:table-cell office:value-type="currency" office:currency="GBP" office:value="210" calcext:value-type="currency">
            <text:p>£210.00</text:p>
          </table:table-cell>
          <table:table-cell table:style-name="ce31" table:formula="of:=IF([.F46]&lt;=[$'current-situation'.$E$7];[$'loan-parameters'.$B$6]-ORG.OPENOFFICE.MONTHS([$'loan-parameters'.$B$4];TODAY();1)/12;COUNTIF([.$C$2:.$C$361];&quot;&gt;=&quot;&amp;[.F46])/12)" office:value-type="float" office:value="29.8333333333333" calcext:value-type="float">
            <text:p>29.83</text:p>
          </table:table-cell>
          <table:table-cell table:style-name="ce47" table:formula="of:=[.F46]*[.G46]*12+[$'loan-parameters'.$B$32]" office:value-type="currency" office:currency="GBP" office:value="75180" calcext:value-type="currency">
            <text:p>£75,1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1" table:formula="of:=[.A47]/12" office:value-type="float" office:value="3.83333333333333" calcext:value-type="float">
            <text:p>3.83</text:p>
          </table:table-cell>
          <table:table-cell table:style-name="ce47" table:formula="of:=IF([.B47]&lt;=[$'repayment-scenarios'.$B$28];[$'loan-parameters'.$B$31]*[$'current-situation'.$C$7]*(1+[$'current-situation'.$C$7])^[.A47]/((1+[$'current-situation'.$C$7])^[.A47]-1);&quot;&quot;)" office:value-type="currency" office:currency="GBP" office:value="1192.40471196527" calcext:value-type="currency">
            <text:p>£1,192.40</text:p>
          </table:table-cell>
          <table:table-cell table:formula="of:=IF([.C47]&lt;&gt;&quot;&quot;;[.C47]*[.A47]+[$'loan-parameters'.$B$32];&quot;&quot;)" office:value-type="currency" office:currency="GBP" office:value="54850.6167504023" calcext:value-type="currency">
            <text:p>£54,850.62</text:p>
          </table:table-cell>
          <table:table-cell/>
          <table:table-cell office:value-type="currency" office:currency="GBP" office:value="215" calcext:value-type="currency">
            <text:p>£215.00</text:p>
          </table:table-cell>
          <table:table-cell table:style-name="ce31" table:formula="of:=IF([.F47]&lt;=[$'current-situation'.$E$7];[$'loan-parameters'.$B$6]-ORG.OPENOFFICE.MONTHS([$'loan-parameters'.$B$4];TODAY();1)/12;COUNTIF([.$C$2:.$C$361];&quot;&gt;=&quot;&amp;[.F47])/12)" office:value-type="float" office:value="29.8333333333333" calcext:value-type="float">
            <text:p>29.83</text:p>
          </table:table-cell>
          <table:table-cell table:style-name="ce47" table:formula="of:=[.F47]*[.G47]*12+[$'loan-parameters'.$B$32]" office:value-type="currency" office:currency="GBP" office:value="76970" calcext:value-type="currency">
            <text:p>£76,9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1" table:formula="of:=[.A48]/12" office:value-type="float" office:value="3.91666666666667" calcext:value-type="float">
            <text:p>3.92</text:p>
          </table:table-cell>
          <table:table-cell table:style-name="ce47" table:formula="of:=IF([.B48]&lt;=[$'repayment-scenarios'.$B$28];[$'loan-parameters'.$B$31]*[$'current-situation'.$C$7]*(1+[$'current-situation'.$C$7])^[.A48]/((1+[$'current-situation'.$C$7])^[.A48]-1);&quot;&quot;)" office:value-type="currency" office:currency="GBP" office:value="1168.8202068915" calcext:value-type="currency">
            <text:p>£1,168.82</text:p>
          </table:table-cell>
          <table:table-cell table:formula="of:=IF([.C48]&lt;&gt;&quot;&quot;;[.C48]*[.A48]+[$'loan-parameters'.$B$32];&quot;&quot;)" office:value-type="currency" office:currency="GBP" office:value="54934.5497239005" calcext:value-type="currency">
            <text:p>£54,934.55</text:p>
          </table:table-cell>
          <table:table-cell/>
          <table:table-cell office:value-type="currency" office:currency="GBP" office:value="220" calcext:value-type="currency">
            <text:p>£220.00</text:p>
          </table:table-cell>
          <table:table-cell table:style-name="ce31" table:formula="of:=IF([.F48]&lt;=[$'current-situation'.$E$7];[$'loan-parameters'.$B$6]-ORG.OPENOFFICE.MONTHS([$'loan-parameters'.$B$4];TODAY();1)/12;COUNTIF([.$C$2:.$C$361];&quot;&gt;=&quot;&amp;[.F48])/12)" office:value-type="float" office:value="29.8333333333333" calcext:value-type="float">
            <text:p>29.83</text:p>
          </table:table-cell>
          <table:table-cell table:style-name="ce47" table:formula="of:=[.F48]*[.G48]*12+[$'loan-parameters'.$B$32]" office:value-type="currency" office:currency="GBP" office:value="78760" calcext:value-type="currency">
            <text:p>£78,7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1" table:formula="of:=[.A49]/12" office:value-type="float" office:value="4" calcext:value-type="float">
            <text:p>4.00</text:p>
          </table:table-cell>
          <table:table-cell table:style-name="ce47" table:formula="of:=IF([.B49]&lt;=[$'repayment-scenarios'.$B$28];[$'loan-parameters'.$B$31]*[$'current-situation'.$C$7]*(1+[$'current-situation'.$C$7])^[.A49]/((1+[$'current-situation'.$C$7])^[.A49]-1);&quot;&quot;)" office:value-type="currency" office:currency="GBP" office:value="1146.22012799029" calcext:value-type="currency">
            <text:p>£1,146.22</text:p>
          </table:table-cell>
          <table:table-cell table:formula="of:=IF([.C49]&lt;&gt;&quot;&quot;;[.C49]*[.A49]+[$'loan-parameters'.$B$32];&quot;&quot;)" office:value-type="currency" office:currency="GBP" office:value="55018.5661435339" calcext:value-type="currency">
            <text:p>£55,018.57</text:p>
          </table:table-cell>
          <table:table-cell/>
          <table:table-cell office:value-type="currency" office:currency="GBP" office:value="225" calcext:value-type="currency">
            <text:p>£225.00</text:p>
          </table:table-cell>
          <table:table-cell table:style-name="ce31" table:formula="of:=IF([.F49]&lt;=[$'current-situation'.$E$7];[$'loan-parameters'.$B$6]-ORG.OPENOFFICE.MONTHS([$'loan-parameters'.$B$4];TODAY();1)/12;COUNTIF([.$C$2:.$C$361];&quot;&gt;=&quot;&amp;[.F49])/12)" office:value-type="float" office:value="29.8333333333333" calcext:value-type="float">
            <text:p>29.83</text:p>
          </table:table-cell>
          <table:table-cell table:style-name="ce47" table:formula="of:=[.F49]*[.G49]*12+[$'loan-parameters'.$B$32]" office:value-type="currency" office:currency="GBP" office:value="80550" calcext:value-type="currency">
            <text:p>£80,5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" table:formula="of:=[.A50]/12" office:value-type="float" office:value="4.08333333333333" calcext:value-type="float">
            <text:p>4.08</text:p>
          </table:table-cell>
          <table:table-cell table:style-name="ce47" table:formula="of:=IF([.B50]&lt;=[$'repayment-scenarios'.$B$28];[$'loan-parameters'.$B$31]*[$'current-situation'.$C$7]*(1+[$'current-situation'.$C$7])^[.A50]/((1+[$'current-situation'.$C$7])^[.A50]-1);&quot;&quot;)" office:value-type="currency" office:currency="GBP" office:value="1124.54420411264" calcext:value-type="currency">
            <text:p>£1,124.54</text:p>
          </table:table-cell>
          <table:table-cell table:formula="of:=IF([.C50]&lt;&gt;&quot;&quot;;[.C50]*[.A50]+[$'loan-parameters'.$B$32];&quot;&quot;)" office:value-type="currency" office:currency="GBP" office:value="55102.6660015191" calcext:value-type="currency">
            <text:p>£55,102.67</text:p>
          </table:table-cell>
          <table:table-cell/>
          <table:table-cell office:value-type="currency" office:currency="GBP" office:value="230" calcext:value-type="currency">
            <text:p>£230.00</text:p>
          </table:table-cell>
          <table:table-cell table:style-name="ce31" table:formula="of:=IF([.F50]&lt;=[$'current-situation'.$E$7];[$'loan-parameters'.$B$6]-ORG.OPENOFFICE.MONTHS([$'loan-parameters'.$B$4];TODAY();1)/12;COUNTIF([.$C$2:.$C$361];&quot;&gt;=&quot;&amp;[.F50])/12)" office:value-type="float" office:value="29.8333333333333" calcext:value-type="float">
            <text:p>29.83</text:p>
          </table:table-cell>
          <table:table-cell table:style-name="ce47" table:formula="of:=[.F50]*[.G50]*12+[$'loan-parameters'.$B$32]" office:value-type="currency" office:currency="GBP" office:value="82340" calcext:value-type="currency">
            <text:p>£82,3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table:formula="of:=[.A51]/12" office:value-type="float" office:value="4.16666666666667" calcext:value-type="float">
            <text:p>4.17</text:p>
          </table:table-cell>
          <table:table-cell table:style-name="ce47" table:formula="of:=IF([.B51]&lt;=[$'repayment-scenarios'.$B$28];[$'loan-parameters'.$B$31]*[$'current-situation'.$C$7]*(1+[$'current-situation'.$C$7])^[.A51]/((1+[$'current-situation'.$C$7])^[.A51]-1);&quot;&quot;)" office:value-type="currency" office:currency="GBP" office:value="1103.73698579819" calcext:value-type="currency">
            <text:p>£1,103.74</text:p>
          </table:table-cell>
          <table:table-cell table:formula="of:=IF([.C51]&lt;&gt;&quot;&quot;;[.C51]*[.A51]+[$'loan-parameters'.$B$32];&quot;&quot;)" office:value-type="currency" office:currency="GBP" office:value="55186.8492899096" calcext:value-type="currency">
            <text:p>£55,186.85</text:p>
          </table:table-cell>
          <table:table-cell/>
          <table:table-cell office:value-type="currency" office:currency="GBP" office:value="235" calcext:value-type="currency">
            <text:p>£235.00</text:p>
          </table:table-cell>
          <table:table-cell table:style-name="ce31" table:formula="of:=IF([.F51]&lt;=[$'current-situation'.$E$7];[$'loan-parameters'.$B$6]-ORG.OPENOFFICE.MONTHS([$'loan-parameters'.$B$4];TODAY();1)/12;COUNTIF([.$C$2:.$C$361];&quot;&gt;=&quot;&amp;[.F51])/12)" office:value-type="float" office:value="29.8333333333333" calcext:value-type="float">
            <text:p>29.83</text:p>
          </table:table-cell>
          <table:table-cell table:style-name="ce47" table:formula="of:=[.F51]*[.G51]*12+[$'loan-parameters'.$B$32]" office:value-type="currency" office:currency="GBP" office:value="84130" calcext:value-type="currency">
            <text:p>£84,1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" table:formula="of:=[.A52]/12" office:value-type="float" office:value="4.25" calcext:value-type="float">
            <text:p>4.25</text:p>
          </table:table-cell>
          <table:table-cell table:style-name="ce47" table:formula="of:=IF([.B52]&lt;=[$'repayment-scenarios'.$B$28];[$'loan-parameters'.$B$31]*[$'current-situation'.$C$7]*(1+[$'current-situation'.$C$7])^[.A52]/((1+[$'current-situation'.$C$7])^[.A52]-1);&quot;&quot;)" office:value-type="currency" office:currency="GBP" office:value="1083.74737256071" calcext:value-type="currency">
            <text:p>£1,083.75</text:p>
          </table:table-cell>
          <table:table-cell table:formula="of:=IF([.C52]&lt;&gt;&quot;&quot;;[.C52]*[.A52]+[$'loan-parameters'.$B$32];&quot;&quot;)" office:value-type="currency" office:currency="GBP" office:value="55271.116000596" calcext:value-type="currency">
            <text:p>£55,271.12</text:p>
          </table:table-cell>
          <table:table-cell/>
          <table:table-cell office:value-type="currency" office:currency="GBP" office:value="240" calcext:value-type="currency">
            <text:p>£240.00</text:p>
          </table:table-cell>
          <table:table-cell table:style-name="ce31" table:formula="of:=IF([.F52]&lt;=[$'current-situation'.$E$7];[$'loan-parameters'.$B$6]-ORG.OPENOFFICE.MONTHS([$'loan-parameters'.$B$4];TODAY();1)/12;COUNTIF([.$C$2:.$C$361];&quot;&gt;=&quot;&amp;[.F52])/12)" office:value-type="float" office:value="29.1666666666667" calcext:value-type="float">
            <text:p>29.17</text:p>
          </table:table-cell>
          <table:table-cell table:style-name="ce47" table:formula="of:=[.F52]*[.G52]*12+[$'loan-parameters'.$B$32]" office:value-type="currency" office:currency="GBP" office:value="84000" calcext:value-type="currency">
            <text:p>£84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1" table:formula="of:=[.A53]/12" office:value-type="float" office:value="4.33333333333333" calcext:value-type="float">
            <text:p>4.33</text:p>
          </table:table-cell>
          <table:table-cell table:style-name="ce47" table:formula="of:=IF([.B53]&lt;=[$'repayment-scenarios'.$B$28];[$'loan-parameters'.$B$31]*[$'current-situation'.$C$7]*(1+[$'current-situation'.$C$7])^[.A53]/((1+[$'current-situation'.$C$7])^[.A53]-1);&quot;&quot;)" office:value-type="currency" office:currency="GBP" office:value="1064.52819471742" calcext:value-type="currency">
            <text:p>£1,064.53</text:p>
          </table:table-cell>
          <table:table-cell table:formula="of:=IF([.C53]&lt;&gt;&quot;&quot;;[.C53]*[.A53]+[$'loan-parameters'.$B$32];&quot;&quot;)" office:value-type="currency" office:currency="GBP" office:value="55355.466125306" calcext:value-type="currency">
            <text:p>£55,355.47</text:p>
          </table:table-cell>
          <table:table-cell/>
          <table:table-cell office:value-type="currency" office:currency="GBP" office:value="245" calcext:value-type="currency">
            <text:p>£245.00</text:p>
          </table:table-cell>
          <table:table-cell table:style-name="ce31" table:formula="of:=IF([.F53]&lt;=[$'current-situation'.$E$7];[$'loan-parameters'.$B$6]-ORG.OPENOFFICE.MONTHS([$'loan-parameters'.$B$4];TODAY();1)/12;COUNTIF([.$C$2:.$C$361];&quot;&gt;=&quot;&amp;[.F53])/12)" office:value-type="float" office:value="28.1666666666667" calcext:value-type="float">
            <text:p>28.17</text:p>
          </table:table-cell>
          <table:table-cell table:style-name="ce47" table:formula="of:=[.F53]*[.G53]*12+[$'loan-parameters'.$B$32]" office:value-type="currency" office:currency="GBP" office:value="82810" calcext:value-type="currency">
            <text:p>£82,8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1" table:formula="of:=[.A54]/12" office:value-type="float" office:value="4.41666666666667" calcext:value-type="float">
            <text:p>4.42</text:p>
          </table:table-cell>
          <table:table-cell table:style-name="ce47" table:formula="of:=IF([.B54]&lt;=[$'repayment-scenarios'.$B$28];[$'loan-parameters'.$B$31]*[$'current-situation'.$C$7]*(1+[$'current-situation'.$C$7])^[.A54]/((1+[$'current-situation'.$C$7])^[.A54]-1);&quot;&quot;)" office:value-type="currency" office:currency="GBP" office:value="1046.03584255858" calcext:value-type="currency">
            <text:p>£1,046.04</text:p>
          </table:table-cell>
          <table:table-cell table:formula="of:=IF([.C54]&lt;&gt;&quot;&quot;;[.C54]*[.A54]+[$'loan-parameters'.$B$32];&quot;&quot;)" office:value-type="currency" office:currency="GBP" office:value="55439.8996556047" calcext:value-type="currency">
            <text:p>£55,439.90</text:p>
          </table:table-cell>
          <table:table-cell/>
          <table:table-cell office:value-type="currency" office:currency="GBP" office:value="250" calcext:value-type="currency">
            <text:p>£250.00</text:p>
          </table:table-cell>
          <table:table-cell table:style-name="ce31" table:formula="of:=IF([.F54]&lt;=[$'current-situation'.$E$7];[$'loan-parameters'.$B$6]-ORG.OPENOFFICE.MONTHS([$'loan-parameters'.$B$4];TODAY();1)/12;COUNTIF([.$C$2:.$C$361];&quot;&gt;=&quot;&amp;[.F54])/12)" office:value-type="float" office:value="27.1666666666667" calcext:value-type="float">
            <text:p>27.17</text:p>
          </table:table-cell>
          <table:table-cell table:style-name="ce47" table:formula="of:=[.F54]*[.G54]*12+[$'loan-parameters'.$B$32]" office:value-type="currency" office:currency="GBP" office:value="81500" calcext:value-type="currency">
            <text:p>£81,5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1" table:formula="of:=[.A55]/12" office:value-type="float" office:value="4.5" calcext:value-type="float">
            <text:p>4.50</text:p>
          </table:table-cell>
          <table:table-cell table:style-name="ce47" table:formula="of:=IF([.B55]&lt;=[$'repayment-scenarios'.$B$28];[$'loan-parameters'.$B$31]*[$'current-situation'.$C$7]*(1+[$'current-situation'.$C$7])^[.A55]/((1+[$'current-situation'.$C$7])^[.A55]-1);&quot;&quot;)" office:value-type="currency" office:currency="GBP" office:value="1028.22993672026" calcext:value-type="currency">
            <text:p>£1,028.23</text:p>
          </table:table-cell>
          <table:table-cell table:formula="of:=IF([.C55]&lt;&gt;&quot;&quot;;[.C55]*[.A55]+[$'loan-parameters'.$B$32];&quot;&quot;)" office:value-type="currency" office:currency="GBP" office:value="55524.4165828941" calcext:value-type="currency">
            <text:p>£55,524.42</text:p>
          </table:table-cell>
          <table:table-cell/>
          <table:table-cell office:value-type="currency" office:currency="GBP" office:value="255" calcext:value-type="currency">
            <text:p>£255.00</text:p>
          </table:table-cell>
          <table:table-cell table:style-name="ce31" table:formula="of:=IF([.F55]&lt;=[$'current-situation'.$E$7];[$'loan-parameters'.$B$6]-ORG.OPENOFFICE.MONTHS([$'loan-parameters'.$B$4];TODAY();1)/12;COUNTIF([.$C$2:.$C$361];&quot;&gt;=&quot;&amp;[.F55])/12)" office:value-type="float" office:value="26.25" calcext:value-type="float">
            <text:p>26.25</text:p>
          </table:table-cell>
          <table:table-cell table:style-name="ce47" table:formula="of:=[.F55]*[.G55]*12+[$'loan-parameters'.$B$32]" office:value-type="currency" office:currency="GBP" office:value="80325" calcext:value-type="currency">
            <text:p>£80,3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1" table:formula="of:=[.A56]/12" office:value-type="float" office:value="4.58333333333333" calcext:value-type="float">
            <text:p>4.58</text:p>
          </table:table-cell>
          <table:table-cell table:style-name="ce47" table:formula="of:=IF([.B56]&lt;=[$'repayment-scenarios'.$B$28];[$'loan-parameters'.$B$31]*[$'current-situation'.$C$7]*(1+[$'current-situation'.$C$7])^[.A56]/((1+[$'current-situation'.$C$7])^[.A56]-1);&quot;&quot;)" office:value-type="currency" office:currency="GBP" office:value="1011.07303451662" calcext:value-type="currency">
            <text:p>£1,011.07</text:p>
          </table:table-cell>
          <table:table-cell table:formula="of:=IF([.C56]&lt;&gt;&quot;&quot;;[.C56]*[.A56]+[$'loan-parameters'.$B$32];&quot;&quot;)" office:value-type="currency" office:currency="GBP" office:value="55609.016898414" calcext:value-type="currency">
            <text:p>£55,609.02</text:p>
          </table:table-cell>
          <table:table-cell/>
          <table:table-cell office:value-type="currency" office:currency="GBP" office:value="260" calcext:value-type="currency">
            <text:p>£260.00</text:p>
          </table:table-cell>
          <table:table-cell table:style-name="ce31" table:formula="of:=IF([.F56]&lt;=[$'current-situation'.$E$7];[$'loan-parameters'.$B$6]-ORG.OPENOFFICE.MONTHS([$'loan-parameters'.$B$4];TODAY();1)/12;COUNTIF([.$C$2:.$C$361];&quot;&gt;=&quot;&amp;[.F56])/12)" office:value-type="float" office:value="25.4166666666667" calcext:value-type="float">
            <text:p>25.42</text:p>
          </table:table-cell>
          <table:table-cell table:style-name="ce47" table:formula="of:=[.F56]*[.G56]*12+[$'loan-parameters'.$B$32]" office:value-type="currency" office:currency="GBP" office:value="79300" calcext:value-type="currency">
            <text:p>£79,3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1" table:formula="of:=[.A57]/12" office:value-type="float" office:value="4.66666666666667" calcext:value-type="float">
            <text:p>4.67</text:p>
          </table:table-cell>
          <table:table-cell table:style-name="ce47" table:formula="of:=IF([.B57]&lt;=[$'repayment-scenarios'.$B$28];[$'loan-parameters'.$B$31]*[$'current-situation'.$C$7]*(1+[$'current-situation'.$C$7])^[.A57]/((1+[$'current-situation'.$C$7])^[.A57]-1);&quot;&quot;)" office:value-type="currency" office:currency="GBP" office:value="994.530367736447" calcext:value-type="currency">
            <text:p>£994.53</text:p>
          </table:table-cell>
          <table:table-cell table:formula="of:=IF([.C57]&lt;&gt;&quot;&quot;;[.C57]*[.A57]+[$'loan-parameters'.$B$32];&quot;&quot;)" office:value-type="currency" office:currency="GBP" office:value="55693.7005932411" calcext:value-type="currency">
            <text:p>£55,693.70</text:p>
          </table:table-cell>
          <table:table-cell/>
          <table:table-cell office:value-type="currency" office:currency="GBP" office:value="265" calcext:value-type="currency">
            <text:p>£265.00</text:p>
          </table:table-cell>
          <table:table-cell table:style-name="ce31" table:formula="of:=IF([.F57]&lt;=[$'current-situation'.$E$7];[$'loan-parameters'.$B$6]-ORG.OPENOFFICE.MONTHS([$'loan-parameters'.$B$4];TODAY();1)/12;COUNTIF([.$C$2:.$C$361];&quot;&gt;=&quot;&amp;[.F57])/12)" office:value-type="float" office:value="24.5833333333333" calcext:value-type="float">
            <text:p>24.58</text:p>
          </table:table-cell>
          <table:table-cell table:style-name="ce47" table:formula="of:=[.F57]*[.G57]*12+[$'loan-parameters'.$B$32]" office:value-type="currency" office:currency="GBP" office:value="78175" calcext:value-type="currency">
            <text:p>£78,1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1" table:formula="of:=[.A58]/12" office:value-type="float" office:value="4.75" calcext:value-type="float">
            <text:p>4.75</text:p>
          </table:table-cell>
          <table:table-cell table:style-name="ce47" table:formula="of:=IF([.B58]&lt;=[$'repayment-scenarios'.$B$28];[$'loan-parameters'.$B$31]*[$'current-situation'.$C$7]*(1+[$'current-situation'.$C$7])^[.A58]/((1+[$'current-situation'.$C$7])^[.A58]-1);&quot;&quot;)" office:value-type="currency" office:currency="GBP" office:value="978.56960804017" calcext:value-type="currency">
            <text:p>£978.57</text:p>
          </table:table-cell>
          <table:table-cell table:formula="of:=IF([.C58]&lt;&gt;&quot;&quot;;[.C58]*[.A58]+[$'loan-parameters'.$B$32];&quot;&quot;)" office:value-type="currency" office:currency="GBP" office:value="55778.4676582897" calcext:value-type="currency">
            <text:p>£55,778.47</text:p>
          </table:table-cell>
          <table:table-cell/>
          <table:table-cell office:value-type="currency" office:currency="GBP" office:value="270" calcext:value-type="currency">
            <text:p>£270.00</text:p>
          </table:table-cell>
          <table:table-cell table:style-name="ce31" table:formula="of:=IF([.F58]&lt;=[$'current-situation'.$E$7];[$'loan-parameters'.$B$6]-ORG.OPENOFFICE.MONTHS([$'loan-parameters'.$B$4];TODAY();1)/12;COUNTIF([.$C$2:.$C$361];&quot;&gt;=&quot;&amp;[.F58])/12)" office:value-type="float" office:value="23.8333333333333" calcext:value-type="float">
            <text:p>23.83</text:p>
          </table:table-cell>
          <table:table-cell table:style-name="ce47" table:formula="of:=[.F58]*[.G58]*12+[$'loan-parameters'.$B$32]" office:value-type="currency" office:currency="GBP" office:value="77220" calcext:value-type="currency">
            <text:p>£77,2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1" table:formula="of:=[.A59]/12" office:value-type="float" office:value="4.83333333333333" calcext:value-type="float">
            <text:p>4.83</text:p>
          </table:table-cell>
          <table:table-cell table:style-name="ce47" table:formula="of:=IF([.B59]&lt;=[$'repayment-scenarios'.$B$28];[$'loan-parameters'.$B$31]*[$'current-situation'.$C$7]*(1+[$'current-situation'.$C$7])^[.A59]/((1+[$'current-situation'.$C$7])^[.A59]-1);&quot;&quot;)" office:value-type="currency" office:currency="GBP" office:value="963.160656626067" calcext:value-type="currency">
            <text:p>£963.16</text:p>
          </table:table-cell>
          <table:table-cell table:formula="of:=IF([.C59]&lt;&gt;&quot;&quot;;[.C59]*[.A59]+[$'loan-parameters'.$B$32];&quot;&quot;)" office:value-type="currency" office:currency="GBP" office:value="55863.3180843119" calcext:value-type="currency">
            <text:p>£55,863.32</text:p>
          </table:table-cell>
          <table:table-cell/>
          <table:table-cell office:value-type="currency" office:currency="GBP" office:value="275" calcext:value-type="currency">
            <text:p>£275.00</text:p>
          </table:table-cell>
          <table:table-cell table:style-name="ce31" table:formula="of:=IF([.F59]&lt;=[$'current-situation'.$E$7];[$'loan-parameters'.$B$6]-ORG.OPENOFFICE.MONTHS([$'loan-parameters'.$B$4];TODAY();1)/12;COUNTIF([.$C$2:.$C$361];&quot;&gt;=&quot;&amp;[.F59])/12)" office:value-type="float" office:value="23.1666666666667" calcext:value-type="float">
            <text:p>23.17</text:p>
          </table:table-cell>
          <table:table-cell table:style-name="ce47" table:formula="of:=[.F59]*[.G59]*12+[$'loan-parameters'.$B$32]" office:value-type="currency" office:currency="GBP" office:value="76450" calcext:value-type="currency">
            <text:p>£76,4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1" table:formula="of:=[.A60]/12" office:value-type="float" office:value="4.91666666666667" calcext:value-type="float">
            <text:p>4.92</text:p>
          </table:table-cell>
          <table:table-cell table:style-name="ce47" table:formula="of:=IF([.B60]&lt;=[$'repayment-scenarios'.$B$28];[$'loan-parameters'.$B$31]*[$'current-situation'.$C$7]*(1+[$'current-situation'.$C$7])^[.A60]/((1+[$'current-situation'.$C$7])^[.A60]-1);&quot;&quot;)" office:value-type="currency" office:currency="GBP" office:value="948.275455286389" calcext:value-type="currency">
            <text:p>£948.28</text:p>
          </table:table-cell>
          <table:table-cell table:formula="of:=IF([.C60]&lt;&gt;&quot;&quot;;[.C60]*[.A60]+[$'loan-parameters'.$B$32];&quot;&quot;)" office:value-type="currency" office:currency="GBP" office:value="55948.2518618969" calcext:value-type="currency">
            <text:p>£55,948.25</text:p>
          </table:table-cell>
          <table:table-cell/>
          <table:table-cell office:value-type="currency" office:currency="GBP" office:value="280" calcext:value-type="currency">
            <text:p>£280.00</text:p>
          </table:table-cell>
          <table:table-cell table:style-name="ce31" table:formula="of:=IF([.F60]&lt;=[$'current-situation'.$E$7];[$'loan-parameters'.$B$6]-ORG.OPENOFFICE.MONTHS([$'loan-parameters'.$B$4];TODAY();1)/12;COUNTIF([.$C$2:.$C$361];&quot;&gt;=&quot;&amp;[.F60])/12)" office:value-type="float" office:value="22.5" calcext:value-type="float">
            <text:p>22.50</text:p>
          </table:table-cell>
          <table:table-cell table:style-name="ce47" table:formula="of:=[.F60]*[.G60]*12+[$'loan-parameters'.$B$32]" office:value-type="currency" office:currency="GBP" office:value="75600" calcext:value-type="currency">
            <text:p>£75,6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1" table:formula="of:=[.A61]/12" office:value-type="float" office:value="5" calcext:value-type="float">
            <text:p>5.00</text:p>
          </table:table-cell>
          <table:table-cell table:style-name="ce47" table:formula="of:=IF([.B61]&lt;=[$'repayment-scenarios'.$B$28];[$'loan-parameters'.$B$31]*[$'current-situation'.$C$7]*(1+[$'current-situation'.$C$7])^[.A61]/((1+[$'current-situation'.$C$7])^[.A61]-1);&quot;&quot;)" office:value-type="currency" office:currency="GBP" office:value="933.887816357866" calcext:value-type="currency">
            <text:p>£933.89</text:p>
          </table:table-cell>
          <table:table-cell table:formula="of:=IF([.C61]&lt;&gt;&quot;&quot;;[.C61]*[.A61]+[$'loan-parameters'.$B$32];&quot;&quot;)" office:value-type="currency" office:currency="GBP" office:value="56033.2689814719" calcext:value-type="currency">
            <text:p>£56,033.27</text:p>
          </table:table-cell>
          <table:table-cell/>
          <table:table-cell office:value-type="currency" office:currency="GBP" office:value="285" calcext:value-type="currency">
            <text:p>£285.00</text:p>
          </table:table-cell>
          <table:table-cell table:style-name="ce31" table:formula="of:=IF([.F61]&lt;=[$'current-situation'.$E$7];[$'loan-parameters'.$B$6]-ORG.OPENOFFICE.MONTHS([$'loan-parameters'.$B$4];TODAY();1)/12;COUNTIF([.$C$2:.$C$361];&quot;&gt;=&quot;&amp;[.F61])/12)" office:value-type="float" office:value="21.9166666666667" calcext:value-type="float">
            <text:p>21.92</text:p>
          </table:table-cell>
          <table:table-cell table:style-name="ce47" table:formula="of:=[.F61]*[.G61]*12+[$'loan-parameters'.$B$32]" office:value-type="currency" office:currency="GBP" office:value="74955" calcext:value-type="currency">
            <text:p>£74,9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1" table:formula="of:=[.A62]/12" office:value-type="float" office:value="5.08333333333333" calcext:value-type="float">
            <text:p>5.08</text:p>
          </table:table-cell>
          <table:table-cell table:style-name="ce47" table:formula="of:=IF([.B62]&lt;=[$'repayment-scenarios'.$B$28];[$'loan-parameters'.$B$31]*[$'current-situation'.$C$7]*(1+[$'current-situation'.$C$7])^[.A62]/((1+[$'current-situation'.$C$7])^[.A62]-1);&quot;&quot;)" office:value-type="currency" office:currency="GBP" office:value="919.973269398387" calcext:value-type="currency">
            <text:p>£919.97</text:p>
          </table:table-cell>
          <table:table-cell table:formula="of:=IF([.C62]&lt;&gt;&quot;&quot;;[.C62]*[.A62]+[$'loan-parameters'.$B$32];&quot;&quot;)" office:value-type="currency" office:currency="GBP" office:value="56118.3694333016" calcext:value-type="currency">
            <text:p>£56,118.37</text:p>
          </table:table-cell>
          <table:table-cell/>
          <table:table-cell office:value-type="currency" office:currency="GBP" office:value="290" calcext:value-type="currency">
            <text:p>£290.00</text:p>
          </table:table-cell>
          <table:table-cell table:style-name="ce31" table:formula="of:=IF([.F62]&lt;=[$'current-situation'.$E$7];[$'loan-parameters'.$B$6]-ORG.OPENOFFICE.MONTHS([$'loan-parameters'.$B$4];TODAY();1)/12;COUNTIF([.$C$2:.$C$361];&quot;&gt;=&quot;&amp;[.F62])/12)" office:value-type="float" office:value="21.3333333333333" calcext:value-type="float">
            <text:p>21.33</text:p>
          </table:table-cell>
          <table:table-cell table:style-name="ce47" table:formula="of:=[.F62]*[.G62]*12+[$'loan-parameters'.$B$32]" office:value-type="currency" office:currency="GBP" office:value="74240" calcext:value-type="currency">
            <text:p>£74,2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1" table:formula="of:=[.A63]/12" office:value-type="float" office:value="5.16666666666667" calcext:value-type="float">
            <text:p>5.17</text:p>
          </table:table-cell>
          <table:table-cell table:style-name="ce47" table:formula="of:=IF([.B63]&lt;=[$'repayment-scenarios'.$B$28];[$'loan-parameters'.$B$31]*[$'current-situation'.$C$7]*(1+[$'current-situation'.$C$7])^[.A63]/((1+[$'current-situation'.$C$7])^[.A63]-1);&quot;&quot;)" office:value-type="currency" office:currency="GBP" office:value="906.508922701428" calcext:value-type="currency">
            <text:p>£906.51</text:p>
          </table:table-cell>
          <table:table-cell table:formula="of:=IF([.C63]&lt;&gt;&quot;&quot;;[.C63]*[.A63]+[$'loan-parameters'.$B$32];&quot;&quot;)" office:value-type="currency" office:currency="GBP" office:value="56203.5532074886" calcext:value-type="currency">
            <text:p>£56,203.55</text:p>
          </table:table-cell>
          <table:table-cell/>
          <table:table-cell office:value-type="currency" office:currency="GBP" office:value="295" calcext:value-type="currency">
            <text:p>£295.00</text:p>
          </table:table-cell>
          <table:table-cell table:style-name="ce31" table:formula="of:=IF([.F63]&lt;=[$'current-situation'.$E$7];[$'loan-parameters'.$B$6]-ORG.OPENOFFICE.MONTHS([$'loan-parameters'.$B$4];TODAY();1)/12;COUNTIF([.$C$2:.$C$361];&quot;&gt;=&quot;&amp;[.F63])/12)" office:value-type="float" office:value="20.75" calcext:value-type="float">
            <text:p>20.75</text:p>
          </table:table-cell>
          <table:table-cell table:style-name="ce47" table:formula="of:=[.F63]*[.G63]*12+[$'loan-parameters'.$B$32]" office:value-type="currency" office:currency="GBP" office:value="73455" calcext:value-type="currency">
            <text:p>£73,4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1" table:formula="of:=[.A64]/12" office:value-type="float" office:value="5.25" calcext:value-type="float">
            <text:p>5.25</text:p>
          </table:table-cell>
          <table:table-cell table:style-name="ce47" table:formula="of:=IF([.B64]&lt;=[$'repayment-scenarios'.$B$28];[$'loan-parameters'.$B$31]*[$'current-situation'.$C$7]*(1+[$'current-situation'.$C$7])^[.A64]/((1+[$'current-situation'.$C$7])^[.A64]-1);&quot;&quot;)" office:value-type="currency" office:currency="GBP" office:value="893.473337999574" calcext:value-type="currency">
            <text:p>£893.47</text:p>
          </table:table-cell>
          <table:table-cell table:formula="of:=IF([.C64]&lt;&gt;&quot;&quot;;[.C64]*[.A64]+[$'loan-parameters'.$B$32];&quot;&quot;)" office:value-type="currency" office:currency="GBP" office:value="56288.8202939731" calcext:value-type="currency">
            <text:p>£56,288.82</text:p>
          </table:table-cell>
          <table:table-cell/>
          <table:table-cell office:value-type="currency" office:currency="GBP" office:value="300" calcext:value-type="currency">
            <text:p>£300.00</text:p>
          </table:table-cell>
          <table:table-cell table:style-name="ce31" table:formula="of:=IF([.F64]&lt;=[$'current-situation'.$E$7];[$'loan-parameters'.$B$6]-ORG.OPENOFFICE.MONTHS([$'loan-parameters'.$B$4];TODAY();1)/12;COUNTIF([.$C$2:.$C$361];&quot;&gt;=&quot;&amp;[.F64])/12)" office:value-type="float" office:value="20.25" calcext:value-type="float">
            <text:p>20.25</text:p>
          </table:table-cell>
          <table:table-cell table:style-name="ce47" table:formula="of:=[.F64]*[.G64]*12+[$'loan-parameters'.$B$32]" office:value-type="currency" office:currency="GBP" office:value="72900" calcext:value-type="currency">
            <text:p>£72,9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1" table:formula="of:=[.A65]/12" office:value-type="float" office:value="5.33333333333333" calcext:value-type="float">
            <text:p>5.33</text:p>
          </table:table-cell>
          <table:table-cell table:style-name="ce47" table:formula="of:=IF([.B65]&lt;=[$'repayment-scenarios'.$B$28];[$'loan-parameters'.$B$31]*[$'current-situation'.$C$7]*(1+[$'current-situation'.$C$7])^[.A65]/((1+[$'current-situation'.$C$7])^[.A65]-1);&quot;&quot;)" office:value-type="currency" office:currency="GBP" office:value="880.846416914588" calcext:value-type="currency">
            <text:p>£880.85</text:p>
          </table:table-cell>
          <table:table-cell table:formula="of:=IF([.C65]&lt;&gt;&quot;&quot;;[.C65]*[.A65]+[$'loan-parameters'.$B$32];&quot;&quot;)" office:value-type="currency" office:currency="GBP" office:value="56374.1706825336" calcext:value-type="currency">
            <text:p>£56,374.17</text:p>
          </table:table-cell>
          <table:table-cell/>
          <table:table-cell office:value-type="currency" office:currency="GBP" office:value="305" calcext:value-type="currency">
            <text:p>£305.00</text:p>
          </table:table-cell>
          <table:table-cell table:style-name="ce31" table:formula="of:=IF([.F65]&lt;=[$'current-situation'.$E$7];[$'loan-parameters'.$B$6]-ORG.OPENOFFICE.MONTHS([$'loan-parameters'.$B$4];TODAY();1)/12;COUNTIF([.$C$2:.$C$361];&quot;&gt;=&quot;&amp;[.F65])/12)" office:value-type="float" office:value="19.75" calcext:value-type="float">
            <text:p>19.75</text:p>
          </table:table-cell>
          <table:table-cell table:style-name="ce47" table:formula="of:=[.F65]*[.G65]*12+[$'loan-parameters'.$B$32]" office:value-type="currency" office:currency="GBP" office:value="72285" calcext:value-type="currency">
            <text:p>£72,28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1" table:formula="of:=[.A66]/12" office:value-type="float" office:value="5.41666666666667" calcext:value-type="float">
            <text:p>5.42</text:p>
          </table:table-cell>
          <table:table-cell table:style-name="ce47" table:formula="of:=IF([.B66]&lt;=[$'repayment-scenarios'.$B$28];[$'loan-parameters'.$B$31]*[$'current-situation'.$C$7]*(1+[$'current-situation'.$C$7])^[.A66]/((1+[$'current-situation'.$C$7])^[.A66]-1);&quot;&quot;)" office:value-type="currency" office:currency="GBP" office:value="868.609297889019" calcext:value-type="currency">
            <text:p>£868.61</text:p>
          </table:table-cell>
          <table:table-cell table:formula="of:=IF([.C66]&lt;&gt;&quot;&quot;;[.C66]*[.A66]+[$'loan-parameters'.$B$32];&quot;&quot;)" office:value-type="currency" office:currency="GBP" office:value="56459.6043627863" calcext:value-type="currency">
            <text:p>£56,459.60</text:p>
          </table:table-cell>
          <table:table-cell/>
          <table:table-cell office:value-type="currency" office:currency="GBP" office:value="310" calcext:value-type="currency">
            <text:p>£310.00</text:p>
          </table:table-cell>
          <table:table-cell table:style-name="ce31" table:formula="of:=IF([.F66]&lt;=[$'current-situation'.$E$7];[$'loan-parameters'.$B$6]-ORG.OPENOFFICE.MONTHS([$'loan-parameters'.$B$4];TODAY();1)/12;COUNTIF([.$C$2:.$C$361];&quot;&gt;=&quot;&amp;[.F66])/12)" office:value-type="float" office:value="19.25" calcext:value-type="float">
            <text:p>19.25</text:p>
          </table:table-cell>
          <table:table-cell table:style-name="ce47" table:formula="of:=[.F66]*[.G66]*12+[$'loan-parameters'.$B$32]" office:value-type="currency" office:currency="GBP" office:value="71610" calcext:value-type="currency">
            <text:p>£71,6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1" table:formula="of:=[.A67]/12" office:value-type="float" office:value="5.5" calcext:value-type="float">
            <text:p>5.50</text:p>
          </table:table-cell>
          <table:table-cell table:style-name="ce47" table:formula="of:=IF([.B67]&lt;=[$'repayment-scenarios'.$B$28];[$'loan-parameters'.$B$31]*[$'current-situation'.$C$7]*(1+[$'current-situation'.$C$7])^[.A67]/((1+[$'current-situation'.$C$7])^[.A67]-1);&quot;&quot;)" office:value-type="currency" office:currency="GBP" office:value="856.744262487657" calcext:value-type="currency">
            <text:p>£856.74</text:p>
          </table:table-cell>
          <table:table-cell table:formula="of:=IF([.C67]&lt;&gt;&quot;&quot;;[.C67]*[.A67]+[$'loan-parameters'.$B$32];&quot;&quot;)" office:value-type="currency" office:currency="GBP" office:value="56545.1213241854" calcext:value-type="currency">
            <text:p>£56,545.12</text:p>
          </table:table-cell>
          <table:table-cell/>
          <table:table-cell office:value-type="currency" office:currency="GBP" office:value="315" calcext:value-type="currency">
            <text:p>£315.00</text:p>
          </table:table-cell>
          <table:table-cell table:style-name="ce31" table:formula="of:=IF([.F67]&lt;=[$'current-situation'.$E$7];[$'loan-parameters'.$B$6]-ORG.OPENOFFICE.MONTHS([$'loan-parameters'.$B$4];TODAY();1)/12;COUNTIF([.$C$2:.$C$361];&quot;&gt;=&quot;&amp;[.F67])/12)" office:value-type="float" office:value="18.8333333333333" calcext:value-type="float">
            <text:p>18.83</text:p>
          </table:table-cell>
          <table:table-cell table:style-name="ce47" table:formula="of:=[.F67]*[.G67]*12+[$'loan-parameters'.$B$32]" office:value-type="currency" office:currency="GBP" office:value="71190" calcext:value-type="currency">
            <text:p>£71,1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1" table:formula="of:=[.A68]/12" office:value-type="float" office:value="5.58333333333333" calcext:value-type="float">
            <text:p>5.58</text:p>
          </table:table-cell>
          <table:table-cell table:style-name="ce47" table:formula="of:=IF([.B68]&lt;=[$'repayment-scenarios'.$B$28];[$'loan-parameters'.$B$31]*[$'current-situation'.$C$7]*(1+[$'current-situation'.$C$7])^[.A68]/((1+[$'current-situation'.$C$7])^[.A68]-1);&quot;&quot;)" office:value-type="currency" office:currency="GBP" office:value="845.234650089902" calcext:value-type="currency">
            <text:p>£845.23</text:p>
          </table:table-cell>
          <table:table-cell table:formula="of:=IF([.C68]&lt;&gt;&quot;&quot;;[.C68]*[.A68]+[$'loan-parameters'.$B$32];&quot;&quot;)" office:value-type="currency" office:currency="GBP" office:value="56630.7215560234" calcext:value-type="currency">
            <text:p>£56,630.72</text:p>
          </table:table-cell>
          <table:table-cell/>
          <table:table-cell office:value-type="currency" office:currency="GBP" office:value="320" calcext:value-type="currency">
            <text:p>£320.00</text:p>
          </table:table-cell>
          <table:table-cell table:style-name="ce31" table:formula="of:=IF([.F68]&lt;=[$'current-situation'.$E$7];[$'loan-parameters'.$B$6]-ORG.OPENOFFICE.MONTHS([$'loan-parameters'.$B$4];TODAY();1)/12;COUNTIF([.$C$2:.$C$361];&quot;&gt;=&quot;&amp;[.F68])/12)" office:value-type="float" office:value="18.4166666666667" calcext:value-type="float">
            <text:p>18.42</text:p>
          </table:table-cell>
          <table:table-cell table:style-name="ce47" table:formula="of:=[.F68]*[.G68]*12+[$'loan-parameters'.$B$32]" office:value-type="currency" office:currency="GBP" office:value="70720" calcext:value-type="currency">
            <text:p>£70,7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1" table:formula="of:=[.A69]/12" office:value-type="float" office:value="5.66666666666667" calcext:value-type="float">
            <text:p>5.67</text:p>
          </table:table-cell>
          <table:table-cell table:style-name="ce47" table:formula="of:=IF([.B69]&lt;=[$'repayment-scenarios'.$B$28];[$'loan-parameters'.$B$31]*[$'current-situation'.$C$7]*(1+[$'current-situation'.$C$7])^[.A69]/((1+[$'current-situation'.$C$7])^[.A69]-1);&quot;&quot;)" office:value-type="currency" office:currency="GBP" office:value="834.06478010928" calcext:value-type="currency">
            <text:p>£834.06</text:p>
          </table:table-cell>
          <table:table-cell table:formula="of:=IF([.C69]&lt;&gt;&quot;&quot;;[.C69]*[.A69]+[$'loan-parameters'.$B$32];&quot;&quot;)" office:value-type="currency" office:currency="GBP" office:value="56716.405047431" calcext:value-type="currency">
            <text:p>£56,716.41</text:p>
          </table:table-cell>
          <table:table-cell/>
          <table:table-cell office:value-type="currency" office:currency="GBP" office:value="325" calcext:value-type="currency">
            <text:p>£325.00</text:p>
          </table:table-cell>
          <table:table-cell table:style-name="ce31" table:formula="of:=IF([.F69]&lt;=[$'current-situation'.$E$7];[$'loan-parameters'.$B$6]-ORG.OPENOFFICE.MONTHS([$'loan-parameters'.$B$4];TODAY();1)/12;COUNTIF([.$C$2:.$C$361];&quot;&gt;=&quot;&amp;[.F69])/12)" office:value-type="float" office:value="18" calcext:value-type="float">
            <text:p>18.00</text:p>
          </table:table-cell>
          <table:table-cell table:style-name="ce47" table:formula="of:=[.F69]*[.G69]*12+[$'loan-parameters'.$B$32]" office:value-type="currency" office:currency="GBP" office:value="70200" calcext:value-type="currency">
            <text:p>£70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1" table:formula="of:=[.A70]/12" office:value-type="float" office:value="5.75" calcext:value-type="float">
            <text:p>5.75</text:p>
          </table:table-cell>
          <table:table-cell table:style-name="ce47" table:formula="of:=IF([.B70]&lt;=[$'repayment-scenarios'.$B$28];[$'loan-parameters'.$B$31]*[$'current-situation'.$C$7]*(1+[$'current-situation'.$C$7])^[.A70]/((1+[$'current-situation'.$C$7])^[.A70]-1);&quot;&quot;)" office:value-type="currency" office:currency="GBP" office:value="823.219880976481" calcext:value-type="currency">
            <text:p>£823.22</text:p>
          </table:table-cell>
          <table:table-cell table:formula="of:=IF([.C70]&lt;&gt;&quot;&quot;;[.C70]*[.A70]+[$'loan-parameters'.$B$32];&quot;&quot;)" office:value-type="currency" office:currency="GBP" office:value="56802.1717873772" calcext:value-type="currency">
            <text:p>£56,802.17</text:p>
          </table:table-cell>
          <table:table-cell/>
          <table:table-cell office:value-type="currency" office:currency="GBP" office:value="330" calcext:value-type="currency">
            <text:p>£330.00</text:p>
          </table:table-cell>
          <table:table-cell table:style-name="ce31" table:formula="of:=IF([.F70]&lt;=[$'current-situation'.$E$7];[$'loan-parameters'.$B$6]-ORG.OPENOFFICE.MONTHS([$'loan-parameters'.$B$4];TODAY();1)/12;COUNTIF([.$C$2:.$C$361];&quot;&gt;=&quot;&amp;[.F70])/12)" office:value-type="float" office:value="17.5833333333333" calcext:value-type="float">
            <text:p>17.58</text:p>
          </table:table-cell>
          <table:table-cell table:style-name="ce47" table:formula="of:=[.F70]*[.G70]*12+[$'loan-parameters'.$B$32]" office:value-type="currency" office:currency="GBP" office:value="69630" calcext:value-type="currency">
            <text:p>£69,6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1" table:formula="of:=[.A71]/12" office:value-type="float" office:value="5.83333333333333" calcext:value-type="float">
            <text:p>5.83</text:p>
          </table:table-cell>
          <table:table-cell table:style-name="ce47" table:formula="of:=IF([.B71]&lt;=[$'repayment-scenarios'.$B$28];[$'loan-parameters'.$B$31]*[$'current-situation'.$C$7]*(1+[$'current-situation'.$C$7])^[.A71]/((1+[$'current-situation'.$C$7])^[.A71]-1);&quot;&quot;)" office:value-type="currency" office:currency="GBP" office:value="812.686025209558" calcext:value-type="currency">
            <text:p>£812.69</text:p>
          </table:table-cell>
          <table:table-cell table:formula="of:=IF([.C71]&lt;&gt;&quot;&quot;;[.C71]*[.A71]+[$'loan-parameters'.$B$32];&quot;&quot;)" office:value-type="currency" office:currency="GBP" office:value="56888.021764669" calcext:value-type="currency">
            <text:p>£56,888.02</text:p>
          </table:table-cell>
          <table:table-cell/>
          <table:table-cell office:value-type="currency" office:currency="GBP" office:value="335" calcext:value-type="currency">
            <text:p>£335.00</text:p>
          </table:table-cell>
          <table:table-cell table:style-name="ce31" table:formula="of:=IF([.F71]&lt;=[$'current-situation'.$E$7];[$'loan-parameters'.$B$6]-ORG.OPENOFFICE.MONTHS([$'loan-parameters'.$B$4];TODAY();1)/12;COUNTIF([.$C$2:.$C$361];&quot;&gt;=&quot;&amp;[.F71])/12)" office:value-type="float" office:value="17.25" calcext:value-type="float">
            <text:p>17.25</text:p>
          </table:table-cell>
          <table:table-cell table:style-name="ce47" table:formula="of:=[.F71]*[.G71]*12+[$'loan-parameters'.$B$32]" office:value-type="currency" office:currency="GBP" office:value="69345" calcext:value-type="currency">
            <text:p>£69,34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1" table:formula="of:=[.A72]/12" office:value-type="float" office:value="5.91666666666667" calcext:value-type="float">
            <text:p>5.92</text:p>
          </table:table-cell>
          <table:table-cell table:style-name="ce47" table:formula="of:=IF([.B72]&lt;=[$'repayment-scenarios'.$B$28];[$'loan-parameters'.$B$31]*[$'current-situation'.$C$7]*(1+[$'current-situation'.$C$7])^[.A72]/((1+[$'current-situation'.$C$7])^[.A72]-1);&quot;&quot;)" office:value-type="currency" office:currency="GBP" office:value="802.450069971162" calcext:value-type="currency">
            <text:p>£802.45</text:p>
          </table:table-cell>
          <table:table-cell table:formula="of:=IF([.C72]&lt;&gt;&quot;&quot;;[.C72]*[.A72]+[$'loan-parameters'.$B$32];&quot;&quot;)" office:value-type="currency" office:currency="GBP" office:value="56973.9549679525" calcext:value-type="currency">
            <text:p>£56,973.95</text:p>
          </table:table-cell>
          <table:table-cell/>
          <table:table-cell office:value-type="currency" office:currency="GBP" office:value="340" calcext:value-type="currency">
            <text:p>£340.00</text:p>
          </table:table-cell>
          <table:table-cell table:style-name="ce31" table:formula="of:=IF([.F72]&lt;=[$'current-situation'.$E$7];[$'loan-parameters'.$B$6]-ORG.OPENOFFICE.MONTHS([$'loan-parameters'.$B$4];TODAY();1)/12;COUNTIF([.$C$2:.$C$361];&quot;&gt;=&quot;&amp;[.F72])/12)" office:value-type="float" office:value="16.9166666666667" calcext:value-type="float">
            <text:p>16.92</text:p>
          </table:table-cell>
          <table:table-cell table:style-name="ce47" table:formula="of:=[.F72]*[.G72]*12+[$'loan-parameters'.$B$32]" office:value-type="currency" office:currency="GBP" office:value="69020" calcext:value-type="currency">
            <text:p>£69,0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1" table:formula="of:=[.A73]/12" office:value-type="float" office:value="6" calcext:value-type="float">
            <text:p>6.00</text:p>
          </table:table-cell>
          <table:table-cell table:style-name="ce47" table:formula="of:=IF([.B73]&lt;=[$'repayment-scenarios'.$B$28];[$'loan-parameters'.$B$31]*[$'current-situation'.$C$7]*(1+[$'current-situation'.$C$7])^[.A73]/((1+[$'current-situation'.$C$7])^[.A73]-1);&quot;&quot;)" office:value-type="currency" office:currency="GBP" office:value="792.499602579328" calcext:value-type="currency">
            <text:p>£792.50</text:p>
          </table:table-cell>
          <table:table-cell table:formula="of:=IF([.C73]&lt;&gt;&quot;&quot;;[.C73]*[.A73]+[$'loan-parameters'.$B$32];&quot;&quot;)" office:value-type="currency" office:currency="GBP" office:value="57059.9713857116" calcext:value-type="currency">
            <text:p>£57,059.97</text:p>
          </table:table-cell>
          <table:table-cell/>
          <table:table-cell office:value-type="currency" office:currency="GBP" office:value="345" calcext:value-type="currency">
            <text:p>£345.00</text:p>
          </table:table-cell>
          <table:table-cell table:style-name="ce31" table:formula="of:=IF([.F73]&lt;=[$'current-situation'.$E$7];[$'loan-parameters'.$B$6]-ORG.OPENOFFICE.MONTHS([$'loan-parameters'.$B$4];TODAY();1)/12;COUNTIF([.$C$2:.$C$361];&quot;&gt;=&quot;&amp;[.F73])/12)" office:value-type="float" office:value="16.5" calcext:value-type="float">
            <text:p>16.50</text:p>
          </table:table-cell>
          <table:table-cell table:style-name="ce47" table:formula="of:=[.F73]*[.G73]*12+[$'loan-parameters'.$B$32]" office:value-type="currency" office:currency="GBP" office:value="68310" calcext:value-type="currency">
            <text:p>£68,3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1" table:formula="of:=[.A74]/12" office:value-type="float" office:value="6.08333333333333" calcext:value-type="float">
            <text:p>6.08</text:p>
          </table:table-cell>
          <table:table-cell table:style-name="ce47" table:formula="of:=IF([.B74]&lt;=[$'repayment-scenarios'.$B$28];[$'loan-parameters'.$B$31]*[$'current-situation'.$C$7]*(1+[$'current-situation'.$C$7])^[.A74]/((1+[$'current-situation'.$C$7])^[.A74]-1);&quot;&quot;)" office:value-type="currency" office:currency="GBP" office:value="782.82289049684" calcext:value-type="currency">
            <text:p>£782.82</text:p>
          </table:table-cell>
          <table:table-cell table:formula="of:=IF([.C74]&lt;&gt;&quot;&quot;;[.C74]*[.A74]+[$'loan-parameters'.$B$32];&quot;&quot;)" office:value-type="currency" office:currency="GBP" office:value="57146.0710062693" calcext:value-type="currency">
            <text:p>£57,146.07</text:p>
          </table:table-cell>
          <table:table-cell/>
          <table:table-cell office:value-type="currency" office:currency="GBP" office:value="350" calcext:value-type="currency">
            <text:p>£350.00</text:p>
          </table:table-cell>
          <table:table-cell table:style-name="ce31" table:formula="of:=IF([.F74]&lt;=[$'current-situation'.$E$7];[$'loan-parameters'.$B$6]-ORG.OPENOFFICE.MONTHS([$'loan-parameters'.$B$4];TODAY();1)/12;COUNTIF([.$C$2:.$C$361];&quot;&gt;=&quot;&amp;[.F74])/12)" office:value-type="float" office:value="16.25" calcext:value-type="float">
            <text:p>16.25</text:p>
          </table:table-cell>
          <table:table-cell table:style-name="ce47" table:formula="of:=[.F74]*[.G74]*12+[$'loan-parameters'.$B$32]" office:value-type="currency" office:currency="GBP" office:value="68250" calcext:value-type="currency">
            <text:p>£68,2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1" table:formula="of:=[.A75]/12" office:value-type="float" office:value="6.16666666666667" calcext:value-type="float">
            <text:p>6.17</text:p>
          </table:table-cell>
          <table:table-cell table:style-name="ce47" table:formula="of:=IF([.B75]&lt;=[$'repayment-scenarios'.$B$28];[$'loan-parameters'.$B$31]*[$'current-situation'.$C$7]*(1+[$'current-situation'.$C$7])^[.A75]/((1+[$'current-situation'.$C$7])^[.A75]-1);&quot;&quot;)" office:value-type="currency" office:currency="GBP" office:value="773.4088353755" calcext:value-type="currency">
            <text:p>£773.41</text:p>
          </table:table-cell>
          <table:table-cell table:formula="of:=IF([.C75]&lt;&gt;&quot;&quot;;[.C75]*[.A75]+[$'loan-parameters'.$B$32];&quot;&quot;)" office:value-type="currency" office:currency="GBP" office:value="57232.253817787" calcext:value-type="currency">
            <text:p>£57,232.25</text:p>
          </table:table-cell>
          <table:table-cell/>
          <table:table-cell office:value-type="currency" office:currency="GBP" office:value="355" calcext:value-type="currency">
            <text:p>£355.00</text:p>
          </table:table-cell>
          <table:table-cell table:style-name="ce31" table:formula="of:=IF([.F75]&lt;=[$'current-situation'.$E$7];[$'loan-parameters'.$B$6]-ORG.OPENOFFICE.MONTHS([$'loan-parameters'.$B$4];TODAY();1)/12;COUNTIF([.$C$2:.$C$361];&quot;&gt;=&quot;&amp;[.F75])/12)" office:value-type="float" office:value="15.9166666666667" calcext:value-type="float">
            <text:p>15.92</text:p>
          </table:table-cell>
          <table:table-cell table:style-name="ce47" table:formula="of:=[.F75]*[.G75]*12+[$'loan-parameters'.$B$32]" office:value-type="currency" office:currency="GBP" office:value="67805" calcext:value-type="currency">
            <text:p>£67,80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1" table:formula="of:=[.A76]/12" office:value-type="float" office:value="6.25" calcext:value-type="float">
            <text:p>6.25</text:p>
          </table:table-cell>
          <table:table-cell table:style-name="ce47" table:formula="of:=IF([.B76]&lt;=[$'repayment-scenarios'.$B$28];[$'loan-parameters'.$B$31]*[$'current-situation'.$C$7]*(1+[$'current-situation'.$C$7])^[.A76]/((1+[$'current-situation'.$C$7])^[.A76]-1);&quot;&quot;)" office:value-type="currency" office:currency="GBP" office:value="764.246930776868" calcext:value-type="currency">
            <text:p>£764.25</text:p>
          </table:table-cell>
          <table:table-cell table:formula="of:=IF([.C76]&lt;&gt;&quot;&quot;;[.C76]*[.A76]+[$'loan-parameters'.$B$32];&quot;&quot;)" office:value-type="currency" office:currency="GBP" office:value="57318.5198082651" calcext:value-type="currency">
            <text:p>£57,318.52</text:p>
          </table:table-cell>
          <table:table-cell/>
          <table:table-cell office:value-type="currency" office:currency="GBP" office:value="360" calcext:value-type="currency">
            <text:p>£360.00</text:p>
          </table:table-cell>
          <table:table-cell table:style-name="ce31" table:formula="of:=IF([.F76]&lt;=[$'current-situation'.$E$7];[$'loan-parameters'.$B$6]-ORG.OPENOFFICE.MONTHS([$'loan-parameters'.$B$4];TODAY();1)/12;COUNTIF([.$C$2:.$C$361];&quot;&gt;=&quot;&amp;[.F76])/12)" office:value-type="float" office:value="15.5833333333333" calcext:value-type="float">
            <text:p>15.58</text:p>
          </table:table-cell>
          <table:table-cell table:style-name="ce47" table:formula="of:=[.F76]*[.G76]*12+[$'loan-parameters'.$B$32]" office:value-type="currency" office:currency="GBP" office:value="67320" calcext:value-type="currency">
            <text:p>£67,3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1" table:formula="of:=[.A77]/12" office:value-type="float" office:value="6.33333333333333" calcext:value-type="float">
            <text:p>6.33</text:p>
          </table:table-cell>
          <table:table-cell table:style-name="ce47" table:formula="of:=IF([.B77]&lt;=[$'repayment-scenarios'.$B$28];[$'loan-parameters'.$B$31]*[$'current-situation'.$C$7]*(1+[$'current-situation'.$C$7])^[.A77]/((1+[$'current-situation'.$C$7])^[.A77]-1);&quot;&quot;)" office:value-type="currency" office:currency="GBP" office:value="755.327223230822" calcext:value-type="currency">
            <text:p>£755.33</text:p>
          </table:table-cell>
          <table:table-cell table:formula="of:=IF([.C77]&lt;&gt;&quot;&quot;;[.C77]*[.A77]+[$'loan-parameters'.$B$32];&quot;&quot;)" office:value-type="currency" office:currency="GBP" office:value="57404.8689655424" calcext:value-type="currency">
            <text:p>£57,404.87</text:p>
          </table:table-cell>
          <table:table-cell/>
          <table:table-cell office:value-type="currency" office:currency="GBP" office:value="365" calcext:value-type="currency">
            <text:p>£365.00</text:p>
          </table:table-cell>
          <table:table-cell table:style-name="ce31" table:formula="of:=IF([.F77]&lt;=[$'current-situation'.$E$7];[$'loan-parameters'.$B$6]-ORG.OPENOFFICE.MONTHS([$'loan-parameters'.$B$4];TODAY();1)/12;COUNTIF([.$C$2:.$C$361];&quot;&gt;=&quot;&amp;[.F77])/12)" office:value-type="float" office:value="15.3333333333333" calcext:value-type="float">
            <text:p>15.33</text:p>
          </table:table-cell>
          <table:table-cell table:style-name="ce47" table:formula="of:=[.F77]*[.G77]*12+[$'loan-parameters'.$B$32]" office:value-type="currency" office:currency="GBP" office:value="67160" calcext:value-type="currency">
            <text:p>£67,1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1" table:formula="of:=[.A78]/12" office:value-type="float" office:value="6.41666666666667" calcext:value-type="float">
            <text:p>6.42</text:p>
          </table:table-cell>
          <table:table-cell table:style-name="ce47" table:formula="of:=IF([.B78]&lt;=[$'repayment-scenarios'.$B$28];[$'loan-parameters'.$B$31]*[$'current-situation'.$C$7]*(1+[$'current-situation'.$C$7])^[.A78]/((1+[$'current-situation'.$C$7])^[.A78]-1);&quot;&quot;)" office:value-type="currency" office:currency="GBP" office:value="746.640276328536" calcext:value-type="currency">
            <text:p>£746.64</text:p>
          </table:table-cell>
          <table:table-cell table:formula="of:=IF([.C78]&lt;&gt;&quot;&quot;;[.C78]*[.A78]+[$'loan-parameters'.$B$32];&quot;&quot;)" office:value-type="currency" office:currency="GBP" office:value="57491.3012772973" calcext:value-type="currency">
            <text:p>£57,491.30</text:p>
          </table:table-cell>
          <table:table-cell/>
          <table:table-cell office:value-type="currency" office:currency="GBP" office:value="370" calcext:value-type="currency">
            <text:p>£370.00</text:p>
          </table:table-cell>
          <table:table-cell table:style-name="ce31" table:formula="of:=IF([.F78]&lt;=[$'current-situation'.$E$7];[$'loan-parameters'.$B$6]-ORG.OPENOFFICE.MONTHS([$'loan-parameters'.$B$4];TODAY();1)/12;COUNTIF([.$C$2:.$C$361];&quot;&gt;=&quot;&amp;[.F78])/12)" office:value-type="float" office:value="15" calcext:value-type="float">
            <text:p>15.00</text:p>
          </table:table-cell>
          <table:table-cell table:style-name="ce47" table:formula="of:=[.F78]*[.G78]*12+[$'loan-parameters'.$B$32]" office:value-type="currency" office:currency="GBP" office:value="66600" calcext:value-type="currency">
            <text:p>£66,6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1" table:formula="of:=[.A79]/12" office:value-type="float" office:value="6.5" calcext:value-type="float">
            <text:p>6.50</text:p>
          </table:table-cell>
          <table:table-cell table:style-name="ce47" table:formula="of:=IF([.B79]&lt;=[$'repayment-scenarios'.$B$28];[$'loan-parameters'.$B$31]*[$'current-situation'.$C$7]*(1+[$'current-situation'.$C$7])^[.A79]/((1+[$'current-situation'.$C$7])^[.A79]-1);&quot;&quot;)" office:value-type="currency" office:currency="GBP" office:value="738.17713757752" calcext:value-type="currency">
            <text:p>£738.18</text:p>
          </table:table-cell>
          <table:table-cell table:formula="of:=IF([.C79]&lt;&gt;&quot;&quot;;[.C79]*[.A79]+[$'loan-parameters'.$B$32];&quot;&quot;)" office:value-type="currency" office:currency="GBP" office:value="57577.8167310465" calcext:value-type="currency">
            <text:p>£57,577.82</text:p>
          </table:table-cell>
          <table:table-cell/>
          <table:table-cell office:value-type="currency" office:currency="GBP" office:value="375" calcext:value-type="currency">
            <text:p>£375.00</text:p>
          </table:table-cell>
          <table:table-cell table:style-name="ce31" table:formula="of:=IF([.F79]&lt;=[$'current-situation'.$E$7];[$'loan-parameters'.$B$6]-ORG.OPENOFFICE.MONTHS([$'loan-parameters'.$B$4];TODAY();1)/12;COUNTIF([.$C$2:.$C$361];&quot;&gt;=&quot;&amp;[.F79])/12)" office:value-type="float" office:value="14.75" calcext:value-type="float">
            <text:p>14.75</text:p>
          </table:table-cell>
          <table:table-cell table:style-name="ce47" table:formula="of:=[.F79]*[.G79]*12+[$'loan-parameters'.$B$32]" office:value-type="currency" office:currency="GBP" office:value="66375" calcext:value-type="currency">
            <text:p>£66,3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1" table:formula="of:=[.A80]/12" office:value-type="float" office:value="6.58333333333333" calcext:value-type="float">
            <text:p>6.58</text:p>
          </table:table-cell>
          <table:table-cell table:style-name="ce47" table:formula="of:=IF([.B80]&lt;=[$'repayment-scenarios'.$B$28];[$'loan-parameters'.$B$31]*[$'current-situation'.$C$7]*(1+[$'current-situation'.$C$7])^[.A80]/((1+[$'current-situation'.$C$7])^[.A80]-1);&quot;&quot;)" office:value-type="currency" office:currency="GBP" office:value="729.929307774004" calcext:value-type="currency">
            <text:p>£729.93</text:p>
          </table:table-cell>
          <table:table-cell table:formula="of:=IF([.C80]&lt;&gt;&quot;&quot;;[.C80]*[.A80]+[$'loan-parameters'.$B$32];&quot;&quot;)" office:value-type="currency" office:currency="GBP" office:value="57664.4153141463" calcext:value-type="currency">
            <text:p>£57,664.42</text:p>
          </table:table-cell>
          <table:table-cell/>
          <table:table-cell office:value-type="currency" office:currency="GBP" office:value="380" calcext:value-type="currency">
            <text:p>£380.00</text:p>
          </table:table-cell>
          <table:table-cell table:style-name="ce31" table:formula="of:=IF([.F80]&lt;=[$'current-situation'.$E$7];[$'loan-parameters'.$B$6]-ORG.OPENOFFICE.MONTHS([$'loan-parameters'.$B$4];TODAY();1)/12;COUNTIF([.$C$2:.$C$361];&quot;&gt;=&quot;&amp;[.F80])/12)" office:value-type="float" office:value="14.5" calcext:value-type="float">
            <text:p>14.50</text:p>
          </table:table-cell>
          <table:table-cell table:style-name="ce47" table:formula="of:=[.F80]*[.G80]*12+[$'loan-parameters'.$B$32]" office:value-type="currency" office:currency="GBP" office:value="66120" calcext:value-type="currency">
            <text:p>£66,1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1" table:formula="of:=[.A81]/12" office:value-type="float" office:value="6.66666666666667" calcext:value-type="float">
            <text:p>6.67</text:p>
          </table:table-cell>
          <table:table-cell table:style-name="ce47" table:formula="of:=IF([.B81]&lt;=[$'repayment-scenarios'.$B$28];[$'loan-parameters'.$B$31]*[$'current-situation'.$C$7]*(1+[$'current-situation'.$C$7])^[.A81]/((1+[$'current-situation'.$C$7])^[.A81]-1);&quot;&quot;)" office:value-type="currency" office:currency="GBP" office:value="721.888712672401" calcext:value-type="currency">
            <text:p>£721.89</text:p>
          </table:table-cell>
          <table:table-cell table:formula="of:=IF([.C81]&lt;&gt;&quot;&quot;;[.C81]*[.A81]+[$'loan-parameters'.$B$32];&quot;&quot;)" office:value-type="currency" office:currency="GBP" office:value="57751.0970137921" calcext:value-type="currency">
            <text:p>£57,751.10</text:p>
          </table:table-cell>
          <table:table-cell/>
          <table:table-cell office:value-type="currency" office:currency="GBP" office:value="385" calcext:value-type="currency">
            <text:p>£385.00</text:p>
          </table:table-cell>
          <table:table-cell table:style-name="ce31" table:formula="of:=IF([.F81]&lt;=[$'current-situation'.$E$7];[$'loan-parameters'.$B$6]-ORG.OPENOFFICE.MONTHS([$'loan-parameters'.$B$4];TODAY();1)/12;COUNTIF([.$C$2:.$C$361];&quot;&gt;=&quot;&amp;[.F81])/12)" office:value-type="float" office:value="14.25" calcext:value-type="float">
            <text:p>14.25</text:p>
          </table:table-cell>
          <table:table-cell table:style-name="ce47" table:formula="of:=[.F81]*[.G81]*12+[$'loan-parameters'.$B$32]" office:value-type="currency" office:currency="GBP" office:value="65835" calcext:value-type="currency">
            <text:p>£65,83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1" table:formula="of:=[.A82]/12" office:value-type="float" office:value="6.75" calcext:value-type="float">
            <text:p>6.75</text:p>
          </table:table-cell>
          <table:table-cell table:style-name="ce47" table:formula="of:=IF([.B82]&lt;=[$'repayment-scenarios'.$B$28];[$'loan-parameters'.$B$31]*[$'current-situation'.$C$7]*(1+[$'current-situation'.$C$7])^[.A82]/((1+[$'current-situation'.$C$7])^[.A82]-1);&quot;&quot;)" office:value-type="currency" office:currency="GBP" office:value="714.047676753311" calcext:value-type="currency">
            <text:p>£714.05</text:p>
          </table:table-cell>
          <table:table-cell table:formula="of:=IF([.C82]&lt;&gt;&quot;&quot;;[.C82]*[.A82]+[$'loan-parameters'.$B$32];&quot;&quot;)" office:value-type="currency" office:currency="GBP" office:value="57837.8618170182" calcext:value-type="currency">
            <text:p>£57,837.86</text:p>
          </table:table-cell>
          <table:table-cell/>
          <table:table-cell office:value-type="currency" office:currency="GBP" office:value="390" calcext:value-type="currency">
            <text:p>£390.00</text:p>
          </table:table-cell>
          <table:table-cell table:style-name="ce31" table:formula="of:=IF([.F82]&lt;=[$'current-situation'.$E$7];[$'loan-parameters'.$B$6]-ORG.OPENOFFICE.MONTHS([$'loan-parameters'.$B$4];TODAY();1)/12;COUNTIF([.$C$2:.$C$361];&quot;&gt;=&quot;&amp;[.F82])/12)" office:value-type="float" office:value="14" calcext:value-type="float">
            <text:p>14.00</text:p>
          </table:table-cell>
          <table:table-cell table:style-name="ce47" table:formula="of:=[.F82]*[.G82]*12+[$'loan-parameters'.$B$32]" office:value-type="currency" office:currency="GBP" office:value="65520" calcext:value-type="currency">
            <text:p>£65,5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1" table:formula="of:=[.A83]/12" office:value-type="float" office:value="6.83333333333333" calcext:value-type="float">
            <text:p>6.83</text:p>
          </table:table-cell>
          <table:table-cell table:style-name="ce47" table:formula="of:=IF([.B83]&lt;=[$'repayment-scenarios'.$B$28];[$'loan-parameters'.$B$31]*[$'current-situation'.$C$7]*(1+[$'current-situation'.$C$7])^[.A83]/((1+[$'current-situation'.$C$7])^[.A83]-1);&quot;&quot;)" office:value-type="currency" office:currency="GBP" office:value="706.398898910961" calcext:value-type="currency">
            <text:p>£706.40</text:p>
          </table:table-cell>
          <table:table-cell table:formula="of:=IF([.C83]&lt;&gt;&quot;&quot;;[.C83]*[.A83]+[$'loan-parameters'.$B$32];&quot;&quot;)" office:value-type="currency" office:currency="GBP" office:value="57924.7097106988" calcext:value-type="currency">
            <text:p>£57,924.71</text:p>
          </table:table-cell>
          <table:table-cell/>
          <table:table-cell office:value-type="currency" office:currency="GBP" office:value="395" calcext:value-type="currency">
            <text:p>£395.00</text:p>
          </table:table-cell>
          <table:table-cell table:style-name="ce31" table:formula="of:=IF([.F83]&lt;=[$'current-situation'.$E$7];[$'loan-parameters'.$B$6]-ORG.OPENOFFICE.MONTHS([$'loan-parameters'.$B$4];TODAY();1)/12;COUNTIF([.$C$2:.$C$361];&quot;&gt;=&quot;&amp;[.F83])/12)" office:value-type="float" office:value="13.75" calcext:value-type="float">
            <text:p>13.75</text:p>
          </table:table-cell>
          <table:table-cell table:style-name="ce47" table:formula="of:=[.F83]*[.G83]*12+[$'loan-parameters'.$B$32]" office:value-type="currency" office:currency="GBP" office:value="65175" calcext:value-type="currency">
            <text:p>£65,1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1" table:formula="of:=[.A84]/12" office:value-type="float" office:value="6.91666666666667" calcext:value-type="float">
            <text:p>6.92</text:p>
          </table:table-cell>
          <table:table-cell table:style-name="ce47" table:formula="of:=IF([.B84]&lt;=[$'repayment-scenarios'.$B$28];[$'loan-parameters'.$B$31]*[$'current-situation'.$C$7]*(1+[$'current-situation'.$C$7])^[.A84]/((1+[$'current-situation'.$C$7])^[.A84]-1);&quot;&quot;)" office:value-type="currency" office:currency="GBP" office:value="698.935429898159" calcext:value-type="currency">
            <text:p>£698.94</text:p>
          </table:table-cell>
          <table:table-cell table:formula="of:=IF([.C84]&lt;&gt;&quot;&quot;;[.C84]*[.A84]+[$'loan-parameters'.$B$32];&quot;&quot;)" office:value-type="currency" office:currency="GBP" office:value="58011.6406815472" calcext:value-type="currency">
            <text:p>£58,011.64</text:p>
          </table:table-cell>
          <table:table-cell/>
          <table:table-cell office:value-type="currency" office:currency="GBP" office:value="400" calcext:value-type="currency">
            <text:p>£400.00</text:p>
          </table:table-cell>
          <table:table-cell table:style-name="ce31" table:formula="of:=IF([.F84]&lt;=[$'current-situation'.$E$7];[$'loan-parameters'.$B$6]-ORG.OPENOFFICE.MONTHS([$'loan-parameters'.$B$4];TODAY();1)/12;COUNTIF([.$C$2:.$C$361];&quot;&gt;=&quot;&amp;[.F84])/12)" office:value-type="float" office:value="13.5833333333333" calcext:value-type="float">
            <text:p>13.58</text:p>
          </table:table-cell>
          <table:table-cell table:style-name="ce47" table:formula="of:=[.F84]*[.G84]*12+[$'loan-parameters'.$B$32]" office:value-type="currency" office:currency="GBP" office:value="65200" calcext:value-type="currency">
            <text:p>£65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1" table:formula="of:=[.A85]/12" office:value-type="float" office:value="7" calcext:value-type="float">
            <text:p>7.00</text:p>
          </table:table-cell>
          <table:table-cell table:style-name="ce47" table:formula="of:=IF([.B85]&lt;=[$'repayment-scenarios'.$B$28];[$'loan-parameters'.$B$31]*[$'current-situation'.$C$7]*(1+[$'current-situation'.$C$7])^[.A85]/((1+[$'current-situation'.$C$7])^[.A85]-1);&quot;&quot;)" office:value-type="currency" office:currency="GBP" office:value="691.650651382339" calcext:value-type="currency">
            <text:p>£691.65</text:p>
          </table:table-cell>
          <table:table-cell table:formula="of:=IF([.C85]&lt;&gt;&quot;&quot;;[.C85]*[.A85]+[$'loan-parameters'.$B$32];&quot;&quot;)" office:value-type="currency" office:currency="GBP" office:value="58098.6547161165" calcext:value-type="currency">
            <text:p>£58,098.65</text:p>
          </table:table-cell>
          <table:table-cell/>
          <table:table-cell office:value-type="currency" office:currency="GBP" office:value="405" calcext:value-type="currency">
            <text:p>£405.00</text:p>
          </table:table-cell>
          <table:table-cell table:style-name="ce31" table:formula="of:=IF([.F85]&lt;=[$'current-situation'.$E$7];[$'loan-parameters'.$B$6]-ORG.OPENOFFICE.MONTHS([$'loan-parameters'.$B$4];TODAY();1)/12;COUNTIF([.$C$2:.$C$361];&quot;&gt;=&quot;&amp;[.F85])/12)" office:value-type="float" office:value="13.3333333333333" calcext:value-type="float">
            <text:p>13.33</text:p>
          </table:table-cell>
          <table:table-cell table:style-name="ce47" table:formula="of:=[.F85]*[.G85]*12+[$'loan-parameters'.$B$32]" office:value-type="currency" office:currency="GBP" office:value="64800" calcext:value-type="currency">
            <text:p>£64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1" table:formula="of:=[.A86]/12" office:value-type="float" office:value="7.08333333333333" calcext:value-type="float">
            <text:p>7.08</text:p>
          </table:table-cell>
          <table:table-cell table:style-name="ce47" table:formula="of:=IF([.B86]&lt;=[$'repayment-scenarios'.$B$28];[$'loan-parameters'.$B$31]*[$'current-situation'.$C$7]*(1+[$'current-situation'.$C$7])^[.A86]/((1+[$'current-situation'.$C$7])^[.A86]-1);&quot;&quot;)" office:value-type="currency" office:currency="GBP" office:value="684.53825647999" calcext:value-type="currency">
            <text:p>£684.54</text:p>
          </table:table-cell>
          <table:table-cell table:formula="of:=IF([.C86]&lt;&gt;&quot;&quot;;[.C86]*[.A86]+[$'loan-parameters'.$B$32];&quot;&quot;)" office:value-type="currency" office:currency="GBP" office:value="58185.7518007991" calcext:value-type="currency">
            <text:p>£58,185.75</text:p>
          </table:table-cell>
          <table:table-cell/>
          <table:table-cell office:value-type="currency" office:currency="GBP" office:value="410" calcext:value-type="currency">
            <text:p>£410.00</text:p>
          </table:table-cell>
          <table:table-cell table:style-name="ce31" table:formula="of:=IF([.F86]&lt;=[$'current-situation'.$E$7];[$'loan-parameters'.$B$6]-ORG.OPENOFFICE.MONTHS([$'loan-parameters'.$B$4];TODAY();1)/12;COUNTIF([.$C$2:.$C$361];&quot;&gt;=&quot;&amp;[.F86])/12)" office:value-type="float" office:value="13.0833333333333" calcext:value-type="float">
            <text:p>13.08</text:p>
          </table:table-cell>
          <table:table-cell table:style-name="ce47" table:formula="of:=[.F86]*[.G86]*12+[$'loan-parameters'.$B$32]" office:value-type="currency" office:currency="GBP" office:value="64370" calcext:value-type="currency">
            <text:p>£64,3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1" table:formula="of:=[.A87]/12" office:value-type="float" office:value="7.16666666666667" calcext:value-type="float">
            <text:p>7.17</text:p>
          </table:table-cell>
          <table:table-cell table:style-name="ce47" table:formula="of:=IF([.B87]&lt;=[$'repayment-scenarios'.$B$28];[$'loan-parameters'.$B$31]*[$'current-situation'.$C$7]*(1+[$'current-situation'.$C$7])^[.A87]/((1+[$'current-situation'.$C$7])^[.A87]-1);&quot;&quot;)" office:value-type="currency" office:currency="GBP" office:value="677.592231649157" calcext:value-type="currency">
            <text:p>£677.59</text:p>
          </table:table-cell>
          <table:table-cell table:formula="of:=IF([.C87]&lt;&gt;&quot;&quot;;[.C87]*[.A87]+[$'loan-parameters'.$B$32];&quot;&quot;)" office:value-type="currency" office:currency="GBP" office:value="58272.9319218275" calcext:value-type="currency">
            <text:p>£58,272.93</text:p>
          </table:table-cell>
          <table:table-cell/>
          <table:table-cell office:value-type="currency" office:currency="GBP" office:value="415" calcext:value-type="currency">
            <text:p>£415.00</text:p>
          </table:table-cell>
          <table:table-cell table:style-name="ce31" table:formula="of:=IF([.F87]&lt;=[$'current-situation'.$E$7];[$'loan-parameters'.$B$6]-ORG.OPENOFFICE.MONTHS([$'loan-parameters'.$B$4];TODAY();1)/12;COUNTIF([.$C$2:.$C$361];&quot;&gt;=&quot;&amp;[.F87])/12)" office:value-type="float" office:value="12.9166666666667" calcext:value-type="float">
            <text:p>12.92</text:p>
          </table:table-cell>
          <table:table-cell table:style-name="ce47" table:formula="of:=[.F87]*[.G87]*12+[$'loan-parameters'.$B$32]" office:value-type="currency" office:currency="GBP" office:value="64325" calcext:value-type="currency">
            <text:p>£64,3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1" table:formula="of:=[.A88]/12" office:value-type="float" office:value="7.25" calcext:value-type="float">
            <text:p>7.25</text:p>
          </table:table-cell>
          <table:table-cell table:style-name="ce47" table:formula="of:=IF([.B88]&lt;=[$'repayment-scenarios'.$B$28];[$'loan-parameters'.$B$31]*[$'current-situation'.$C$7]*(1+[$'current-situation'.$C$7])^[.A88]/((1+[$'current-situation'.$C$7])^[.A88]-1);&quot;&quot;)" office:value-type="currency" office:currency="GBP" office:value="670.806839830734" calcext:value-type="currency">
            <text:p>£670.81</text:p>
          </table:table-cell>
          <table:table-cell table:formula="of:=IF([.C88]&lt;&gt;&quot;&quot;;[.C88]*[.A88]+[$'loan-parameters'.$B$32];&quot;&quot;)" office:value-type="currency" office:currency="GBP" office:value="58360.1950652738" calcext:value-type="currency">
            <text:p>£58,360.20</text:p>
          </table:table-cell>
          <table:table-cell/>
          <table:table-cell office:value-type="currency" office:currency="GBP" office:value="420" calcext:value-type="currency">
            <text:p>£420.00</text:p>
          </table:table-cell>
          <table:table-cell table:style-name="ce31" table:formula="of:=IF([.F88]&lt;=[$'current-situation'.$E$7];[$'loan-parameters'.$B$6]-ORG.OPENOFFICE.MONTHS([$'loan-parameters'.$B$4];TODAY();1)/12;COUNTIF([.$C$2:.$C$361];&quot;&gt;=&quot;&amp;[.F88])/12)" office:value-type="float" office:value="12.75" calcext:value-type="float">
            <text:p>12.75</text:p>
          </table:table-cell>
          <table:table-cell table:style-name="ce47" table:formula="of:=[.F88]*[.G88]*12+[$'loan-parameters'.$B$32]" office:value-type="currency" office:currency="GBP" office:value="64260" calcext:value-type="currency">
            <text:p>£64,2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1" table:formula="of:=[.A89]/12" office:value-type="float" office:value="7.33333333333333" calcext:value-type="float">
            <text:p>7.33</text:p>
          </table:table-cell>
          <table:table-cell table:style-name="ce47" table:formula="of:=IF([.B89]&lt;=[$'repayment-scenarios'.$B$28];[$'loan-parameters'.$B$31]*[$'current-situation'.$C$7]*(1+[$'current-situation'.$C$7])^[.A89]/((1+[$'current-situation'.$C$7])^[.A89]-1);&quot;&quot;)" office:value-type="currency" office:currency="GBP" office:value="664.176604739207" calcext:value-type="currency">
            <text:p>£664.18</text:p>
          </table:table-cell>
          <table:table-cell table:formula="of:=IF([.C89]&lt;&gt;&quot;&quot;;[.C89]*[.A89]+[$'loan-parameters'.$B$32];&quot;&quot;)" office:value-type="currency" office:currency="GBP" office:value="58447.5412170502" calcext:value-type="currency">
            <text:p>£58,447.54</text:p>
          </table:table-cell>
          <table:table-cell/>
          <table:table-cell office:value-type="currency" office:currency="GBP" office:value="425" calcext:value-type="currency">
            <text:p>£425.00</text:p>
          </table:table-cell>
          <table:table-cell table:style-name="ce31" table:formula="of:=IF([.F89]&lt;=[$'current-situation'.$E$7];[$'loan-parameters'.$B$6]-ORG.OPENOFFICE.MONTHS([$'loan-parameters'.$B$4];TODAY();1)/12;COUNTIF([.$C$2:.$C$361];&quot;&gt;=&quot;&amp;[.F89])/12)" office:value-type="float" office:value="12.5" calcext:value-type="float">
            <text:p>12.50</text:p>
          </table:table-cell>
          <table:table-cell table:style-name="ce47" table:formula="of:=[.F89]*[.G89]*12+[$'loan-parameters'.$B$32]" office:value-type="currency" office:currency="GBP" office:value="63750" calcext:value-type="currency">
            <text:p>£63,7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1" table:formula="of:=[.A90]/12" office:value-type="float" office:value="7.41666666666667" calcext:value-type="float">
            <text:p>7.42</text:p>
          </table:table-cell>
          <table:table-cell table:style-name="ce47" table:formula="of:=IF([.B90]&lt;=[$'repayment-scenarios'.$B$28];[$'loan-parameters'.$B$31]*[$'current-situation'.$C$7]*(1+[$'current-situation'.$C$7])^[.A90]/((1+[$'current-situation'.$C$7])^[.A90]-1);&quot;&quot;)" office:value-type="currency" office:currency="GBP" office:value="657.696296212458" calcext:value-type="currency">
            <text:p>£657.70</text:p>
          </table:table-cell>
          <table:table-cell table:formula="of:=IF([.C90]&lt;&gt;&quot;&quot;;[.C90]*[.A90]+[$'loan-parameters'.$B$32];&quot;&quot;)" office:value-type="currency" office:currency="GBP" office:value="58534.9703629087" calcext:value-type="currency">
            <text:p>£58,534.97</text:p>
          </table:table-cell>
          <table:table-cell/>
          <table:table-cell office:value-type="currency" office:currency="GBP" office:value="430" calcext:value-type="currency">
            <text:p>£430.00</text:p>
          </table:table-cell>
          <table:table-cell table:style-name="ce31" table:formula="of:=IF([.F90]&lt;=[$'current-situation'.$E$7];[$'loan-parameters'.$B$6]-ORG.OPENOFFICE.MONTHS([$'loan-parameters'.$B$4];TODAY();1)/12;COUNTIF([.$C$2:.$C$361];&quot;&gt;=&quot;&amp;[.F90])/12)" office:value-type="float" office:value="12.3333333333333" calcext:value-type="float">
            <text:p>12.33</text:p>
          </table:table-cell>
          <table:table-cell table:style-name="ce47" table:formula="of:=[.F90]*[.G90]*12+[$'loan-parameters'.$B$32]" office:value-type="currency" office:currency="GBP" office:value="63640" calcext:value-type="currency">
            <text:p>£63,6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1" table:formula="of:=[.A91]/12" office:value-type="float" office:value="7.5" calcext:value-type="float">
            <text:p>7.50</text:p>
          </table:table-cell>
          <table:table-cell table:style-name="ce47" table:formula="of:=IF([.B91]&lt;=[$'repayment-scenarios'.$B$28];[$'loan-parameters'.$B$31]*[$'current-situation'.$C$7]*(1+[$'current-situation'.$C$7])^[.A91]/((1+[$'current-situation'.$C$7])^[.A91]-1);&quot;&quot;)" office:value-type="currency" office:currency="GBP" office:value="651.360916538242" calcext:value-type="currency">
            <text:p>£651.36</text:p>
          </table:table-cell>
          <table:table-cell table:formula="of:=IF([.C91]&lt;&gt;&quot;&quot;;[.C91]*[.A91]+[$'loan-parameters'.$B$32];&quot;&quot;)" office:value-type="currency" office:currency="GBP" office:value="58622.4824884418" calcext:value-type="currency">
            <text:p>£58,622.48</text:p>
          </table:table-cell>
          <table:table-cell/>
          <table:table-cell office:value-type="currency" office:currency="GBP" office:value="435" calcext:value-type="currency">
            <text:p>£435.00</text:p>
          </table:table-cell>
          <table:table-cell table:style-name="ce31" table:formula="of:=IF([.F91]&lt;=[$'current-situation'.$E$7];[$'loan-parameters'.$B$6]-ORG.OPENOFFICE.MONTHS([$'loan-parameters'.$B$4];TODAY();1)/12;COUNTIF([.$C$2:.$C$361];&quot;&gt;=&quot;&amp;[.F91])/12)" office:value-type="float" office:value="12.1666666666667" calcext:value-type="float">
            <text:p>12.17</text:p>
          </table:table-cell>
          <table:table-cell table:style-name="ce47" table:formula="of:=[.F91]*[.G91]*12+[$'loan-parameters'.$B$32]" office:value-type="currency" office:currency="GBP" office:value="63510" calcext:value-type="currency">
            <text:p>£63,5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1" table:formula="of:=[.A92]/12" office:value-type="float" office:value="7.58333333333333" calcext:value-type="float">
            <text:p>7.58</text:p>
          </table:table-cell>
          <table:table-cell table:style-name="ce47" table:formula="of:=IF([.B92]&lt;=[$'repayment-scenarios'.$B$28];[$'loan-parameters'.$B$31]*[$'current-situation'.$C$7]*(1+[$'current-situation'.$C$7])^[.A92]/((1+[$'current-situation'.$C$7])^[.A92]-1);&quot;&quot;)" office:value-type="currency" office:currency="GBP" office:value="645.165687682216" calcext:value-type="currency">
            <text:p>£645.17</text:p>
          </table:table-cell>
          <table:table-cell table:formula="of:=IF([.C92]&lt;&gt;&quot;&quot;;[.C92]*[.A92]+[$'loan-parameters'.$B$32];&quot;&quot;)" office:value-type="currency" office:currency="GBP" office:value="58710.0775790817" calcext:value-type="currency">
            <text:p>£58,710.08</text:p>
          </table:table-cell>
          <table:table-cell/>
          <table:table-cell office:value-type="currency" office:currency="GBP" office:value="440" calcext:value-type="currency">
            <text:p>£440.00</text:p>
          </table:table-cell>
          <table:table-cell table:style-name="ce31" table:formula="of:=IF([.F92]&lt;=[$'current-situation'.$E$7];[$'loan-parameters'.$B$6]-ORG.OPENOFFICE.MONTHS([$'loan-parameters'.$B$4];TODAY();1)/12;COUNTIF([.$C$2:.$C$361];&quot;&gt;=&quot;&amp;[.F92])/12)" office:value-type="float" office:value="12" calcext:value-type="float">
            <text:p>12.00</text:p>
          </table:table-cell>
          <table:table-cell table:style-name="ce47" table:formula="of:=[.F92]*[.G92]*12+[$'loan-parameters'.$B$32]" office:value-type="currency" office:currency="GBP" office:value="63360" calcext:value-type="currency">
            <text:p>£63,3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1" table:formula="of:=[.A93]/12" office:value-type="float" office:value="7.66666666666667" calcext:value-type="float">
            <text:p>7.67</text:p>
          </table:table-cell>
          <table:table-cell table:style-name="ce47" table:formula="of:=IF([.B93]&lt;=[$'repayment-scenarios'.$B$28];[$'loan-parameters'.$B$31]*[$'current-situation'.$C$7]*(1+[$'current-situation'.$C$7])^[.A93]/((1+[$'current-situation'.$C$7])^[.A93]-1);&quot;&quot;)" office:value-type="currency" office:currency="GBP" office:value="639.106039348929" calcext:value-type="currency">
            <text:p>£639.11</text:p>
          </table:table-cell>
          <table:table-cell table:formula="of:=IF([.C93]&lt;&gt;&quot;&quot;;[.C93]*[.A93]+[$'loan-parameters'.$B$32];&quot;&quot;)" office:value-type="currency" office:currency="GBP" office:value="58797.7556201014" calcext:value-type="currency">
            <text:p>£58,797.76</text:p>
          </table:table-cell>
          <table:table-cell/>
          <table:table-cell office:value-type="currency" office:currency="GBP" office:value="445" calcext:value-type="currency">
            <text:p>£445.00</text:p>
          </table:table-cell>
          <table:table-cell table:style-name="ce31" table:formula="of:=IF([.F93]&lt;=[$'current-situation'.$E$7];[$'loan-parameters'.$B$6]-ORG.OPENOFFICE.MONTHS([$'loan-parameters'.$B$4];TODAY();1)/12;COUNTIF([.$C$2:.$C$361];&quot;&gt;=&quot;&amp;[.F93])/12)" office:value-type="float" office:value="11.8333333333333" calcext:value-type="float">
            <text:p>11.83</text:p>
          </table:table-cell>
          <table:table-cell table:style-name="ce47" table:formula="of:=[.F93]*[.G93]*12+[$'loan-parameters'.$B$32]" office:value-type="currency" office:currency="GBP" office:value="63190" calcext:value-type="currency">
            <text:p>£63,1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1" table:formula="of:=[.A94]/12" office:value-type="float" office:value="7.75" calcext:value-type="float">
            <text:p>7.75</text:p>
          </table:table-cell>
          <table:table-cell table:style-name="ce47" table:formula="of:=IF([.B94]&lt;=[$'repayment-scenarios'.$B$28];[$'loan-parameters'.$B$31]*[$'current-situation'.$C$7]*(1+[$'current-situation'.$C$7])^[.A94]/((1+[$'current-situation'.$C$7])^[.A94]-1);&quot;&quot;)" office:value-type="currency" office:currency="GBP" office:value="633.177597813056" calcext:value-type="currency">
            <text:p>£633.18</text:p>
          </table:table-cell>
          <table:table-cell table:formula="of:=IF([.C94]&lt;&gt;&quot;&quot;;[.C94]*[.A94]+[$'loan-parameters'.$B$32];&quot;&quot;)" office:value-type="currency" office:currency="GBP" office:value="58885.5165966142" calcext:value-type="currency">
            <text:p>£58,885.52</text:p>
          </table:table-cell>
          <table:table-cell/>
          <table:table-cell office:value-type="currency" office:currency="GBP" office:value="450" calcext:value-type="currency">
            <text:p>£450.00</text:p>
          </table:table-cell>
          <table:table-cell table:style-name="ce31" table:formula="of:=IF([.F94]&lt;=[$'current-situation'.$E$7];[$'loan-parameters'.$B$6]-ORG.OPENOFFICE.MONTHS([$'loan-parameters'.$B$4];TODAY();1)/12;COUNTIF([.$C$2:.$C$361];&quot;&gt;=&quot;&amp;[.F94])/12)" office:value-type="float" office:value="11.6666666666667" calcext:value-type="float">
            <text:p>11.67</text:p>
          </table:table-cell>
          <table:table-cell table:style-name="ce47" table:formula="of:=[.F94]*[.G94]*12+[$'loan-parameters'.$B$32]" office:value-type="currency" office:currency="GBP" office:value="63000" calcext:value-type="currency">
            <text:p>£63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1" table:formula="of:=[.A95]/12" office:value-type="float" office:value="7.83333333333333" calcext:value-type="float">
            <text:p>7.83</text:p>
          </table:table-cell>
          <table:table-cell table:style-name="ce47" table:formula="of:=IF([.B95]&lt;=[$'repayment-scenarios'.$B$28];[$'loan-parameters'.$B$31]*[$'current-situation'.$C$7]*(1+[$'current-situation'.$C$7])^[.A95]/((1+[$'current-situation'.$C$7])^[.A95]-1);&quot;&quot;)" office:value-type="currency" office:currency="GBP" office:value="627.376175463551" calcext:value-type="currency">
            <text:p>£627.38</text:p>
          </table:table-cell>
          <table:table-cell table:formula="of:=IF([.C95]&lt;&gt;&quot;&quot;;[.C95]*[.A95]+[$'loan-parameters'.$B$32];&quot;&quot;)" office:value-type="currency" office:currency="GBP" office:value="58973.3604935738" calcext:value-type="currency">
            <text:p>£58,973.36</text:p>
          </table:table-cell>
          <table:table-cell/>
          <table:table-cell office:value-type="currency" office:currency="GBP" office:value="455" calcext:value-type="currency">
            <text:p>£455.00</text:p>
          </table:table-cell>
          <table:table-cell table:style-name="ce31" table:formula="of:=IF([.F95]&lt;=[$'current-situation'.$E$7];[$'loan-parameters'.$B$6]-ORG.OPENOFFICE.MONTHS([$'loan-parameters'.$B$4];TODAY();1)/12;COUNTIF([.$C$2:.$C$361];&quot;&gt;=&quot;&amp;[.F95])/12)" office:value-type="float" office:value="11.5" calcext:value-type="float">
            <text:p>11.50</text:p>
          </table:table-cell>
          <table:table-cell table:style-name="ce47" table:formula="of:=[.F95]*[.G95]*12+[$'loan-parameters'.$B$32]" office:value-type="currency" office:currency="GBP" office:value="62790" calcext:value-type="currency">
            <text:p>£62,7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1" table:formula="of:=[.A96]/12" office:value-type="float" office:value="7.91666666666667" calcext:value-type="float">
            <text:p>7.92</text:p>
          </table:table-cell>
          <table:table-cell table:style-name="ce47" table:formula="of:=IF([.B96]&lt;=[$'repayment-scenarios'.$B$28];[$'loan-parameters'.$B$31]*[$'current-situation'.$C$7]*(1+[$'current-situation'.$C$7])^[.A96]/((1+[$'current-situation'.$C$7])^[.A96]-1);&quot;&quot;)" office:value-type="currency" office:currency="GBP" office:value="621.697761008155" calcext:value-type="currency">
            <text:p>£621.70</text:p>
          </table:table-cell>
          <table:table-cell table:formula="of:=IF([.C96]&lt;&gt;&quot;&quot;;[.C96]*[.A96]+[$'loan-parameters'.$B$32];&quot;&quot;)" office:value-type="currency" office:currency="GBP" office:value="59061.2872957747" calcext:value-type="currency">
            <text:p>£59,061.29</text:p>
          </table:table-cell>
          <table:table-cell/>
          <table:table-cell office:value-type="currency" office:currency="GBP" office:value="460" calcext:value-type="currency">
            <text:p>£460.00</text:p>
          </table:table-cell>
          <table:table-cell table:style-name="ce31" table:formula="of:=IF([.F96]&lt;=[$'current-situation'.$E$7];[$'loan-parameters'.$B$6]-ORG.OPENOFFICE.MONTHS([$'loan-parameters'.$B$4];TODAY();1)/12;COUNTIF([.$C$2:.$C$361];&quot;&gt;=&quot;&amp;[.F96])/12)" office:value-type="float" office:value="11.3333333333333" calcext:value-type="float">
            <text:p>11.33</text:p>
          </table:table-cell>
          <table:table-cell table:style-name="ce47" table:formula="of:=[.F96]*[.G96]*12+[$'loan-parameters'.$B$32]" office:value-type="currency" office:currency="GBP" office:value="62560" calcext:value-type="currency">
            <text:p>£62,5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1" table:formula="of:=[.A97]/12" office:value-type="float" office:value="8" calcext:value-type="float">
            <text:p>8.00</text:p>
          </table:table-cell>
          <table:table-cell table:style-name="ce47" table:formula="of:=IF([.B97]&lt;=[$'repayment-scenarios'.$B$28];[$'loan-parameters'.$B$31]*[$'current-situation'.$C$7]*(1+[$'current-situation'.$C$7])^[.A97]/((1+[$'current-situation'.$C$7])^[.A97]-1);&quot;&quot;)" office:value-type="currency" office:currency="GBP" office:value="616.138510290125" calcext:value-type="currency">
            <text:p>£616.14</text:p>
          </table:table-cell>
          <table:table-cell table:formula="of:=IF([.C97]&lt;&gt;&quot;&quot;;[.C97]*[.A97]+[$'loan-parameters'.$B$32];&quot;&quot;)" office:value-type="currency" office:currency="GBP" office:value="59149.296987852" calcext:value-type="currency">
            <text:p>£59,149.30</text:p>
          </table:table-cell>
          <table:table-cell/>
          <table:table-cell office:value-type="currency" office:currency="GBP" office:value="465" calcext:value-type="currency">
            <text:p>£465.00</text:p>
          </table:table-cell>
          <table:table-cell table:style-name="ce31" table:formula="of:=IF([.F97]&lt;=[$'current-situation'.$E$7];[$'loan-parameters'.$B$6]-ORG.OPENOFFICE.MONTHS([$'loan-parameters'.$B$4];TODAY();1)/12;COUNTIF([.$C$2:.$C$361];&quot;&gt;=&quot;&amp;[.F97])/12)" office:value-type="float" office:value="11.1666666666667" calcext:value-type="float">
            <text:p>11.17</text:p>
          </table:table-cell>
          <table:table-cell table:style-name="ce47" table:formula="of:=[.F97]*[.G97]*12+[$'loan-parameters'.$B$32]" office:value-type="currency" office:currency="GBP" office:value="62310" calcext:value-type="currency">
            <text:p>£62,3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1" table:formula="of:=[.A98]/12" office:value-type="float" office:value="8.08333333333333" calcext:value-type="float">
            <text:p>8.08</text:p>
          </table:table-cell>
          <table:table-cell table:style-name="ce47" table:formula="of:=IF([.B98]&lt;=[$'repayment-scenarios'.$B$28];[$'loan-parameters'.$B$31]*[$'current-situation'.$C$7]*(1+[$'current-situation'.$C$7])^[.A98]/((1+[$'current-situation'.$C$7])^[.A98]-1);&quot;&quot;)" office:value-type="currency" office:currency="GBP" office:value="610.694737673008" calcext:value-type="currency">
            <text:p>£610.69</text:p>
          </table:table-cell>
          <table:table-cell table:formula="of:=IF([.C98]&lt;&gt;&quot;&quot;;[.C98]*[.A98]+[$'loan-parameters'.$B$32];&quot;&quot;)" office:value-type="currency" office:currency="GBP" office:value="59237.3895542818" calcext:value-type="currency">
            <text:p>£59,237.39</text:p>
          </table:table-cell>
          <table:table-cell/>
          <table:table-cell office:value-type="currency" office:currency="GBP" office:value="470" calcext:value-type="currency">
            <text:p>£470.00</text:p>
          </table:table-cell>
          <table:table-cell table:style-name="ce31" table:formula="of:=IF([.F98]&lt;=[$'current-situation'.$E$7];[$'loan-parameters'.$B$6]-ORG.OPENOFFICE.MONTHS([$'loan-parameters'.$B$4];TODAY();1)/12;COUNTIF([.$C$2:.$C$361];&quot;&gt;=&quot;&amp;[.F98])/12)" office:value-type="float" office:value="11" calcext:value-type="float">
            <text:p>11.00</text:p>
          </table:table-cell>
          <table:table-cell table:style-name="ce47" table:formula="of:=[.F98]*[.G98]*12+[$'loan-parameters'.$B$32]" office:value-type="currency" office:currency="GBP" office:value="62040" calcext:value-type="currency">
            <text:p>£62,0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1" table:formula="of:=[.A99]/12" office:value-type="float" office:value="8.16666666666667" calcext:value-type="float">
            <text:p>8.17</text:p>
          </table:table-cell>
          <table:table-cell table:style-name="ce47" table:formula="of:=IF([.B99]&lt;=[$'repayment-scenarios'.$B$28];[$'loan-parameters'.$B$31]*[$'current-situation'.$C$7]*(1+[$'current-situation'.$C$7])^[.A99]/((1+[$'current-situation'.$C$7])^[.A99]-1);&quot;&quot;)" office:value-type="currency" office:currency="GBP" office:value="605.362907952868" calcext:value-type="currency">
            <text:p>£605.36</text:p>
          </table:table-cell>
          <table:table-cell table:formula="of:=IF([.C99]&lt;&gt;&quot;&quot;;[.C99]*[.A99]+[$'loan-parameters'.$B$32];&quot;&quot;)" office:value-type="currency" office:currency="GBP" office:value="59325.564979381" calcext:value-type="currency">
            <text:p>£59,325.56</text:p>
          </table:table-cell>
          <table:table-cell/>
          <table:table-cell office:value-type="currency" office:currency="GBP" office:value="475" calcext:value-type="currency">
            <text:p>£475.00</text:p>
          </table:table-cell>
          <table:table-cell table:style-name="ce31" table:formula="of:=IF([.F99]&lt;=[$'current-situation'.$E$7];[$'loan-parameters'.$B$6]-ORG.OPENOFFICE.MONTHS([$'loan-parameters'.$B$4];TODAY();1)/12;COUNTIF([.$C$2:.$C$361];&quot;&gt;=&quot;&amp;[.F99])/12)" office:value-type="float" office:value="10.9166666666667" calcext:value-type="float">
            <text:p>10.92</text:p>
          </table:table-cell>
          <table:table-cell table:style-name="ce47" table:formula="of:=[.F99]*[.G99]*12+[$'loan-parameters'.$B$32]" office:value-type="currency" office:currency="GBP" office:value="62225" calcext:value-type="currency">
            <text:p>£62,2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1" table:formula="of:=[.A100]/12" office:value-type="float" office:value="8.25" calcext:value-type="float">
            <text:p>8.25</text:p>
          </table:table-cell>
          <table:table-cell table:style-name="ce47" table:formula="of:=IF([.B100]&lt;=[$'repayment-scenarios'.$B$28];[$'loan-parameters'.$B$31]*[$'current-situation'.$C$7]*(1+[$'current-situation'.$C$7])^[.A100]/((1+[$'current-situation'.$C$7])^[.A100]-1);&quot;&quot;)" office:value-type="currency" office:currency="GBP" office:value="600.139628760685" calcext:value-type="currency">
            <text:p>£600.14</text:p>
          </table:table-cell>
          <table:table-cell table:formula="of:=IF([.C100]&lt;&gt;&quot;&quot;;[.C100]*[.A100]+[$'loan-parameters'.$B$32];&quot;&quot;)" office:value-type="currency" office:currency="GBP" office:value="59413.8232473078" calcext:value-type="currency">
            <text:p>£59,413.82</text:p>
          </table:table-cell>
          <table:table-cell/>
          <table:table-cell office:value-type="currency" office:currency="GBP" office:value="480" calcext:value-type="currency">
            <text:p>£480.00</text:p>
          </table:table-cell>
          <table:table-cell table:style-name="ce31" table:formula="of:=IF([.F100]&lt;=[$'current-situation'.$E$7];[$'loan-parameters'.$B$6]-ORG.OPENOFFICE.MONTHS([$'loan-parameters'.$B$4];TODAY();1)/12;COUNTIF([.$C$2:.$C$361];&quot;&gt;=&quot;&amp;[.F100])/12)" office:value-type="float" office:value="10.75" calcext:value-type="float">
            <text:p>10.75</text:p>
          </table:table-cell>
          <table:table-cell table:style-name="ce47" table:formula="of:=[.F100]*[.G100]*12+[$'loan-parameters'.$B$32]" office:value-type="currency" office:currency="GBP" office:value="61920" calcext:value-type="currency">
            <text:p>£61,9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1" table:formula="of:=[.A101]/12" office:value-type="float" office:value="8.33333333333333" calcext:value-type="float">
            <text:p>8.33</text:p>
          </table:table-cell>
          <table:table-cell table:style-name="ce47" table:formula="of:=IF([.B101]&lt;=[$'repayment-scenarios'.$B$28];[$'loan-parameters'.$B$31]*[$'current-situation'.$C$7]*(1+[$'current-situation'.$C$7])^[.A101]/((1+[$'current-situation'.$C$7])^[.A101]-1);&quot;&quot;)" office:value-type="currency" office:currency="GBP" office:value="595.021643420614" calcext:value-type="currency">
            <text:p>£595.02</text:p>
          </table:table-cell>
          <table:table-cell table:formula="of:=IF([.C101]&lt;&gt;&quot;&quot;;[.C101]*[.A101]+[$'loan-parameters'.$B$32];&quot;&quot;)" office:value-type="currency" office:currency="GBP" office:value="59502.1643420614" calcext:value-type="currency">
            <text:p>£59,502.16</text:p>
          </table:table-cell>
          <table:table-cell/>
          <table:table-cell office:value-type="currency" office:currency="GBP" office:value="485" calcext:value-type="currency">
            <text:p>£485.00</text:p>
          </table:table-cell>
          <table:table-cell table:style-name="ce31" table:formula="of:=IF([.F101]&lt;=[$'current-situation'.$E$7];[$'loan-parameters'.$B$6]-ORG.OPENOFFICE.MONTHS([$'loan-parameters'.$B$4];TODAY();1)/12;COUNTIF([.$C$2:.$C$361];&quot;&gt;=&quot;&amp;[.F101])/12)" office:value-type="float" office:value="10.5833333333333" calcext:value-type="float">
            <text:p>10.58</text:p>
          </table:table-cell>
          <table:table-cell table:style-name="ce47" table:formula="of:=[.F101]*[.G101]*12+[$'loan-parameters'.$B$32]" office:value-type="currency" office:currency="GBP" office:value="61595" calcext:value-type="currency">
            <text:p>£61,59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1" table:formula="of:=[.A102]/12" office:value-type="float" office:value="8.41666666666667" calcext:value-type="float">
            <text:p>8.42</text:p>
          </table:table-cell>
          <table:table-cell table:style-name="ce47" table:formula="of:=IF([.B102]&lt;=[$'repayment-scenarios'.$B$28];[$'loan-parameters'.$B$31]*[$'current-situation'.$C$7]*(1+[$'current-situation'.$C$7])^[.A102]/((1+[$'current-situation'.$C$7])^[.A102]-1);&quot;&quot;)" office:value-type="currency" office:currency="GBP" office:value="590.005824232498" calcext:value-type="currency">
            <text:p>£590.01</text:p>
          </table:table-cell>
          <table:table-cell table:formula="of:=IF([.C102]&lt;&gt;&quot;&quot;;[.C102]*[.A102]+[$'loan-parameters'.$B$32];&quot;&quot;)" office:value-type="currency" office:currency="GBP" office:value="59590.5882474823" calcext:value-type="currency">
            <text:p>£59,590.59</text:p>
          </table:table-cell>
          <table:table-cell/>
          <table:table-cell office:value-type="currency" office:currency="GBP" office:value="490" calcext:value-type="currency">
            <text:p>£490.00</text:p>
          </table:table-cell>
          <table:table-cell table:style-name="ce31" table:formula="of:=IF([.F102]&lt;=[$'current-situation'.$E$7];[$'loan-parameters'.$B$6]-ORG.OPENOFFICE.MONTHS([$'loan-parameters'.$B$4];TODAY();1)/12;COUNTIF([.$C$2:.$C$361];&quot;&gt;=&quot;&amp;[.F102])/12)" office:value-type="float" office:value="10.5" calcext:value-type="float">
            <text:p>10.50</text:p>
          </table:table-cell>
          <table:table-cell table:style-name="ce47" table:formula="of:=[.F102]*[.G102]*12+[$'loan-parameters'.$B$32]" office:value-type="currency" office:currency="GBP" office:value="61740" calcext:value-type="currency">
            <text:p>£61,7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1" table:formula="of:=[.A103]/12" office:value-type="float" office:value="8.5" calcext:value-type="float">
            <text:p>8.50</text:p>
          </table:table-cell>
          <table:table-cell table:style-name="ce47" table:formula="of:=IF([.B103]&lt;=[$'repayment-scenarios'.$B$28];[$'loan-parameters'.$B$31]*[$'current-situation'.$C$7]*(1+[$'current-situation'.$C$7])^[.A103]/((1+[$'current-situation'.$C$7])^[.A103]-1);&quot;&quot;)" office:value-type="currency" office:currency="GBP" office:value="585.089166149533" calcext:value-type="currency">
            <text:p>£585.09</text:p>
          </table:table-cell>
          <table:table-cell table:formula="of:=IF([.C103]&lt;&gt;&quot;&quot;;[.C103]*[.A103]+[$'loan-parameters'.$B$32];&quot;&quot;)" office:value-type="currency" office:currency="GBP" office:value="59679.0949472524" calcext:value-type="currency">
            <text:p>£59,679.09</text:p>
          </table:table-cell>
          <table:table-cell/>
          <table:table-cell office:value-type="currency" office:currency="GBP" office:value="495" calcext:value-type="currency">
            <text:p>£495.00</text:p>
          </table:table-cell>
          <table:table-cell table:style-name="ce31" table:formula="of:=IF([.F103]&lt;=[$'current-situation'.$E$7];[$'loan-parameters'.$B$6]-ORG.OPENOFFICE.MONTHS([$'loan-parameters'.$B$4];TODAY();1)/12;COUNTIF([.$C$2:.$C$361];&quot;&gt;=&quot;&amp;[.F103])/12)" office:value-type="float" office:value="10.3333333333333" calcext:value-type="float">
            <text:p>10.33</text:p>
          </table:table-cell>
          <table:table-cell table:style-name="ce47" table:formula="of:=[.F103]*[.G103]*12+[$'loan-parameters'.$B$32]" office:value-type="currency" office:currency="GBP" office:value="61380" calcext:value-type="currency">
            <text:p>£61,3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1" table:formula="of:=[.A104]/12" office:value-type="float" office:value="8.58333333333333" calcext:value-type="float">
            <text:p>8.58</text:p>
          </table:table-cell>
          <table:table-cell table:style-name="ce47" table:formula="of:=IF([.B104]&lt;=[$'repayment-scenarios'.$B$28];[$'loan-parameters'.$B$31]*[$'current-situation'.$C$7]*(1+[$'current-situation'.$C$7])^[.A104]/((1+[$'current-situation'.$C$7])^[.A104]-1);&quot;&quot;)" office:value-type="currency" office:currency="GBP" office:value="580.268780824225" calcext:value-type="currency">
            <text:p>£580.27</text:p>
          </table:table-cell>
          <table:table-cell table:formula="of:=IF([.C104]&lt;&gt;&quot;&quot;;[.C104]*[.A104]+[$'loan-parameters'.$B$32];&quot;&quot;)" office:value-type="currency" office:currency="GBP" office:value="59767.6844248952" calcext:value-type="currency">
            <text:p>£59,767.68</text:p>
          </table:table-cell>
          <table:table-cell/>
          <table:table-cell office:value-type="currency" office:currency="GBP" office:value="500" calcext:value-type="currency">
            <text:p>£500.00</text:p>
          </table:table-cell>
          <table:table-cell table:style-name="ce31" table:formula="of:=IF([.F104]&lt;=[$'current-situation'.$E$7];[$'loan-parameters'.$B$6]-ORG.OPENOFFICE.MONTHS([$'loan-parameters'.$B$4];TODAY();1)/12;COUNTIF([.$C$2:.$C$361];&quot;&gt;=&quot;&amp;[.F104])/12)" office:value-type="float" office:value="10.25" calcext:value-type="float">
            <text:p>10.25</text:p>
          </table:table-cell>
          <table:table-cell table:style-name="ce47" table:formula="of:=[.F104]*[.G104]*12+[$'loan-parameters'.$B$32]" office:value-type="currency" office:currency="GBP" office:value="61500" calcext:value-type="currency">
            <text:p>£61,5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1" table:formula="of:=[.A105]/12" office:value-type="float" office:value="8.66666666666667" calcext:value-type="float">
            <text:p>8.67</text:p>
          </table:table-cell>
          <table:table-cell table:style-name="ce47" table:formula="of:=IF([.B105]&lt;=[$'repayment-scenarios'.$B$28];[$'loan-parameters'.$B$31]*[$'current-situation'.$C$7]*(1+[$'current-situation'.$C$7])^[.A105]/((1+[$'current-situation'.$C$7])^[.A105]-1);&quot;&quot;)" office:value-type="currency" office:currency="GBP" office:value="575.541890997844" calcext:value-type="currency">
            <text:p>£575.54</text:p>
          </table:table-cell>
          <table:table-cell table:formula="of:=IF([.C105]&lt;&gt;&quot;&quot;;[.C105]*[.A105]+[$'loan-parameters'.$B$32];&quot;&quot;)" office:value-type="currency" office:currency="GBP" office:value="59856.3566637758" calcext:value-type="currency">
            <text:p>£59,856.36</text:p>
          </table:table-cell>
          <table:table-cell/>
          <table:table-cell office:value-type="currency" office:currency="GBP" office:value="505" calcext:value-type="currency">
            <text:p>£505.00</text:p>
          </table:table-cell>
          <table:table-cell table:style-name="ce31" table:formula="of:=IF([.F105]&lt;=[$'current-situation'.$E$7];[$'loan-parameters'.$B$6]-ORG.OPENOFFICE.MONTHS([$'loan-parameters'.$B$4];TODAY();1)/12;COUNTIF([.$C$2:.$C$361];&quot;&gt;=&quot;&amp;[.F105])/12)" office:value-type="float" office:value="10.0833333333333" calcext:value-type="float">
            <text:p>10.08</text:p>
          </table:table-cell>
          <table:table-cell table:style-name="ce47" table:formula="of:=[.F105]*[.G105]*12+[$'loan-parameters'.$B$32]" office:value-type="currency" office:currency="GBP" office:value="61105" calcext:value-type="currency">
            <text:p>£61,10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1" table:formula="of:=[.A106]/12" office:value-type="float" office:value="8.75" calcext:value-type="float">
            <text:p>8.75</text:p>
          </table:table-cell>
          <table:table-cell table:style-name="ce47" table:formula="of:=IF([.B106]&lt;=[$'repayment-scenarios'.$B$28];[$'loan-parameters'.$B$31]*[$'current-situation'.$C$7]*(1+[$'current-situation'.$C$7])^[.A106]/((1+[$'current-situation'.$C$7])^[.A106]-1);&quot;&quot;)" office:value-type="currency" office:currency="GBP" office:value="570.905825210485" calcext:value-type="currency">
            <text:p>£570.91</text:p>
          </table:table-cell>
          <table:table-cell table:formula="of:=IF([.C106]&lt;&gt;&quot;&quot;;[.C106]*[.A106]+[$'loan-parameters'.$B$32];&quot;&quot;)" office:value-type="currency" office:currency="GBP" office:value="59945.1116471009" calcext:value-type="currency">
            <text:p>£59,945.11</text:p>
          </table:table-cell>
          <table:table-cell/>
          <table:table-cell office:value-type="currency" office:currency="GBP" office:value="510" calcext:value-type="currency">
            <text:p>£510.00</text:p>
          </table:table-cell>
          <table:table-cell table:style-name="ce31" table:formula="of:=IF([.F106]&lt;=[$'current-situation'.$E$7];[$'loan-parameters'.$B$6]-ORG.OPENOFFICE.MONTHS([$'loan-parameters'.$B$4];TODAY();1)/12;COUNTIF([.$C$2:.$C$361];&quot;&gt;=&quot;&amp;[.F106])/12)" office:value-type="float" office:value="10" calcext:value-type="float">
            <text:p>10.00</text:p>
          </table:table-cell>
          <table:table-cell table:style-name="ce47" table:formula="of:=[.F106]*[.G106]*12+[$'loan-parameters'.$B$32]" office:value-type="currency" office:currency="GBP" office:value="61200" calcext:value-type="currency">
            <text:p>£61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1" table:formula="of:=[.A107]/12" office:value-type="float" office:value="8.83333333333333" calcext:value-type="float">
            <text:p>8.83</text:p>
          </table:table-cell>
          <table:table-cell table:style-name="ce47" table:formula="of:=IF([.B107]&lt;=[$'repayment-scenarios'.$B$28];[$'loan-parameters'.$B$31]*[$'current-situation'.$C$7]*(1+[$'current-situation'.$C$7])^[.A107]/((1+[$'current-situation'.$C$7])^[.A107]-1);&quot;&quot;)" office:value-type="currency" office:currency="GBP" office:value="566.358012810561" calcext:value-type="currency">
            <text:p>£566.36</text:p>
          </table:table-cell>
          <table:table-cell table:formula="of:=IF([.C107]&lt;&gt;&quot;&quot;;[.C107]*[.A107]+[$'loan-parameters'.$B$32];&quot;&quot;)" office:value-type="currency" office:currency="GBP" office:value="60033.9493579194" calcext:value-type="currency">
            <text:p>£60,033.95</text:p>
          </table:table-cell>
          <table:table-cell/>
          <table:table-cell office:value-type="currency" office:currency="GBP" office:value="515" calcext:value-type="currency">
            <text:p>£515.00</text:p>
          </table:table-cell>
          <table:table-cell table:style-name="ce31" table:formula="of:=IF([.F107]&lt;=[$'current-situation'.$E$7];[$'loan-parameters'.$B$6]-ORG.OPENOFFICE.MONTHS([$'loan-parameters'.$B$4];TODAY();1)/12;COUNTIF([.$C$2:.$C$361];&quot;&gt;=&quot;&amp;[.F107])/12)" office:value-type="float" office:value="9.83333333333333" calcext:value-type="float">
            <text:p>9.83</text:p>
          </table:table-cell>
          <table:table-cell table:style-name="ce47" table:formula="of:=[.F107]*[.G107]*12+[$'loan-parameters'.$B$32]" office:value-type="currency" office:currency="GBP" office:value="60770" calcext:value-type="currency">
            <text:p>£60,7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1" table:formula="of:=[.A108]/12" office:value-type="float" office:value="8.91666666666667" calcext:value-type="float">
            <text:p>8.92</text:p>
          </table:table-cell>
          <table:table-cell table:style-name="ce47" table:formula="of:=IF([.B108]&lt;=[$'repayment-scenarios'.$B$28];[$'loan-parameters'.$B$31]*[$'current-situation'.$C$7]*(1+[$'current-situation'.$C$7])^[.A108]/((1+[$'current-situation'.$C$7])^[.A108]-1);&quot;&quot;)" office:value-type="currency" office:currency="GBP" office:value="561.895979244129" calcext:value-type="currency">
            <text:p>£561.90</text:p>
          </table:table-cell>
          <table:table-cell table:formula="of:=IF([.C108]&lt;&gt;&quot;&quot;;[.C108]*[.A108]+[$'loan-parameters'.$B$32];&quot;&quot;)" office:value-type="currency" office:currency="GBP" office:value="60122.8697791218" calcext:value-type="currency">
            <text:p>£60,122.87</text:p>
          </table:table-cell>
          <table:table-cell/>
          <table:table-cell office:value-type="currency" office:currency="GBP" office:value="520" calcext:value-type="currency">
            <text:p>£520.00</text:p>
          </table:table-cell>
          <table:table-cell table:style-name="ce31" table:formula="of:=IF([.F108]&lt;=[$'current-situation'.$E$7];[$'loan-parameters'.$B$6]-ORG.OPENOFFICE.MONTHS([$'loan-parameters'.$B$4];TODAY();1)/12;COUNTIF([.$C$2:.$C$361];&quot;&gt;=&quot;&amp;[.F108])/12)" office:value-type="float" office:value="9.75" calcext:value-type="float">
            <text:p>9.75</text:p>
          </table:table-cell>
          <table:table-cell table:style-name="ce47" table:formula="of:=[.F108]*[.G108]*12+[$'loan-parameters'.$B$32]" office:value-type="currency" office:currency="GBP" office:value="60840" calcext:value-type="currency">
            <text:p>£60,8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1" table:formula="of:=[.A109]/12" office:value-type="float" office:value="9" calcext:value-type="float">
            <text:p>9.00</text:p>
          </table:table-cell>
          <table:table-cell table:style-name="ce47" table:formula="of:=IF([.B109]&lt;=[$'repayment-scenarios'.$B$28];[$'loan-parameters'.$B$31]*[$'current-situation'.$C$7]*(1+[$'current-situation'.$C$7])^[.A109]/((1+[$'current-situation'.$C$7])^[.A109]-1);&quot;&quot;)" office:value-type="currency" office:currency="GBP" office:value="557.517341605935" calcext:value-type="currency">
            <text:p>£557.52</text:p>
          </table:table-cell>
          <table:table-cell table:formula="of:=IF([.C109]&lt;&gt;&quot;&quot;;[.C109]*[.A109]+[$'loan-parameters'.$B$32];&quot;&quot;)" office:value-type="currency" office:currency="GBP" office:value="60211.872893441" calcext:value-type="currency">
            <text:p>£60,211.87</text:p>
          </table:table-cell>
          <table:table-cell/>
          <table:table-cell office:value-type="currency" office:currency="GBP" office:value="525" calcext:value-type="currency">
            <text:p>£525.00</text:p>
          </table:table-cell>
          <table:table-cell table:style-name="ce31" table:formula="of:=IF([.F109]&lt;=[$'current-situation'.$E$7];[$'loan-parameters'.$B$6]-ORG.OPENOFFICE.MONTHS([$'loan-parameters'.$B$4];TODAY();1)/12;COUNTIF([.$C$2:.$C$361];&quot;&gt;=&quot;&amp;[.F109])/12)" office:value-type="float" office:value="9.66666666666667" calcext:value-type="float">
            <text:p>9.67</text:p>
          </table:table-cell>
          <table:table-cell table:style-name="ce47" table:formula="of:=[.F109]*[.G109]*12+[$'loan-parameters'.$B$32]" office:value-type="currency" office:currency="GBP" office:value="60900" calcext:value-type="currency">
            <text:p>£60,9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1" table:formula="of:=[.A110]/12" office:value-type="float" office:value="9.08333333333333" calcext:value-type="float">
            <text:p>9.08</text:p>
          </table:table-cell>
          <table:table-cell table:style-name="ce47" table:formula="of:=IF([.B110]&lt;=[$'repayment-scenarios'.$B$28];[$'loan-parameters'.$B$31]*[$'current-situation'.$C$7]*(1+[$'current-situation'.$C$7])^[.A110]/((1+[$'current-situation'.$C$7])^[.A110]-1);&quot;&quot;)" office:value-type="currency" office:currency="GBP" office:value="553.219804435337" calcext:value-type="currency">
            <text:p>£553.22</text:p>
          </table:table-cell>
          <table:table-cell table:formula="of:=IF([.C110]&lt;&gt;&quot;&quot;;[.C110]*[.A110]+[$'loan-parameters'.$B$32];&quot;&quot;)" office:value-type="currency" office:currency="GBP" office:value="60300.9586834518" calcext:value-type="currency">
            <text:p>£60,300.96</text:p>
          </table:table-cell>
          <table:table-cell/>
          <table:table-cell office:value-type="currency" office:currency="GBP" office:value="530" calcext:value-type="currency">
            <text:p>£530.00</text:p>
          </table:table-cell>
          <table:table-cell table:style-name="ce31" table:formula="of:=IF([.F110]&lt;=[$'current-situation'.$E$7];[$'loan-parameters'.$B$6]-ORG.OPENOFFICE.MONTHS([$'loan-parameters'.$B$4];TODAY();1)/12;COUNTIF([.$C$2:.$C$361];&quot;&gt;=&quot;&amp;[.F110])/12)" office:value-type="float" office:value="9.5" calcext:value-type="float">
            <text:p>9.50</text:p>
          </table:table-cell>
          <table:table-cell table:style-name="ce47" table:formula="of:=[.F110]*[.G110]*12+[$'loan-parameters'.$B$32]" office:value-type="currency" office:currency="GBP" office:value="60420" calcext:value-type="currency">
            <text:p>£60,4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1" table:formula="of:=[.A111]/12" office:value-type="float" office:value="9.16666666666667" calcext:value-type="float">
            <text:p>9.17</text:p>
          </table:table-cell>
          <table:table-cell table:style-name="ce47" table:formula="of:=IF([.B111]&lt;=[$'repayment-scenarios'.$B$28];[$'loan-parameters'.$B$31]*[$'current-situation'.$C$7]*(1+[$'current-situation'.$C$7])^[.A111]/((1+[$'current-situation'.$C$7])^[.A111]-1);&quot;&quot;)" office:value-type="currency" office:currency="GBP" office:value="549.00115574156" calcext:value-type="currency">
            <text:p>£549.00</text:p>
          </table:table-cell>
          <table:table-cell table:formula="of:=IF([.C111]&lt;&gt;&quot;&quot;;[.C111]*[.A111]+[$'loan-parameters'.$B$32];&quot;&quot;)" office:value-type="currency" office:currency="GBP" office:value="60390.1271315716" calcext:value-type="currency">
            <text:p>£60,390.13</text:p>
          </table:table-cell>
          <table:table-cell/>
          <table:table-cell office:value-type="currency" office:currency="GBP" office:value="535" calcext:value-type="currency">
            <text:p>£535.00</text:p>
          </table:table-cell>
          <table:table-cell table:style-name="ce31" table:formula="of:=IF([.F111]&lt;=[$'current-situation'.$E$7];[$'loan-parameters'.$B$6]-ORG.OPENOFFICE.MONTHS([$'loan-parameters'.$B$4];TODAY();1)/12;COUNTIF([.$C$2:.$C$361];&quot;&gt;=&quot;&amp;[.F111])/12)" office:value-type="float" office:value="9.41666666666667" calcext:value-type="float">
            <text:p>9.42</text:p>
          </table:table-cell>
          <table:table-cell table:style-name="ce47" table:formula="of:=[.F111]*[.G111]*12+[$'loan-parameters'.$B$32]" office:value-type="currency" office:currency="GBP" office:value="60455" calcext:value-type="currency">
            <text:p>£60,4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1" table:formula="of:=[.A112]/12" office:value-type="float" office:value="9.25" calcext:value-type="float">
            <text:p>9.25</text:p>
          </table:table-cell>
          <table:table-cell table:style-name="ce47" table:formula="of:=IF([.B112]&lt;=[$'repayment-scenarios'.$B$28];[$'loan-parameters'.$B$31]*[$'current-situation'.$C$7]*(1+[$'current-situation'.$C$7])^[.A112]/((1+[$'current-situation'.$C$7])^[.A112]-1);&quot;&quot;)" office:value-type="currency" office:currency="GBP" office:value="544.859263243786" calcext:value-type="currency">
            <text:p>£544.86</text:p>
          </table:table-cell>
          <table:table-cell table:formula="of:=IF([.C112]&lt;&gt;&quot;&quot;;[.C112]*[.A112]+[$'loan-parameters'.$B$32];&quot;&quot;)" office:value-type="currency" office:currency="GBP" office:value="60479.3782200603" calcext:value-type="currency">
            <text:p>£60,479.38</text:p>
          </table:table-cell>
          <table:table-cell/>
          <table:table-cell office:value-type="currency" office:currency="GBP" office:value="540" calcext:value-type="currency">
            <text:p>£540.00</text:p>
          </table:table-cell>
          <table:table-cell table:style-name="ce31" table:formula="of:=IF([.F112]&lt;=[$'current-situation'.$E$7];[$'loan-parameters'.$B$6]-ORG.OPENOFFICE.MONTHS([$'loan-parameters'.$B$4];TODAY();1)/12;COUNTIF([.$C$2:.$C$361];&quot;&gt;=&quot;&amp;[.F112])/12)" office:value-type="float" office:value="9.33333333333333" calcext:value-type="float">
            <text:p>9.33</text:p>
          </table:table-cell>
          <table:table-cell table:style-name="ce47" table:formula="of:=[.F112]*[.G112]*12+[$'loan-parameters'.$B$32]" office:value-type="currency" office:currency="GBP" office:value="60480" calcext:value-type="currency">
            <text:p>£60,4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1" table:formula="of:=[.A113]/12" office:value-type="float" office:value="9.33333333333333" calcext:value-type="float">
            <text:p>9.33</text:p>
          </table:table-cell>
          <table:table-cell table:style-name="ce47" table:formula="of:=IF([.B113]&lt;=[$'repayment-scenarios'.$B$28];[$'loan-parameters'.$B$31]*[$'current-situation'.$C$7]*(1+[$'current-situation'.$C$7])^[.A113]/((1+[$'current-situation'.$C$7])^[.A113]-1);&quot;&quot;)" office:value-type="currency" office:currency="GBP" office:value="540.792070812679" calcext:value-type="currency">
            <text:p>£540.79</text:p>
          </table:table-cell>
          <table:table-cell table:formula="of:=IF([.C113]&lt;&gt;&quot;&quot;;[.C113]*[.A113]+[$'loan-parameters'.$B$32];&quot;&quot;)" office:value-type="currency" office:currency="GBP" office:value="60568.71193102" calcext:value-type="currency">
            <text:p>£60,568.71</text:p>
          </table:table-cell>
          <table:table-cell/>
          <table:table-cell office:value-type="currency" office:currency="GBP" office:value="545" calcext:value-type="currency">
            <text:p>£545.00</text:p>
          </table:table-cell>
          <table:table-cell table:style-name="ce31" table:formula="of:=IF([.F113]&lt;=[$'current-situation'.$E$7];[$'loan-parameters'.$B$6]-ORG.OPENOFFICE.MONTHS([$'loan-parameters'.$B$4];TODAY();1)/12;COUNTIF([.$C$2:.$C$361];&quot;&gt;=&quot;&amp;[.F113])/12)" office:value-type="float" office:value="9.16666666666667" calcext:value-type="float">
            <text:p>9.17</text:p>
          </table:table-cell>
          <table:table-cell table:style-name="ce47" table:formula="of:=[.F113]*[.G113]*12+[$'loan-parameters'.$B$32]" office:value-type="currency" office:currency="GBP" office:value="59950" calcext:value-type="currency">
            <text:p>£59,9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1" table:formula="of:=[.A114]/12" office:value-type="float" office:value="9.41666666666667" calcext:value-type="float">
            <text:p>9.42</text:p>
          </table:table-cell>
          <table:table-cell table:style-name="ce47" table:formula="of:=IF([.B114]&lt;=[$'repayment-scenarios'.$B$28];[$'loan-parameters'.$B$31]*[$'current-situation'.$C$7]*(1+[$'current-situation'.$C$7])^[.A114]/((1+[$'current-situation'.$C$7])^[.A114]-1);&quot;&quot;)" office:value-type="currency" office:currency="GBP" office:value="536.79759510085" calcext:value-type="currency">
            <text:p>£536.80</text:p>
          </table:table-cell>
          <table:table-cell table:formula="of:=IF([.C114]&lt;&gt;&quot;&quot;;[.C114]*[.A114]+[$'loan-parameters'.$B$32];&quot;&quot;)" office:value-type="currency" office:currency="GBP" office:value="60658.128246396" calcext:value-type="currency">
            <text:p>£60,658.13</text:p>
          </table:table-cell>
          <table:table-cell/>
          <table:table-cell office:value-type="currency" office:currency="GBP" office:value="550" calcext:value-type="currency">
            <text:p>£550.00</text:p>
          </table:table-cell>
          <table:table-cell table:style-name="ce31" table:formula="of:=IF([.F114]&lt;=[$'current-situation'.$E$7];[$'loan-parameters'.$B$6]-ORG.OPENOFFICE.MONTHS([$'loan-parameters'.$B$4];TODAY();1)/12;COUNTIF([.$C$2:.$C$361];&quot;&gt;=&quot;&amp;[.F114])/12)" office:value-type="float" office:value="9.08333333333333" calcext:value-type="float">
            <text:p>9.08</text:p>
          </table:table-cell>
          <table:table-cell table:style-name="ce47" table:formula="of:=[.F114]*[.G114]*12+[$'loan-parameters'.$B$32]" office:value-type="currency" office:currency="GBP" office:value="59950" calcext:value-type="currency">
            <text:p>£59,9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1" table:formula="of:=[.A115]/12" office:value-type="float" office:value="9.5" calcext:value-type="float">
            <text:p>9.50</text:p>
          </table:table-cell>
          <table:table-cell table:style-name="ce47" table:formula="of:=IF([.B115]&lt;=[$'repayment-scenarios'.$B$28];[$'loan-parameters'.$B$31]*[$'current-situation'.$C$7]*(1+[$'current-situation'.$C$7])^[.A115]/((1+[$'current-situation'.$C$7])^[.A115]-1);&quot;&quot;)" office:value-type="currency" office:currency="GBP" office:value="532.873922350668" calcext:value-type="currency">
            <text:p>£532.87</text:p>
          </table:table-cell>
          <table:table-cell table:formula="of:=IF([.C115]&lt;&gt;&quot;&quot;;[.C115]*[.A115]+[$'loan-parameters'.$B$32];&quot;&quot;)" office:value-type="currency" office:currency="GBP" office:value="60747.6271479762" calcext:value-type="currency">
            <text:p>£60,747.63</text:p>
          </table:table-cell>
          <table:table-cell/>
          <table:table-cell office:value-type="currency" office:currency="GBP" office:value="555" calcext:value-type="currency">
            <text:p>£555.00</text:p>
          </table:table-cell>
          <table:table-cell table:style-name="ce31" table:formula="of:=IF([.F115]&lt;=[$'current-situation'.$E$7];[$'loan-parameters'.$B$6]-ORG.OPENOFFICE.MONTHS([$'loan-parameters'.$B$4];TODAY();1)/12;COUNTIF([.$C$2:.$C$361];&quot;&gt;=&quot;&amp;[.F115])/12)" office:value-type="float" office:value="9" calcext:value-type="float">
            <text:p>9.00</text:p>
          </table:table-cell>
          <table:table-cell table:style-name="ce47" table:formula="of:=[.F115]*[.G115]*12+[$'loan-parameters'.$B$32]" office:value-type="currency" office:currency="GBP" office:value="59940" calcext:value-type="currency">
            <text:p>£59,9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1" table:formula="of:=[.A116]/12" office:value-type="float" office:value="9.58333333333333" calcext:value-type="float">
            <text:p>9.58</text:p>
          </table:table-cell>
          <table:table-cell table:style-name="ce47" table:formula="of:=IF([.B116]&lt;=[$'repayment-scenarios'.$B$28];[$'loan-parameters'.$B$31]*[$'current-situation'.$C$7]*(1+[$'current-situation'.$C$7])^[.A116]/((1+[$'current-situation'.$C$7])^[.A116]-1);&quot;&quot;)" office:value-type="currency" office:currency="GBP" office:value="529.01920536862" calcext:value-type="currency">
            <text:p>£529.02</text:p>
          </table:table-cell>
          <table:table-cell table:formula="of:=IF([.C116]&lt;&gt;&quot;&quot;;[.C116]*[.A116]+[$'loan-parameters'.$B$32];&quot;&quot;)" office:value-type="currency" office:currency="GBP" office:value="60837.2086173913" calcext:value-type="currency">
            <text:p>£60,837.21</text:p>
          </table:table-cell>
          <table:table-cell/>
          <table:table-cell office:value-type="currency" office:currency="GBP" office:value="560" calcext:value-type="currency">
            <text:p>£560.00</text:p>
          </table:table-cell>
          <table:table-cell table:style-name="ce31" table:formula="of:=IF([.F116]&lt;=[$'current-situation'.$E$7];[$'loan-parameters'.$B$6]-ORG.OPENOFFICE.MONTHS([$'loan-parameters'.$B$4];TODAY();1)/12;COUNTIF([.$C$2:.$C$361];&quot;&gt;=&quot;&amp;[.F116])/12)" office:value-type="float" office:value="8.91666666666667" calcext:value-type="float">
            <text:p>8.92</text:p>
          </table:table-cell>
          <table:table-cell table:style-name="ce47" table:formula="of:=[.F116]*[.G116]*12+[$'loan-parameters'.$B$32]" office:value-type="currency" office:currency="GBP" office:value="59920" calcext:value-type="currency">
            <text:p>£59,9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1" table:formula="of:=[.A117]/12" office:value-type="float" office:value="9.66666666666667" calcext:value-type="float">
            <text:p>9.67</text:p>
          </table:table-cell>
          <table:table-cell table:style-name="ce47" table:formula="of:=IF([.B117]&lt;=[$'repayment-scenarios'.$B$28];[$'loan-parameters'.$B$31]*[$'current-situation'.$C$7]*(1+[$'current-situation'.$C$7])^[.A117]/((1+[$'current-situation'.$C$7])^[.A117]-1);&quot;&quot;)" office:value-type="currency" office:currency="GBP" office:value="525.231660656166" calcext:value-type="currency">
            <text:p>£525.23</text:p>
          </table:table-cell>
          <table:table-cell table:formula="of:=IF([.C117]&lt;&gt;&quot;&quot;;[.C117]*[.A117]+[$'loan-parameters'.$B$32];&quot;&quot;)" office:value-type="currency" office:currency="GBP" office:value="60926.8726361153" calcext:value-type="currency">
            <text:p>£60,926.87</text:p>
          </table:table-cell>
          <table:table-cell/>
          <table:table-cell office:value-type="currency" office:currency="GBP" office:value="565" calcext:value-type="currency">
            <text:p>£565.00</text:p>
          </table:table-cell>
          <table:table-cell table:style-name="ce31" table:formula="of:=IF([.F117]&lt;=[$'current-situation'.$E$7];[$'loan-parameters'.$B$6]-ORG.OPENOFFICE.MONTHS([$'loan-parameters'.$B$4];TODAY();1)/12;COUNTIF([.$C$2:.$C$361];&quot;&gt;=&quot;&amp;[.F117])/12)" office:value-type="float" office:value="8.83333333333333" calcext:value-type="float">
            <text:p>8.83</text:p>
          </table:table-cell>
          <table:table-cell table:style-name="ce47" table:formula="of:=[.F117]*[.G117]*12+[$'loan-parameters'.$B$32]" office:value-type="currency" office:currency="GBP" office:value="59890" calcext:value-type="currency">
            <text:p>£59,8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1" table:formula="of:=[.A118]/12" office:value-type="float" office:value="9.75" calcext:value-type="float">
            <text:p>9.75</text:p>
          </table:table-cell>
          <table:table-cell table:style-name="ce47" table:formula="of:=IF([.B118]&lt;=[$'repayment-scenarios'.$B$28];[$'loan-parameters'.$B$31]*[$'current-situation'.$C$7]*(1+[$'current-situation'.$C$7])^[.A118]/((1+[$'current-situation'.$C$7])^[.A118]-1);&quot;&quot;)" office:value-type="currency" office:currency="GBP" office:value="521.509565687739" calcext:value-type="currency">
            <text:p>£521.51</text:p>
          </table:table-cell>
          <table:table-cell table:formula="of:=IF([.C118]&lt;&gt;&quot;&quot;;[.C118]*[.A118]+[$'loan-parameters'.$B$32];&quot;&quot;)" office:value-type="currency" office:currency="GBP" office:value="61016.6191854654" calcext:value-type="currency">
            <text:p>£61,016.62</text:p>
          </table:table-cell>
          <table:table-cell/>
          <table:table-cell office:value-type="currency" office:currency="GBP" office:value="570" calcext:value-type="currency">
            <text:p>£570.00</text:p>
          </table:table-cell>
          <table:table-cell table:style-name="ce31" table:formula="of:=IF([.F118]&lt;=[$'current-situation'.$E$7];[$'loan-parameters'.$B$6]-ORG.OPENOFFICE.MONTHS([$'loan-parameters'.$B$4];TODAY();1)/12;COUNTIF([.$C$2:.$C$361];&quot;&gt;=&quot;&amp;[.F118])/12)" office:value-type="float" office:value="8.75" calcext:value-type="float">
            <text:p>8.75</text:p>
          </table:table-cell>
          <table:table-cell table:style-name="ce47" table:formula="of:=[.F118]*[.G118]*12+[$'loan-parameters'.$B$32]" office:value-type="currency" office:currency="GBP" office:value="59850" calcext:value-type="currency">
            <text:p>£59,8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1" table:formula="of:=[.A119]/12" office:value-type="float" office:value="9.83333333333333" calcext:value-type="float">
            <text:p>9.83</text:p>
          </table:table-cell>
          <table:table-cell table:style-name="ce47" table:formula="of:=IF([.B119]&lt;=[$'repayment-scenarios'.$B$28];[$'loan-parameters'.$B$31]*[$'current-situation'.$C$7]*(1+[$'current-situation'.$C$7])^[.A119]/((1+[$'current-situation'.$C$7])^[.A119]-1);&quot;&quot;)" office:value-type="currency" office:currency="GBP" office:value="517.851256327136" calcext:value-type="currency">
            <text:p>£517.85</text:p>
          </table:table-cell>
          <table:table-cell table:formula="of:=IF([.C119]&lt;&gt;&quot;&quot;;[.C119]*[.A119]+[$'loan-parameters'.$B$32];&quot;&quot;)" office:value-type="currency" office:currency="GBP" office:value="61106.4482466021" calcext:value-type="currency">
            <text:p>£61,106.45</text:p>
          </table:table-cell>
          <table:table-cell/>
          <table:table-cell office:value-type="currency" office:currency="GBP" office:value="575" calcext:value-type="currency">
            <text:p>£575.00</text:p>
          </table:table-cell>
          <table:table-cell table:style-name="ce31" table:formula="of:=IF([.F119]&lt;=[$'current-situation'.$E$7];[$'loan-parameters'.$B$6]-ORG.OPENOFFICE.MONTHS([$'loan-parameters'.$B$4];TODAY();1)/12;COUNTIF([.$C$2:.$C$361];&quot;&gt;=&quot;&amp;[.F119])/12)" office:value-type="float" office:value="8.66666666666667" calcext:value-type="float">
            <text:p>8.67</text:p>
          </table:table-cell>
          <table:table-cell table:style-name="ce47" table:formula="of:=[.F119]*[.G119]*12+[$'loan-parameters'.$B$32]" office:value-type="currency" office:currency="GBP" office:value="59800" calcext:value-type="currency">
            <text:p>£59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1" table:formula="of:=[.A120]/12" office:value-type="float" office:value="9.91666666666667" calcext:value-type="float">
            <text:p>9.92</text:p>
          </table:table-cell>
          <table:table-cell table:style-name="ce47" table:formula="of:=IF([.B120]&lt;=[$'repayment-scenarios'.$B$28];[$'loan-parameters'.$B$31]*[$'current-situation'.$C$7]*(1+[$'current-situation'.$C$7])^[.A120]/((1+[$'current-situation'.$C$7])^[.A120]-1);&quot;&quot;)" office:value-type="currency" office:currency="GBP" office:value="514.255124374196" calcext:value-type="currency">
            <text:p>£514.26</text:p>
          </table:table-cell>
          <table:table-cell table:formula="of:=IF([.C120]&lt;&gt;&quot;&quot;;[.C120]*[.A120]+[$'loan-parameters'.$B$32];&quot;&quot;)" office:value-type="currency" office:currency="GBP" office:value="61196.3598005293" calcext:value-type="currency">
            <text:p>£61,196.36</text:p>
          </table:table-cell>
          <table:table-cell/>
          <table:table-cell office:value-type="currency" office:currency="GBP" office:value="580" calcext:value-type="currency">
            <text:p>£580.00</text:p>
          </table:table-cell>
          <table:table-cell table:style-name="ce31" table:formula="of:=IF([.F120]&lt;=[$'current-situation'.$E$7];[$'loan-parameters'.$B$6]-ORG.OPENOFFICE.MONTHS([$'loan-parameters'.$B$4];TODAY();1)/12;COUNTIF([.$C$2:.$C$361];&quot;&gt;=&quot;&amp;[.F120])/12)" office:value-type="float" office:value="8.58333333333333" calcext:value-type="float">
            <text:p>8.58</text:p>
          </table:table-cell>
          <table:table-cell table:style-name="ce47" table:formula="of:=[.F120]*[.G120]*12+[$'loan-parameters'.$B$32]" office:value-type="currency" office:currency="GBP" office:value="59740" calcext:value-type="currency">
            <text:p>£59,7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1" table:formula="of:=[.A121]/12" office:value-type="float" office:value="10" calcext:value-type="float">
            <text:p>10.00</text:p>
          </table:table-cell>
          <table:table-cell table:style-name="ce47" table:formula="of:=IF([.B121]&lt;=[$'repayment-scenarios'.$B$28];[$'loan-parameters'.$B$31]*[$'current-situation'.$C$7]*(1+[$'current-situation'.$C$7])^[.A121]/((1+[$'current-situation'.$C$7])^[.A121]-1);&quot;&quot;)" office:value-type="currency" office:currency="GBP" office:value="510.719615234122" calcext:value-type="currency">
            <text:p>£510.72</text:p>
          </table:table-cell>
          <table:table-cell table:formula="of:=IF([.C121]&lt;&gt;&quot;&quot;;[.C121]*[.A121]+[$'loan-parameters'.$B$32];&quot;&quot;)" office:value-type="currency" office:currency="GBP" office:value="61286.3538280946" calcext:value-type="currency">
            <text:p>£61,286.35</text:p>
          </table:table-cell>
          <table:table-cell/>
          <table:table-cell office:value-type="currency" office:currency="GBP" office:value="585" calcext:value-type="currency">
            <text:p>£585.00</text:p>
          </table:table-cell>
          <table:table-cell table:style-name="ce31" table:formula="of:=IF([.F121]&lt;=[$'current-situation'.$E$7];[$'loan-parameters'.$B$6]-ORG.OPENOFFICE.MONTHS([$'loan-parameters'.$B$4];TODAY();1)/12;COUNTIF([.$C$2:.$C$361];&quot;&gt;=&quot;&amp;[.F121])/12)" office:value-type="float" office:value="8.5" calcext:value-type="float">
            <text:p>8.50</text:p>
          </table:table-cell>
          <table:table-cell table:style-name="ce47" table:formula="of:=[.F121]*[.G121]*12+[$'loan-parameters'.$B$32]" office:value-type="currency" office:currency="GBP" office:value="59670" calcext:value-type="currency">
            <text:p>£59,6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1" table:formula="of:=[.A122]/12" office:value-type="float" office:value="10.0833333333333" calcext:value-type="float">
            <text:p>10.08</text:p>
          </table:table-cell>
          <table:table-cell table:style-name="ce47" table:formula="of:=IF([.B122]&lt;=[$'repayment-scenarios'.$B$28];[$'loan-parameters'.$B$31]*[$'current-situation'.$C$7]*(1+[$'current-situation'.$C$7])^[.A122]/((1+[$'current-situation'.$C$7])^[.A122]-1);&quot;&quot;)" office:value-type="currency" office:currency="GBP" office:value="507.243225702391" calcext:value-type="currency">
            <text:p>£507.24</text:p>
          </table:table-cell>
          <table:table-cell table:formula="of:=IF([.C122]&lt;&gt;&quot;&quot;;[.C122]*[.A122]+[$'loan-parameters'.$B$32];&quot;&quot;)" office:value-type="currency" office:currency="GBP" office:value="61376.4303099894" calcext:value-type="currency">
            <text:p>£61,376.43</text:p>
          </table:table-cell>
          <table:table-cell/>
          <table:table-cell office:value-type="currency" office:currency="GBP" office:value="590" calcext:value-type="currency">
            <text:p>£590.00</text:p>
          </table:table-cell>
          <table:table-cell table:style-name="ce31" table:formula="of:=IF([.F122]&lt;=[$'current-situation'.$E$7];[$'loan-parameters'.$B$6]-ORG.OPENOFFICE.MONTHS([$'loan-parameters'.$B$4];TODAY();1)/12;COUNTIF([.$C$2:.$C$361];&quot;&gt;=&quot;&amp;[.F122])/12)" office:value-type="float" office:value="8.41666666666667" calcext:value-type="float">
            <text:p>8.42</text:p>
          </table:table-cell>
          <table:table-cell table:style-name="ce47" table:formula="of:=[.F122]*[.G122]*12+[$'loan-parameters'.$B$32]" office:value-type="currency" office:currency="GBP" office:value="59590" calcext:value-type="currency">
            <text:p>£59,5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1" table:formula="of:=[.A123]/12" office:value-type="float" office:value="10.1666666666667" calcext:value-type="float">
            <text:p>10.17</text:p>
          </table:table-cell>
          <table:table-cell table:style-name="ce47" table:formula="of:=IF([.B123]&lt;=[$'repayment-scenarios'.$B$28];[$'loan-parameters'.$B$31]*[$'current-situation'.$C$7]*(1+[$'current-situation'.$C$7])^[.A123]/((1+[$'current-situation'.$C$7])^[.A123]-1);&quot;&quot;)" office:value-type="currency" office:currency="GBP" office:value="503.824501858596" calcext:value-type="currency">
            <text:p>£503.82</text:p>
          </table:table-cell>
          <table:table-cell table:formula="of:=IF([.C123]&lt;&gt;&quot;&quot;;[.C123]*[.A123]+[$'loan-parameters'.$B$32];&quot;&quot;)" office:value-type="currency" office:currency="GBP" office:value="61466.5892267487" calcext:value-type="currency">
            <text:p>£61,466.59</text:p>
          </table:table-cell>
          <table:table-cell/>
          <table:table-cell office:value-type="currency" office:currency="GBP" office:value="595" calcext:value-type="currency">
            <text:p>£595.00</text:p>
          </table:table-cell>
          <table:table-cell table:style-name="ce31" table:formula="of:=IF([.F123]&lt;=[$'current-situation'.$E$7];[$'loan-parameters'.$B$6]-ORG.OPENOFFICE.MONTHS([$'loan-parameters'.$B$4];TODAY();1)/12;COUNTIF([.$C$2:.$C$361];&quot;&gt;=&quot;&amp;[.F123])/12)" office:value-type="float" office:value="8.33333333333333" calcext:value-type="float">
            <text:p>8.33</text:p>
          </table:table-cell>
          <table:table-cell table:style-name="ce47" table:formula="of:=[.F123]*[.G123]*12+[$'loan-parameters'.$B$32]" office:value-type="currency" office:currency="GBP" office:value="59500" calcext:value-type="currency">
            <text:p>£59,5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1" table:formula="of:=[.A124]/12" office:value-type="float" office:value="10.25" calcext:value-type="float">
            <text:p>10.25</text:p>
          </table:table-cell>
          <table:table-cell table:style-name="ce47" table:formula="of:=IF([.B124]&lt;=[$'repayment-scenarios'.$B$28];[$'loan-parameters'.$B$31]*[$'current-situation'.$C$7]*(1+[$'current-situation'.$C$7])^[.A124]/((1+[$'current-situation'.$C$7])^[.A124]-1);&quot;&quot;)" office:value-type="currency" office:currency="GBP" office:value="500.462037063022" calcext:value-type="currency">
            <text:p>£500.46</text:p>
          </table:table-cell>
          <table:table-cell table:formula="of:=IF([.C124]&lt;&gt;&quot;&quot;;[.C124]*[.A124]+[$'loan-parameters'.$B$32];&quot;&quot;)" office:value-type="currency" office:currency="GBP" office:value="61556.8305587517" calcext:value-type="currency">
            <text:p>£61,556.83</text:p>
          </table:table-cell>
          <table:table-cell/>
          <table:table-cell office:value-type="currency" office:currency="GBP" office:value="600" calcext:value-type="currency">
            <text:p>£600.00</text:p>
          </table:table-cell>
          <table:table-cell table:style-name="ce31" table:formula="of:=IF([.F124]&lt;=[$'current-situation'.$E$7];[$'loan-parameters'.$B$6]-ORG.OPENOFFICE.MONTHS([$'loan-parameters'.$B$4];TODAY();1)/12;COUNTIF([.$C$2:.$C$361];&quot;&gt;=&quot;&amp;[.F124])/12)" office:value-type="float" office:value="8.25" calcext:value-type="float">
            <text:p>8.25</text:p>
          </table:table-cell>
          <table:table-cell table:style-name="ce47" table:formula="of:=[.F124]*[.G124]*12+[$'loan-parameters'.$B$32]" office:value-type="currency" office:currency="GBP" office:value="59400" calcext:value-type="currency">
            <text:p>£59,4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1" table:formula="of:=[.A125]/12" office:value-type="float" office:value="10.3333333333333" calcext:value-type="float">
            <text:p>10.33</text:p>
          </table:table-cell>
          <table:table-cell table:style-name="ce47" table:formula="of:=IF([.B125]&lt;=[$'repayment-scenarios'.$B$28];[$'loan-parameters'.$B$31]*[$'current-situation'.$C$7]*(1+[$'current-situation'.$C$7])^[.A125]/((1+[$'current-situation'.$C$7])^[.A125]-1);&quot;&quot;)" office:value-type="currency" office:currency="GBP" office:value="497.154470050176" calcext:value-type="currency">
            <text:p>£497.15</text:p>
          </table:table-cell>
          <table:table-cell table:formula="of:=IF([.C125]&lt;&gt;&quot;&quot;;[.C125]*[.A125]+[$'loan-parameters'.$B$32];&quot;&quot;)" office:value-type="currency" office:currency="GBP" office:value="61647.1542862218" calcext:value-type="currency">
            <text:p>£61,647.15</text:p>
          </table:table-cell>
          <table:table-cell/>
          <table:table-cell office:value-type="currency" office:currency="GBP" office:value="605" calcext:value-type="currency">
            <text:p>£605.00</text:p>
          </table:table-cell>
          <table:table-cell table:style-name="ce31" table:formula="of:=IF([.F125]&lt;=[$'current-situation'.$E$7];[$'loan-parameters'.$B$6]-ORG.OPENOFFICE.MONTHS([$'loan-parameters'.$B$4];TODAY();1)/12;COUNTIF([.$C$2:.$C$361];&quot;&gt;=&quot;&amp;[.F125])/12)" office:value-type="float" office:value="8.16666666666667" calcext:value-type="float">
            <text:p>8.17</text:p>
          </table:table-cell>
          <table:table-cell table:style-name="ce47" table:formula="of:=[.F125]*[.G125]*12+[$'loan-parameters'.$B$32]" office:value-type="currency" office:currency="GBP" office:value="59290" calcext:value-type="currency">
            <text:p>£59,2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1" table:formula="of:=[.A126]/12" office:value-type="float" office:value="10.4166666666667" calcext:value-type="float">
            <text:p>10.42</text:p>
          </table:table-cell>
          <table:table-cell table:style-name="ce47" table:formula="of:=IF([.B126]&lt;=[$'repayment-scenarios'.$B$28];[$'loan-parameters'.$B$31]*[$'current-situation'.$C$7]*(1+[$'current-situation'.$C$7])^[.A126]/((1+[$'current-situation'.$C$7])^[.A126]-1);&quot;&quot;)" office:value-type="currency" office:currency="GBP" office:value="493.900483113813" calcext:value-type="currency">
            <text:p>£493.90</text:p>
          </table:table-cell>
          <table:table-cell table:formula="of:=IF([.C126]&lt;&gt;&quot;&quot;;[.C126]*[.A126]+[$'loan-parameters'.$B$32];&quot;&quot;)" office:value-type="currency" office:currency="GBP" office:value="61737.5603892267" calcext:value-type="currency">
            <text:p>£61,737.56</text:p>
          </table:table-cell>
          <table:table-cell/>
          <table:table-cell office:value-type="currency" office:currency="GBP" office:value="610" calcext:value-type="currency">
            <text:p>£610.00</text:p>
          </table:table-cell>
          <table:table-cell table:style-name="ce31" table:formula="of:=IF([.F126]&lt;=[$'current-situation'.$E$7];[$'loan-parameters'.$B$6]-ORG.OPENOFFICE.MONTHS([$'loan-parameters'.$B$4];TODAY();1)/12;COUNTIF([.$C$2:.$C$361];&quot;&gt;=&quot;&amp;[.F126])/12)" office:value-type="float" office:value="8.08333333333333" calcext:value-type="float">
            <text:p>8.08</text:p>
          </table:table-cell>
          <table:table-cell table:style-name="ce47" table:formula="of:=[.F126]*[.G126]*12+[$'loan-parameters'.$B$32]" office:value-type="currency" office:currency="GBP" office:value="59170" calcext:value-type="currency">
            <text:p>£59,1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1" table:formula="of:=[.A127]/12" office:value-type="float" office:value="10.5" calcext:value-type="float">
            <text:p>10.50</text:p>
          </table:table-cell>
          <table:table-cell table:style-name="ce47" table:formula="of:=IF([.B127]&lt;=[$'repayment-scenarios'.$B$28];[$'loan-parameters'.$B$31]*[$'current-situation'.$C$7]*(1+[$'current-situation'.$C$7])^[.A127]/((1+[$'current-situation'.$C$7])^[.A127]-1);&quot;&quot;)" office:value-type="currency" office:currency="GBP" office:value="490.698800378398" calcext:value-type="currency">
            <text:p>£490.70</text:p>
          </table:table-cell>
          <table:table-cell table:formula="of:=IF([.C127]&lt;&gt;&quot;&quot;;[.C127]*[.A127]+[$'loan-parameters'.$B$32];&quot;&quot;)" office:value-type="currency" office:currency="GBP" office:value="61828.0488476781" calcext:value-type="currency">
            <text:p>£61,828.05</text:p>
          </table:table-cell>
          <table:table-cell/>
          <table:table-cell office:value-type="currency" office:currency="GBP" office:value="615" calcext:value-type="currency">
            <text:p>£615.00</text:p>
          </table:table-cell>
          <table:table-cell table:style-name="ce31" table:formula="of:=IF([.F127]&lt;=[$'current-situation'.$E$7];[$'loan-parameters'.$B$6]-ORG.OPENOFFICE.MONTHS([$'loan-parameters'.$B$4];TODAY();1)/12;COUNTIF([.$C$2:.$C$361];&quot;&gt;=&quot;&amp;[.F127])/12)" office:value-type="float" office:value="8" calcext:value-type="float">
            <text:p>8.00</text:p>
          </table:table-cell>
          <table:table-cell table:style-name="ce47" table:formula="of:=[.F127]*[.G127]*12+[$'loan-parameters'.$B$32]" office:value-type="currency" office:currency="GBP" office:value="59040" calcext:value-type="currency">
            <text:p>£59,0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1" table:formula="of:=[.A128]/12" office:value-type="float" office:value="10.5833333333333" calcext:value-type="float">
            <text:p>10.58</text:p>
          </table:table-cell>
          <table:table-cell table:style-name="ce47" table:formula="of:=IF([.B128]&lt;=[$'repayment-scenarios'.$B$28];[$'loan-parameters'.$B$31]*[$'current-situation'.$C$7]*(1+[$'current-situation'.$C$7])^[.A128]/((1+[$'current-situation'.$C$7])^[.A128]-1);&quot;&quot;)" office:value-type="currency" office:currency="GBP" office:value="487.548186152227" calcext:value-type="currency">
            <text:p>£487.55</text:p>
          </table:table-cell>
          <table:table-cell table:formula="of:=IF([.C128]&lt;&gt;&quot;&quot;;[.C128]*[.A128]+[$'loan-parameters'.$B$32];&quot;&quot;)" office:value-type="currency" office:currency="GBP" office:value="61918.6196413328" calcext:value-type="currency">
            <text:p>£61,918.62</text:p>
          </table:table-cell>
          <table:table-cell/>
          <table:table-cell office:value-type="currency" office:currency="GBP" office:value="620" calcext:value-type="currency">
            <text:p>£620.00</text:p>
          </table:table-cell>
          <table:table-cell table:style-name="ce31" table:formula="of:=IF([.F128]&lt;=[$'current-situation'.$E$7];[$'loan-parameters'.$B$6]-ORG.OPENOFFICE.MONTHS([$'loan-parameters'.$B$4];TODAY();1)/12;COUNTIF([.$C$2:.$C$361];&quot;&gt;=&quot;&amp;[.F128])/12)" office:value-type="float" office:value="7.91666666666667" calcext:value-type="float">
            <text:p>7.92</text:p>
          </table:table-cell>
          <table:table-cell table:style-name="ce47" table:formula="of:=[.F128]*[.G128]*12+[$'loan-parameters'.$B$32]" office:value-type="currency" office:currency="GBP" office:value="58900" calcext:value-type="currency">
            <text:p>£58,9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1" table:formula="of:=[.A129]/12" office:value-type="float" office:value="10.6666666666667" calcext:value-type="float">
            <text:p>10.67</text:p>
          </table:table-cell>
          <table:table-cell table:style-name="ce47" table:formula="of:=IF([.B129]&lt;=[$'repayment-scenarios'.$B$28];[$'loan-parameters'.$B$31]*[$'current-situation'.$C$7]*(1+[$'current-situation'.$C$7])^[.A129]/((1+[$'current-situation'.$C$7])^[.A129]-1);&quot;&quot;)" office:value-type="currency" office:currency="GBP" office:value="484.44744335775" calcext:value-type="currency">
            <text:p>£484.45</text:p>
          </table:table-cell>
          <table:table-cell table:formula="of:=IF([.C129]&lt;&gt;&quot;&quot;;[.C129]*[.A129]+[$'loan-parameters'.$B$32];&quot;&quot;)" office:value-type="currency" office:currency="GBP" office:value="62009.272749792" calcext:value-type="currency">
            <text:p>£62,009.27</text:p>
          </table:table-cell>
          <table:table-cell/>
          <table:table-cell office:value-type="currency" office:currency="GBP" office:value="625" calcext:value-type="currency">
            <text:p>£625.00</text:p>
          </table:table-cell>
          <table:table-cell table:style-name="ce31" table:formula="of:=IF([.F129]&lt;=[$'current-situation'.$E$7];[$'loan-parameters'.$B$6]-ORG.OPENOFFICE.MONTHS([$'loan-parameters'.$B$4];TODAY();1)/12;COUNTIF([.$C$2:.$C$361];&quot;&gt;=&quot;&amp;[.F129])/12)" office:value-type="float" office:value="7.83333333333333" calcext:value-type="float">
            <text:p>7.83</text:p>
          </table:table-cell>
          <table:table-cell table:style-name="ce47" table:formula="of:=[.F129]*[.G129]*12+[$'loan-parameters'.$B$32]" office:value-type="currency" office:currency="GBP" office:value="58750" calcext:value-type="currency">
            <text:p>£58,7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1" table:formula="of:=[.A130]/12" office:value-type="float" office:value="10.75" calcext:value-type="float">
            <text:p>10.75</text:p>
          </table:table-cell>
          <table:table-cell table:style-name="ce47" table:formula="of:=IF([.B130]&lt;=[$'repayment-scenarios'.$B$28];[$'loan-parameters'.$B$31]*[$'current-situation'.$C$7]*(1+[$'current-situation'.$C$7])^[.A130]/((1+[$'current-situation'.$C$7])^[.A130]-1);&quot;&quot;)" office:value-type="currency" office:currency="GBP" office:value="481.395412034896" calcext:value-type="currency">
            <text:p>£481.40</text:p>
          </table:table-cell>
          <table:table-cell table:formula="of:=IF([.C130]&lt;&gt;&quot;&quot;;[.C130]*[.A130]+[$'loan-parameters'.$B$32];&quot;&quot;)" office:value-type="currency" office:currency="GBP" office:value="62100.0081525016" calcext:value-type="currency">
            <text:p>£62,100.01</text:p>
          </table:table-cell>
          <table:table-cell/>
          <table:table-cell office:value-type="currency" office:currency="GBP" office:value="630" calcext:value-type="currency">
            <text:p>£630.00</text:p>
          </table:table-cell>
          <table:table-cell table:style-name="ce31" table:formula="of:=IF([.F130]&lt;=[$'current-situation'.$E$7];[$'loan-parameters'.$B$6]-ORG.OPENOFFICE.MONTHS([$'loan-parameters'.$B$4];TODAY();1)/12;COUNTIF([.$C$2:.$C$361];&quot;&gt;=&quot;&amp;[.F130])/12)" office:value-type="float" office:value="7.75" calcext:value-type="float">
            <text:p>7.75</text:p>
          </table:table-cell>
          <table:table-cell table:style-name="ce47" table:formula="of:=[.F130]*[.G130]*12+[$'loan-parameters'.$B$32]" office:value-type="currency" office:currency="GBP" office:value="58590" calcext:value-type="currency">
            <text:p>£58,5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1" table:formula="of:=[.A131]/12" office:value-type="float" office:value="10.8333333333333" calcext:value-type="float">
            <text:p>10.83</text:p>
          </table:table-cell>
          <table:table-cell table:style-name="ce47" table:formula="of:=IF([.B131]&lt;=[$'repayment-scenarios'.$B$28];[$'loan-parameters'.$B$31]*[$'current-situation'.$C$7]*(1+[$'current-situation'.$C$7])^[.A131]/((1+[$'current-situation'.$C$7])^[.A131]-1);&quot;&quot;)" office:value-type="currency" office:currency="GBP" office:value="478.390967913484" calcext:value-type="currency">
            <text:p>£478.39</text:p>
          </table:table-cell>
          <table:table-cell table:formula="of:=IF([.C131]&lt;&gt;&quot;&quot;;[.C131]*[.A131]+[$'loan-parameters'.$B$32];&quot;&quot;)" office:value-type="currency" office:currency="GBP" office:value="62190.8258287529" calcext:value-type="currency">
            <text:p>£62,190.83</text:p>
          </table:table-cell>
          <table:table-cell/>
          <table:table-cell office:value-type="currency" office:currency="GBP" office:value="635" calcext:value-type="currency">
            <text:p>£635.00</text:p>
          </table:table-cell>
          <table:table-cell table:style-name="ce31" table:formula="of:=IF([.F131]&lt;=[$'current-situation'.$E$7];[$'loan-parameters'.$B$6]-ORG.OPENOFFICE.MONTHS([$'loan-parameters'.$B$4];TODAY();1)/12;COUNTIF([.$C$2:.$C$361];&quot;&gt;=&quot;&amp;[.F131])/12)" office:value-type="float" office:value="7.66666666666667" calcext:value-type="float">
            <text:p>7.67</text:p>
          </table:table-cell>
          <table:table-cell table:style-name="ce47" table:formula="of:=[.F131]*[.G131]*12+[$'loan-parameters'.$B$32]" office:value-type="currency" office:currency="GBP" office:value="58420" calcext:value-type="currency">
            <text:p>£58,4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1" table:formula="of:=[.A132]/12" office:value-type="float" office:value="10.9166666666667" calcext:value-type="float">
            <text:p>10.92</text:p>
          </table:table-cell>
          <table:table-cell table:style-name="ce47" table:formula="of:=IF([.B132]&lt;=[$'repayment-scenarios'.$B$28];[$'loan-parameters'.$B$31]*[$'current-situation'.$C$7]*(1+[$'current-situation'.$C$7])^[.A132]/((1+[$'current-situation'.$C$7])^[.A132]-1);&quot;&quot;)" office:value-type="currency" office:currency="GBP" office:value="475.433021051007" calcext:value-type="currency">
            <text:p>£475.43</text:p>
          </table:table-cell>
          <table:table-cell table:formula="of:=IF([.C132]&lt;&gt;&quot;&quot;;[.C132]*[.A132]+[$'loan-parameters'.$B$32];&quot;&quot;)" office:value-type="currency" office:currency="GBP" office:value="62281.7257576819" calcext:value-type="currency">
            <text:p>£62,281.73</text:p>
          </table:table-cell>
          <table:table-cell/>
          <table:table-cell office:value-type="currency" office:currency="GBP" office:value="640" calcext:value-type="currency">
            <text:p>£640.00</text:p>
          </table:table-cell>
          <table:table-cell table:style-name="ce31" table:formula="of:=IF([.F132]&lt;=[$'current-situation'.$E$7];[$'loan-parameters'.$B$6]-ORG.OPENOFFICE.MONTHS([$'loan-parameters'.$B$4];TODAY();1)/12;COUNTIF([.$C$2:.$C$361];&quot;&gt;=&quot;&amp;[.F132])/12)" office:value-type="float" office:value="7.58333333333333" calcext:value-type="float">
            <text:p>7.58</text:p>
          </table:table-cell>
          <table:table-cell table:style-name="ce47" table:formula="of:=[.F132]*[.G132]*12+[$'loan-parameters'.$B$32]" office:value-type="currency" office:currency="GBP" office:value="58240" calcext:value-type="currency">
            <text:p>£58,2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1" table:formula="of:=[.A133]/12" office:value-type="float" office:value="11" calcext:value-type="float">
            <text:p>11.00</text:p>
          </table:table-cell>
          <table:table-cell table:style-name="ce47" table:formula="of:=IF([.B133]&lt;=[$'repayment-scenarios'.$B$28];[$'loan-parameters'.$B$31]*[$'current-situation'.$C$7]*(1+[$'current-situation'.$C$7])^[.A133]/((1+[$'current-situation'.$C$7])^[.A133]-1);&quot;&quot;)" office:value-type="currency" office:currency="GBP" office:value="472.520514532349" calcext:value-type="currency">
            <text:p>£472.52</text:p>
          </table:table-cell>
          <table:table-cell table:formula="of:=IF([.C133]&lt;&gt;&quot;&quot;;[.C133]*[.A133]+[$'loan-parameters'.$B$32];&quot;&quot;)" office:value-type="currency" office:currency="GBP" office:value="62372.7079182701" calcext:value-type="currency">
            <text:p>£62,372.71</text:p>
          </table:table-cell>
          <table:table-cell/>
          <table:table-cell office:value-type="currency" office:currency="GBP" office:value="645" calcext:value-type="currency">
            <text:p>£645.00</text:p>
          </table:table-cell>
          <table:table-cell table:style-name="ce31" table:formula="of:=IF([.F133]&lt;=[$'current-situation'.$E$7];[$'loan-parameters'.$B$6]-ORG.OPENOFFICE.MONTHS([$'loan-parameters'.$B$4];TODAY();1)/12;COUNTIF([.$C$2:.$C$361];&quot;&gt;=&quot;&amp;[.F133])/12)" office:value-type="float" office:value="7.58333333333333" calcext:value-type="float">
            <text:p>7.58</text:p>
          </table:table-cell>
          <table:table-cell table:style-name="ce47" table:formula="of:=[.F133]*[.G133]*12+[$'loan-parameters'.$B$32]" office:value-type="currency" office:currency="GBP" office:value="58695" calcext:value-type="currency">
            <text:p>£58,69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1" table:formula="of:=[.A134]/12" office:value-type="float" office:value="11.0833333333333" calcext:value-type="float">
            <text:p>11.08</text:p>
          </table:table-cell>
          <table:table-cell table:style-name="ce47" table:formula="of:=IF([.B134]&lt;=[$'repayment-scenarios'.$B$28];[$'loan-parameters'.$B$31]*[$'current-situation'.$C$7]*(1+[$'current-situation'.$C$7])^[.A134]/((1+[$'current-situation'.$C$7])^[.A134]-1);&quot;&quot;)" office:value-type="currency" office:currency="GBP" office:value="469.652423228152" calcext:value-type="currency">
            <text:p>£469.65</text:p>
          </table:table-cell>
          <table:table-cell table:formula="of:=IF([.C134]&lt;&gt;&quot;&quot;;[.C134]*[.A134]+[$'loan-parameters'.$B$32];&quot;&quot;)" office:value-type="currency" office:currency="GBP" office:value="62463.7722893443" calcext:value-type="currency">
            <text:p>£62,463.77</text:p>
          </table:table-cell>
          <table:table-cell/>
          <table:table-cell office:value-type="currency" office:currency="GBP" office:value="650" calcext:value-type="currency">
            <text:p>£650.00</text:p>
          </table:table-cell>
          <table:table-cell table:style-name="ce31" table:formula="of:=IF([.F134]&lt;=[$'current-situation'.$E$7];[$'loan-parameters'.$B$6]-ORG.OPENOFFICE.MONTHS([$'loan-parameters'.$B$4];TODAY();1)/12;COUNTIF([.$C$2:.$C$361];&quot;&gt;=&quot;&amp;[.F134])/12)" office:value-type="float" office:value="7.5" calcext:value-type="float">
            <text:p>7.50</text:p>
          </table:table-cell>
          <table:table-cell table:style-name="ce47" table:formula="of:=[.F134]*[.G134]*12+[$'loan-parameters'.$B$32]" office:value-type="currency" office:currency="GBP" office:value="58500" calcext:value-type="currency">
            <text:p>£58,5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1" table:formula="of:=[.A135]/12" office:value-type="float" office:value="11.1666666666667" calcext:value-type="float">
            <text:p>11.17</text:p>
          </table:table-cell>
          <table:table-cell table:style-name="ce47" table:formula="of:=IF([.B135]&lt;=[$'repayment-scenarios'.$B$28];[$'loan-parameters'.$B$31]*[$'current-situation'.$C$7]*(1+[$'current-situation'.$C$7])^[.A135]/((1+[$'current-situation'.$C$7])^[.A135]-1);&quot;&quot;)" office:value-type="currency" office:currency="GBP" office:value="466.827752608782" calcext:value-type="currency">
            <text:p>£466.83</text:p>
          </table:table-cell>
          <table:table-cell table:formula="of:=IF([.C135]&lt;&gt;&quot;&quot;;[.C135]*[.A135]+[$'loan-parameters'.$B$32];&quot;&quot;)" office:value-type="currency" office:currency="GBP" office:value="62554.9188495768" calcext:value-type="currency">
            <text:p>£62,554.92</text:p>
          </table:table-cell>
          <table:table-cell/>
          <table:table-cell office:value-type="currency" office:currency="GBP" office:value="655" calcext:value-type="currency">
            <text:p>£655.00</text:p>
          </table:table-cell>
          <table:table-cell table:style-name="ce31" table:formula="of:=IF([.F135]&lt;=[$'current-situation'.$E$7];[$'loan-parameters'.$B$6]-ORG.OPENOFFICE.MONTHS([$'loan-parameters'.$B$4];TODAY();1)/12;COUNTIF([.$C$2:.$C$361];&quot;&gt;=&quot;&amp;[.F135])/12)" office:value-type="float" office:value="7.41666666666667" calcext:value-type="float">
            <text:p>7.42</text:p>
          </table:table-cell>
          <table:table-cell table:style-name="ce47" table:formula="of:=[.F135]*[.G135]*12+[$'loan-parameters'.$B$32]" office:value-type="currency" office:currency="GBP" office:value="58295" calcext:value-type="currency">
            <text:p>£58,29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1" table:formula="of:=[.A136]/12" office:value-type="float" office:value="11.25" calcext:value-type="float">
            <text:p>11.25</text:p>
          </table:table-cell>
          <table:table-cell table:style-name="ce47" table:formula="of:=IF([.B136]&lt;=[$'repayment-scenarios'.$B$28];[$'loan-parameters'.$B$31]*[$'current-situation'.$C$7]*(1+[$'current-situation'.$C$7])^[.A136]/((1+[$'current-situation'.$C$7])^[.A136]-1);&quot;&quot;)" office:value-type="currency" office:currency="GBP" office:value="464.045537611005" calcext:value-type="currency">
            <text:p>£464.05</text:p>
          </table:table-cell>
          <table:table-cell table:formula="of:=IF([.C136]&lt;&gt;&quot;&quot;;[.C136]*[.A136]+[$'loan-parameters'.$B$32];&quot;&quot;)" office:value-type="currency" office:currency="GBP" office:value="62646.1475774857" calcext:value-type="currency">
            <text:p>£62,646.15</text:p>
          </table:table-cell>
          <table:table-cell/>
          <table:table-cell office:value-type="currency" office:currency="GBP" office:value="660" calcext:value-type="currency">
            <text:p>£660.00</text:p>
          </table:table-cell>
          <table:table-cell table:style-name="ce31" table:formula="of:=IF([.F136]&lt;=[$'current-situation'.$E$7];[$'loan-parameters'.$B$6]-ORG.OPENOFFICE.MONTHS([$'loan-parameters'.$B$4];TODAY();1)/12;COUNTIF([.$C$2:.$C$361];&quot;&gt;=&quot;&amp;[.F136])/12)" office:value-type="float" office:value="7.33333333333333" calcext:value-type="float">
            <text:p>7.33</text:p>
          </table:table-cell>
          <table:table-cell table:style-name="ce47" table:formula="of:=[.F136]*[.G136]*12+[$'loan-parameters'.$B$32]" office:value-type="currency" office:currency="GBP" office:value="58080" calcext:value-type="currency">
            <text:p>£58,0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1" table:formula="of:=[.A137]/12" office:value-type="float" office:value="11.3333333333333" calcext:value-type="float">
            <text:p>11.33</text:p>
          </table:table-cell>
          <table:table-cell table:style-name="ce47" table:formula="of:=IF([.B137]&lt;=[$'repayment-scenarios'.$B$28];[$'loan-parameters'.$B$31]*[$'current-situation'.$C$7]*(1+[$'current-situation'.$C$7])^[.A137]/((1+[$'current-situation'.$C$7])^[.A137]-1);&quot;&quot;)" office:value-type="currency" office:currency="GBP" office:value="461.304841554669" calcext:value-type="currency">
            <text:p>£461.30</text:p>
          </table:table-cell>
          <table:table-cell table:formula="of:=IF([.C137]&lt;&gt;&quot;&quot;;[.C137]*[.A137]+[$'loan-parameters'.$B$32];&quot;&quot;)" office:value-type="currency" office:currency="GBP" office:value="62737.458451435" calcext:value-type="currency">
            <text:p>£62,737.46</text:p>
          </table:table-cell>
          <table:table-cell/>
          <table:table-cell office:value-type="currency" office:currency="GBP" office:value="665" calcext:value-type="currency">
            <text:p>£665.00</text:p>
          </table:table-cell>
          <table:table-cell table:style-name="ce31" table:formula="of:=IF([.F137]&lt;=[$'current-situation'.$E$7];[$'loan-parameters'.$B$6]-ORG.OPENOFFICE.MONTHS([$'loan-parameters'.$B$4];TODAY();1)/12;COUNTIF([.$C$2:.$C$361];&quot;&gt;=&quot;&amp;[.F137])/12)" office:value-type="float" office:value="7.25" calcext:value-type="float">
            <text:p>7.25</text:p>
          </table:table-cell>
          <table:table-cell table:style-name="ce47" table:formula="of:=[.F137]*[.G137]*12+[$'loan-parameters'.$B$32]" office:value-type="currency" office:currency="GBP" office:value="57855" calcext:value-type="currency">
            <text:p>£57,8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1" table:formula="of:=[.A138]/12" office:value-type="float" office:value="11.4166666666667" calcext:value-type="float">
            <text:p>11.42</text:p>
          </table:table-cell>
          <table:table-cell table:style-name="ce47" table:formula="of:=IF([.B138]&lt;=[$'repayment-scenarios'.$B$28];[$'loan-parameters'.$B$31]*[$'current-situation'.$C$7]*(1+[$'current-situation'.$C$7])^[.A138]/((1+[$'current-situation'.$C$7])^[.A138]-1);&quot;&quot;)" office:value-type="currency" office:currency="GBP" office:value="458.604755106822" calcext:value-type="currency">
            <text:p>£458.60</text:p>
          </table:table-cell>
          <table:table-cell table:formula="of:=IF([.C138]&lt;&gt;&quot;&quot;;[.C138]*[.A138]+[$'loan-parameters'.$B$32];&quot;&quot;)" office:value-type="currency" office:currency="GBP" office:value="62828.8514496346" calcext:value-type="currency">
            <text:p>£62,828.85</text:p>
          </table:table-cell>
          <table:table-cell/>
          <table:table-cell office:value-type="currency" office:currency="GBP" office:value="670" calcext:value-type="currency">
            <text:p>£670.00</text:p>
          </table:table-cell>
          <table:table-cell table:style-name="ce31" table:formula="of:=IF([.F138]&lt;=[$'current-situation'.$E$7];[$'loan-parameters'.$B$6]-ORG.OPENOFFICE.MONTHS([$'loan-parameters'.$B$4];TODAY();1)/12;COUNTIF([.$C$2:.$C$361];&quot;&gt;=&quot;&amp;[.F138])/12)" office:value-type="float" office:value="7.25" calcext:value-type="float">
            <text:p>7.25</text:p>
          </table:table-cell>
          <table:table-cell table:style-name="ce47" table:formula="of:=[.F138]*[.G138]*12+[$'loan-parameters'.$B$32]" office:value-type="currency" office:currency="GBP" office:value="58290" calcext:value-type="currency">
            <text:p>£58,2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1" table:formula="of:=[.A139]/12" office:value-type="float" office:value="11.5" calcext:value-type="float">
            <text:p>11.50</text:p>
          </table:table-cell>
          <table:table-cell table:style-name="ce47" table:formula="of:=IF([.B139]&lt;=[$'repayment-scenarios'.$B$28];[$'loan-parameters'.$B$31]*[$'current-situation'.$C$7]*(1+[$'current-situation'.$C$7])^[.A139]/((1+[$'current-situation'.$C$7])^[.A139]-1);&quot;&quot;)" office:value-type="currency" office:currency="GBP" office:value="455.944395290873" calcext:value-type="currency">
            <text:p>£455.94</text:p>
          </table:table-cell>
          <table:table-cell table:formula="of:=IF([.C139]&lt;&gt;&quot;&quot;;[.C139]*[.A139]+[$'loan-parameters'.$B$32];&quot;&quot;)" office:value-type="currency" office:currency="GBP" office:value="62920.3265501404" calcext:value-type="currency">
            <text:p>£62,920.33</text:p>
          </table:table-cell>
          <table:table-cell/>
          <table:table-cell office:value-type="currency" office:currency="GBP" office:value="675" calcext:value-type="currency">
            <text:p>£675.00</text:p>
          </table:table-cell>
          <table:table-cell table:style-name="ce31" table:formula="of:=IF([.F139]&lt;=[$'current-situation'.$E$7];[$'loan-parameters'.$B$6]-ORG.OPENOFFICE.MONTHS([$'loan-parameters'.$B$4];TODAY();1)/12;COUNTIF([.$C$2:.$C$361];&quot;&gt;=&quot;&amp;[.F139])/12)" office:value-type="float" office:value="7.16666666666667" calcext:value-type="float">
            <text:p>7.17</text:p>
          </table:table-cell>
          <table:table-cell table:style-name="ce47" table:formula="of:=[.F139]*[.G139]*12+[$'loan-parameters'.$B$32]" office:value-type="currency" office:currency="GBP" office:value="58050" calcext:value-type="currency">
            <text:p>£58,0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1" table:formula="of:=[.A140]/12" office:value-type="float" office:value="11.5833333333333" calcext:value-type="float">
            <text:p>11.58</text:p>
          </table:table-cell>
          <table:table-cell table:style-name="ce47" table:formula="of:=IF([.B140]&lt;=[$'repayment-scenarios'.$B$28];[$'loan-parameters'.$B$31]*[$'current-situation'.$C$7]*(1+[$'current-situation'.$C$7])^[.A140]/((1+[$'current-situation'.$C$7])^[.A140]-1);&quot;&quot;)" office:value-type="currency" office:currency="GBP" office:value="453.322904538524" calcext:value-type="currency">
            <text:p>£453.32</text:p>
          </table:table-cell>
          <table:table-cell table:formula="of:=IF([.C140]&lt;&gt;&quot;&quot;;[.C140]*[.A140]+[$'loan-parameters'.$B$32];&quot;&quot;)" office:value-type="currency" office:currency="GBP" office:value="63011.8837308549" calcext:value-type="currency">
            <text:p>£63,011.88</text:p>
          </table:table-cell>
          <table:table-cell/>
          <table:table-cell office:value-type="currency" office:currency="GBP" office:value="680" calcext:value-type="currency">
            <text:p>£680.00</text:p>
          </table:table-cell>
          <table:table-cell table:style-name="ce31" table:formula="of:=IF([.F140]&lt;=[$'current-situation'.$E$7];[$'loan-parameters'.$B$6]-ORG.OPENOFFICE.MONTHS([$'loan-parameters'.$B$4];TODAY();1)/12;COUNTIF([.$C$2:.$C$361];&quot;&gt;=&quot;&amp;[.F140])/12)" office:value-type="float" office:value="7.08333333333333" calcext:value-type="float">
            <text:p>7.08</text:p>
          </table:table-cell>
          <table:table-cell table:style-name="ce47" table:formula="of:=[.F140]*[.G140]*12+[$'loan-parameters'.$B$32]" office:value-type="currency" office:currency="GBP" office:value="57800" calcext:value-type="currency">
            <text:p>£57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A141]/12" office:value-type="float" office:value="11.6666666666667" calcext:value-type="float">
            <text:p>11.67</text:p>
          </table:table-cell>
          <table:table-cell table:style-name="ce47" table:formula="of:=IF([.B141]&lt;=[$'repayment-scenarios'.$B$28];[$'loan-parameters'.$B$31]*[$'current-situation'.$C$7]*(1+[$'current-situation'.$C$7])^[.A141]/((1+[$'current-situation'.$C$7])^[.A141]-1);&quot;&quot;)" office:value-type="currency" office:currency="GBP" office:value="450.739449782334" calcext:value-type="currency">
            <text:p>£450.74</text:p>
          </table:table-cell>
          <table:table-cell table:formula="of:=IF([.C141]&lt;&gt;&quot;&quot;;[.C141]*[.A141]+[$'loan-parameters'.$B$32];&quot;&quot;)" office:value-type="currency" office:currency="GBP" office:value="63103.5229695267" calcext:value-type="currency">
            <text:p>£63,103.52</text:p>
          </table:table-cell>
          <table:table-cell/>
          <table:table-cell office:value-type="currency" office:currency="GBP" office:value="685" calcext:value-type="currency">
            <text:p>£685.00</text:p>
          </table:table-cell>
          <table:table-cell table:style-name="ce31" table:formula="of:=IF([.F141]&lt;=[$'current-situation'.$E$7];[$'loan-parameters'.$B$6]-ORG.OPENOFFICE.MONTHS([$'loan-parameters'.$B$4];TODAY();1)/12;COUNTIF([.$C$2:.$C$361];&quot;&gt;=&quot;&amp;[.F141])/12)" office:value-type="float" office:value="7" calcext:value-type="float">
            <text:p>7.00</text:p>
          </table:table-cell>
          <table:table-cell table:style-name="ce47" table:formula="of:=[.F141]*[.G141]*12+[$'loan-parameters'.$B$32]" office:value-type="currency" office:currency="GBP" office:value="57540" calcext:value-type="currency">
            <text:p>£57,5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1" table:formula="of:=[.A142]/12" office:value-type="float" office:value="11.75" calcext:value-type="float">
            <text:p>11.75</text:p>
          </table:table-cell>
          <table:table-cell table:style-name="ce47" table:formula="of:=IF([.B142]&lt;=[$'repayment-scenarios'.$B$28];[$'loan-parameters'.$B$31]*[$'current-situation'.$C$7]*(1+[$'current-situation'.$C$7])^[.A142]/((1+[$'current-situation'.$C$7])^[.A142]-1);&quot;&quot;)" office:value-type="currency" office:currency="GBP" office:value="448.19322158689" calcext:value-type="currency">
            <text:p>£448.19</text:p>
          </table:table-cell>
          <table:table-cell table:formula="of:=IF([.C142]&lt;&gt;&quot;&quot;;[.C142]*[.A142]+[$'loan-parameters'.$B$32];&quot;&quot;)" office:value-type="currency" office:currency="GBP" office:value="63195.2442437514" calcext:value-type="currency">
            <text:p>£63,195.24</text:p>
          </table:table-cell>
          <table:table-cell/>
          <table:table-cell office:value-type="currency" office:currency="GBP" office:value="690" calcext:value-type="currency">
            <text:p>£690.00</text:p>
          </table:table-cell>
          <table:table-cell table:style-name="ce31" table:formula="of:=IF([.F142]&lt;=[$'current-situation'.$E$7];[$'loan-parameters'.$B$6]-ORG.OPENOFFICE.MONTHS([$'loan-parameters'.$B$4];TODAY();1)/12;COUNTIF([.$C$2:.$C$361];&quot;&gt;=&quot;&amp;[.F142])/12)" office:value-type="float" office:value="7" calcext:value-type="float">
            <text:p>7.00</text:p>
          </table:table-cell>
          <table:table-cell table:style-name="ce47" table:formula="of:=[.F142]*[.G142]*12+[$'loan-parameters'.$B$32]" office:value-type="currency" office:currency="GBP" office:value="57960" calcext:value-type="currency">
            <text:p>£57,9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1" table:formula="of:=[.A143]/12" office:value-type="float" office:value="11.8333333333333" calcext:value-type="float">
            <text:p>11.83</text:p>
          </table:table-cell>
          <table:table-cell table:style-name="ce47" table:formula="of:=IF([.B143]&lt;=[$'repayment-scenarios'.$B$28];[$'loan-parameters'.$B$31]*[$'current-situation'.$C$7]*(1+[$'current-situation'.$C$7])^[.A143]/((1+[$'current-situation'.$C$7])^[.A143]-1);&quot;&quot;)" office:value-type="currency" office:currency="GBP" office:value="445.683433316697" calcext:value-type="currency">
            <text:p>£445.68</text:p>
          </table:table-cell>
          <table:table-cell table:formula="of:=IF([.C143]&lt;&gt;&quot;&quot;;[.C143]*[.A143]+[$'loan-parameters'.$B$32];&quot;&quot;)" office:value-type="currency" office:currency="GBP" office:value="63287.047530971" calcext:value-type="currency">
            <text:p>£63,287.05</text:p>
          </table:table-cell>
          <table:table-cell/>
          <table:table-cell office:value-type="currency" office:currency="GBP" office:value="695" calcext:value-type="currency">
            <text:p>£695.00</text:p>
          </table:table-cell>
          <table:table-cell table:style-name="ce31" table:formula="of:=IF([.F143]&lt;=[$'current-situation'.$E$7];[$'loan-parameters'.$B$6]-ORG.OPENOFFICE.MONTHS([$'loan-parameters'.$B$4];TODAY();1)/12;COUNTIF([.$C$2:.$C$361];&quot;&gt;=&quot;&amp;[.F143])/12)" office:value-type="float" office:value="6.91666666666667" calcext:value-type="float">
            <text:p>6.92</text:p>
          </table:table-cell>
          <table:table-cell table:style-name="ce47" table:formula="of:=[.F143]*[.G143]*12+[$'loan-parameters'.$B$32]" office:value-type="currency" office:currency="GBP" office:value="57685" calcext:value-type="currency">
            <text:p>£57,68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1" table:formula="of:=[.A144]/12" office:value-type="float" office:value="11.9166666666667" calcext:value-type="float">
            <text:p>11.92</text:p>
          </table:table-cell>
          <table:table-cell table:style-name="ce47" table:formula="of:=IF([.B144]&lt;=[$'repayment-scenarios'.$B$28];[$'loan-parameters'.$B$31]*[$'current-situation'.$C$7]*(1+[$'current-situation'.$C$7])^[.A144]/((1+[$'current-situation'.$C$7])^[.A144]-1);&quot;&quot;)" office:value-type="currency" office:currency="GBP" office:value="443.209320338983" calcext:value-type="currency">
            <text:p>£443.21</text:p>
          </table:table-cell>
          <table:table-cell table:formula="of:=IF([.C144]&lt;&gt;&quot;&quot;;[.C144]*[.A144]+[$'loan-parameters'.$B$32];&quot;&quot;)" office:value-type="currency" office:currency="GBP" office:value="63378.9328084746" calcext:value-type="currency">
            <text:p>£63,378.93</text:p>
          </table:table-cell>
          <table:table-cell/>
          <table:table-cell office:value-type="currency" office:currency="GBP" office:value="700" calcext:value-type="currency">
            <text:p>£700.00</text:p>
          </table:table-cell>
          <table:table-cell table:style-name="ce31" table:formula="of:=IF([.F144]&lt;=[$'current-situation'.$E$7];[$'loan-parameters'.$B$6]-ORG.OPENOFFICE.MONTHS([$'loan-parameters'.$B$4];TODAY();1)/12;COUNTIF([.$C$2:.$C$361];&quot;&gt;=&quot;&amp;[.F144])/12)" office:value-type="float" office:value="6.83333333333333" calcext:value-type="float">
            <text:p>6.83</text:p>
          </table:table-cell>
          <table:table-cell table:style-name="ce47" table:formula="of:=[.F144]*[.G144]*12+[$'loan-parameters'.$B$32]" office:value-type="currency" office:currency="GBP" office:value="57400" calcext:value-type="currency">
            <text:p>£57,4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1" table:formula="of:=[.A145]/12" office:value-type="float" office:value="12" calcext:value-type="float">
            <text:p>12.00</text:p>
          </table:table-cell>
          <table:table-cell table:style-name="ce47" table:formula="of:=IF([.B145]&lt;=[$'repayment-scenarios'.$B$28];[$'loan-parameters'.$B$31]*[$'current-situation'.$C$7]*(1+[$'current-situation'.$C$7])^[.A145]/((1+[$'current-situation'.$C$7])^[.A145]-1);&quot;&quot;)" office:value-type="currency" office:currency="GBP" office:value="440.77013925971" calcext:value-type="currency">
            <text:p>£440.77</text:p>
          </table:table-cell>
          <table:table-cell table:formula="of:=IF([.C145]&lt;&gt;&quot;&quot;;[.C145]*[.A145]+[$'loan-parameters'.$B$32];&quot;&quot;)" office:value-type="currency" office:currency="GBP" office:value="63470.9000533983" calcext:value-type="currency">
            <text:p>£63,470.90</text:p>
          </table:table-cell>
          <table:table-cell/>
          <table:table-cell office:value-type="currency" office:currency="GBP" office:value="705" calcext:value-type="currency">
            <text:p>£705.00</text:p>
          </table:table-cell>
          <table:table-cell table:style-name="ce31" table:formula="of:=IF([.F145]&lt;=[$'current-situation'.$E$7];[$'loan-parameters'.$B$6]-ORG.OPENOFFICE.MONTHS([$'loan-parameters'.$B$4];TODAY();1)/12;COUNTIF([.$C$2:.$C$361];&quot;&gt;=&quot;&amp;[.F145])/12)" office:value-type="float" office:value="6.83333333333333" calcext:value-type="float">
            <text:p>6.83</text:p>
          </table:table-cell>
          <table:table-cell table:style-name="ce47" table:formula="of:=[.F145]*[.G145]*12+[$'loan-parameters'.$B$32]" office:value-type="currency" office:currency="GBP" office:value="57810" calcext:value-type="currency">
            <text:p>£57,8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1" table:formula="of:=[.A146]/12" office:value-type="float" office:value="12.0833333333333" calcext:value-type="float">
            <text:p>12.08</text:p>
          </table:table-cell>
          <table:table-cell table:style-name="ce47" table:formula="of:=IF([.B146]&lt;=[$'repayment-scenarios'.$B$28];[$'loan-parameters'.$B$31]*[$'current-situation'.$C$7]*(1+[$'current-situation'.$C$7])^[.A146]/((1+[$'current-situation'.$C$7])^[.A146]-1);&quot;&quot;)" office:value-type="currency" office:currency="GBP" office:value="438.365167191209" calcext:value-type="currency">
            <text:p>£438.37</text:p>
          </table:table-cell>
          <table:table-cell table:formula="of:=IF([.C146]&lt;&gt;&quot;&quot;;[.C146]*[.A146]+[$'loan-parameters'.$B$32];&quot;&quot;)" office:value-type="currency" office:currency="GBP" office:value="63562.9492427253" calcext:value-type="currency">
            <text:p>£63,562.95</text:p>
          </table:table-cell>
          <table:table-cell/>
          <table:table-cell office:value-type="currency" office:currency="GBP" office:value="710" calcext:value-type="currency">
            <text:p>£710.00</text:p>
          </table:table-cell>
          <table:table-cell table:style-name="ce31" table:formula="of:=IF([.F146]&lt;=[$'current-situation'.$E$7];[$'loan-parameters'.$B$6]-ORG.OPENOFFICE.MONTHS([$'loan-parameters'.$B$4];TODAY();1)/12;COUNTIF([.$C$2:.$C$361];&quot;&gt;=&quot;&amp;[.F146])/12)" office:value-type="float" office:value="6.75" calcext:value-type="float">
            <text:p>6.75</text:p>
          </table:table-cell>
          <table:table-cell table:style-name="ce47" table:formula="of:=[.F146]*[.G146]*12+[$'loan-parameters'.$B$32]" office:value-type="currency" office:currency="GBP" office:value="57510" calcext:value-type="currency">
            <text:p>£57,5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1" table:formula="of:=[.A147]/12" office:value-type="float" office:value="12.1666666666667" calcext:value-type="float">
            <text:p>12.17</text:p>
          </table:table-cell>
          <table:table-cell table:style-name="ce47" table:formula="of:=IF([.B147]&lt;=[$'repayment-scenarios'.$B$28];[$'loan-parameters'.$B$31]*[$'current-situation'.$C$7]*(1+[$'current-situation'.$C$7])^[.A147]/((1+[$'current-situation'.$C$7])^[.A147]-1);&quot;&quot;)" office:value-type="currency" office:currency="GBP" office:value="435.993701049907" calcext:value-type="currency">
            <text:p>£435.99</text:p>
          </table:table-cell>
          <table:table-cell table:formula="of:=IF([.C147]&lt;&gt;&quot;&quot;;[.C147]*[.A147]+[$'loan-parameters'.$B$32];&quot;&quot;)" office:value-type="currency" office:currency="GBP" office:value="63655.0803532864" calcext:value-type="currency">
            <text:p>£63,655.08</text:p>
          </table:table-cell>
          <table:table-cell/>
          <table:table-cell office:value-type="currency" office:currency="GBP" office:value="715" calcext:value-type="currency">
            <text:p>£715.00</text:p>
          </table:table-cell>
          <table:table-cell table:style-name="ce31" table:formula="of:=IF([.F147]&lt;=[$'current-situation'.$E$7];[$'loan-parameters'.$B$6]-ORG.OPENOFFICE.MONTHS([$'loan-parameters'.$B$4];TODAY();1)/12;COUNTIF([.$C$2:.$C$361];&quot;&gt;=&quot;&amp;[.F147])/12)" office:value-type="float" office:value="6.66666666666667" calcext:value-type="float">
            <text:p>6.67</text:p>
          </table:table-cell>
          <table:table-cell table:style-name="ce47" table:formula="of:=[.F147]*[.G147]*12+[$'loan-parameters'.$B$32]" office:value-type="currency" office:currency="GBP" office:value="57200" calcext:value-type="currency">
            <text:p>£57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1" table:formula="of:=[.A148]/12" office:value-type="float" office:value="12.25" calcext:value-type="float">
            <text:p>12.25</text:p>
          </table:table-cell>
          <table:table-cell table:style-name="ce47" table:formula="of:=IF([.B148]&lt;=[$'repayment-scenarios'.$B$28];[$'loan-parameters'.$B$31]*[$'current-situation'.$C$7]*(1+[$'current-situation'.$C$7])^[.A148]/((1+[$'current-situation'.$C$7])^[.A148]-1);&quot;&quot;)" office:value-type="currency" office:currency="GBP" office:value="433.65505688272" calcext:value-type="currency">
            <text:p>£433.66</text:p>
          </table:table-cell>
          <table:table-cell table:formula="of:=IF([.C148]&lt;&gt;&quot;&quot;;[.C148]*[.A148]+[$'loan-parameters'.$B$32];&quot;&quot;)" office:value-type="currency" office:currency="GBP" office:value="63747.2933617598" calcext:value-type="currency">
            <text:p>£63,747.29</text:p>
          </table:table-cell>
          <table:table-cell/>
          <table:table-cell office:value-type="currency" office:currency="GBP" office:value="720" calcext:value-type="currency">
            <text:p>£720.00</text:p>
          </table:table-cell>
          <table:table-cell table:style-name="ce31" table:formula="of:=IF([.F148]&lt;=[$'current-situation'.$E$7];[$'loan-parameters'.$B$6]-ORG.OPENOFFICE.MONTHS([$'loan-parameters'.$B$4];TODAY();1)/12;COUNTIF([.$C$2:.$C$361];&quot;&gt;=&quot;&amp;[.F148])/12)" office:value-type="float" office:value="6.66666666666667" calcext:value-type="float">
            <text:p>6.67</text:p>
          </table:table-cell>
          <table:table-cell table:style-name="ce47" table:formula="of:=[.F148]*[.G148]*12+[$'loan-parameters'.$B$32]" office:value-type="currency" office:currency="GBP" office:value="57600" calcext:value-type="currency">
            <text:p>£57,6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1" table:formula="of:=[.A149]/12" office:value-type="float" office:value="12.3333333333333" calcext:value-type="float">
            <text:p>12.33</text:p>
          </table:table-cell>
          <table:table-cell table:style-name="ce47" table:formula="of:=IF([.B149]&lt;=[$'repayment-scenarios'.$B$28];[$'loan-parameters'.$B$31]*[$'current-situation'.$C$7]*(1+[$'current-situation'.$C$7])^[.A149]/((1+[$'current-situation'.$C$7])^[.A149]-1);&quot;&quot;)" office:value-type="currency" office:currency="GBP" office:value="431.348569220754" calcext:value-type="currency">
            <text:p>£431.35</text:p>
          </table:table-cell>
          <table:table-cell table:formula="of:=IF([.C149]&lt;&gt;&quot;&quot;;[.C149]*[.A149]+[$'loan-parameters'.$B$32];&quot;&quot;)" office:value-type="currency" office:currency="GBP" office:value="63839.5882446716" calcext:value-type="currency">
            <text:p>£63,839.59</text:p>
          </table:table-cell>
          <table:table-cell/>
          <table:table-cell office:value-type="currency" office:currency="GBP" office:value="725" calcext:value-type="currency">
            <text:p>£725.00</text:p>
          </table:table-cell>
          <table:table-cell table:style-name="ce31" table:formula="of:=IF([.F149]&lt;=[$'current-situation'.$E$7];[$'loan-parameters'.$B$6]-ORG.OPENOFFICE.MONTHS([$'loan-parameters'.$B$4];TODAY();1)/12;COUNTIF([.$C$2:.$C$361];&quot;&gt;=&quot;&amp;[.F149])/12)" office:value-type="float" office:value="6.58333333333333" calcext:value-type="float">
            <text:p>6.58</text:p>
          </table:table-cell>
          <table:table-cell table:style-name="ce47" table:formula="of:=[.F149]*[.G149]*12+[$'loan-parameters'.$B$32]" office:value-type="currency" office:currency="GBP" office:value="57275" calcext:value-type="currency">
            <text:p>£57,2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1" table:formula="of:=[.A150]/12" office:value-type="float" office:value="12.4166666666667" calcext:value-type="float">
            <text:p>12.42</text:p>
          </table:table-cell>
          <table:table-cell table:style-name="ce47" table:formula="of:=IF([.B150]&lt;=[$'repayment-scenarios'.$B$28];[$'loan-parameters'.$B$31]*[$'current-situation'.$C$7]*(1+[$'current-situation'.$C$7])^[.A150]/((1+[$'current-situation'.$C$7])^[.A150]-1);&quot;&quot;)" office:value-type="currency" office:currency="GBP" office:value="429.073590459029" calcext:value-type="currency">
            <text:p>£429.07</text:p>
          </table:table-cell>
          <table:table-cell table:formula="of:=IF([.C150]&lt;&gt;&quot;&quot;;[.C150]*[.A150]+[$'loan-parameters'.$B$32];&quot;&quot;)" office:value-type="currency" office:currency="GBP" office:value="63931.9649783953" calcext:value-type="currency">
            <text:p>£63,931.96</text:p>
          </table:table-cell>
          <table:table-cell/>
          <table:table-cell office:value-type="currency" office:currency="GBP" office:value="730" calcext:value-type="currency">
            <text:p>£730.00</text:p>
          </table:table-cell>
          <table:table-cell table:style-name="ce31" table:formula="of:=IF([.F150]&lt;=[$'current-situation'.$E$7];[$'loan-parameters'.$B$6]-ORG.OPENOFFICE.MONTHS([$'loan-parameters'.$B$4];TODAY();1)/12;COUNTIF([.$C$2:.$C$361];&quot;&gt;=&quot;&amp;[.F150])/12)" office:value-type="float" office:value="6.5" calcext:value-type="float">
            <text:p>6.50</text:p>
          </table:table-cell>
          <table:table-cell table:style-name="ce47" table:formula="of:=[.F150]*[.G150]*12+[$'loan-parameters'.$B$32]" office:value-type="currency" office:currency="GBP" office:value="56940" calcext:value-type="currency">
            <text:p>£56,9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1" table:formula="of:=[.A151]/12" office:value-type="float" office:value="12.5" calcext:value-type="float">
            <text:p>12.50</text:p>
          </table:table-cell>
          <table:table-cell table:style-name="ce47" table:formula="of:=IF([.B151]&lt;=[$'repayment-scenarios'.$B$28];[$'loan-parameters'.$B$31]*[$'current-situation'.$C$7]*(1+[$'current-situation'.$C$7])^[.A151]/((1+[$'current-situation'.$C$7])^[.A151]-1);&quot;&quot;)" office:value-type="currency" office:currency="GBP" office:value="426.829490261019" calcext:value-type="currency">
            <text:p>£426.83</text:p>
          </table:table-cell>
          <table:table-cell table:formula="of:=IF([.C151]&lt;&gt;&quot;&quot;;[.C151]*[.A151]+[$'loan-parameters'.$B$32];&quot;&quot;)" office:value-type="currency" office:currency="GBP" office:value="64024.4235391528" calcext:value-type="currency">
            <text:p>£64,024.42</text:p>
          </table:table-cell>
          <table:table-cell/>
          <table:table-cell office:value-type="currency" office:currency="GBP" office:value="735" calcext:value-type="currency">
            <text:p>£735.00</text:p>
          </table:table-cell>
          <table:table-cell table:style-name="ce31" table:formula="of:=IF([.F151]&lt;=[$'current-situation'.$E$7];[$'loan-parameters'.$B$6]-ORG.OPENOFFICE.MONTHS([$'loan-parameters'.$B$4];TODAY();1)/12;COUNTIF([.$C$2:.$C$361];&quot;&gt;=&quot;&amp;[.F151])/12)" office:value-type="float" office:value="6.5" calcext:value-type="float">
            <text:p>6.50</text:p>
          </table:table-cell>
          <table:table-cell table:style-name="ce47" table:formula="of:=[.F151]*[.G151]*12+[$'loan-parameters'.$B$32]" office:value-type="currency" office:currency="GBP" office:value="57330" calcext:value-type="currency">
            <text:p>£57,3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1" table:formula="of:=[.A152]/12" office:value-type="float" office:value="12.5833333333333" calcext:value-type="float">
            <text:p>12.58</text:p>
          </table:table-cell>
          <table:table-cell table:style-name="ce47" table:formula="of:=IF([.B152]&lt;=[$'repayment-scenarios'.$B$28];[$'loan-parameters'.$B$31]*[$'current-situation'.$C$7]*(1+[$'current-situation'.$C$7])^[.A152]/((1+[$'current-situation'.$C$7])^[.A152]-1);&quot;&quot;)" office:value-type="currency" office:currency="GBP" office:value="424.615654986849" calcext:value-type="currency">
            <text:p>£424.62</text:p>
          </table:table-cell>
          <table:table-cell table:formula="of:=IF([.C152]&lt;&gt;&quot;&quot;;[.C152]*[.A152]+[$'loan-parameters'.$B$32];&quot;&quot;)" office:value-type="currency" office:currency="GBP" office:value="64116.9639030141" calcext:value-type="currency">
            <text:p>£64,116.96</text:p>
          </table:table-cell>
          <table:table-cell/>
          <table:table-cell office:value-type="currency" office:currency="GBP" office:value="740" calcext:value-type="currency">
            <text:p>£740.00</text:p>
          </table:table-cell>
          <table:table-cell table:style-name="ce31" table:formula="of:=IF([.F152]&lt;=[$'current-situation'.$E$7];[$'loan-parameters'.$B$6]-ORG.OPENOFFICE.MONTHS([$'loan-parameters'.$B$4];TODAY();1)/12;COUNTIF([.$C$2:.$C$361];&quot;&gt;=&quot;&amp;[.F152])/12)" office:value-type="float" office:value="6.41666666666667" calcext:value-type="float">
            <text:p>6.42</text:p>
          </table:table-cell>
          <table:table-cell table:style-name="ce47" table:formula="of:=[.F152]*[.G152]*12+[$'loan-parameters'.$B$32]" office:value-type="currency" office:currency="GBP" office:value="56980" calcext:value-type="currency">
            <text:p>£56,9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1" table:formula="of:=[.A153]/12" office:value-type="float" office:value="12.6666666666667" calcext:value-type="float">
            <text:p>12.67</text:p>
          </table:table-cell>
          <table:table-cell table:style-name="ce47" table:formula="of:=IF([.B153]&lt;=[$'repayment-scenarios'.$B$28];[$'loan-parameters'.$B$31]*[$'current-situation'.$C$7]*(1+[$'current-situation'.$C$7])^[.A153]/((1+[$'current-situation'.$C$7])^[.A153]-1);&quot;&quot;)" office:value-type="currency" office:currency="GBP" office:value="422.431487144063" calcext:value-type="currency">
            <text:p>£422.43</text:p>
          </table:table-cell>
          <table:table-cell table:formula="of:=IF([.C153]&lt;&gt;&quot;&quot;;[.C153]*[.A153]+[$'loan-parameters'.$B$32];&quot;&quot;)" office:value-type="currency" office:currency="GBP" office:value="64209.5860458976" calcext:value-type="currency">
            <text:p>£64,209.59</text:p>
          </table:table-cell>
          <table:table-cell/>
          <table:table-cell office:value-type="currency" office:currency="GBP" office:value="745" calcext:value-type="currency">
            <text:p>£745.00</text:p>
          </table:table-cell>
          <table:table-cell table:style-name="ce31" table:formula="of:=IF([.F153]&lt;=[$'current-situation'.$E$7];[$'loan-parameters'.$B$6]-ORG.OPENOFFICE.MONTHS([$'loan-parameters'.$B$4];TODAY();1)/12;COUNTIF([.$C$2:.$C$361];&quot;&gt;=&quot;&amp;[.F153])/12)" office:value-type="float" office:value="6.41666666666667" calcext:value-type="float">
            <text:p>6.42</text:p>
          </table:table-cell>
          <table:table-cell table:style-name="ce47" table:formula="of:=[.F153]*[.G153]*12+[$'loan-parameters'.$B$32]" office:value-type="currency" office:currency="GBP" office:value="57365" calcext:value-type="currency">
            <text:p>£57,36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1" table:formula="of:=[.A154]/12" office:value-type="float" office:value="12.75" calcext:value-type="float">
            <text:p>12.75</text:p>
          </table:table-cell>
          <table:table-cell table:style-name="ce47" table:formula="of:=IF([.B154]&lt;=[$'repayment-scenarios'.$B$28];[$'loan-parameters'.$B$31]*[$'current-situation'.$C$7]*(1+[$'current-situation'.$C$7])^[.A154]/((1+[$'current-situation'.$C$7])^[.A154]-1);&quot;&quot;)" office:value-type="currency" office:currency="GBP" office:value="420.276404859935" calcext:value-type="currency">
            <text:p>£420.28</text:p>
          </table:table-cell>
          <table:table-cell table:formula="of:=IF([.C154]&lt;&gt;&quot;&quot;;[.C154]*[.A154]+[$'loan-parameters'.$B$32];&quot;&quot;)" office:value-type="currency" office:currency="GBP" office:value="64302.28994357" calcext:value-type="currency">
            <text:p>£64,302.29</text:p>
          </table:table-cell>
          <table:table-cell/>
          <table:table-cell office:value-type="currency" office:currency="GBP" office:value="750" calcext:value-type="currency">
            <text:p>£750.00</text:p>
          </table:table-cell>
          <table:table-cell table:style-name="ce31" table:formula="of:=IF([.F154]&lt;=[$'current-situation'.$E$7];[$'loan-parameters'.$B$6]-ORG.OPENOFFICE.MONTHS([$'loan-parameters'.$B$4];TODAY();1)/12;COUNTIF([.$C$2:.$C$361];&quot;&gt;=&quot;&amp;[.F154])/12)" office:value-type="float" office:value="6.33333333333333" calcext:value-type="float">
            <text:p>6.33</text:p>
          </table:table-cell>
          <table:table-cell table:style-name="ce47" table:formula="of:=[.F154]*[.G154]*12+[$'loan-parameters'.$B$32]" office:value-type="currency" office:currency="GBP" office:value="57000" calcext:value-type="currency">
            <text:p>£57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1" table:formula="of:=[.A155]/12" office:value-type="float" office:value="12.8333333333333" calcext:value-type="float">
            <text:p>12.83</text:p>
          </table:table-cell>
          <table:table-cell table:style-name="ce47" table:formula="of:=IF([.B155]&lt;=[$'repayment-scenarios'.$B$28];[$'loan-parameters'.$B$31]*[$'current-situation'.$C$7]*(1+[$'current-situation'.$C$7])^[.A155]/((1+[$'current-situation'.$C$7])^[.A155]-1);&quot;&quot;)" office:value-type="currency" office:currency="GBP" office:value="418.149841374331" calcext:value-type="currency">
            <text:p>£418.15</text:p>
          </table:table-cell>
          <table:table-cell table:formula="of:=IF([.C155]&lt;&gt;&quot;&quot;;[.C155]*[.A155]+[$'loan-parameters'.$B$32];&quot;&quot;)" office:value-type="currency" office:currency="GBP" office:value="64395.0755716469" calcext:value-type="currency">
            <text:p>£64,395.08</text:p>
          </table:table-cell>
          <table:table-cell/>
          <table:table-cell office:value-type="currency" office:currency="GBP" office:value="755" calcext:value-type="currency">
            <text:p>£755.00</text:p>
          </table:table-cell>
          <table:table-cell table:style-name="ce31" table:formula="of:=IF([.F155]&lt;=[$'current-situation'.$E$7];[$'loan-parameters'.$B$6]-ORG.OPENOFFICE.MONTHS([$'loan-parameters'.$B$4];TODAY();1)/12;COUNTIF([.$C$2:.$C$361];&quot;&gt;=&quot;&amp;[.F155])/12)" office:value-type="float" office:value="6.33333333333333" calcext:value-type="float">
            <text:p>6.33</text:p>
          </table:table-cell>
          <table:table-cell table:style-name="ce47" table:formula="of:=[.F155]*[.G155]*12+[$'loan-parameters'.$B$32]" office:value-type="currency" office:currency="GBP" office:value="57380" calcext:value-type="currency">
            <text:p>£57,3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1" table:formula="of:=[.A156]/12" office:value-type="float" office:value="12.9166666666667" calcext:value-type="float">
            <text:p>12.92</text:p>
          </table:table-cell>
          <table:table-cell table:style-name="ce47" table:formula="of:=IF([.B156]&lt;=[$'repayment-scenarios'.$B$28];[$'loan-parameters'.$B$31]*[$'current-situation'.$C$7]*(1+[$'current-situation'.$C$7])^[.A156]/((1+[$'current-situation'.$C$7])^[.A156]-1);&quot;&quot;)" office:value-type="currency" office:currency="GBP" office:value="416.051244552211" calcext:value-type="currency">
            <text:p>£416.05</text:p>
          </table:table-cell>
          <table:table-cell table:formula="of:=IF([.C156]&lt;&gt;&quot;&quot;;[.C156]*[.A156]+[$'loan-parameters'.$B$32];&quot;&quot;)" office:value-type="currency" office:currency="GBP" office:value="64487.9429055926" calcext:value-type="currency">
            <text:p>£64,487.94</text:p>
          </table:table-cell>
          <table:table-cell/>
          <table:table-cell office:value-type="currency" office:currency="GBP" office:value="760" calcext:value-type="currency">
            <text:p>£760.00</text:p>
          </table:table-cell>
          <table:table-cell table:style-name="ce31" table:formula="of:=IF([.F156]&lt;=[$'current-situation'.$E$7];[$'loan-parameters'.$B$6]-ORG.OPENOFFICE.MONTHS([$'loan-parameters'.$B$4];TODAY();1)/12;COUNTIF([.$C$2:.$C$361];&quot;&gt;=&quot;&amp;[.F156])/12)" office:value-type="float" office:value="6.25" calcext:value-type="float">
            <text:p>6.25</text:p>
          </table:table-cell>
          <table:table-cell table:style-name="ce47" table:formula="of:=[.F156]*[.G156]*12+[$'loan-parameters'.$B$32]" office:value-type="currency" office:currency="GBP" office:value="57000" calcext:value-type="currency">
            <text:p>£57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1" table:formula="of:=[.A157]/12" office:value-type="float" office:value="13" calcext:value-type="float">
            <text:p>13.00</text:p>
          </table:table-cell>
          <table:table-cell table:style-name="ce47" table:formula="of:=IF([.B157]&lt;=[$'repayment-scenarios'.$B$28];[$'loan-parameters'.$B$31]*[$'current-situation'.$C$7]*(1+[$'current-situation'.$C$7])^[.A157]/((1+[$'current-situation'.$C$7])^[.A157]-1);&quot;&quot;)" office:value-type="currency" office:currency="GBP" office:value="413.980076414875" calcext:value-type="currency">
            <text:p>£413.98</text:p>
          </table:table-cell>
          <table:table-cell table:formula="of:=IF([.C157]&lt;&gt;&quot;&quot;;[.C157]*[.A157]+[$'loan-parameters'.$B$32];&quot;&quot;)" office:value-type="currency" office:currency="GBP" office:value="64580.8919207205" calcext:value-type="currency">
            <text:p>£64,580.89</text:p>
          </table:table-cell>
          <table:table-cell/>
          <table:table-cell office:value-type="currency" office:currency="GBP" office:value="765" calcext:value-type="currency">
            <text:p>£765.00</text:p>
          </table:table-cell>
          <table:table-cell table:style-name="ce31" table:formula="of:=IF([.F157]&lt;=[$'current-situation'.$E$7];[$'loan-parameters'.$B$6]-ORG.OPENOFFICE.MONTHS([$'loan-parameters'.$B$4];TODAY();1)/12;COUNTIF([.$C$2:.$C$361];&quot;&gt;=&quot;&amp;[.F157])/12)" office:value-type="float" office:value="6.16666666666667" calcext:value-type="float">
            <text:p>6.17</text:p>
          </table:table-cell>
          <table:table-cell table:style-name="ce47" table:formula="of:=[.F157]*[.G157]*12+[$'loan-parameters'.$B$32]" office:value-type="currency" office:currency="GBP" office:value="56610" calcext:value-type="currency">
            <text:p>£56,6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1" table:formula="of:=[.A158]/12" office:value-type="float" office:value="13.0833333333333" calcext:value-type="float">
            <text:p>13.08</text:p>
          </table:table-cell>
          <table:table-cell table:style-name="ce47" table:formula="of:=IF([.B158]&lt;=[$'repayment-scenarios'.$B$28];[$'loan-parameters'.$B$31]*[$'current-situation'.$C$7]*(1+[$'current-situation'.$C$7])^[.A158]/((1+[$'current-situation'.$C$7])^[.A158]-1);&quot;&quot;)" office:value-type="currency" office:currency="GBP" office:value="411.935812689128" calcext:value-type="currency">
            <text:p>£411.94</text:p>
          </table:table-cell>
          <table:table-cell table:formula="of:=IF([.C158]&lt;&gt;&quot;&quot;;[.C158]*[.A158]+[$'loan-parameters'.$B$32];&quot;&quot;)" office:value-type="currency" office:currency="GBP" office:value="64673.9225921931" calcext:value-type="currency">
            <text:p>£64,673.92</text:p>
          </table:table-cell>
          <table:table-cell/>
          <table:table-cell office:value-type="currency" office:currency="GBP" office:value="770" calcext:value-type="currency">
            <text:p>£770.00</text:p>
          </table:table-cell>
          <table:table-cell table:style-name="ce31" table:formula="of:=IF([.F158]&lt;=[$'current-situation'.$E$7];[$'loan-parameters'.$B$6]-ORG.OPENOFFICE.MONTHS([$'loan-parameters'.$B$4];TODAY();1)/12;COUNTIF([.$C$2:.$C$361];&quot;&gt;=&quot;&amp;[.F158])/12)" office:value-type="float" office:value="6.16666666666667" calcext:value-type="float">
            <text:p>6.17</text:p>
          </table:table-cell>
          <table:table-cell table:style-name="ce47" table:formula="of:=[.F158]*[.G158]*12+[$'loan-parameters'.$B$32]" office:value-type="currency" office:currency="GBP" office:value="56980" calcext:value-type="currency">
            <text:p>£56,9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1" table:formula="of:=[.A159]/12" office:value-type="float" office:value="13.1666666666667" calcext:value-type="float">
            <text:p>13.17</text:p>
          </table:table-cell>
          <table:table-cell table:style-name="ce47" table:formula="of:=IF([.B159]&lt;=[$'repayment-scenarios'.$B$28];[$'loan-parameters'.$B$31]*[$'current-situation'.$C$7]*(1+[$'current-situation'.$C$7])^[.A159]/((1+[$'current-situation'.$C$7])^[.A159]-1);&quot;&quot;)" office:value-type="currency" office:currency="GBP" office:value="409.917942373559" calcext:value-type="currency">
            <text:p>£409.92</text:p>
          </table:table-cell>
          <table:table-cell table:formula="of:=IF([.C159]&lt;&gt;&quot;&quot;;[.C159]*[.A159]+[$'loan-parameters'.$B$32];&quot;&quot;)" office:value-type="currency" office:currency="GBP" office:value="64767.0348950223" calcext:value-type="currency">
            <text:p>£64,767.03</text:p>
          </table:table-cell>
          <table:table-cell/>
          <table:table-cell office:value-type="currency" office:currency="GBP" office:value="775" calcext:value-type="currency">
            <text:p>£775.00</text:p>
          </table:table-cell>
          <table:table-cell table:style-name="ce31" table:formula="of:=IF([.F159]&lt;=[$'current-situation'.$E$7];[$'loan-parameters'.$B$6]-ORG.OPENOFFICE.MONTHS([$'loan-parameters'.$B$4];TODAY();1)/12;COUNTIF([.$C$2:.$C$361];&quot;&gt;=&quot;&amp;[.F159])/12)" office:value-type="float" office:value="6.08333333333333" calcext:value-type="float">
            <text:p>6.08</text:p>
          </table:table-cell>
          <table:table-cell table:style-name="ce47" table:formula="of:=[.F159]*[.G159]*12+[$'loan-parameters'.$B$32]" office:value-type="currency" office:currency="GBP" office:value="56575" calcext:value-type="currency">
            <text:p>£56,5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1" table:formula="of:=[.A160]/12" office:value-type="float" office:value="13.25" calcext:value-type="float">
            <text:p>13.25</text:p>
          </table:table-cell>
          <table:table-cell table:style-name="ce47" table:formula="of:=IF([.B160]&lt;=[$'repayment-scenarios'.$B$28];[$'loan-parameters'.$B$31]*[$'current-situation'.$C$7]*(1+[$'current-situation'.$C$7])^[.A160]/((1+[$'current-situation'.$C$7])^[.A160]-1);&quot;&quot;)" office:value-type="currency" office:currency="GBP" office:value="407.925967321191" calcext:value-type="currency">
            <text:p>£407.93</text:p>
          </table:table-cell>
          <table:table-cell table:formula="of:=IF([.C160]&lt;&gt;&quot;&quot;;[.C160]*[.A160]+[$'loan-parameters'.$B$32];&quot;&quot;)" office:value-type="currency" office:currency="GBP" office:value="64860.2288040694" calcext:value-type="currency">
            <text:p>£64,860.23</text:p>
          </table:table-cell>
          <table:table-cell/>
          <table:table-cell office:value-type="currency" office:currency="GBP" office:value="780" calcext:value-type="currency">
            <text:p>£780.00</text:p>
          </table:table-cell>
          <table:table-cell table:style-name="ce31" table:formula="of:=IF([.F160]&lt;=[$'current-situation'.$E$7];[$'loan-parameters'.$B$6]-ORG.OPENOFFICE.MONTHS([$'loan-parameters'.$B$4];TODAY();1)/12;COUNTIF([.$C$2:.$C$361];&quot;&gt;=&quot;&amp;[.F160])/12)" office:value-type="float" office:value="6.08333333333333" calcext:value-type="float">
            <text:p>6.08</text:p>
          </table:table-cell>
          <table:table-cell table:style-name="ce47" table:formula="of:=[.F160]*[.G160]*12+[$'loan-parameters'.$B$32]" office:value-type="currency" office:currency="GBP" office:value="56940" calcext:value-type="currency">
            <text:p>£56,9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1" table:formula="of:=[.A161]/12" office:value-type="float" office:value="13.3333333333333" calcext:value-type="float">
            <text:p>13.33</text:p>
          </table:table-cell>
          <table:table-cell table:style-name="ce47" table:formula="of:=IF([.B161]&lt;=[$'repayment-scenarios'.$B$28];[$'loan-parameters'.$B$31]*[$'current-situation'.$C$7]*(1+[$'current-situation'.$C$7])^[.A161]/((1+[$'current-situation'.$C$7])^[.A161]-1);&quot;&quot;)" office:value-type="currency" office:currency="GBP" office:value="405.959401837785" calcext:value-type="currency">
            <text:p>£405.96</text:p>
          </table:table-cell>
          <table:table-cell table:formula="of:=IF([.C161]&lt;&gt;&quot;&quot;;[.C161]*[.A161]+[$'loan-parameters'.$B$32];&quot;&quot;)" office:value-type="currency" office:currency="GBP" office:value="64953.5042940456" calcext:value-type="currency">
            <text:p>£64,953.50</text:p>
          </table:table-cell>
          <table:table-cell/>
          <table:table-cell office:value-type="currency" office:currency="GBP" office:value="785" calcext:value-type="currency">
            <text:p>£785.00</text:p>
          </table:table-cell>
          <table:table-cell table:style-name="ce31" table:formula="of:=IF([.F161]&lt;=[$'current-situation'.$E$7];[$'loan-parameters'.$B$6]-ORG.OPENOFFICE.MONTHS([$'loan-parameters'.$B$4];TODAY();1)/12;COUNTIF([.$C$2:.$C$361];&quot;&gt;=&quot;&amp;[.F161])/12)" office:value-type="float" office:value="6" calcext:value-type="float">
            <text:p>6.00</text:p>
          </table:table-cell>
          <table:table-cell table:style-name="ce47" table:formula="of:=[.F161]*[.G161]*12+[$'loan-parameters'.$B$32]" office:value-type="currency" office:currency="GBP" office:value="56520" calcext:value-type="currency">
            <text:p>£56,5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1" table:formula="of:=[.A162]/12" office:value-type="float" office:value="13.4166666666667" calcext:value-type="float">
            <text:p>13.42</text:p>
          </table:table-cell>
          <table:table-cell table:style-name="ce47" table:formula="of:=IF([.B162]&lt;=[$'repayment-scenarios'.$B$28];[$'loan-parameters'.$B$31]*[$'current-situation'.$C$7]*(1+[$'current-situation'.$C$7])^[.A162]/((1+[$'current-situation'.$C$7])^[.A162]-1);&quot;&quot;)" office:value-type="currency" office:currency="GBP" office:value="404.017772295105" calcext:value-type="currency">
            <text:p>£404.02</text:p>
          </table:table-cell>
          <table:table-cell table:formula="of:=IF([.C162]&lt;&gt;&quot;&quot;;[.C162]*[.A162]+[$'loan-parameters'.$B$32];&quot;&quot;)" office:value-type="currency" office:currency="GBP" office:value="65046.8613395119" calcext:value-type="currency">
            <text:p>£65,046.86</text:p>
          </table:table-cell>
          <table:table-cell/>
          <table:table-cell office:value-type="currency" office:currency="GBP" office:value="790" calcext:value-type="currency">
            <text:p>£790.00</text:p>
          </table:table-cell>
          <table:table-cell table:style-name="ce31" table:formula="of:=IF([.F162]&lt;=[$'current-situation'.$E$7];[$'loan-parameters'.$B$6]-ORG.OPENOFFICE.MONTHS([$'loan-parameters'.$B$4];TODAY();1)/12;COUNTIF([.$C$2:.$C$361];&quot;&gt;=&quot;&amp;[.F162])/12)" office:value-type="float" office:value="6" calcext:value-type="float">
            <text:p>6.00</text:p>
          </table:table-cell>
          <table:table-cell table:style-name="ce47" table:formula="of:=[.F162]*[.G162]*12+[$'loan-parameters'.$B$32]" office:value-type="currency" office:currency="GBP" office:value="56880" calcext:value-type="currency">
            <text:p>£56,8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1" table:formula="of:=[.A163]/12" office:value-type="float" office:value="13.5" calcext:value-type="float">
            <text:p>13.50</text:p>
          </table:table-cell>
          <table:table-cell table:style-name="ce47" table:formula="of:=IF([.B163]&lt;=[$'repayment-scenarios'.$B$28];[$'loan-parameters'.$B$31]*[$'current-situation'.$C$7]*(1+[$'current-situation'.$C$7])^[.A163]/((1+[$'current-situation'.$C$7])^[.A163]-1);&quot;&quot;)" office:value-type="currency" office:currency="GBP" office:value="402.100616758513" calcext:value-type="currency">
            <text:p>£402.10</text:p>
          </table:table-cell>
          <table:table-cell table:formula="of:=IF([.C163]&lt;&gt;&quot;&quot;;[.C163]*[.A163]+[$'loan-parameters'.$B$32];&quot;&quot;)" office:value-type="currency" office:currency="GBP" office:value="65140.2999148791" calcext:value-type="currency">
            <text:p>£65,140.30</text:p>
          </table:table-cell>
          <table:table-cell/>
          <table:table-cell office:value-type="currency" office:currency="GBP" office:value="795" calcext:value-type="currency">
            <text:p>£795.00</text:p>
          </table:table-cell>
          <table:table-cell table:style-name="ce31" table:formula="of:=IF([.F163]&lt;=[$'current-situation'.$E$7];[$'loan-parameters'.$B$6]-ORG.OPENOFFICE.MONTHS([$'loan-parameters'.$B$4];TODAY();1)/12;COUNTIF([.$C$2:.$C$361];&quot;&gt;=&quot;&amp;[.F163])/12)" office:value-type="float" office:value="5.91666666666667" calcext:value-type="float">
            <text:p>5.92</text:p>
          </table:table-cell>
          <table:table-cell table:style-name="ce47" table:formula="of:=[.F163]*[.G163]*12+[$'loan-parameters'.$B$32]" office:value-type="currency" office:currency="GBP" office:value="56445" calcext:value-type="currency">
            <text:p>£56,44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1" table:formula="of:=[.A164]/12" office:value-type="float" office:value="13.5833333333333" calcext:value-type="float">
            <text:p>13.58</text:p>
          </table:table-cell>
          <table:table-cell table:style-name="ce47" table:formula="of:=IF([.B164]&lt;=[$'repayment-scenarios'.$B$28];[$'loan-parameters'.$B$31]*[$'current-situation'.$C$7]*(1+[$'current-situation'.$C$7])^[.A164]/((1+[$'current-situation'.$C$7])^[.A164]-1);&quot;&quot;)" office:value-type="currency" office:currency="GBP" office:value="400.207484628273" calcext:value-type="currency">
            <text:p>£400.21</text:p>
          </table:table-cell>
          <table:table-cell table:formula="of:=IF([.C164]&lt;&gt;&quot;&quot;;[.C164]*[.A164]+[$'loan-parameters'.$B$32];&quot;&quot;)" office:value-type="currency" office:currency="GBP" office:value="65233.8199944086" calcext:value-type="currency">
            <text:p>£65,233.82</text:p>
          </table:table-cell>
          <table:table-cell/>
          <table:table-cell office:value-type="currency" office:currency="GBP" office:value="800" calcext:value-type="currency">
            <text:p>£800.00</text:p>
          </table:table-cell>
          <table:table-cell table:style-name="ce31" table:formula="of:=IF([.F164]&lt;=[$'current-situation'.$E$7];[$'loan-parameters'.$B$6]-ORG.OPENOFFICE.MONTHS([$'loan-parameters'.$B$4];TODAY();1)/12;COUNTIF([.$C$2:.$C$361];&quot;&gt;=&quot;&amp;[.F164])/12)" office:value-type="float" office:value="5.91666666666667" calcext:value-type="float">
            <text:p>5.92</text:p>
          </table:table-cell>
          <table:table-cell table:style-name="ce47" table:formula="of:=[.F164]*[.G164]*12+[$'loan-parameters'.$B$32]" office:value-type="currency" office:currency="GBP" office:value="56800" calcext:value-type="currency">
            <text:p>£56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1" table:formula="of:=[.A165]/12" office:value-type="float" office:value="13.6666666666667" calcext:value-type="float">
            <text:p>13.67</text:p>
          </table:table-cell>
          <table:table-cell table:style-name="ce47" table:formula="of:=IF([.B165]&lt;=[$'repayment-scenarios'.$B$28];[$'loan-parameters'.$B$31]*[$'current-situation'.$C$7]*(1+[$'current-situation'.$C$7])^[.A165]/((1+[$'current-situation'.$C$7])^[.A165]-1);&quot;&quot;)" office:value-type="currency" office:currency="GBP" office:value="398.337936293974" calcext:value-type="currency">
            <text:p>£398.34</text:p>
          </table:table-cell>
          <table:table-cell table:formula="of:=IF([.C165]&lt;&gt;&quot;&quot;;[.C165]*[.A165]+[$'loan-parameters'.$B$32];&quot;&quot;)" office:value-type="currency" office:currency="GBP" office:value="65327.4215522118" calcext:value-type="currency">
            <text:p>£65,327.42</text:p>
          </table:table-cell>
          <table:table-cell/>
          <table:table-cell office:value-type="currency" office:currency="GBP" office:value="805" calcext:value-type="currency">
            <text:p>£805.00</text:p>
          </table:table-cell>
          <table:table-cell table:style-name="ce31" table:formula="of:=IF([.F165]&lt;=[$'current-situation'.$E$7];[$'loan-parameters'.$B$6]-ORG.OPENOFFICE.MONTHS([$'loan-parameters'.$B$4];TODAY();1)/12;COUNTIF([.$C$2:.$C$361];&quot;&gt;=&quot;&amp;[.F165])/12)" office:value-type="float" office:value="5.83333333333333" calcext:value-type="float">
            <text:p>5.83</text:p>
          </table:table-cell>
          <table:table-cell table:style-name="ce47" table:formula="of:=[.F165]*[.G165]*12+[$'loan-parameters'.$B$32]" office:value-type="currency" office:currency="GBP" office:value="56350" calcext:value-type="currency">
            <text:p>£56,3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1" table:formula="of:=[.A166]/12" office:value-type="float" office:value="13.75" calcext:value-type="float">
            <text:p>13.75</text:p>
          </table:table-cell>
          <table:table-cell table:style-name="ce47" table:formula="of:=IF([.B166]&lt;=[$'repayment-scenarios'.$B$28];[$'loan-parameters'.$B$31]*[$'current-situation'.$C$7]*(1+[$'current-situation'.$C$7])^[.A166]/((1+[$'current-situation'.$C$7])^[.A166]-1);&quot;&quot;)" office:value-type="currency" office:currency="GBP" office:value="396.491542801521" calcext:value-type="currency">
            <text:p>£396.49</text:p>
          </table:table-cell>
          <table:table-cell table:formula="of:=IF([.C166]&lt;&gt;&quot;&quot;;[.C166]*[.A166]+[$'loan-parameters'.$B$32];&quot;&quot;)" office:value-type="currency" office:currency="GBP" office:value="65421.1045622509" calcext:value-type="currency">
            <text:p>£65,421.10</text:p>
          </table:table-cell>
          <table:table-cell/>
          <table:table-cell office:value-type="currency" office:currency="GBP" office:value="810" calcext:value-type="currency">
            <text:p>£810.00</text:p>
          </table:table-cell>
          <table:table-cell table:style-name="ce31" table:formula="of:=IF([.F166]&lt;=[$'current-situation'.$E$7];[$'loan-parameters'.$B$6]-ORG.OPENOFFICE.MONTHS([$'loan-parameters'.$B$4];TODAY();1)/12;COUNTIF([.$C$2:.$C$361];&quot;&gt;=&quot;&amp;[.F166])/12)" office:value-type="float" office:value="5.83333333333333" calcext:value-type="float">
            <text:p>5.83</text:p>
          </table:table-cell>
          <table:table-cell table:style-name="ce47" table:formula="of:=[.F166]*[.G166]*12+[$'loan-parameters'.$B$32]" office:value-type="currency" office:currency="GBP" office:value="56700" calcext:value-type="currency">
            <text:p>£56,7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1" table:formula="of:=[.A167]/12" office:value-type="float" office:value="13.8333333333333" calcext:value-type="float">
            <text:p>13.83</text:p>
          </table:table-cell>
          <table:table-cell table:style-name="ce47" table:formula="of:=IF([.B167]&lt;=[$'repayment-scenarios'.$B$28];[$'loan-parameters'.$B$31]*[$'current-situation'.$C$7]*(1+[$'current-situation'.$C$7])^[.A167]/((1+[$'current-situation'.$C$7])^[.A167]-1);&quot;&quot;)" office:value-type="currency" office:currency="GBP" office:value="394.667885532162" calcext:value-type="currency">
            <text:p>£394.67</text:p>
          </table:table-cell>
          <table:table-cell table:formula="of:=IF([.C167]&lt;&gt;&quot;&quot;;[.C167]*[.A167]+[$'loan-parameters'.$B$32];&quot;&quot;)" office:value-type="currency" office:currency="GBP" office:value="65514.8689983388" calcext:value-type="currency">
            <text:p>£65,514.87</text:p>
          </table:table-cell>
          <table:table-cell/>
          <table:table-cell office:value-type="currency" office:currency="GBP" office:value="815" calcext:value-type="currency">
            <text:p>£815.00</text:p>
          </table:table-cell>
          <table:table-cell table:style-name="ce31" table:formula="of:=IF([.F167]&lt;=[$'current-situation'.$E$7];[$'loan-parameters'.$B$6]-ORG.OPENOFFICE.MONTHS([$'loan-parameters'.$B$4];TODAY();1)/12;COUNTIF([.$C$2:.$C$361];&quot;&gt;=&quot;&amp;[.F167])/12)" office:value-type="float" office:value="5.75" calcext:value-type="float">
            <text:p>5.75</text:p>
          </table:table-cell>
          <table:table-cell table:style-name="ce47" table:formula="of:=[.F167]*[.G167]*12+[$'loan-parameters'.$B$32]" office:value-type="currency" office:currency="GBP" office:value="56235" calcext:value-type="currency">
            <text:p>£56,23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1" table:formula="of:=[.A168]/12" office:value-type="float" office:value="13.9166666666667" calcext:value-type="float">
            <text:p>13.92</text:p>
          </table:table-cell>
          <table:table-cell table:style-name="ce47" table:formula="of:=IF([.B168]&lt;=[$'repayment-scenarios'.$B$28];[$'loan-parameters'.$B$31]*[$'current-situation'.$C$7]*(1+[$'current-situation'.$C$7])^[.A168]/((1+[$'current-situation'.$C$7])^[.A168]-1);&quot;&quot;)" office:value-type="currency" office:currency="GBP" office:value="392.86655589305" calcext:value-type="currency">
            <text:p>£392.87</text:p>
          </table:table-cell>
          <table:table-cell table:formula="of:=IF([.C168]&lt;&gt;&quot;&quot;;[.C168]*[.A168]+[$'loan-parameters'.$B$32];&quot;&quot;)" office:value-type="currency" office:currency="GBP" office:value="65608.7148341393" calcext:value-type="currency">
            <text:p>£65,608.71</text:p>
          </table:table-cell>
          <table:table-cell/>
          <table:table-cell office:value-type="currency" office:currency="GBP" office:value="820" calcext:value-type="currency">
            <text:p>£820.00</text:p>
          </table:table-cell>
          <table:table-cell table:style-name="ce31" table:formula="of:=IF([.F168]&lt;=[$'current-situation'.$E$7];[$'loan-parameters'.$B$6]-ORG.OPENOFFICE.MONTHS([$'loan-parameters'.$B$4];TODAY();1)/12;COUNTIF([.$C$2:.$C$361];&quot;&gt;=&quot;&amp;[.F168])/12)" office:value-type="float" office:value="5.75" calcext:value-type="float">
            <text:p>5.75</text:p>
          </table:table-cell>
          <table:table-cell table:style-name="ce47" table:formula="of:=[.F168]*[.G168]*12+[$'loan-parameters'.$B$32]" office:value-type="currency" office:currency="GBP" office:value="56580" calcext:value-type="currency">
            <text:p>£56,5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1" table:formula="of:=[.A169]/12" office:value-type="float" office:value="14" calcext:value-type="float">
            <text:p>14.00</text:p>
          </table:table-cell>
          <table:table-cell table:style-name="ce47" table:formula="of:=IF([.B169]&lt;=[$'repayment-scenarios'.$B$28];[$'loan-parameters'.$B$31]*[$'current-situation'.$C$7]*(1+[$'current-situation'.$C$7])^[.A169]/((1+[$'current-situation'.$C$7])^[.A169]-1);&quot;&quot;)" office:value-type="currency" office:currency="GBP" office:value="391.087155018853" calcext:value-type="currency">
            <text:p>£391.09</text:p>
          </table:table-cell>
          <table:table-cell table:formula="of:=IF([.C169]&lt;&gt;&quot;&quot;;[.C169]*[.A169]+[$'loan-parameters'.$B$32];&quot;&quot;)" office:value-type="currency" office:currency="GBP" office:value="65702.6420431673" calcext:value-type="currency">
            <text:p>£65,702.64</text:p>
          </table:table-cell>
          <table:table-cell/>
          <table:table-cell office:value-type="currency" office:currency="GBP" office:value="825" calcext:value-type="currency">
            <text:p>£825.00</text:p>
          </table:table-cell>
          <table:table-cell table:style-name="ce31" table:formula="of:=IF([.F169]&lt;=[$'current-situation'.$E$7];[$'loan-parameters'.$B$6]-ORG.OPENOFFICE.MONTHS([$'loan-parameters'.$B$4];TODAY();1)/12;COUNTIF([.$C$2:.$C$361];&quot;&gt;=&quot;&amp;[.F169])/12)" office:value-type="float" office:value="5.66666666666667" calcext:value-type="float">
            <text:p>5.67</text:p>
          </table:table-cell>
          <table:table-cell table:style-name="ce47" table:formula="of:=[.F169]*[.G169]*12+[$'loan-parameters'.$B$32]" office:value-type="currency" office:currency="GBP" office:value="56100" calcext:value-type="currency">
            <text:p>£56,1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1" table:formula="of:=[.A170]/12" office:value-type="float" office:value="14.0833333333333" calcext:value-type="float">
            <text:p>14.08</text:p>
          </table:table-cell>
          <table:table-cell table:style-name="ce47" table:formula="of:=IF([.B170]&lt;=[$'repayment-scenarios'.$B$28];[$'loan-parameters'.$B$31]*[$'current-situation'.$C$7]*(1+[$'current-situation'.$C$7])^[.A170]/((1+[$'current-situation'.$C$7])^[.A170]-1);&quot;&quot;)" office:value-type="currency" office:currency="GBP" office:value="389.329293483958" calcext:value-type="currency">
            <text:p>£389.33</text:p>
          </table:table-cell>
          <table:table-cell table:formula="of:=IF([.C170]&lt;&gt;&quot;&quot;;[.C170]*[.A170]+[$'loan-parameters'.$B$32];&quot;&quot;)" office:value-type="currency" office:currency="GBP" office:value="65796.6505987889" calcext:value-type="currency">
            <text:p>£65,796.65</text:p>
          </table:table-cell>
          <table:table-cell/>
          <table:table-cell office:value-type="currency" office:currency="GBP" office:value="830" calcext:value-type="currency">
            <text:p>£830.00</text:p>
          </table:table-cell>
          <table:table-cell table:style-name="ce31" table:formula="of:=IF([.F170]&lt;=[$'current-situation'.$E$7];[$'loan-parameters'.$B$6]-ORG.OPENOFFICE.MONTHS([$'loan-parameters'.$B$4];TODAY();1)/12;COUNTIF([.$C$2:.$C$361];&quot;&gt;=&quot;&amp;[.F170])/12)" office:value-type="float" office:value="5.66666666666667" calcext:value-type="float">
            <text:p>5.67</text:p>
          </table:table-cell>
          <table:table-cell table:style-name="ce47" table:formula="of:=[.F170]*[.G170]*12+[$'loan-parameters'.$B$32]" office:value-type="currency" office:currency="GBP" office:value="56440" calcext:value-type="currency">
            <text:p>£56,4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1" table:formula="of:=[.A171]/12" office:value-type="float" office:value="14.1666666666667" calcext:value-type="float">
            <text:p>14.17</text:p>
          </table:table-cell>
          <table:table-cell table:style-name="ce47" table:formula="of:=IF([.B171]&lt;=[$'repayment-scenarios'.$B$28];[$'loan-parameters'.$B$31]*[$'current-situation'.$C$7]*(1+[$'current-situation'.$C$7])^[.A171]/((1+[$'current-situation'.$C$7])^[.A171]-1);&quot;&quot;)" office:value-type="currency" office:currency="GBP" office:value="387.592591024834" calcext:value-type="currency">
            <text:p>£387.59</text:p>
          </table:table-cell>
          <table:table-cell table:formula="of:=IF([.C171]&lt;&gt;&quot;&quot;;[.C171]*[.A171]+[$'loan-parameters'.$B$32];&quot;&quot;)" office:value-type="currency" office:currency="GBP" office:value="65890.7404742217" calcext:value-type="currency">
            <text:p>£65,890.74</text:p>
          </table:table-cell>
          <table:table-cell/>
          <table:table-cell office:value-type="currency" office:currency="GBP" office:value="835" calcext:value-type="currency">
            <text:p>£835.00</text:p>
          </table:table-cell>
          <table:table-cell table:style-name="ce31" table:formula="of:=IF([.F171]&lt;=[$'current-situation'.$E$7];[$'loan-parameters'.$B$6]-ORG.OPENOFFICE.MONTHS([$'loan-parameters'.$B$4];TODAY();1)/12;COUNTIF([.$C$2:.$C$361];&quot;&gt;=&quot;&amp;[.F171])/12)" office:value-type="float" office:value="5.58333333333333" calcext:value-type="float">
            <text:p>5.58</text:p>
          </table:table-cell>
          <table:table-cell table:style-name="ce47" table:formula="of:=[.F171]*[.G171]*12+[$'loan-parameters'.$B$32]" office:value-type="currency" office:currency="GBP" office:value="55945" calcext:value-type="currency">
            <text:p>£55,94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1" table:formula="of:=[.A172]/12" office:value-type="float" office:value="14.25" calcext:value-type="float">
            <text:p>14.25</text:p>
          </table:table-cell>
          <table:table-cell table:style-name="ce47" table:formula="of:=IF([.B172]&lt;=[$'repayment-scenarios'.$B$28];[$'loan-parameters'.$B$31]*[$'current-situation'.$C$7]*(1+[$'current-situation'.$C$7])^[.A172]/((1+[$'current-situation'.$C$7])^[.A172]-1);&quot;&quot;)" office:value-type="currency" office:currency="GBP" office:value="385.876676272135" calcext:value-type="currency">
            <text:p>£385.88</text:p>
          </table:table-cell>
          <table:table-cell table:formula="of:=IF([.C172]&lt;&gt;&quot;&quot;;[.C172]*[.A172]+[$'loan-parameters'.$B$32];&quot;&quot;)" office:value-type="currency" office:currency="GBP" office:value="65984.9116425351" calcext:value-type="currency">
            <text:p>£65,984.91</text:p>
          </table:table-cell>
          <table:table-cell/>
          <table:table-cell office:value-type="currency" office:currency="GBP" office:value="840" calcext:value-type="currency">
            <text:p>£840.00</text:p>
          </table:table-cell>
          <table:table-cell table:style-name="ce31" table:formula="of:=IF([.F172]&lt;=[$'current-situation'.$E$7];[$'loan-parameters'.$B$6]-ORG.OPENOFFICE.MONTHS([$'loan-parameters'.$B$4];TODAY();1)/12;COUNTIF([.$C$2:.$C$361];&quot;&gt;=&quot;&amp;[.F172])/12)" office:value-type="float" office:value="5.58333333333333" calcext:value-type="float">
            <text:p>5.58</text:p>
          </table:table-cell>
          <table:table-cell table:style-name="ce47" table:formula="of:=[.F172]*[.G172]*12+[$'loan-parameters'.$B$32]" office:value-type="currency" office:currency="GBP" office:value="56280" calcext:value-type="currency">
            <text:p>£56,2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1" table:formula="of:=[.A173]/12" office:value-type="float" office:value="14.3333333333333" calcext:value-type="float">
            <text:p>14.33</text:p>
          </table:table-cell>
          <table:table-cell table:style-name="ce47" table:formula="of:=IF([.B173]&lt;=[$'repayment-scenarios'.$B$28];[$'loan-parameters'.$B$31]*[$'current-situation'.$C$7]*(1+[$'current-situation'.$C$7])^[.A173]/((1+[$'current-situation'.$C$7])^[.A173]-1);&quot;&quot;)" office:value-type="currency" office:currency="GBP" office:value="384.181186492151" calcext:value-type="currency">
            <text:p>£384.18</text:p>
          </table:table-cell>
          <table:table-cell table:formula="of:=IF([.C173]&lt;&gt;&quot;&quot;;[.C173]*[.A173]+[$'loan-parameters'.$B$32];&quot;&quot;)" office:value-type="currency" office:currency="GBP" office:value="66079.16407665" calcext:value-type="currency">
            <text:p>£66,079.16</text:p>
          </table:table-cell>
          <table:table-cell/>
          <table:table-cell office:value-type="currency" office:currency="GBP" office:value="845" calcext:value-type="currency">
            <text:p>£845.00</text:p>
          </table:table-cell>
          <table:table-cell table:style-name="ce31" table:formula="of:=IF([.F173]&lt;=[$'current-situation'.$E$7];[$'loan-parameters'.$B$6]-ORG.OPENOFFICE.MONTHS([$'loan-parameters'.$B$4];TODAY();1)/12;COUNTIF([.$C$2:.$C$361];&quot;&gt;=&quot;&amp;[.F173])/12)" office:value-type="float" office:value="5.58333333333333" calcext:value-type="float">
            <text:p>5.58</text:p>
          </table:table-cell>
          <table:table-cell table:style-name="ce47" table:formula="of:=[.F173]*[.G173]*12+[$'loan-parameters'.$B$32]" office:value-type="currency" office:currency="GBP" office:value="56615" calcext:value-type="currency">
            <text:p>£56,61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1" table:formula="of:=[.A174]/12" office:value-type="float" office:value="14.4166666666667" calcext:value-type="float">
            <text:p>14.42</text:p>
          </table:table-cell>
          <table:table-cell table:style-name="ce47" table:formula="of:=IF([.B174]&lt;=[$'repayment-scenarios'.$B$28];[$'loan-parameters'.$B$31]*[$'current-situation'.$C$7]*(1+[$'current-situation'.$C$7])^[.A174]/((1+[$'current-situation'.$C$7])^[.A174]-1);&quot;&quot;)" office:value-type="currency" office:currency="GBP" office:value="382.505767337224" calcext:value-type="currency">
            <text:p>£382.51</text:p>
          </table:table-cell>
          <table:table-cell table:formula="of:=IF([.C174]&lt;&gt;&quot;&quot;;[.C174]*[.A174]+[$'loan-parameters'.$B$32];&quot;&quot;)" office:value-type="currency" office:currency="GBP" office:value="66173.4977493397" calcext:value-type="currency">
            <text:p>£66,173.50</text:p>
          </table:table-cell>
          <table:table-cell/>
          <table:table-cell office:value-type="currency" office:currency="GBP" office:value="850" calcext:value-type="currency">
            <text:p>£850.00</text:p>
          </table:table-cell>
          <table:table-cell table:style-name="ce31" table:formula="of:=IF([.F174]&lt;=[$'current-situation'.$E$7];[$'loan-parameters'.$B$6]-ORG.OPENOFFICE.MONTHS([$'loan-parameters'.$B$4];TODAY();1)/12;COUNTIF([.$C$2:.$C$361];&quot;&gt;=&quot;&amp;[.F174])/12)" office:value-type="float" office:value="5.5" calcext:value-type="float">
            <text:p>5.50</text:p>
          </table:table-cell>
          <table:table-cell table:style-name="ce47" table:formula="of:=[.F174]*[.G174]*12+[$'loan-parameters'.$B$32]" office:value-type="currency" office:currency="GBP" office:value="56100" calcext:value-type="currency">
            <text:p>£56,1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1" table:formula="of:=[.A175]/12" office:value-type="float" office:value="14.5" calcext:value-type="float">
            <text:p>14.50</text:p>
          </table:table-cell>
          <table:table-cell table:style-name="ce47" table:formula="of:=IF([.B175]&lt;=[$'repayment-scenarios'.$B$28];[$'loan-parameters'.$B$31]*[$'current-situation'.$C$7]*(1+[$'current-situation'.$C$7])^[.A175]/((1+[$'current-situation'.$C$7])^[.A175]-1);&quot;&quot;)" office:value-type="currency" office:currency="GBP" office:value="380.850072604766" calcext:value-type="currency">
            <text:p>£380.85</text:p>
          </table:table-cell>
          <table:table-cell table:formula="of:=IF([.C175]&lt;&gt;&quot;&quot;;[.C175]*[.A175]+[$'loan-parameters'.$B$32];&quot;&quot;)" office:value-type="currency" office:currency="GBP" office:value="66267.9126332293" calcext:value-type="currency">
            <text:p>£66,267.91</text:p>
          </table:table-cell>
          <table:table-cell/>
          <table:table-cell office:value-type="currency" office:currency="GBP" office:value="855" calcext:value-type="currency">
            <text:p>£855.00</text:p>
          </table:table-cell>
          <table:table-cell table:style-name="ce31" table:formula="of:=IF([.F175]&lt;=[$'current-situation'.$E$7];[$'loan-parameters'.$B$6]-ORG.OPENOFFICE.MONTHS([$'loan-parameters'.$B$4];TODAY();1)/12;COUNTIF([.$C$2:.$C$361];&quot;&gt;=&quot;&amp;[.F175])/12)" office:value-type="float" office:value="5.5" calcext:value-type="float">
            <text:p>5.50</text:p>
          </table:table-cell>
          <table:table-cell table:style-name="ce47" table:formula="of:=[.F175]*[.G175]*12+[$'loan-parameters'.$B$32]" office:value-type="currency" office:currency="GBP" office:value="56430" calcext:value-type="currency">
            <text:p>£56,4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1" table:formula="of:=[.A176]/12" office:value-type="float" office:value="14.5833333333333" calcext:value-type="float">
            <text:p>14.58</text:p>
          </table:table-cell>
          <table:table-cell table:style-name="ce47" table:formula="of:=IF([.B176]&lt;=[$'repayment-scenarios'.$B$28];[$'loan-parameters'.$B$31]*[$'current-situation'.$C$7]*(1+[$'current-situation'.$C$7])^[.A176]/((1+[$'current-situation'.$C$7])^[.A176]-1);&quot;&quot;)" office:value-type="currency" office:currency="GBP" office:value="379.213764004552" calcext:value-type="currency">
            <text:p>£379.21</text:p>
          </table:table-cell>
          <table:table-cell table:formula="of:=IF([.C176]&lt;&gt;&quot;&quot;;[.C176]*[.A176]+[$'loan-parameters'.$B$32];&quot;&quot;)" office:value-type="currency" office:currency="GBP" office:value="66362.4087007965" calcext:value-type="currency">
            <text:p>£66,362.41</text:p>
          </table:table-cell>
          <table:table-cell/>
          <table:table-cell office:value-type="currency" office:currency="GBP" office:value="860" calcext:value-type="currency">
            <text:p>£860.00</text:p>
          </table:table-cell>
          <table:table-cell table:style-name="ce31" table:formula="of:=IF([.F176]&lt;=[$'current-situation'.$E$7];[$'loan-parameters'.$B$6]-ORG.OPENOFFICE.MONTHS([$'loan-parameters'.$B$4];TODAY();1)/12;COUNTIF([.$C$2:.$C$361];&quot;&gt;=&quot;&amp;[.F176])/12)" office:value-type="float" office:value="5.41666666666667" calcext:value-type="float">
            <text:p>5.42</text:p>
          </table:table-cell>
          <table:table-cell table:style-name="ce47" table:formula="of:=[.F176]*[.G176]*12+[$'loan-parameters'.$B$32]" office:value-type="currency" office:currency="GBP" office:value="55900" calcext:value-type="currency">
            <text:p>£55,9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1" table:formula="of:=[.A177]/12" office:value-type="float" office:value="14.6666666666667" calcext:value-type="float">
            <text:p>14.67</text:p>
          </table:table-cell>
          <table:table-cell table:style-name="ce47" table:formula="of:=IF([.B177]&lt;=[$'repayment-scenarios'.$B$28];[$'loan-parameters'.$B$31]*[$'current-situation'.$C$7]*(1+[$'current-situation'.$C$7])^[.A177]/((1+[$'current-situation'.$C$7])^[.A177]-1);&quot;&quot;)" office:value-type="currency" office:currency="GBP" office:value="377.596510933929" calcext:value-type="currency">
            <text:p>£377.60</text:p>
          </table:table-cell>
          <table:table-cell table:formula="of:=IF([.C177]&lt;&gt;&quot;&quot;;[.C177]*[.A177]+[$'loan-parameters'.$B$32];&quot;&quot;)" office:value-type="currency" office:currency="GBP" office:value="66456.9859243716" calcext:value-type="currency">
            <text:p>£66,456.99</text:p>
          </table:table-cell>
          <table:table-cell/>
          <table:table-cell office:value-type="currency" office:currency="GBP" office:value="865" calcext:value-type="currency">
            <text:p>£865.00</text:p>
          </table:table-cell>
          <table:table-cell table:style-name="ce31" table:formula="of:=IF([.F177]&lt;=[$'current-situation'.$E$7];[$'loan-parameters'.$B$6]-ORG.OPENOFFICE.MONTHS([$'loan-parameters'.$B$4];TODAY();1)/12;COUNTIF([.$C$2:.$C$361];&quot;&gt;=&quot;&amp;[.F177])/12)" office:value-type="float" office:value="5.41666666666667" calcext:value-type="float">
            <text:p>5.42</text:p>
          </table:table-cell>
          <table:table-cell table:style-name="ce47" table:formula="of:=[.F177]*[.G177]*12+[$'loan-parameters'.$B$32]" office:value-type="currency" office:currency="GBP" office:value="56225" calcext:value-type="currency">
            <text:p>£56,2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1" table:formula="of:=[.A178]/12" office:value-type="float" office:value="14.75" calcext:value-type="float">
            <text:p>14.75</text:p>
          </table:table-cell>
          <table:table-cell table:style-name="ce47" table:formula="of:=IF([.B178]&lt;=[$'repayment-scenarios'.$B$28];[$'loan-parameters'.$B$31]*[$'current-situation'.$C$7]*(1+[$'current-situation'.$C$7])^[.A178]/((1+[$'current-situation'.$C$7])^[.A178]-1);&quot;&quot;)" office:value-type="currency" office:currency="GBP" office:value="375.997990260663" calcext:value-type="currency">
            <text:p>£376.00</text:p>
          </table:table-cell>
          <table:table-cell table:formula="of:=IF([.C178]&lt;&gt;&quot;&quot;;[.C178]*[.A178]+[$'loan-parameters'.$B$32];&quot;&quot;)" office:value-type="currency" office:currency="GBP" office:value="66551.6442761374" calcext:value-type="currency">
            <text:p>£66,551.64</text:p>
          </table:table-cell>
          <table:table-cell/>
          <table:table-cell office:value-type="currency" office:currency="GBP" office:value="870" calcext:value-type="currency">
            <text:p>£870.00</text:p>
          </table:table-cell>
          <table:table-cell table:style-name="ce31" table:formula="of:=IF([.F178]&lt;=[$'current-situation'.$E$7];[$'loan-parameters'.$B$6]-ORG.OPENOFFICE.MONTHS([$'loan-parameters'.$B$4];TODAY();1)/12;COUNTIF([.$C$2:.$C$361];&quot;&gt;=&quot;&amp;[.F178])/12)" office:value-type="float" office:value="5.33333333333333" calcext:value-type="float">
            <text:p>5.33</text:p>
          </table:table-cell>
          <table:table-cell table:style-name="ce47" table:formula="of:=[.F178]*[.G178]*12+[$'loan-parameters'.$B$32]" office:value-type="currency" office:currency="GBP" office:value="55680" calcext:value-type="currency">
            <text:p>£55,6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1" table:formula="of:=[.A179]/12" office:value-type="float" office:value="14.8333333333333" calcext:value-type="float">
            <text:p>14.83</text:p>
          </table:table-cell>
          <table:table-cell table:style-name="ce47" table:formula="of:=IF([.B179]&lt;=[$'repayment-scenarios'.$B$28];[$'loan-parameters'.$B$31]*[$'current-situation'.$C$7]*(1+[$'current-situation'.$C$7])^[.A179]/((1+[$'current-situation'.$C$7])^[.A179]-1);&quot;&quot;)" office:value-type="currency" office:currency="GBP" office:value="374.41788611309" calcext:value-type="currency">
            <text:p>£374.42</text:p>
          </table:table-cell>
          <table:table-cell table:formula="of:=IF([.C179]&lt;&gt;&quot;&quot;;[.C179]*[.A179]+[$'loan-parameters'.$B$32];&quot;&quot;)" office:value-type="currency" office:currency="GBP" office:value="66646.38372813" calcext:value-type="currency">
            <text:p>£66,646.38</text:p>
          </table:table-cell>
          <table:table-cell/>
          <table:table-cell office:value-type="currency" office:currency="GBP" office:value="875" calcext:value-type="currency">
            <text:p>£875.00</text:p>
          </table:table-cell>
          <table:table-cell table:style-name="ce31" table:formula="of:=IF([.F179]&lt;=[$'current-situation'.$E$7];[$'loan-parameters'.$B$6]-ORG.OPENOFFICE.MONTHS([$'loan-parameters'.$B$4];TODAY();1)/12;COUNTIF([.$C$2:.$C$361];&quot;&gt;=&quot;&amp;[.F179])/12)" office:value-type="float" office:value="5.33333333333333" calcext:value-type="float">
            <text:p>5.33</text:p>
          </table:table-cell>
          <table:table-cell table:style-name="ce47" table:formula="of:=[.F179]*[.G179]*12+[$'loan-parameters'.$B$32]" office:value-type="currency" office:currency="GBP" office:value="56000" calcext:value-type="currency">
            <text:p>£56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1" table:formula="of:=[.A180]/12" office:value-type="float" office:value="14.9166666666667" calcext:value-type="float">
            <text:p>14.92</text:p>
          </table:table-cell>
          <table:table-cell table:style-name="ce47" table:formula="of:=IF([.B180]&lt;=[$'repayment-scenarios'.$B$28];[$'loan-parameters'.$B$31]*[$'current-situation'.$C$7]*(1+[$'current-situation'.$C$7])^[.A180]/((1+[$'current-situation'.$C$7])^[.A180]-1);&quot;&quot;)" office:value-type="currency" office:currency="GBP" office:value="372.855889677309" calcext:value-type="currency">
            <text:p>£372.86</text:p>
          </table:table-cell>
          <table:table-cell table:formula="of:=IF([.C180]&lt;&gt;&quot;&quot;;[.C180]*[.A180]+[$'loan-parameters'.$B$32];&quot;&quot;)" office:value-type="currency" office:currency="GBP" office:value="66741.2042522383" calcext:value-type="currency">
            <text:p>£66,741.20</text:p>
          </table:table-cell>
          <table:table-cell/>
          <table:table-cell office:value-type="currency" office:currency="GBP" office:value="880" calcext:value-type="currency">
            <text:p>£880.00</text:p>
          </table:table-cell>
          <table:table-cell table:style-name="ce31" table:formula="of:=IF([.F180]&lt;=[$'current-situation'.$E$7];[$'loan-parameters'.$B$6]-ORG.OPENOFFICE.MONTHS([$'loan-parameters'.$B$4];TODAY();1)/12;COUNTIF([.$C$2:.$C$361];&quot;&gt;=&quot;&amp;[.F180])/12)" office:value-type="float" office:value="5.33333333333333" calcext:value-type="float">
            <text:p>5.33</text:p>
          </table:table-cell>
          <table:table-cell table:style-name="ce47" table:formula="of:=[.F180]*[.G180]*12+[$'loan-parameters'.$B$32]" office:value-type="currency" office:currency="GBP" office:value="56320" calcext:value-type="currency">
            <text:p>£56,3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1" table:formula="of:=[.A181]/12" office:value-type="float" office:value="15" calcext:value-type="float">
            <text:p>15.00</text:p>
          </table:table-cell>
          <table:table-cell table:style-name="ce47" table:formula="of:=IF([.B181]&lt;=[$'repayment-scenarios'.$B$28];[$'loan-parameters'.$B$31]*[$'current-situation'.$C$7]*(1+[$'current-situation'.$C$7])^[.A181]/((1+[$'current-situation'.$C$7])^[.A181]-1);&quot;&quot;)" office:value-type="currency" office:currency="GBP" office:value="371.311699001137" calcext:value-type="currency">
            <text:p>£371.31</text:p>
          </table:table-cell>
          <table:table-cell table:formula="of:=IF([.C181]&lt;&gt;&quot;&quot;;[.C181]*[.A181]+[$'loan-parameters'.$B$32];&quot;&quot;)" office:value-type="currency" office:currency="GBP" office:value="66836.1058202047" calcext:value-type="currency">
            <text:p>£66,836.11</text:p>
          </table:table-cell>
          <table:table-cell/>
          <table:table-cell office:value-type="currency" office:currency="GBP" office:value="885" calcext:value-type="currency">
            <text:p>£885.00</text:p>
          </table:table-cell>
          <table:table-cell table:style-name="ce31" table:formula="of:=IF([.F181]&lt;=[$'current-situation'.$E$7];[$'loan-parameters'.$B$6]-ORG.OPENOFFICE.MONTHS([$'loan-parameters'.$B$4];TODAY();1)/12;COUNTIF([.$C$2:.$C$361];&quot;&gt;=&quot;&amp;[.F181])/12)" office:value-type="float" office:value="5.25" calcext:value-type="float">
            <text:p>5.25</text:p>
          </table:table-cell>
          <table:table-cell table:style-name="ce47" table:formula="of:=[.F181]*[.G181]*12+[$'loan-parameters'.$B$32]" office:value-type="currency" office:currency="GBP" office:value="55755" calcext:value-type="currency">
            <text:p>£55,7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1" table:formula="of:=[.A182]/12" office:value-type="float" office:value="15.0833333333333" calcext:value-type="float">
            <text:p>15.08</text:p>
          </table:table-cell>
          <table:table-cell table:style-name="ce47" table:formula="of:=IF([.B182]&lt;=[$'repayment-scenarios'.$B$28];[$'loan-parameters'.$B$31]*[$'current-situation'.$C$7]*(1+[$'current-situation'.$C$7])^[.A182]/((1+[$'current-situation'.$C$7])^[.A182]-1);&quot;&quot;)" office:value-type="currency" office:currency="GBP" office:value="369.785018804558" calcext:value-type="currency">
            <text:p>£369.79</text:p>
          </table:table-cell>
          <table:table-cell table:formula="of:=IF([.C182]&lt;&gt;&quot;&quot;;[.C182]*[.A182]+[$'loan-parameters'.$B$32];&quot;&quot;)" office:value-type="currency" office:currency="GBP" office:value="66931.0884036251" calcext:value-type="currency">
            <text:p>£66,931.09</text:p>
          </table:table-cell>
          <table:table-cell/>
          <table:table-cell office:value-type="currency" office:currency="GBP" office:value="890" calcext:value-type="currency">
            <text:p>£890.00</text:p>
          </table:table-cell>
          <table:table-cell table:style-name="ce31" table:formula="of:=IF([.F182]&lt;=[$'current-situation'.$E$7];[$'loan-parameters'.$B$6]-ORG.OPENOFFICE.MONTHS([$'loan-parameters'.$B$4];TODAY();1)/12;COUNTIF([.$C$2:.$C$361];&quot;&gt;=&quot;&amp;[.F182])/12)" office:value-type="float" office:value="5.25" calcext:value-type="float">
            <text:p>5.25</text:p>
          </table:table-cell>
          <table:table-cell table:style-name="ce47" table:formula="of:=[.F182]*[.G182]*12+[$'loan-parameters'.$B$32]" office:value-type="currency" office:currency="GBP" office:value="56070" calcext:value-type="currency">
            <text:p>£56,0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1" table:formula="of:=[.A183]/12" office:value-type="float" office:value="15.1666666666667" calcext:value-type="float">
            <text:p>15.17</text:p>
          </table:table-cell>
          <table:table-cell table:style-name="ce47" table:formula="of:=IF([.B183]&lt;=[$'repayment-scenarios'.$B$28];[$'loan-parameters'.$B$31]*[$'current-situation'.$C$7]*(1+[$'current-situation'.$C$7])^[.A183]/((1+[$'current-situation'.$C$7])^[.A183]-1);&quot;&quot;)" office:value-type="currency" office:currency="GBP" office:value="368.275560296423" calcext:value-type="currency">
            <text:p>£368.28</text:p>
          </table:table-cell>
          <table:table-cell table:formula="of:=IF([.C183]&lt;&gt;&quot;&quot;;[.C183]*[.A183]+[$'loan-parameters'.$B$32];&quot;&quot;)" office:value-type="currency" office:currency="GBP" office:value="67026.151973949" calcext:value-type="currency">
            <text:p>£67,026.15</text:p>
          </table:table-cell>
          <table:table-cell/>
          <table:table-cell office:value-type="currency" office:currency="GBP" office:value="895" calcext:value-type="currency">
            <text:p>£895.00</text:p>
          </table:table-cell>
          <table:table-cell table:style-name="ce31" table:formula="of:=IF([.F183]&lt;=[$'current-situation'.$E$7];[$'loan-parameters'.$B$6]-ORG.OPENOFFICE.MONTHS([$'loan-parameters'.$B$4];TODAY();1)/12;COUNTIF([.$C$2:.$C$361];&quot;&gt;=&quot;&amp;[.F183])/12)" office:value-type="float" office:value="5.16666666666667" calcext:value-type="float">
            <text:p>5.17</text:p>
          </table:table-cell>
          <table:table-cell table:style-name="ce47" table:formula="of:=[.F183]*[.G183]*12+[$'loan-parameters'.$B$32]" office:value-type="currency" office:currency="GBP" office:value="55490" calcext:value-type="currency">
            <text:p>£55,4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1" table:formula="of:=[.A184]/12" office:value-type="float" office:value="15.25" calcext:value-type="float">
            <text:p>15.25</text:p>
          </table:table-cell>
          <table:table-cell table:style-name="ce47" table:formula="of:=IF([.B184]&lt;=[$'repayment-scenarios'.$B$28];[$'loan-parameters'.$B$31]*[$'current-situation'.$C$7]*(1+[$'current-situation'.$C$7])^[.A184]/((1+[$'current-situation'.$C$7])^[.A184]-1);&quot;&quot;)" office:value-type="currency" office:currency="GBP" office:value="366.783040997158" calcext:value-type="currency">
            <text:p>£366.78</text:p>
          </table:table-cell>
          <table:table-cell table:formula="of:=IF([.C184]&lt;&gt;&quot;&quot;;[.C184]*[.A184]+[$'loan-parameters'.$B$32];&quot;&quot;)" office:value-type="currency" office:currency="GBP" office:value="67121.2965024798" calcext:value-type="currency">
            <text:p>£67,121.30</text:p>
          </table:table-cell>
          <table:table-cell/>
          <table:table-cell office:value-type="currency" office:currency="GBP" office:value="900" calcext:value-type="currency">
            <text:p>£900.00</text:p>
          </table:table-cell>
          <table:table-cell table:style-name="ce31" table:formula="of:=IF([.F184]&lt;=[$'current-situation'.$E$7];[$'loan-parameters'.$B$6]-ORG.OPENOFFICE.MONTHS([$'loan-parameters'.$B$4];TODAY();1)/12;COUNTIF([.$C$2:.$C$361];&quot;&gt;=&quot;&amp;[.F184])/12)" office:value-type="float" office:value="5.16666666666667" calcext:value-type="float">
            <text:p>5.17</text:p>
          </table:table-cell>
          <table:table-cell table:style-name="ce47" table:formula="of:=[.F184]*[.G184]*12+[$'loan-parameters'.$B$32]" office:value-type="currency" office:currency="GBP" office:value="55800" calcext:value-type="currency">
            <text:p>£55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1" table:formula="of:=[.A185]/12" office:value-type="float" office:value="15.3333333333333" calcext:value-type="float">
            <text:p>15.33</text:p>
          </table:table-cell>
          <table:table-cell table:style-name="ce47" table:formula="of:=IF([.B185]&lt;=[$'repayment-scenarios'.$B$28];[$'loan-parameters'.$B$31]*[$'current-situation'.$C$7]*(1+[$'current-situation'.$C$7])^[.A185]/((1+[$'current-situation'.$C$7])^[.A185]-1);&quot;&quot;)" office:value-type="currency" office:currency="GBP" office:value="365.307184567257" calcext:value-type="currency">
            <text:p>£365.31</text:p>
          </table:table-cell>
          <table:table-cell table:formula="of:=IF([.C185]&lt;&gt;&quot;&quot;;[.C185]*[.A185]+[$'loan-parameters'.$B$32];&quot;&quot;)" office:value-type="currency" office:currency="GBP" office:value="67216.5219603752" calcext:value-type="currency">
            <text:p>£67,216.52</text:p>
          </table:table-cell>
          <table:table-cell/>
          <table:table-cell office:value-type="currency" office:currency="GBP" office:value="905" calcext:value-type="currency">
            <text:p>£905.00</text:p>
          </table:table-cell>
          <table:table-cell table:style-name="ce31" table:formula="of:=IF([.F185]&lt;=[$'current-situation'.$E$7];[$'loan-parameters'.$B$6]-ORG.OPENOFFICE.MONTHS([$'loan-parameters'.$B$4];TODAY();1)/12;COUNTIF([.$C$2:.$C$361];&quot;&gt;=&quot;&amp;[.F185])/12)" office:value-type="float" office:value="5.16666666666667" calcext:value-type="float">
            <text:p>5.17</text:p>
          </table:table-cell>
          <table:table-cell table:style-name="ce47" table:formula="of:=[.F185]*[.G185]*12+[$'loan-parameters'.$B$32]" office:value-type="currency" office:currency="GBP" office:value="56110" calcext:value-type="currency">
            <text:p>£56,1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1" table:formula="of:=[.A186]/12" office:value-type="float" office:value="15.4166666666667" calcext:value-type="float">
            <text:p>15.42</text:p>
          </table:table-cell>
          <table:table-cell table:style-name="ce47" table:formula="of:=IF([.B186]&lt;=[$'repayment-scenarios'.$B$28];[$'loan-parameters'.$B$31]*[$'current-situation'.$C$7]*(1+[$'current-situation'.$C$7])^[.A186]/((1+[$'current-situation'.$C$7])^[.A186]-1);&quot;&quot;)" office:value-type="currency" office:currency="GBP" office:value="363.847720641335" calcext:value-type="currency">
            <text:p>£363.85</text:p>
          </table:table-cell>
          <table:table-cell table:formula="of:=IF([.C186]&lt;&gt;&quot;&quot;;[.C186]*[.A186]+[$'loan-parameters'.$B$32];&quot;&quot;)" office:value-type="currency" office:currency="GBP" office:value="67311.828318647" calcext:value-type="currency">
            <text:p>£67,311.83</text:p>
          </table:table-cell>
          <table:table-cell/>
          <table:table-cell office:value-type="currency" office:currency="GBP" office:value="910" calcext:value-type="currency">
            <text:p>£910.00</text:p>
          </table:table-cell>
          <table:table-cell table:style-name="ce31" table:formula="of:=IF([.F186]&lt;=[$'current-situation'.$E$7];[$'loan-parameters'.$B$6]-ORG.OPENOFFICE.MONTHS([$'loan-parameters'.$B$4];TODAY();1)/12;COUNTIF([.$C$2:.$C$361];&quot;&gt;=&quot;&amp;[.F186])/12)" office:value-type="float" office:value="5.08333333333333" calcext:value-type="float">
            <text:p>5.08</text:p>
          </table:table-cell>
          <table:table-cell table:style-name="ce47" table:formula="of:=[.F186]*[.G186]*12+[$'loan-parameters'.$B$32]" office:value-type="currency" office:currency="GBP" office:value="55510" calcext:value-type="currency">
            <text:p>£55,5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1" table:formula="of:=[.A187]/12" office:value-type="float" office:value="15.5" calcext:value-type="float">
            <text:p>15.50</text:p>
          </table:table-cell>
          <table:table-cell table:style-name="ce47" table:formula="of:=IF([.B187]&lt;=[$'repayment-scenarios'.$B$28];[$'loan-parameters'.$B$31]*[$'current-situation'.$C$7]*(1+[$'current-situation'.$C$7])^[.A187]/((1+[$'current-situation'.$C$7])^[.A187]-1);&quot;&quot;)" office:value-type="currency" office:currency="GBP" office:value="362.404384667535" calcext:value-type="currency">
            <text:p>£362.40</text:p>
          </table:table-cell>
          <table:table-cell table:formula="of:=IF([.C187]&lt;&gt;&quot;&quot;;[.C187]*[.A187]+[$'loan-parameters'.$B$32];&quot;&quot;)" office:value-type="currency" office:currency="GBP" office:value="67407.2155481614" calcext:value-type="currency">
            <text:p>£67,407.22</text:p>
          </table:table-cell>
          <table:table-cell/>
          <table:table-cell office:value-type="currency" office:currency="GBP" office:value="915" calcext:value-type="currency">
            <text:p>£915.00</text:p>
          </table:table-cell>
          <table:table-cell table:style-name="ce31" table:formula="of:=IF([.F187]&lt;=[$'current-situation'.$E$7];[$'loan-parameters'.$B$6]-ORG.OPENOFFICE.MONTHS([$'loan-parameters'.$B$4];TODAY();1)/12;COUNTIF([.$C$2:.$C$361];&quot;&gt;=&quot;&amp;[.F187])/12)" office:value-type="float" office:value="5.08333333333333" calcext:value-type="float">
            <text:p>5.08</text:p>
          </table:table-cell>
          <table:table-cell table:style-name="ce47" table:formula="of:=[.F187]*[.G187]*12+[$'loan-parameters'.$B$32]" office:value-type="currency" office:currency="GBP" office:value="55815" calcext:value-type="currency">
            <text:p>£55,81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1" table:formula="of:=[.A188]/12" office:value-type="float" office:value="15.5833333333333" calcext:value-type="float">
            <text:p>15.58</text:p>
          </table:table-cell>
          <table:table-cell table:style-name="ce47" table:formula="of:=IF([.B188]&lt;=[$'repayment-scenarios'.$B$28];[$'loan-parameters'.$B$31]*[$'current-situation'.$C$7]*(1+[$'current-situation'.$C$7])^[.A188]/((1+[$'current-situation'.$C$7])^[.A188]-1);&quot;&quot;)" office:value-type="currency" office:currency="GBP" office:value="360.976917752083" calcext:value-type="currency">
            <text:p>£360.98</text:p>
          </table:table-cell>
          <table:table-cell table:formula="of:=IF([.C188]&lt;&gt;&quot;&quot;;[.C188]*[.A188]+[$'loan-parameters'.$B$32];&quot;&quot;)" office:value-type="currency" office:currency="GBP" office:value="67502.6836196395" calcext:value-type="currency">
            <text:p>£67,502.68</text:p>
          </table:table-cell>
          <table:table-cell/>
          <table:table-cell office:value-type="currency" office:currency="GBP" office:value="920" calcext:value-type="currency">
            <text:p>£920.00</text:p>
          </table:table-cell>
          <table:table-cell table:style-name="ce31" table:formula="of:=IF([.F188]&lt;=[$'current-situation'.$E$7];[$'loan-parameters'.$B$6]-ORG.OPENOFFICE.MONTHS([$'loan-parameters'.$B$4];TODAY();1)/12;COUNTIF([.$C$2:.$C$361];&quot;&gt;=&quot;&amp;[.F188])/12)" office:value-type="float" office:value="5" calcext:value-type="float">
            <text:p>5.00</text:p>
          </table:table-cell>
          <table:table-cell table:style-name="ce47" table:formula="of:=[.F188]*[.G188]*12+[$'loan-parameters'.$B$32]" office:value-type="currency" office:currency="GBP" office:value="55200" calcext:value-type="currency">
            <text:p>£55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1" table:formula="of:=[.A189]/12" office:value-type="float" office:value="15.6666666666667" calcext:value-type="float">
            <text:p>15.67</text:p>
          </table:table-cell>
          <table:table-cell table:style-name="ce47" table:formula="of:=IF([.B189]&lt;=[$'repayment-scenarios'.$B$28];[$'loan-parameters'.$B$31]*[$'current-situation'.$C$7]*(1+[$'current-situation'.$C$7])^[.A189]/((1+[$'current-situation'.$C$7])^[.A189]-1);&quot;&quot;)" office:value-type="currency" office:currency="GBP" office:value="359.565066508815" calcext:value-type="currency">
            <text:p>£359.57</text:p>
          </table:table-cell>
          <table:table-cell table:formula="of:=IF([.C189]&lt;&gt;&quot;&quot;;[.C189]*[.A189]+[$'loan-parameters'.$B$32];&quot;&quot;)" office:value-type="currency" office:currency="GBP" office:value="67598.2325036572" calcext:value-type="currency">
            <text:p>£67,598.23</text:p>
          </table:table-cell>
          <table:table-cell/>
          <table:table-cell office:value-type="currency" office:currency="GBP" office:value="925" calcext:value-type="currency">
            <text:p>£925.00</text:p>
          </table:table-cell>
          <table:table-cell table:style-name="ce31" table:formula="of:=IF([.F189]&lt;=[$'current-situation'.$E$7];[$'loan-parameters'.$B$6]-ORG.OPENOFFICE.MONTHS([$'loan-parameters'.$B$4];TODAY();1)/12;COUNTIF([.$C$2:.$C$361];&quot;&gt;=&quot;&amp;[.F189])/12)" office:value-type="float" office:value="5" calcext:value-type="float">
            <text:p>5.00</text:p>
          </table:table-cell>
          <table:table-cell table:style-name="ce47" table:formula="of:=[.F189]*[.G189]*12+[$'loan-parameters'.$B$32]" office:value-type="currency" office:currency="GBP" office:value="55500" calcext:value-type="currency">
            <text:p>£55,5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1" table:formula="of:=[.A190]/12" office:value-type="float" office:value="15.75" calcext:value-type="float">
            <text:p>15.75</text:p>
          </table:table-cell>
          <table:table-cell table:style-name="ce47" table:formula="of:=IF([.B190]&lt;=[$'repayment-scenarios'.$B$28];[$'loan-parameters'.$B$31]*[$'current-situation'.$C$7]*(1+[$'current-situation'.$C$7])^[.A190]/((1+[$'current-situation'.$C$7])^[.A190]-1);&quot;&quot;)" office:value-type="currency" office:currency="GBP" office:value="358.168582913467" calcext:value-type="currency">
            <text:p>£358.17</text:p>
          </table:table-cell>
          <table:table-cell table:formula="of:=IF([.C190]&lt;&gt;&quot;&quot;;[.C190]*[.A190]+[$'loan-parameters'.$B$32];&quot;&quot;)" office:value-type="currency" office:currency="GBP" office:value="67693.8621706453" calcext:value-type="currency">
            <text:p>£67,693.86</text:p>
          </table:table-cell>
          <table:table-cell/>
          <table:table-cell office:value-type="currency" office:currency="GBP" office:value="930" calcext:value-type="currency">
            <text:p>£930.00</text:p>
          </table:table-cell>
          <table:table-cell table:style-name="ce31" table:formula="of:=IF([.F190]&lt;=[$'current-situation'.$E$7];[$'loan-parameters'.$B$6]-ORG.OPENOFFICE.MONTHS([$'loan-parameters'.$B$4];TODAY();1)/12;COUNTIF([.$C$2:.$C$361];&quot;&gt;=&quot;&amp;[.F190])/12)" office:value-type="float" office:value="5" calcext:value-type="float">
            <text:p>5.00</text:p>
          </table:table-cell>
          <table:table-cell table:style-name="ce47" table:formula="of:=[.F190]*[.G190]*12+[$'loan-parameters'.$B$32]" office:value-type="currency" office:currency="GBP" office:value="55800" calcext:value-type="currency">
            <text:p>£55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1" table:formula="of:=[.A191]/12" office:value-type="float" office:value="15.8333333333333" calcext:value-type="float">
            <text:p>15.83</text:p>
          </table:table-cell>
          <table:table-cell table:style-name="ce47" table:formula="of:=IF([.B191]&lt;=[$'repayment-scenarios'.$B$28];[$'loan-parameters'.$B$31]*[$'current-situation'.$C$7]*(1+[$'current-situation'.$C$7])^[.A191]/((1+[$'current-situation'.$C$7])^[.A191]-1);&quot;&quot;)" office:value-type="currency" office:currency="GBP" office:value="356.78722416258" calcext:value-type="currency">
            <text:p>£356.79</text:p>
          </table:table-cell>
          <table:table-cell table:formula="of:=IF([.C191]&lt;&gt;&quot;&quot;;[.C191]*[.A191]+[$'loan-parameters'.$B$32];&quot;&quot;)" office:value-type="currency" office:currency="GBP" office:value="67789.5725908901" calcext:value-type="currency">
            <text:p>£67,789.57</text:p>
          </table:table-cell>
          <table:table-cell/>
          <table:table-cell office:value-type="currency" office:currency="GBP" office:value="935" calcext:value-type="currency">
            <text:p>£935.00</text:p>
          </table:table-cell>
          <table:table-cell table:style-name="ce31" table:formula="of:=IF([.F191]&lt;=[$'current-situation'.$E$7];[$'loan-parameters'.$B$6]-ORG.OPENOFFICE.MONTHS([$'loan-parameters'.$B$4];TODAY();1)/12;COUNTIF([.$C$2:.$C$361];&quot;&gt;=&quot;&amp;[.F191])/12)" office:value-type="float" office:value="4.91666666666667" calcext:value-type="float">
            <text:p>4.92</text:p>
          </table:table-cell>
          <table:table-cell table:style-name="ce47" table:formula="of:=[.F191]*[.G191]*12+[$'loan-parameters'.$B$32]" office:value-type="currency" office:currency="GBP" office:value="55165" calcext:value-type="currency">
            <text:p>£55,16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1" table:formula="of:=[.A192]/12" office:value-type="float" office:value="15.9166666666667" calcext:value-type="float">
            <text:p>15.92</text:p>
          </table:table-cell>
          <table:table-cell table:style-name="ce47" table:formula="of:=IF([.B192]&lt;=[$'repayment-scenarios'.$B$28];[$'loan-parameters'.$B$31]*[$'current-situation'.$C$7]*(1+[$'current-situation'.$C$7])^[.A192]/((1+[$'current-situation'.$C$7])^[.A192]-1);&quot;&quot;)" office:value-type="currency" office:currency="GBP" office:value="355.420752536823" calcext:value-type="currency">
            <text:p>£355.42</text:p>
          </table:table-cell>
          <table:table-cell table:formula="of:=IF([.C192]&lt;&gt;&quot;&quot;;[.C192]*[.A192]+[$'loan-parameters'.$B$32];&quot;&quot;)" office:value-type="currency" office:currency="GBP" office:value="67885.3637345333" calcext:value-type="currency">
            <text:p>£67,885.36</text:p>
          </table:table-cell>
          <table:table-cell/>
          <table:table-cell office:value-type="currency" office:currency="GBP" office:value="940" calcext:value-type="currency">
            <text:p>£940.00</text:p>
          </table:table-cell>
          <table:table-cell table:style-name="ce31" table:formula="of:=IF([.F192]&lt;=[$'current-situation'.$E$7];[$'loan-parameters'.$B$6]-ORG.OPENOFFICE.MONTHS([$'loan-parameters'.$B$4];TODAY();1)/12;COUNTIF([.$C$2:.$C$361];&quot;&gt;=&quot;&amp;[.F192])/12)" office:value-type="float" office:value="4.91666666666667" calcext:value-type="float">
            <text:p>4.92</text:p>
          </table:table-cell>
          <table:table-cell table:style-name="ce47" table:formula="of:=[.F192]*[.G192]*12+[$'loan-parameters'.$B$32]" office:value-type="currency" office:currency="GBP" office:value="55460" calcext:value-type="currency">
            <text:p>£55,4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1" table:formula="of:=[.A193]/12" office:value-type="float" office:value="16" calcext:value-type="float">
            <text:p>16.00</text:p>
          </table:table-cell>
          <table:table-cell table:style-name="ce47" table:formula="of:=IF([.B193]&lt;=[$'repayment-scenarios'.$B$28];[$'loan-parameters'.$B$31]*[$'current-situation'.$C$7]*(1+[$'current-situation'.$C$7])^[.A193]/((1+[$'current-situation'.$C$7])^[.A193]-1);&quot;&quot;)" office:value-type="currency" office:currency="GBP" office:value="354.068935268605" calcext:value-type="currency">
            <text:p>£354.07</text:p>
          </table:table-cell>
          <table:table-cell table:formula="of:=IF([.C193]&lt;&gt;&quot;&quot;;[.C193]*[.A193]+[$'loan-parameters'.$B$32];&quot;&quot;)" office:value-type="currency" office:currency="GBP" office:value="67981.2355715722" calcext:value-type="currency">
            <text:p>£67,981.24</text:p>
          </table:table-cell>
          <table:table-cell/>
          <table:table-cell office:value-type="currency" office:currency="GBP" office:value="945" calcext:value-type="currency">
            <text:p>£945.00</text:p>
          </table:table-cell>
          <table:table-cell table:style-name="ce31" table:formula="of:=IF([.F193]&lt;=[$'current-situation'.$E$7];[$'loan-parameters'.$B$6]-ORG.OPENOFFICE.MONTHS([$'loan-parameters'.$B$4];TODAY();1)/12;COUNTIF([.$C$2:.$C$361];&quot;&gt;=&quot;&amp;[.F193])/12)" office:value-type="float" office:value="4.91666666666667" calcext:value-type="float">
            <text:p>4.92</text:p>
          </table:table-cell>
          <table:table-cell table:style-name="ce47" table:formula="of:=[.F193]*[.G193]*12+[$'loan-parameters'.$B$32]" office:value-type="currency" office:currency="GBP" office:value="55755" calcext:value-type="currency">
            <text:p>£55,7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1" table:formula="of:=[.A194]/12" office:value-type="float" office:value="16.0833333333333" calcext:value-type="float">
            <text:p>16.08</text:p>
          </table:table-cell>
          <table:table-cell table:style-name="ce47" table:formula="of:=IF([.B194]&lt;=[$'repayment-scenarios'.$B$28];[$'loan-parameters'.$B$31]*[$'current-situation'.$C$7]*(1+[$'current-situation'.$C$7])^[.A194]/((1+[$'current-situation'.$C$7])^[.A194]-1);&quot;&quot;)" office:value-type="currency" office:currency="GBP" office:value="352.731544413782" calcext:value-type="currency">
            <text:p>£352.73</text:p>
          </table:table-cell>
          <table:table-cell table:formula="of:=IF([.C194]&lt;&gt;&quot;&quot;;[.C194]*[.A194]+[$'loan-parameters'.$B$32];&quot;&quot;)" office:value-type="currency" office:currency="GBP" office:value="68077.18807186" calcext:value-type="currency">
            <text:p>£68,077.19</text:p>
          </table:table-cell>
          <table:table-cell/>
          <table:table-cell office:value-type="currency" office:currency="GBP" office:value="950" calcext:value-type="currency">
            <text:p>£950.00</text:p>
          </table:table-cell>
          <table:table-cell table:style-name="ce31" table:formula="of:=IF([.F194]&lt;=[$'current-situation'.$E$7];[$'loan-parameters'.$B$6]-ORG.OPENOFFICE.MONTHS([$'loan-parameters'.$B$4];TODAY();1)/12;COUNTIF([.$C$2:.$C$361];&quot;&gt;=&quot;&amp;[.F194])/12)" office:value-type="float" office:value="4.83333333333333" calcext:value-type="float">
            <text:p>4.83</text:p>
          </table:table-cell>
          <table:table-cell table:style-name="ce47" table:formula="of:=[.F194]*[.G194]*12+[$'loan-parameters'.$B$32]" office:value-type="currency" office:currency="GBP" office:value="55100" calcext:value-type="currency">
            <text:p>£55,1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1" table:formula="of:=[.A195]/12" office:value-type="float" office:value="16.1666666666667" calcext:value-type="float">
            <text:p>16.17</text:p>
          </table:table-cell>
          <table:table-cell table:style-name="ce47" table:formula="of:=IF([.B195]&lt;=[$'repayment-scenarios'.$B$28];[$'loan-parameters'.$B$31]*[$'current-situation'.$C$7]*(1+[$'current-situation'.$C$7])^[.A195]/((1+[$'current-situation'.$C$7])^[.A195]-1);&quot;&quot;)" office:value-type="currency" office:currency="GBP" office:value="351.408356727351" calcext:value-type="currency">
            <text:p>£351.41</text:p>
          </table:table-cell>
          <table:table-cell table:formula="of:=IF([.C195]&lt;&gt;&quot;&quot;;[.C195]*[.A195]+[$'loan-parameters'.$B$32];&quot;&quot;)" office:value-type="currency" office:currency="GBP" office:value="68173.2212051061" calcext:value-type="currency">
            <text:p>£68,173.22</text:p>
          </table:table-cell>
          <table:table-cell/>
          <table:table-cell office:value-type="currency" office:currency="GBP" office:value="955" calcext:value-type="currency">
            <text:p>£955.00</text:p>
          </table:table-cell>
          <table:table-cell table:style-name="ce31" table:formula="of:=IF([.F195]&lt;=[$'current-situation'.$E$7];[$'loan-parameters'.$B$6]-ORG.OPENOFFICE.MONTHS([$'loan-parameters'.$B$4];TODAY();1)/12;COUNTIF([.$C$2:.$C$361];&quot;&gt;=&quot;&amp;[.F195])/12)" office:value-type="float" office:value="4.83333333333333" calcext:value-type="float">
            <text:p>4.83</text:p>
          </table:table-cell>
          <table:table-cell table:style-name="ce47" table:formula="of:=[.F195]*[.G195]*12+[$'loan-parameters'.$B$32]" office:value-type="currency" office:currency="GBP" office:value="55390" calcext:value-type="currency">
            <text:p>£55,3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1" table:formula="of:=[.A196]/12" office:value-type="float" office:value="16.25" calcext:value-type="float">
            <text:p>16.25</text:p>
          </table:table-cell>
          <table:table-cell table:style-name="ce47" table:formula="of:=IF([.B196]&lt;=[$'repayment-scenarios'.$B$28];[$'loan-parameters'.$B$31]*[$'current-situation'.$C$7]*(1+[$'current-situation'.$C$7])^[.A196]/((1+[$'current-situation'.$C$7])^[.A196]-1);&quot;&quot;)" office:value-type="currency" office:currency="GBP" office:value="350.099153542954" calcext:value-type="currency">
            <text:p>£350.10</text:p>
          </table:table-cell>
          <table:table-cell table:formula="of:=IF([.C196]&lt;&gt;&quot;&quot;;[.C196]*[.A196]+[$'loan-parameters'.$B$32];&quot;&quot;)" office:value-type="currency" office:currency="GBP" office:value="68269.334940876" calcext:value-type="currency">
            <text:p>£68,269.33</text:p>
          </table:table-cell>
          <table:table-cell/>
          <table:table-cell office:value-type="currency" office:currency="GBP" office:value="960" calcext:value-type="currency">
            <text:p>£960.00</text:p>
          </table:table-cell>
          <table:table-cell table:style-name="ce31" table:formula="of:=IF([.F196]&lt;=[$'current-situation'.$E$7];[$'loan-parameters'.$B$6]-ORG.OPENOFFICE.MONTHS([$'loan-parameters'.$B$4];TODAY();1)/12;COUNTIF([.$C$2:.$C$361];&quot;&gt;=&quot;&amp;[.F196])/12)" office:value-type="float" office:value="4.83333333333333" calcext:value-type="float">
            <text:p>4.83</text:p>
          </table:table-cell>
          <table:table-cell table:style-name="ce47" table:formula="of:=[.F196]*[.G196]*12+[$'loan-parameters'.$B$32]" office:value-type="currency" office:currency="GBP" office:value="55680" calcext:value-type="currency">
            <text:p>£55,6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1" table:formula="of:=[.A197]/12" office:value-type="float" office:value="16.3333333333333" calcext:value-type="float">
            <text:p>16.33</text:p>
          </table:table-cell>
          <table:table-cell table:style-name="ce47" table:formula="of:=IF([.B197]&lt;=[$'repayment-scenarios'.$B$28];[$'loan-parameters'.$B$31]*[$'current-situation'.$C$7]*(1+[$'current-situation'.$C$7])^[.A197]/((1+[$'current-situation'.$C$7])^[.A197]-1);&quot;&quot;)" office:value-type="currency" office:currency="GBP" office:value="348.803720656081" calcext:value-type="currency">
            <text:p>£348.80</text:p>
          </table:table-cell>
          <table:table-cell table:formula="of:=IF([.C197]&lt;&gt;&quot;&quot;;[.C197]*[.A197]+[$'loan-parameters'.$B$32];&quot;&quot;)" office:value-type="currency" office:currency="GBP" office:value="68365.5292485919" calcext:value-type="currency">
            <text:p>£68,365.53</text:p>
          </table:table-cell>
          <table:table-cell/>
          <table:table-cell office:value-type="currency" office:currency="GBP" office:value="965" calcext:value-type="currency">
            <text:p>£965.00</text:p>
          </table:table-cell>
          <table:table-cell table:style-name="ce31" table:formula="of:=IF([.F197]&lt;=[$'current-situation'.$E$7];[$'loan-parameters'.$B$6]-ORG.OPENOFFICE.MONTHS([$'loan-parameters'.$B$4];TODAY();1)/12;COUNTIF([.$C$2:.$C$361];&quot;&gt;=&quot;&amp;[.F197])/12)" office:value-type="float" office:value="4.75" calcext:value-type="float">
            <text:p>4.75</text:p>
          </table:table-cell>
          <table:table-cell table:style-name="ce47" table:formula="of:=[.F197]*[.G197]*12+[$'loan-parameters'.$B$32]" office:value-type="currency" office:currency="GBP" office:value="55005" calcext:value-type="currency">
            <text:p>£55,00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1" table:formula="of:=[.A198]/12" office:value-type="float" office:value="16.4166666666667" calcext:value-type="float">
            <text:p>16.42</text:p>
          </table:table-cell>
          <table:table-cell table:style-name="ce47" table:formula="of:=IF([.B198]&lt;=[$'repayment-scenarios'.$B$28];[$'loan-parameters'.$B$31]*[$'current-situation'.$C$7]*(1+[$'current-situation'.$C$7])^[.A198]/((1+[$'current-situation'.$C$7])^[.A198]-1);&quot;&quot;)" office:value-type="currency" office:currency="GBP" office:value="347.521848210825" calcext:value-type="currency">
            <text:p>£347.52</text:p>
          </table:table-cell>
          <table:table-cell table:formula="of:=IF([.C198]&lt;&gt;&quot;&quot;;[.C198]*[.A198]+[$'loan-parameters'.$B$32];&quot;&quot;)" office:value-type="currency" office:currency="GBP" office:value="68461.8040975324" calcext:value-type="currency">
            <text:p>£68,461.80</text:p>
          </table:table-cell>
          <table:table-cell/>
          <table:table-cell office:value-type="currency" office:currency="GBP" office:value="970" calcext:value-type="currency">
            <text:p>£970.00</text:p>
          </table:table-cell>
          <table:table-cell table:style-name="ce31" table:formula="of:=IF([.F198]&lt;=[$'current-situation'.$E$7];[$'loan-parameters'.$B$6]-ORG.OPENOFFICE.MONTHS([$'loan-parameters'.$B$4];TODAY();1)/12;COUNTIF([.$C$2:.$C$361];&quot;&gt;=&quot;&amp;[.F198])/12)" office:value-type="float" office:value="4.75" calcext:value-type="float">
            <text:p>4.75</text:p>
          </table:table-cell>
          <table:table-cell table:style-name="ce47" table:formula="of:=[.F198]*[.G198]*12+[$'loan-parameters'.$B$32]" office:value-type="currency" office:currency="GBP" office:value="55290" calcext:value-type="currency">
            <text:p>£55,2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1" table:formula="of:=[.A199]/12" office:value-type="float" office:value="16.5" calcext:value-type="float">
            <text:p>16.50</text:p>
          </table:table-cell>
          <table:table-cell table:style-name="ce47" table:formula="of:=IF([.B199]&lt;=[$'repayment-scenarios'.$B$28];[$'loan-parameters'.$B$31]*[$'current-situation'.$C$7]*(1+[$'current-situation'.$C$7])^[.A199]/((1+[$'current-situation'.$C$7])^[.A199]-1);&quot;&quot;)" office:value-type="currency" office:currency="GBP" office:value="346.253330590068" calcext:value-type="currency">
            <text:p>£346.25</text:p>
          </table:table-cell>
          <table:table-cell table:formula="of:=IF([.C199]&lt;&gt;&quot;&quot;;[.C199]*[.A199]+[$'loan-parameters'.$B$32];&quot;&quot;)" office:value-type="currency" office:currency="GBP" office:value="68558.1594568334" calcext:value-type="currency">
            <text:p>£68,558.16</text:p>
          </table:table-cell>
          <table:table-cell/>
          <table:table-cell office:value-type="currency" office:currency="GBP" office:value="975" calcext:value-type="currency">
            <text:p>£975.00</text:p>
          </table:table-cell>
          <table:table-cell table:style-name="ce31" table:formula="of:=IF([.F199]&lt;=[$'current-situation'.$E$7];[$'loan-parameters'.$B$6]-ORG.OPENOFFICE.MONTHS([$'loan-parameters'.$B$4];TODAY();1)/12;COUNTIF([.$C$2:.$C$361];&quot;&gt;=&quot;&amp;[.F199])/12)" office:value-type="float" office:value="4.75" calcext:value-type="float">
            <text:p>4.75</text:p>
          </table:table-cell>
          <table:table-cell table:style-name="ce47" table:formula="of:=[.F199]*[.G199]*12+[$'loan-parameters'.$B$32]" office:value-type="currency" office:currency="GBP" office:value="55575" calcext:value-type="currency">
            <text:p>£55,5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1" table:formula="of:=[.A200]/12" office:value-type="float" office:value="16.5833333333333" calcext:value-type="float">
            <text:p>16.58</text:p>
          </table:table-cell>
          <table:table-cell table:style-name="ce47" table:formula="of:=IF([.B200]&lt;=[$'repayment-scenarios'.$B$28];[$'loan-parameters'.$B$31]*[$'current-situation'.$C$7]*(1+[$'current-situation'.$C$7])^[.A200]/((1+[$'current-situation'.$C$7])^[.A200]-1);&quot;&quot;)" office:value-type="currency" office:currency="GBP" office:value="344.997966308982" calcext:value-type="currency">
            <text:p>£345.00</text:p>
          </table:table-cell>
          <table:table-cell table:formula="of:=IF([.C200]&lt;&gt;&quot;&quot;;[.C200]*[.A200]+[$'loan-parameters'.$B$32];&quot;&quot;)" office:value-type="currency" office:currency="GBP" office:value="68654.5952954875" calcext:value-type="currency">
            <text:p>£68,654.60</text:p>
          </table:table-cell>
          <table:table-cell/>
          <table:table-cell office:value-type="currency" office:currency="GBP" office:value="980" calcext:value-type="currency">
            <text:p>£980.00</text:p>
          </table:table-cell>
          <table:table-cell table:style-name="ce31" table:formula="of:=IF([.F200]&lt;=[$'current-situation'.$E$7];[$'loan-parameters'.$B$6]-ORG.OPENOFFICE.MONTHS([$'loan-parameters'.$B$4];TODAY();1)/12;COUNTIF([.$C$2:.$C$361];&quot;&gt;=&quot;&amp;[.F200])/12)" office:value-type="float" office:value="4.66666666666667" calcext:value-type="float">
            <text:p>4.67</text:p>
          </table:table-cell>
          <table:table-cell table:style-name="ce47" table:formula="of:=[.F200]*[.G200]*12+[$'loan-parameters'.$B$32]" office:value-type="currency" office:currency="GBP" office:value="54880" calcext:value-type="currency">
            <text:p>£54,8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1" table:formula="of:=[.A201]/12" office:value-type="float" office:value="16.6666666666667" calcext:value-type="float">
            <text:p>16.67</text:p>
          </table:table-cell>
          <table:table-cell table:style-name="ce47" table:formula="of:=IF([.B201]&lt;=[$'repayment-scenarios'.$B$28];[$'loan-parameters'.$B$31]*[$'current-situation'.$C$7]*(1+[$'current-situation'.$C$7])^[.A201]/((1+[$'current-situation'.$C$7])^[.A201]-1);&quot;&quot;)" office:value-type="currency" office:currency="GBP" office:value="343.755557911724" calcext:value-type="currency">
            <text:p>£343.76</text:p>
          </table:table-cell>
          <table:table-cell table:formula="of:=IF([.C201]&lt;&gt;&quot;&quot;;[.C201]*[.A201]+[$'loan-parameters'.$B$32];&quot;&quot;)" office:value-type="currency" office:currency="GBP" office:value="68751.1115823448" calcext:value-type="currency">
            <text:p>£68,751.11</text:p>
          </table:table-cell>
          <table:table-cell/>
          <table:table-cell office:value-type="currency" office:currency="GBP" office:value="985" calcext:value-type="currency">
            <text:p>£985.00</text:p>
          </table:table-cell>
          <table:table-cell table:style-name="ce31" table:formula="of:=IF([.F201]&lt;=[$'current-situation'.$E$7];[$'loan-parameters'.$B$6]-ORG.OPENOFFICE.MONTHS([$'loan-parameters'.$B$4];TODAY();1)/12;COUNTIF([.$C$2:.$C$361];&quot;&gt;=&quot;&amp;[.F201])/12)" office:value-type="float" office:value="4.66666666666667" calcext:value-type="float">
            <text:p>4.67</text:p>
          </table:table-cell>
          <table:table-cell table:style-name="ce47" table:formula="of:=[.F201]*[.G201]*12+[$'loan-parameters'.$B$32]" office:value-type="currency" office:currency="GBP" office:value="55160" calcext:value-type="currency">
            <text:p>£55,1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1" table:formula="of:=[.A202]/12" office:value-type="float" office:value="16.75" calcext:value-type="float">
            <text:p>16.75</text:p>
          </table:table-cell>
          <table:table-cell table:style-name="ce47" table:formula="of:=IF([.B202]&lt;=[$'repayment-scenarios'.$B$28];[$'loan-parameters'.$B$31]*[$'current-situation'.$C$7]*(1+[$'current-situation'.$C$7])^[.A202]/((1+[$'current-situation'.$C$7])^[.A202]-1);&quot;&quot;)" office:value-type="currency" office:currency="GBP" office:value="342.525911871209" calcext:value-type="currency">
            <text:p>£342.53</text:p>
          </table:table-cell>
          <table:table-cell table:formula="of:=IF([.C202]&lt;&gt;&quot;&quot;;[.C202]*[.A202]+[$'loan-parameters'.$B$32];&quot;&quot;)" office:value-type="currency" office:currency="GBP" office:value="68847.708286113" calcext:value-type="currency">
            <text:p>£68,847.71</text:p>
          </table:table-cell>
          <table:table-cell/>
          <table:table-cell office:value-type="currency" office:currency="GBP" office:value="990" calcext:value-type="currency">
            <text:p>£990.00</text:p>
          </table:table-cell>
          <table:table-cell table:style-name="ce31" table:formula="of:=IF([.F202]&lt;=[$'current-situation'.$E$7];[$'loan-parameters'.$B$6]-ORG.OPENOFFICE.MONTHS([$'loan-parameters'.$B$4];TODAY();1)/12;COUNTIF([.$C$2:.$C$361];&quot;&gt;=&quot;&amp;[.F202])/12)" office:value-type="float" office:value="4.66666666666667" calcext:value-type="float">
            <text:p>4.67</text:p>
          </table:table-cell>
          <table:table-cell table:style-name="ce47" table:formula="of:=[.F202]*[.G202]*12+[$'loan-parameters'.$B$32]" office:value-type="currency" office:currency="GBP" office:value="55440" calcext:value-type="currency">
            <text:p>£55,4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1" table:formula="of:=[.A203]/12" office:value-type="float" office:value="16.8333333333333" calcext:value-type="float">
            <text:p>16.83</text:p>
          </table:table-cell>
          <table:table-cell table:style-name="ce47" table:formula="of:=IF([.B203]&lt;=[$'repayment-scenarios'.$B$28];[$'loan-parameters'.$B$31]*[$'current-situation'.$C$7]*(1+[$'current-situation'.$C$7])^[.A203]/((1+[$'current-situation'.$C$7])^[.A203]-1);&quot;&quot;)" office:value-type="currency" office:currency="GBP" office:value="341.308838491868" calcext:value-type="currency">
            <text:p>£341.31</text:p>
          </table:table-cell>
          <table:table-cell table:formula="of:=IF([.C203]&lt;&gt;&quot;&quot;;[.C203]*[.A203]+[$'loan-parameters'.$B$32];&quot;&quot;)" office:value-type="currency" office:currency="GBP" office:value="68944.3853753574" calcext:value-type="currency">
            <text:p>£68,944.39</text:p>
          </table:table-cell>
          <table:table-cell/>
          <table:table-cell office:value-type="currency" office:currency="GBP" office:value="995" calcext:value-type="currency">
            <text:p>£995.00</text:p>
          </table:table-cell>
          <table:table-cell table:style-name="ce31" table:formula="of:=IF([.F203]&lt;=[$'current-situation'.$E$7];[$'loan-parameters'.$B$6]-ORG.OPENOFFICE.MONTHS([$'loan-parameters'.$B$4];TODAY();1)/12;COUNTIF([.$C$2:.$C$361];&quot;&gt;=&quot;&amp;[.F203])/12)" office:value-type="float" office:value="4.58333333333333" calcext:value-type="float">
            <text:p>4.58</text:p>
          </table:table-cell>
          <table:table-cell table:style-name="ce47" table:formula="of:=[.F203]*[.G203]*12+[$'loan-parameters'.$B$32]" office:value-type="currency" office:currency="GBP" office:value="54725" calcext:value-type="currency">
            <text:p>£54,7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1" table:formula="of:=[.A204]/12" office:value-type="float" office:value="16.9166666666667" calcext:value-type="float">
            <text:p>16.92</text:p>
          </table:table-cell>
          <table:table-cell table:style-name="ce47" table:formula="of:=IF([.B204]&lt;=[$'repayment-scenarios'.$B$28];[$'loan-parameters'.$B$31]*[$'current-situation'.$C$7]*(1+[$'current-situation'.$C$7])^[.A204]/((1+[$'current-situation'.$C$7])^[.A204]-1);&quot;&quot;)" office:value-type="currency" office:currency="GBP" office:value="340.104151815277" calcext:value-type="currency">
            <text:p>£340.10</text:p>
          </table:table-cell>
          <table:table-cell table:formula="of:=IF([.C204]&lt;&gt;&quot;&quot;;[.C204]*[.A204]+[$'loan-parameters'.$B$32];&quot;&quot;)" office:value-type="currency" office:currency="GBP" office:value="69041.1428185013" calcext:value-type="currency">
            <text:p>£69,041.14</text:p>
          </table:table-cell>
          <table:table-cell/>
          <table:table-cell office:value-type="currency" office:currency="GBP" office:value="1000" calcext:value-type="currency">
            <text:p>£1,000.00</text:p>
          </table:table-cell>
          <table:table-cell table:style-name="ce31" table:formula="of:=IF([.F204]&lt;=[$'current-situation'.$E$7];[$'loan-parameters'.$B$6]-ORG.OPENOFFICE.MONTHS([$'loan-parameters'.$B$4];TODAY();1)/12;COUNTIF([.$C$2:.$C$361];&quot;&gt;=&quot;&amp;[.F204])/12)" office:value-type="float" office:value="4.58333333333333" calcext:value-type="float">
            <text:p>4.58</text:p>
          </table:table-cell>
          <table:table-cell table:style-name="ce47" table:formula="of:=[.F204]*[.G204]*12+[$'loan-parameters'.$B$32]" office:value-type="currency" office:currency="GBP" office:value="55000" calcext:value-type="currency">
            <text:p>£55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1" table:formula="of:=[.A205]/12" office:value-type="float" office:value="17" calcext:value-type="float">
            <text:p>17.00</text:p>
          </table:table-cell>
          <table:table-cell table:style-name="ce47" table:formula="of:=IF([.B205]&lt;=[$'repayment-scenarios'.$B$28];[$'loan-parameters'.$B$31]*[$'current-situation'.$C$7]*(1+[$'current-situation'.$C$7])^[.A205]/((1+[$'current-situation'.$C$7])^[.A205]-1);&quot;&quot;)" office:value-type="currency" office:currency="GBP" office:value="338.911669528559" calcext:value-type="currency">
            <text:p>£338.91</text:p>
          </table:table-cell>
          <table:table-cell table:formula="of:=IF([.C205]&lt;&gt;&quot;&quot;;[.C205]*[.A205]+[$'loan-parameters'.$B$32];&quot;&quot;)" office:value-type="currency" office:currency="GBP" office:value="69137.9805838261" calcext:value-type="currency">
            <text:p>£69,137.98</text:p>
          </table:table-cell>
          <table:table-cell/>
          <table:table-cell office:value-type="currency" office:currency="GBP" office:value="1005" calcext:value-type="currency">
            <text:p>£1,005.00</text:p>
          </table:table-cell>
          <table:table-cell table:style-name="ce31" table:formula="of:=IF([.F205]&lt;=[$'current-situation'.$E$7];[$'loan-parameters'.$B$6]-ORG.OPENOFFICE.MONTHS([$'loan-parameters'.$B$4];TODAY();1)/12;COUNTIF([.$C$2:.$C$361];&quot;&gt;=&quot;&amp;[.F205])/12)" office:value-type="float" office:value="4.58333333333333" calcext:value-type="float">
            <text:p>4.58</text:p>
          </table:table-cell>
          <table:table-cell table:style-name="ce47" table:formula="of:=[.F205]*[.G205]*12+[$'loan-parameters'.$B$32]" office:value-type="currency" office:currency="GBP" office:value="55275" calcext:value-type="currency">
            <text:p>£55,2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1" table:formula="of:=[.A206]/12" office:value-type="float" office:value="17.0833333333333" calcext:value-type="float">
            <text:p>17.08</text:p>
          </table:table-cell>
          <table:table-cell table:style-name="ce47" table:formula="of:=IF([.B206]&lt;=[$'repayment-scenarios'.$B$28];[$'loan-parameters'.$B$31]*[$'current-situation'.$C$7]*(1+[$'current-situation'.$C$7])^[.A206]/((1+[$'current-situation'.$C$7])^[.A206]-1);&quot;&quot;)" office:value-type="currency" office:currency="GBP" office:value="337.731212875472" calcext:value-type="currency">
            <text:p>£337.73</text:p>
          </table:table-cell>
          <table:table-cell table:formula="of:=IF([.C206]&lt;&gt;&quot;&quot;;[.C206]*[.A206]+[$'loan-parameters'.$B$32];&quot;&quot;)" office:value-type="currency" office:currency="GBP" office:value="69234.8986394717" calcext:value-type="currency">
            <text:p>£69,234.90</text:p>
          </table:table-cell>
          <table:table-cell/>
          <table:table-cell office:value-type="currency" office:currency="GBP" office:value="1010" calcext:value-type="currency">
            <text:p>£1,010.00</text:p>
          </table:table-cell>
          <table:table-cell table:style-name="ce31" table:formula="of:=IF([.F206]&lt;=[$'current-situation'.$E$7];[$'loan-parameters'.$B$6]-ORG.OPENOFFICE.MONTHS([$'loan-parameters'.$B$4];TODAY();1)/12;COUNTIF([.$C$2:.$C$361];&quot;&gt;=&quot;&amp;[.F206])/12)" office:value-type="float" office:value="4.58333333333333" calcext:value-type="float">
            <text:p>4.58</text:p>
          </table:table-cell>
          <table:table-cell table:style-name="ce47" table:formula="of:=[.F206]*[.G206]*12+[$'loan-parameters'.$B$32]" office:value-type="currency" office:currency="GBP" office:value="55550" calcext:value-type="currency">
            <text:p>£55,5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1" table:formula="of:=[.A207]/12" office:value-type="float" office:value="17.1666666666667" calcext:value-type="float">
            <text:p>17.17</text:p>
          </table:table-cell>
          <table:table-cell table:style-name="ce47" table:formula="of:=IF([.B207]&lt;=[$'repayment-scenarios'.$B$28];[$'loan-parameters'.$B$31]*[$'current-situation'.$C$7]*(1+[$'current-situation'.$C$7])^[.A207]/((1+[$'current-situation'.$C$7])^[.A207]-1);&quot;&quot;)" office:value-type="currency" office:currency="GBP" office:value="336.56260657008" calcext:value-type="currency">
            <text:p>£336.56</text:p>
          </table:table-cell>
          <table:table-cell table:formula="of:=IF([.C207]&lt;&gt;&quot;&quot;;[.C207]*[.A207]+[$'loan-parameters'.$B$32];&quot;&quot;)" office:value-type="currency" office:currency="GBP" office:value="69331.8969534365" calcext:value-type="currency">
            <text:p>£69,331.90</text:p>
          </table:table-cell>
          <table:table-cell/>
          <table:table-cell office:value-type="currency" office:currency="GBP" office:value="1015" calcext:value-type="currency">
            <text:p>£1,015.00</text:p>
          </table:table-cell>
          <table:table-cell table:style-name="ce31" table:formula="of:=IF([.F207]&lt;=[$'current-situation'.$E$7];[$'loan-parameters'.$B$6]-ORG.OPENOFFICE.MONTHS([$'loan-parameters'.$B$4];TODAY();1)/12;COUNTIF([.$C$2:.$C$361];&quot;&gt;=&quot;&amp;[.F207])/12)" office:value-type="float" office:value="4.5" calcext:value-type="float">
            <text:p>4.50</text:p>
          </table:table-cell>
          <table:table-cell table:style-name="ce47" table:formula="of:=[.F207]*[.G207]*12+[$'loan-parameters'.$B$32]" office:value-type="currency" office:currency="GBP" office:value="54810" calcext:value-type="currency">
            <text:p>£54,8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1" table:formula="of:=[.A208]/12" office:value-type="float" office:value="17.25" calcext:value-type="float">
            <text:p>17.25</text:p>
          </table:table-cell>
          <table:table-cell table:style-name="ce47" table:formula="of:=IF([.B208]&lt;=[$'repayment-scenarios'.$B$28];[$'loan-parameters'.$B$31]*[$'current-situation'.$C$7]*(1+[$'current-situation'.$C$7])^[.A208]/((1+[$'current-situation'.$C$7])^[.A208]-1);&quot;&quot;)" office:value-type="currency" office:currency="GBP" office:value="335.405678712935" calcext:value-type="currency">
            <text:p>£335.41</text:p>
          </table:table-cell>
          <table:table-cell table:formula="of:=IF([.C208]&lt;&gt;&quot;&quot;;[.C208]*[.A208]+[$'loan-parameters'.$B$32];&quot;&quot;)" office:value-type="currency" office:currency="GBP" office:value="69428.9754935776" calcext:value-type="currency">
            <text:p>£69,428.98</text:p>
          </table:table-cell>
          <table:table-cell/>
          <table:table-cell office:value-type="currency" office:currency="GBP" office:value="1020" calcext:value-type="currency">
            <text:p>£1,020.00</text:p>
          </table:table-cell>
          <table:table-cell table:style-name="ce31" table:formula="of:=IF([.F208]&lt;=[$'current-situation'.$E$7];[$'loan-parameters'.$B$6]-ORG.OPENOFFICE.MONTHS([$'loan-parameters'.$B$4];TODAY();1)/12;COUNTIF([.$C$2:.$C$361];&quot;&gt;=&quot;&amp;[.F208])/12)" office:value-type="float" office:value="4.5" calcext:value-type="float">
            <text:p>4.50</text:p>
          </table:table-cell>
          <table:table-cell table:style-name="ce47" table:formula="of:=[.F208]*[.G208]*12+[$'loan-parameters'.$B$32]" office:value-type="currency" office:currency="GBP" office:value="55080" calcext:value-type="currency">
            <text:p>£55,0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1" table:formula="of:=[.A209]/12" office:value-type="float" office:value="17.3333333333333" calcext:value-type="float">
            <text:p>17.33</text:p>
          </table:table-cell>
          <table:table-cell table:style-name="ce47" table:formula="of:=IF([.B209]&lt;=[$'repayment-scenarios'.$B$28];[$'loan-parameters'.$B$31]*[$'current-situation'.$C$7]*(1+[$'current-situation'.$C$7])^[.A209]/((1+[$'current-situation'.$C$7])^[.A209]-1);&quot;&quot;)" office:value-type="currency" office:currency="GBP" office:value="334.26026070967" calcext:value-type="currency">
            <text:p>£334.26</text:p>
          </table:table-cell>
          <table:table-cell table:formula="of:=IF([.C209]&lt;&gt;&quot;&quot;;[.C209]*[.A209]+[$'loan-parameters'.$B$32];&quot;&quot;)" office:value-type="currency" office:currency="GBP" office:value="69526.1342276113" calcext:value-type="currency">
            <text:p>£69,526.13</text:p>
          </table:table-cell>
          <table:table-cell/>
          <table:table-cell office:value-type="currency" office:currency="GBP" office:value="1025" calcext:value-type="currency">
            <text:p>£1,025.00</text:p>
          </table:table-cell>
          <table:table-cell table:style-name="ce31" table:formula="of:=IF([.F209]&lt;=[$'current-situation'.$E$7];[$'loan-parameters'.$B$6]-ORG.OPENOFFICE.MONTHS([$'loan-parameters'.$B$4];TODAY();1)/12;COUNTIF([.$C$2:.$C$361];&quot;&gt;=&quot;&amp;[.F209])/12)" office:value-type="float" office:value="4.5" calcext:value-type="float">
            <text:p>4.50</text:p>
          </table:table-cell>
          <table:table-cell table:style-name="ce47" table:formula="of:=[.F209]*[.G209]*12+[$'loan-parameters'.$B$32]" office:value-type="currency" office:currency="GBP" office:value="55350" calcext:value-type="currency">
            <text:p>£55,3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1" table:formula="of:=[.A210]/12" office:value-type="float" office:value="17.4166666666667" calcext:value-type="float">
            <text:p>17.42</text:p>
          </table:table-cell>
          <table:table-cell table:style-name="ce47" table:formula="of:=IF([.B210]&lt;=[$'repayment-scenarios'.$B$28];[$'loan-parameters'.$B$31]*[$'current-situation'.$C$7]*(1+[$'current-situation'.$C$7])^[.A210]/((1+[$'current-situation'.$C$7])^[.A210]-1);&quot;&quot;)" office:value-type="currency" office:currency="GBP" office:value="333.126187191928" calcext:value-type="currency">
            <text:p>£333.13</text:p>
          </table:table-cell>
          <table:table-cell table:formula="of:=IF([.C210]&lt;&gt;&quot;&quot;;[.C210]*[.A210]+[$'loan-parameters'.$B$32];&quot;&quot;)" office:value-type="currency" office:currency="GBP" office:value="69623.373123113" calcext:value-type="currency">
            <text:p>£69,623.37</text:p>
          </table:table-cell>
          <table:table-cell/>
          <table:table-cell office:value-type="currency" office:currency="GBP" office:value="1030" calcext:value-type="currency">
            <text:p>£1,030.00</text:p>
          </table:table-cell>
          <table:table-cell table:style-name="ce31" table:formula="of:=IF([.F210]&lt;=[$'current-situation'.$E$7];[$'loan-parameters'.$B$6]-ORG.OPENOFFICE.MONTHS([$'loan-parameters'.$B$4];TODAY();1)/12;COUNTIF([.$C$2:.$C$361];&quot;&gt;=&quot;&amp;[.F210])/12)" office:value-type="float" office:value="4.41666666666667" calcext:value-type="float">
            <text:p>4.42</text:p>
          </table:table-cell>
          <table:table-cell table:style-name="ce47" table:formula="of:=[.F210]*[.G210]*12+[$'loan-parameters'.$B$32]" office:value-type="currency" office:currency="GBP" office:value="54590" calcext:value-type="currency">
            <text:p>£54,5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1" table:formula="of:=[.A211]/12" office:value-type="float" office:value="17.5" calcext:value-type="float">
            <text:p>17.50</text:p>
          </table:table-cell>
          <table:table-cell table:style-name="ce47" table:formula="of:=IF([.B211]&lt;=[$'repayment-scenarios'.$B$28];[$'loan-parameters'.$B$31]*[$'current-situation'.$C$7]*(1+[$'current-situation'.$C$7])^[.A211]/((1+[$'current-situation'.$C$7])^[.A211]-1);&quot;&quot;)" office:value-type="currency" office:currency="GBP" office:value="332.00329594056" calcext:value-type="currency">
            <text:p>£332.00</text:p>
          </table:table-cell>
          <table:table-cell table:formula="of:=IF([.C211]&lt;&gt;&quot;&quot;;[.C211]*[.A211]+[$'loan-parameters'.$B$32];&quot;&quot;)" office:value-type="currency" office:currency="GBP" office:value="69720.6921475176" calcext:value-type="currency">
            <text:p>£69,720.69</text:p>
          </table:table-cell>
          <table:table-cell/>
          <table:table-cell office:value-type="currency" office:currency="GBP" office:value="1035" calcext:value-type="currency">
            <text:p>£1,035.00</text:p>
          </table:table-cell>
          <table:table-cell table:style-name="ce31" table:formula="of:=IF([.F211]&lt;=[$'current-situation'.$E$7];[$'loan-parameters'.$B$6]-ORG.OPENOFFICE.MONTHS([$'loan-parameters'.$B$4];TODAY();1)/12;COUNTIF([.$C$2:.$C$361];&quot;&gt;=&quot;&amp;[.F211])/12)" office:value-type="float" office:value="4.41666666666667" calcext:value-type="float">
            <text:p>4.42</text:p>
          </table:table-cell>
          <table:table-cell table:style-name="ce47" table:formula="of:=[.F211]*[.G211]*12+[$'loan-parameters'.$B$32]" office:value-type="currency" office:currency="GBP" office:value="54855" calcext:value-type="currency">
            <text:p>£54,8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1" table:formula="of:=[.A212]/12" office:value-type="float" office:value="17.5833333333333" calcext:value-type="float">
            <text:p>17.58</text:p>
          </table:table-cell>
          <table:table-cell table:style-name="ce47" table:formula="of:=IF([.B212]&lt;=[$'repayment-scenarios'.$B$28];[$'loan-parameters'.$B$31]*[$'current-situation'.$C$7]*(1+[$'current-situation'.$C$7])^[.A212]/((1+[$'current-situation'.$C$7])^[.A212]-1);&quot;&quot;)" office:value-type="currency" office:currency="GBP" office:value="330.891427810993" calcext:value-type="currency">
            <text:p>£330.89</text:p>
          </table:table-cell>
          <table:table-cell table:formula="of:=IF([.C212]&lt;&gt;&quot;&quot;;[.C212]*[.A212]+[$'loan-parameters'.$B$32];&quot;&quot;)" office:value-type="currency" office:currency="GBP" office:value="69818.0912681196" calcext:value-type="currency">
            <text:p>£69,818.09</text:p>
          </table:table-cell>
          <table:table-cell/>
          <table:table-cell office:value-type="currency" office:currency="GBP" office:value="1040" calcext:value-type="currency">
            <text:p>£1,040.00</text:p>
          </table:table-cell>
          <table:table-cell table:style-name="ce31" table:formula="of:=IF([.F212]&lt;=[$'current-situation'.$E$7];[$'loan-parameters'.$B$6]-ORG.OPENOFFICE.MONTHS([$'loan-parameters'.$B$4];TODAY();1)/12;COUNTIF([.$C$2:.$C$361];&quot;&gt;=&quot;&amp;[.F212])/12)" office:value-type="float" office:value="4.41666666666667" calcext:value-type="float">
            <text:p>4.42</text:p>
          </table:table-cell>
          <table:table-cell table:style-name="ce47" table:formula="of:=[.F212]*[.G212]*12+[$'loan-parameters'.$B$32]" office:value-type="currency" office:currency="GBP" office:value="55120" calcext:value-type="currency">
            <text:p>£55,1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1" table:formula="of:=[.A213]/12" office:value-type="float" office:value="17.6666666666667" calcext:value-type="float">
            <text:p>17.67</text:p>
          </table:table-cell>
          <table:table-cell table:style-name="ce47" table:formula="of:=IF([.B213]&lt;=[$'repayment-scenarios'.$B$28];[$'loan-parameters'.$B$31]*[$'current-situation'.$C$7]*(1+[$'current-situation'.$C$7])^[.A213]/((1+[$'current-situation'.$C$7])^[.A213]-1);&quot;&quot;)" office:value-type="currency" office:currency="GBP" office:value="329.790426660723" calcext:value-type="currency">
            <text:p>£329.79</text:p>
          </table:table-cell>
          <table:table-cell table:formula="of:=IF([.C213]&lt;&gt;&quot;&quot;;[.C213]*[.A213]+[$'loan-parameters'.$B$32];&quot;&quot;)" office:value-type="currency" office:currency="GBP" office:value="69915.5704520734" calcext:value-type="currency">
            <text:p>£69,915.57</text:p>
          </table:table-cell>
          <table:table-cell/>
          <table:table-cell office:value-type="currency" office:currency="GBP" office:value="1045" calcext:value-type="currency">
            <text:p>£1,045.00</text:p>
          </table:table-cell>
          <table:table-cell table:style-name="ce31" table:formula="of:=IF([.F213]&lt;=[$'current-situation'.$E$7];[$'loan-parameters'.$B$6]-ORG.OPENOFFICE.MONTHS([$'loan-parameters'.$B$4];TODAY();1)/12;COUNTIF([.$C$2:.$C$361];&quot;&gt;=&quot;&amp;[.F213])/12)" office:value-type="float" office:value="4.41666666666667" calcext:value-type="float">
            <text:p>4.42</text:p>
          </table:table-cell>
          <table:table-cell table:style-name="ce47" table:formula="of:=[.F213]*[.G213]*12+[$'loan-parameters'.$B$32]" office:value-type="currency" office:currency="GBP" office:value="55385" calcext:value-type="currency">
            <text:p>£55,38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1" table:formula="of:=[.A214]/12" office:value-type="float" office:value="17.75" calcext:value-type="float">
            <text:p>17.75</text:p>
          </table:table-cell>
          <table:table-cell table:style-name="ce47" table:formula="of:=IF([.B214]&lt;=[$'repayment-scenarios'.$B$28];[$'loan-parameters'.$B$31]*[$'current-situation'.$C$7]*(1+[$'current-situation'.$C$7])^[.A214]/((1+[$'current-situation'.$C$7])^[.A214]-1);&quot;&quot;)" office:value-type="currency" office:currency="GBP" office:value="328.700139278843" calcext:value-type="currency">
            <text:p>£328.70</text:p>
          </table:table-cell>
          <table:table-cell table:formula="of:=IF([.C214]&lt;&gt;&quot;&quot;;[.C214]*[.A214]+[$'loan-parameters'.$B$32];&quot;&quot;)" office:value-type="currency" office:currency="GBP" office:value="70013.1296663936" calcext:value-type="currency">
            <text:p>£70,013.13</text:p>
          </table:table-cell>
          <table:table-cell/>
          <table:table-cell office:value-type="currency" office:currency="GBP" office:value="1050" calcext:value-type="currency">
            <text:p>£1,050.00</text:p>
          </table:table-cell>
          <table:table-cell table:style-name="ce31" table:formula="of:=IF([.F214]&lt;=[$'current-situation'.$E$7];[$'loan-parameters'.$B$6]-ORG.OPENOFFICE.MONTHS([$'loan-parameters'.$B$4];TODAY();1)/12;COUNTIF([.$C$2:.$C$361];&quot;&gt;=&quot;&amp;[.F214])/12)" office:value-type="float" office:value="4.33333333333333" calcext:value-type="float">
            <text:p>4.33</text:p>
          </table:table-cell>
          <table:table-cell table:style-name="ce47" table:formula="of:=[.F214]*[.G214]*12+[$'loan-parameters'.$B$32]" office:value-type="currency" office:currency="GBP" office:value="54600" calcext:value-type="currency">
            <text:p>£54,6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1" table:formula="of:=[.A215]/12" office:value-type="float" office:value="17.8333333333333" calcext:value-type="float">
            <text:p>17.83</text:p>
          </table:table-cell>
          <table:table-cell table:style-name="ce47" table:formula="of:=IF([.B215]&lt;=[$'repayment-scenarios'.$B$28];[$'loan-parameters'.$B$31]*[$'current-situation'.$C$7]*(1+[$'current-situation'.$C$7])^[.A215]/((1+[$'current-situation'.$C$7])^[.A215]-1);&quot;&quot;)" office:value-type="currency" office:currency="GBP" office:value="327.620415317546" calcext:value-type="currency">
            <text:p>£327.62</text:p>
          </table:table-cell>
          <table:table-cell table:formula="of:=IF([.C215]&lt;&gt;&quot;&quot;;[.C215]*[.A215]+[$'loan-parameters'.$B$32];&quot;&quot;)" office:value-type="currency" office:currency="GBP" office:value="70110.7688779549" calcext:value-type="currency">
            <text:p>£70,110.77</text:p>
          </table:table-cell>
          <table:table-cell/>
          <table:table-cell office:value-type="currency" office:currency="GBP" office:value="1055" calcext:value-type="currency">
            <text:p>£1,055.00</text:p>
          </table:table-cell>
          <table:table-cell table:style-name="ce31" table:formula="of:=IF([.F215]&lt;=[$'current-situation'.$E$7];[$'loan-parameters'.$B$6]-ORG.OPENOFFICE.MONTHS([$'loan-parameters'.$B$4];TODAY();1)/12;COUNTIF([.$C$2:.$C$361];&quot;&gt;=&quot;&amp;[.F215])/12)" office:value-type="float" office:value="4.33333333333333" calcext:value-type="float">
            <text:p>4.33</text:p>
          </table:table-cell>
          <table:table-cell table:style-name="ce47" table:formula="of:=[.F215]*[.G215]*12+[$'loan-parameters'.$B$32]" office:value-type="currency" office:currency="GBP" office:value="54860" calcext:value-type="currency">
            <text:p>£54,8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1" table:formula="of:=[.A216]/12" office:value-type="float" office:value="17.9166666666667" calcext:value-type="float">
            <text:p>17.92</text:p>
          </table:table-cell>
          <table:table-cell table:style-name="ce47" table:formula="of:=IF([.B216]&lt;=[$'repayment-scenarios'.$B$28];[$'loan-parameters'.$B$31]*[$'current-situation'.$C$7]*(1+[$'current-situation'.$C$7])^[.A216]/((1+[$'current-situation'.$C$7])^[.A216]-1);&quot;&quot;)" office:value-type="currency" office:currency="GBP" office:value="326.551107225548" calcext:value-type="currency">
            <text:p>£326.55</text:p>
          </table:table-cell>
          <table:table-cell table:formula="of:=IF([.C216]&lt;&gt;&quot;&quot;;[.C216]*[.A216]+[$'loan-parameters'.$B$32];&quot;&quot;)" office:value-type="currency" office:currency="GBP" office:value="70208.4880534928" calcext:value-type="currency">
            <text:p>£70,208.49</text:p>
          </table:table-cell>
          <table:table-cell/>
          <table:table-cell office:value-type="currency" office:currency="GBP" office:value="1060" calcext:value-type="currency">
            <text:p>£1,060.00</text:p>
          </table:table-cell>
          <table:table-cell table:style-name="ce31" table:formula="of:=IF([.F216]&lt;=[$'current-situation'.$E$7];[$'loan-parameters'.$B$6]-ORG.OPENOFFICE.MONTHS([$'loan-parameters'.$B$4];TODAY();1)/12;COUNTIF([.$C$2:.$C$361];&quot;&gt;=&quot;&amp;[.F216])/12)" office:value-type="float" office:value="4.33333333333333" calcext:value-type="float">
            <text:p>4.33</text:p>
          </table:table-cell>
          <table:table-cell table:style-name="ce47" table:formula="of:=[.F216]*[.G216]*12+[$'loan-parameters'.$B$32]" office:value-type="currency" office:currency="GBP" office:value="55120" calcext:value-type="currency">
            <text:p>£55,1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1" table:formula="of:=[.A217]/12" office:value-type="float" office:value="18" calcext:value-type="float">
            <text:p>18.00</text:p>
          </table:table-cell>
          <table:table-cell table:style-name="ce47" table:formula="of:=IF([.B217]&lt;=[$'repayment-scenarios'.$B$28];[$'loan-parameters'.$B$31]*[$'current-situation'.$C$7]*(1+[$'current-situation'.$C$7])^[.A217]/((1+[$'current-situation'.$C$7])^[.A217]-1);&quot;&quot;)" office:value-type="currency" office:currency="GBP" office:value="325.492070183349" calcext:value-type="currency">
            <text:p>£325.49</text:p>
          </table:table-cell>
          <table:table-cell table:formula="of:=IF([.C217]&lt;&gt;&quot;&quot;;[.C217]*[.A217]+[$'loan-parameters'.$B$32];&quot;&quot;)" office:value-type="currency" office:currency="GBP" office:value="70306.2871596034" calcext:value-type="currency">
            <text:p>£70,306.29</text:p>
          </table:table-cell>
          <table:table-cell/>
          <table:table-cell office:value-type="currency" office:currency="GBP" office:value="1065" calcext:value-type="currency">
            <text:p>£1,065.00</text:p>
          </table:table-cell>
          <table:table-cell table:style-name="ce31" table:formula="of:=IF([.F217]&lt;=[$'current-situation'.$E$7];[$'loan-parameters'.$B$6]-ORG.OPENOFFICE.MONTHS([$'loan-parameters'.$B$4];TODAY();1)/12;COUNTIF([.$C$2:.$C$361];&quot;&gt;=&quot;&amp;[.F217])/12)" office:value-type="float" office:value="4.25" calcext:value-type="float">
            <text:p>4.25</text:p>
          </table:table-cell>
          <table:table-cell table:style-name="ce47" table:formula="of:=[.F217]*[.G217]*12+[$'loan-parameters'.$B$32]" office:value-type="currency" office:currency="GBP" office:value="54315" calcext:value-type="currency">
            <text:p>£54,31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1" table:formula="of:=[.A218]/12" office:value-type="float" office:value="18.0833333333333" calcext:value-type="float">
            <text:p>18.08</text:p>
          </table:table-cell>
          <table:table-cell table:style-name="ce47" table:formula="of:=IF([.B218]&lt;=[$'repayment-scenarios'.$B$28];[$'loan-parameters'.$B$31]*[$'current-situation'.$C$7]*(1+[$'current-situation'.$C$7])^[.A218]/((1+[$'current-situation'.$C$7])^[.A218]-1);&quot;&quot;)" office:value-type="currency" office:currency="GBP" office:value="324.443162040294" calcext:value-type="currency">
            <text:p>£324.44</text:p>
          </table:table-cell>
          <table:table-cell table:formula="of:=IF([.C218]&lt;&gt;&quot;&quot;;[.C218]*[.A218]+[$'loan-parameters'.$B$32];&quot;&quot;)" office:value-type="currency" office:currency="GBP" office:value="70404.1661627438" calcext:value-type="currency">
            <text:p>£70,404.17</text:p>
          </table:table-cell>
          <table:table-cell/>
          <table:table-cell office:value-type="currency" office:currency="GBP" office:value="1070" calcext:value-type="currency">
            <text:p>£1,070.00</text:p>
          </table:table-cell>
          <table:table-cell table:style-name="ce31" table:formula="of:=IF([.F218]&lt;=[$'current-situation'.$E$7];[$'loan-parameters'.$B$6]-ORG.OPENOFFICE.MONTHS([$'loan-parameters'.$B$4];TODAY();1)/12;COUNTIF([.$C$2:.$C$361];&quot;&gt;=&quot;&amp;[.F218])/12)" office:value-type="float" office:value="4.25" calcext:value-type="float">
            <text:p>4.25</text:p>
          </table:table-cell>
          <table:table-cell table:style-name="ce47" table:formula="of:=[.F218]*[.G218]*12+[$'loan-parameters'.$B$32]" office:value-type="currency" office:currency="GBP" office:value="54570" calcext:value-type="currency">
            <text:p>£54,5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1" table:formula="of:=[.A219]/12" office:value-type="float" office:value="18.1666666666667" calcext:value-type="float">
            <text:p>18.17</text:p>
          </table:table-cell>
          <table:table-cell table:style-name="ce47" table:formula="of:=IF([.B219]&lt;=[$'repayment-scenarios'.$B$28];[$'loan-parameters'.$B$31]*[$'current-situation'.$C$7]*(1+[$'current-situation'.$C$7])^[.A219]/((1+[$'current-situation'.$C$7])^[.A219]-1);&quot;&quot;)" office:value-type="currency" office:currency="GBP" office:value="323.404243253359" calcext:value-type="currency">
            <text:p>£323.40</text:p>
          </table:table-cell>
          <table:table-cell table:formula="of:=IF([.C219]&lt;&gt;&quot;&quot;;[.C219]*[.A219]+[$'loan-parameters'.$B$32];&quot;&quot;)" office:value-type="currency" office:currency="GBP" office:value="70502.1250292323" calcext:value-type="currency">
            <text:p>£70,502.13</text:p>
          </table:table-cell>
          <table:table-cell/>
          <table:table-cell office:value-type="currency" office:currency="GBP" office:value="1075" calcext:value-type="currency">
            <text:p>£1,075.00</text:p>
          </table:table-cell>
          <table:table-cell table:style-name="ce31" table:formula="of:=IF([.F219]&lt;=[$'current-situation'.$E$7];[$'loan-parameters'.$B$6]-ORG.OPENOFFICE.MONTHS([$'loan-parameters'.$B$4];TODAY();1)/12;COUNTIF([.$C$2:.$C$361];&quot;&gt;=&quot;&amp;[.F219])/12)" office:value-type="float" office:value="4.25" calcext:value-type="float">
            <text:p>4.25</text:p>
          </table:table-cell>
          <table:table-cell table:style-name="ce47" table:formula="of:=[.F219]*[.G219]*12+[$'loan-parameters'.$B$32]" office:value-type="currency" office:currency="GBP" office:value="54825" calcext:value-type="currency">
            <text:p>£54,8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1" table:formula="of:=[.A220]/12" office:value-type="float" office:value="18.25" calcext:value-type="float">
            <text:p>18.25</text:p>
          </table:table-cell>
          <table:table-cell table:style-name="ce47" table:formula="of:=IF([.B220]&lt;=[$'repayment-scenarios'.$B$28];[$'loan-parameters'.$B$31]*[$'current-situation'.$C$7]*(1+[$'current-situation'.$C$7])^[.A220]/((1+[$'current-situation'.$C$7])^[.A220]-1);&quot;&quot;)" office:value-type="currency" office:currency="GBP" office:value="322.37517682762" calcext:value-type="currency">
            <text:p>£322.38</text:p>
          </table:table-cell>
          <table:table-cell table:formula="of:=IF([.C220]&lt;&gt;&quot;&quot;;[.C220]*[.A220]+[$'loan-parameters'.$B$32];&quot;&quot;)" office:value-type="currency" office:currency="GBP" office:value="70600.1637252487" calcext:value-type="currency">
            <text:p>£70,600.16</text:p>
          </table:table-cell>
          <table:table-cell/>
          <table:table-cell office:value-type="currency" office:currency="GBP" office:value="1080" calcext:value-type="currency">
            <text:p>£1,080.00</text:p>
          </table:table-cell>
          <table:table-cell table:style-name="ce31" table:formula="of:=IF([.F220]&lt;=[$'current-situation'.$E$7];[$'loan-parameters'.$B$6]-ORG.OPENOFFICE.MONTHS([$'loan-parameters'.$B$4];TODAY();1)/12;COUNTIF([.$C$2:.$C$361];&quot;&gt;=&quot;&amp;[.F220])/12)" office:value-type="float" office:value="4.25" calcext:value-type="float">
            <text:p>4.25</text:p>
          </table:table-cell>
          <table:table-cell table:style-name="ce47" table:formula="of:=[.F220]*[.G220]*12+[$'loan-parameters'.$B$32]" office:value-type="currency" office:currency="GBP" office:value="55080" calcext:value-type="currency">
            <text:p>£55,0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1" table:formula="of:=[.A221]/12" office:value-type="float" office:value="18.3333333333333" calcext:value-type="float">
            <text:p>18.33</text:p>
          </table:table-cell>
          <table:table-cell table:style-name="ce47" table:formula="of:=IF([.B221]&lt;=[$'repayment-scenarios'.$B$28];[$'loan-parameters'.$B$31]*[$'current-situation'.$C$7]*(1+[$'current-situation'.$C$7])^[.A221]/((1+[$'current-situation'.$C$7])^[.A221]-1);&quot;&quot;)" office:value-type="currency" office:currency="GBP" office:value="321.355828258338" calcext:value-type="currency">
            <text:p>£321.36</text:p>
          </table:table-cell>
          <table:table-cell table:formula="of:=IF([.C221]&lt;&gt;&quot;&quot;;[.C221]*[.A221]+[$'loan-parameters'.$B$32];&quot;&quot;)" office:value-type="currency" office:currency="GBP" office:value="70698.2822168344" calcext:value-type="currency">
            <text:p>£70,698.28</text:p>
          </table:table-cell>
          <table:table-cell/>
          <table:table-cell office:value-type="currency" office:currency="GBP" office:value="1085" calcext:value-type="currency">
            <text:p>£1,085.00</text:p>
          </table:table-cell>
          <table:table-cell table:style-name="ce31" table:formula="of:=IF([.F221]&lt;=[$'current-situation'.$E$7];[$'loan-parameters'.$B$6]-ORG.OPENOFFICE.MONTHS([$'loan-parameters'.$B$4];TODAY();1)/12;COUNTIF([.$C$2:.$C$361];&quot;&gt;=&quot;&amp;[.F221])/12)" office:value-type="float" office:value="4.16666666666667" calcext:value-type="float">
            <text:p>4.17</text:p>
          </table:table-cell>
          <table:table-cell table:style-name="ce47" table:formula="of:=[.F221]*[.G221]*12+[$'loan-parameters'.$B$32]" office:value-type="currency" office:currency="GBP" office:value="54250" calcext:value-type="currency">
            <text:p>£54,2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1" table:formula="of:=[.A222]/12" office:value-type="float" office:value="18.4166666666667" calcext:value-type="float">
            <text:p>18.42</text:p>
          </table:table-cell>
          <table:table-cell table:style-name="ce47" table:formula="of:=IF([.B222]&lt;=[$'repayment-scenarios'.$B$28];[$'loan-parameters'.$B$31]*[$'current-situation'.$C$7]*(1+[$'current-situation'.$C$7])^[.A222]/((1+[$'current-situation'.$C$7])^[.A222]-1);&quot;&quot;)" office:value-type="currency" office:currency="GBP" office:value="320.346065474628" calcext:value-type="currency">
            <text:p>£320.35</text:p>
          </table:table-cell>
          <table:table-cell table:formula="of:=IF([.C222]&lt;&gt;&quot;&quot;;[.C222]*[.A222]+[$'loan-parameters'.$B$32];&quot;&quot;)" office:value-type="currency" office:currency="GBP" office:value="70796.4804698927" calcext:value-type="currency">
            <text:p>£70,796.48</text:p>
          </table:table-cell>
          <table:table-cell/>
          <table:table-cell office:value-type="currency" office:currency="GBP" office:value="1090" calcext:value-type="currency">
            <text:p>£1,090.00</text:p>
          </table:table-cell>
          <table:table-cell table:style-name="ce31" table:formula="of:=IF([.F222]&lt;=[$'current-situation'.$E$7];[$'loan-parameters'.$B$6]-ORG.OPENOFFICE.MONTHS([$'loan-parameters'.$B$4];TODAY();1)/12;COUNTIF([.$C$2:.$C$361];&quot;&gt;=&quot;&amp;[.F222])/12)" office:value-type="float" office:value="4.16666666666667" calcext:value-type="float">
            <text:p>4.17</text:p>
          </table:table-cell>
          <table:table-cell table:style-name="ce47" table:formula="of:=[.F222]*[.G222]*12+[$'loan-parameters'.$B$32]" office:value-type="currency" office:currency="GBP" office:value="54500" calcext:value-type="currency">
            <text:p>£54,5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1" table:formula="of:=[.A223]/12" office:value-type="float" office:value="18.5" calcext:value-type="float">
            <text:p>18.50</text:p>
          </table:table-cell>
          <table:table-cell table:style-name="ce47" table:formula="of:=IF([.B223]&lt;=[$'repayment-scenarios'.$B$28];[$'loan-parameters'.$B$31]*[$'current-situation'.$C$7]*(1+[$'current-situation'.$C$7])^[.A223]/((1+[$'current-situation'.$C$7])^[.A223]-1);&quot;&quot;)" office:value-type="currency" office:currency="GBP" office:value="319.345758784635" calcext:value-type="currency">
            <text:p>£319.35</text:p>
          </table:table-cell>
          <table:table-cell table:formula="of:=IF([.C223]&lt;&gt;&quot;&quot;;[.C223]*[.A223]+[$'loan-parameters'.$B$32];&quot;&quot;)" office:value-type="currency" office:currency="GBP" office:value="70894.758450189" calcext:value-type="currency">
            <text:p>£70,894.76</text:p>
          </table:table-cell>
          <table:table-cell/>
          <table:table-cell office:value-type="currency" office:currency="GBP" office:value="1095" calcext:value-type="currency">
            <text:p>£1,095.00</text:p>
          </table:table-cell>
          <table:table-cell table:style-name="ce31" table:formula="of:=IF([.F223]&lt;=[$'current-situation'.$E$7];[$'loan-parameters'.$B$6]-ORG.OPENOFFICE.MONTHS([$'loan-parameters'.$B$4];TODAY();1)/12;COUNTIF([.$C$2:.$C$361];&quot;&gt;=&quot;&amp;[.F223])/12)" office:value-type="float" office:value="4.16666666666667" calcext:value-type="float">
            <text:p>4.17</text:p>
          </table:table-cell>
          <table:table-cell table:style-name="ce47" table:formula="of:=[.F223]*[.G223]*12+[$'loan-parameters'.$B$32]" office:value-type="currency" office:currency="GBP" office:value="54750" calcext:value-type="currency">
            <text:p>£54,7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1" table:formula="of:=[.A224]/12" office:value-type="float" office:value="18.5833333333333" calcext:value-type="float">
            <text:p>18.58</text:p>
          </table:table-cell>
          <table:table-cell table:style-name="ce47" table:formula="of:=IF([.B224]&lt;=[$'repayment-scenarios'.$B$28];[$'loan-parameters'.$B$31]*[$'current-situation'.$C$7]*(1+[$'current-situation'.$C$7])^[.A224]/((1+[$'current-situation'.$C$7])^[.A224]-1);&quot;&quot;)" office:value-type="currency" office:currency="GBP" office:value="318.354780822202" calcext:value-type="currency">
            <text:p>£318.35</text:p>
          </table:table-cell>
          <table:table-cell table:formula="of:=IF([.C224]&lt;&gt;&quot;&quot;;[.C224]*[.A224]+[$'loan-parameters'.$B$32];&quot;&quot;)" office:value-type="currency" office:currency="GBP" office:value="70993.116123351" calcext:value-type="currency">
            <text:p>£70,993.12</text:p>
          </table:table-cell>
          <table:table-cell/>
          <table:table-cell office:value-type="currency" office:currency="GBP" office:value="1100" calcext:value-type="currency">
            <text:p>£1,100.00</text:p>
          </table:table-cell>
          <table:table-cell table:style-name="ce31" table:formula="of:=IF([.F224]&lt;=[$'current-situation'.$E$7];[$'loan-parameters'.$B$6]-ORG.OPENOFFICE.MONTHS([$'loan-parameters'.$B$4];TODAY();1)/12;COUNTIF([.$C$2:.$C$361];&quot;&gt;=&quot;&amp;[.F224])/12)" office:value-type="float" office:value="4.16666666666667" calcext:value-type="float">
            <text:p>4.17</text:p>
          </table:table-cell>
          <table:table-cell table:style-name="ce47" table:formula="of:=[.F224]*[.G224]*12+[$'loan-parameters'.$B$32]" office:value-type="currency" office:currency="GBP" office:value="55000" calcext:value-type="currency">
            <text:p>£55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1" table:formula="of:=[.A225]/12" office:value-type="float" office:value="18.6666666666667" calcext:value-type="float">
            <text:p>18.67</text:p>
          </table:table-cell>
          <table:table-cell table:style-name="ce47" table:formula="of:=IF([.B225]&lt;=[$'repayment-scenarios'.$B$28];[$'loan-parameters'.$B$31]*[$'current-situation'.$C$7]*(1+[$'current-situation'.$C$7])^[.A225]/((1+[$'current-situation'.$C$7])^[.A225]-1);&quot;&quot;)" office:value-type="currency" office:currency="GBP" office:value="317.373006494951" calcext:value-type="currency">
            <text:p>£317.37</text:p>
          </table:table-cell>
          <table:table-cell table:formula="of:=IF([.C225]&lt;&gt;&quot;&quot;;[.C225]*[.A225]+[$'loan-parameters'.$B$32];&quot;&quot;)" office:value-type="currency" office:currency="GBP" office:value="71091.5534548691" calcext:value-type="currency">
            <text:p>£71,091.55</text:p>
          </table:table-cell>
          <table:table-cell/>
          <table:table-cell office:value-type="currency" office:currency="GBP" office:value="1105" calcext:value-type="currency">
            <text:p>£1,105.00</text:p>
          </table:table-cell>
          <table:table-cell table:style-name="ce31" table:formula="of:=IF([.F225]&lt;=[$'current-situation'.$E$7];[$'loan-parameters'.$B$6]-ORG.OPENOFFICE.MONTHS([$'loan-parameters'.$B$4];TODAY();1)/12;COUNTIF([.$C$2:.$C$361];&quot;&gt;=&quot;&amp;[.F225])/12)" office:value-type="float" office:value="4.08333333333333" calcext:value-type="float">
            <text:p>4.08</text:p>
          </table:table-cell>
          <table:table-cell table:style-name="ce47" table:formula="of:=[.F225]*[.G225]*12+[$'loan-parameters'.$B$32]" office:value-type="currency" office:currency="GBP" office:value="54145" calcext:value-type="currency">
            <text:p>£54,14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1" table:formula="of:=[.A226]/12" office:value-type="float" office:value="18.75" calcext:value-type="float">
            <text:p>18.75</text:p>
          </table:table-cell>
          <table:table-cell table:style-name="ce47" table:formula="of:=IF([.B226]&lt;=[$'repayment-scenarios'.$B$28];[$'loan-parameters'.$B$31]*[$'current-situation'.$C$7]*(1+[$'current-situation'.$C$7])^[.A226]/((1+[$'current-situation'.$C$7])^[.A226]-1);&quot;&quot;)" office:value-type="currency" office:currency="GBP" office:value="316.400312933761" calcext:value-type="currency">
            <text:p>£316.40</text:p>
          </table:table-cell>
          <table:table-cell table:formula="of:=IF([.C226]&lt;&gt;&quot;&quot;;[.C226]*[.A226]+[$'loan-parameters'.$B$32];&quot;&quot;)" office:value-type="currency" office:currency="GBP" office:value="71190.0704100962" calcext:value-type="currency">
            <text:p>£71,190.07</text:p>
          </table:table-cell>
          <table:table-cell/>
          <table:table-cell office:value-type="currency" office:currency="GBP" office:value="1110" calcext:value-type="currency">
            <text:p>£1,110.00</text:p>
          </table:table-cell>
          <table:table-cell table:style-name="ce31" table:formula="of:=IF([.F226]&lt;=[$'current-situation'.$E$7];[$'loan-parameters'.$B$6]-ORG.OPENOFFICE.MONTHS([$'loan-parameters'.$B$4];TODAY();1)/12;COUNTIF([.$C$2:.$C$361];&quot;&gt;=&quot;&amp;[.F226])/12)" office:value-type="float" office:value="4.08333333333333" calcext:value-type="float">
            <text:p>4.08</text:p>
          </table:table-cell>
          <table:table-cell table:style-name="ce47" table:formula="of:=[.F226]*[.G226]*12+[$'loan-parameters'.$B$32]" office:value-type="currency" office:currency="GBP" office:value="54390" calcext:value-type="currency">
            <text:p>£54,3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1" table:formula="of:=[.A227]/12" office:value-type="float" office:value="18.8333333333333" calcext:value-type="float">
            <text:p>18.83</text:p>
          </table:table-cell>
          <table:table-cell table:style-name="ce47" table:formula="of:=IF([.B227]&lt;=[$'repayment-scenarios'.$B$28];[$'loan-parameters'.$B$31]*[$'current-situation'.$C$7]*(1+[$'current-situation'.$C$7])^[.A227]/((1+[$'current-situation'.$C$7])^[.A227]-1);&quot;&quot;)" office:value-type="currency" office:currency="GBP" office:value="315.436579443578" calcext:value-type="currency">
            <text:p>£315.44</text:p>
          </table:table-cell>
          <table:table-cell table:formula="of:=IF([.C227]&lt;&gt;&quot;&quot;;[.C227]*[.A227]+[$'loan-parameters'.$B$32];&quot;&quot;)" office:value-type="currency" office:currency="GBP" office:value="71288.6669542487" calcext:value-type="currency">
            <text:p>£71,288.67</text:p>
          </table:table-cell>
          <table:table-cell/>
          <table:table-cell office:value-type="currency" office:currency="GBP" office:value="1115" calcext:value-type="currency">
            <text:p>£1,115.00</text:p>
          </table:table-cell>
          <table:table-cell table:style-name="ce31" table:formula="of:=IF([.F227]&lt;=[$'current-situation'.$E$7];[$'loan-parameters'.$B$6]-ORG.OPENOFFICE.MONTHS([$'loan-parameters'.$B$4];TODAY();1)/12;COUNTIF([.$C$2:.$C$361];&quot;&gt;=&quot;&amp;[.F227])/12)" office:value-type="float" office:value="4.08333333333333" calcext:value-type="float">
            <text:p>4.08</text:p>
          </table:table-cell>
          <table:table-cell table:style-name="ce47" table:formula="of:=[.F227]*[.G227]*12+[$'loan-parameters'.$B$32]" office:value-type="currency" office:currency="GBP" office:value="54635" calcext:value-type="currency">
            <text:p>£54,63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1" table:formula="of:=[.A228]/12" office:value-type="float" office:value="18.9166666666667" calcext:value-type="float">
            <text:p>18.92</text:p>
          </table:table-cell>
          <table:table-cell table:style-name="ce47" table:formula="of:=IF([.B228]&lt;=[$'repayment-scenarios'.$B$28];[$'loan-parameters'.$B$31]*[$'current-situation'.$C$7]*(1+[$'current-situation'.$C$7])^[.A228]/((1+[$'current-situation'.$C$7])^[.A228]-1);&quot;&quot;)" office:value-type="currency" office:currency="GBP" office:value="314.481687455531" calcext:value-type="currency">
            <text:p>£314.48</text:p>
          </table:table-cell>
          <table:table-cell table:formula="of:=IF([.C228]&lt;&gt;&quot;&quot;;[.C228]*[.A228]+[$'loan-parameters'.$B$32];&quot;&quot;)" office:value-type="currency" office:currency="GBP" office:value="71387.3430524057" calcext:value-type="currency">
            <text:p>£71,387.34</text:p>
          </table:table-cell>
          <table:table-cell/>
          <table:table-cell office:value-type="currency" office:currency="GBP" office:value="1120" calcext:value-type="currency">
            <text:p>£1,120.00</text:p>
          </table:table-cell>
          <table:table-cell table:style-name="ce31" table:formula="of:=IF([.F228]&lt;=[$'current-situation'.$E$7];[$'loan-parameters'.$B$6]-ORG.OPENOFFICE.MONTHS([$'loan-parameters'.$B$4];TODAY();1)/12;COUNTIF([.$C$2:.$C$361];&quot;&gt;=&quot;&amp;[.F228])/12)" office:value-type="float" office:value="4.08333333333333" calcext:value-type="float">
            <text:p>4.08</text:p>
          </table:table-cell>
          <table:table-cell table:style-name="ce47" table:formula="of:=[.F228]*[.G228]*12+[$'loan-parameters'.$B$32]" office:value-type="currency" office:currency="GBP" office:value="54880" calcext:value-type="currency">
            <text:p>£54,8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1" table:formula="of:=[.A229]/12" office:value-type="float" office:value="19" calcext:value-type="float">
            <text:p>19.00</text:p>
          </table:table-cell>
          <table:table-cell table:style-name="ce47" table:formula="of:=IF([.B229]&lt;=[$'repayment-scenarios'.$B$28];[$'loan-parameters'.$B$31]*[$'current-situation'.$C$7]*(1+[$'current-situation'.$C$7])^[.A229]/((1+[$'current-situation'.$C$7])^[.A229]-1);&quot;&quot;)" office:value-type="currency" office:currency="GBP" office:value="313.535520480308" calcext:value-type="currency">
            <text:p>£313.54</text:p>
          </table:table-cell>
          <table:table-cell table:formula="of:=IF([.C229]&lt;&gt;&quot;&quot;;[.C229]*[.A229]+[$'loan-parameters'.$B$32];&quot;&quot;)" office:value-type="currency" office:currency="GBP" office:value="71486.0986695101" calcext:value-type="currency">
            <text:p>£71,486.10</text:p>
          </table:table-cell>
          <table:table-cell/>
          <table:table-cell office:value-type="currency" office:currency="GBP" office:value="1125" calcext:value-type="currency">
            <text:p>£1,125.00</text:p>
          </table:table-cell>
          <table:table-cell table:style-name="ce31" table:formula="of:=IF([.F229]&lt;=[$'current-situation'.$E$7];[$'loan-parameters'.$B$6]-ORG.OPENOFFICE.MONTHS([$'loan-parameters'.$B$4];TODAY();1)/12;COUNTIF([.$C$2:.$C$361];&quot;&gt;=&quot;&amp;[.F229])/12)" office:value-type="float" office:value="4" calcext:value-type="float">
            <text:p>4.00</text:p>
          </table:table-cell>
          <table:table-cell table:style-name="ce47" table:formula="of:=[.F229]*[.G229]*12+[$'loan-parameters'.$B$32]" office:value-type="currency" office:currency="GBP" office:value="54000" calcext:value-type="currency">
            <text:p>£54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1" table:formula="of:=[.A230]/12" office:value-type="float" office:value="19.0833333333333" calcext:value-type="float">
            <text:p>19.08</text:p>
          </table:table-cell>
          <table:table-cell table:style-name="ce47" table:formula="of:=IF([.B230]&lt;=[$'repayment-scenarios'.$B$28];[$'loan-parameters'.$B$31]*[$'current-situation'.$C$7]*(1+[$'current-situation'.$C$7])^[.A230]/((1+[$'current-situation'.$C$7])^[.A230]-1);&quot;&quot;)" office:value-type="currency" office:currency="GBP" office:value="312.597964062745" calcext:value-type="currency">
            <text:p>£312.60</text:p>
          </table:table-cell>
          <table:table-cell table:formula="of:=IF([.C230]&lt;&gt;&quot;&quot;;[.C230]*[.A230]+[$'loan-parameters'.$B$32];&quot;&quot;)" office:value-type="currency" office:currency="GBP" office:value="71584.9337703686" calcext:value-type="currency">
            <text:p>£71,584.93</text:p>
          </table:table-cell>
          <table:table-cell/>
          <table:table-cell office:value-type="currency" office:currency="GBP" office:value="1130" calcext:value-type="currency">
            <text:p>£1,130.00</text:p>
          </table:table-cell>
          <table:table-cell table:style-name="ce31" table:formula="of:=IF([.F230]&lt;=[$'current-situation'.$E$7];[$'loan-parameters'.$B$6]-ORG.OPENOFFICE.MONTHS([$'loan-parameters'.$B$4];TODAY();1)/12;COUNTIF([.$C$2:.$C$361];&quot;&gt;=&quot;&amp;[.F230])/12)" office:value-type="float" office:value="4" calcext:value-type="float">
            <text:p>4.00</text:p>
          </table:table-cell>
          <table:table-cell table:style-name="ce47" table:formula="of:=[.F230]*[.G230]*12+[$'loan-parameters'.$B$32]" office:value-type="currency" office:currency="GBP" office:value="54240" calcext:value-type="currency">
            <text:p>£54,2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1" table:formula="of:=[.A231]/12" office:value-type="float" office:value="19.1666666666667" calcext:value-type="float">
            <text:p>19.17</text:p>
          </table:table-cell>
          <table:table-cell table:style-name="ce47" table:formula="of:=IF([.B231]&lt;=[$'repayment-scenarios'.$B$28];[$'loan-parameters'.$B$31]*[$'current-situation'.$C$7]*(1+[$'current-situation'.$C$7])^[.A231]/((1+[$'current-situation'.$C$7])^[.A231]-1);&quot;&quot;)" office:value-type="currency" office:currency="GBP" office:value="311.668905737616" calcext:value-type="currency">
            <text:p>£311.67</text:p>
          </table:table-cell>
          <table:table-cell table:formula="of:=IF([.C231]&lt;&gt;&quot;&quot;;[.C231]*[.A231]+[$'loan-parameters'.$B$32];&quot;&quot;)" office:value-type="currency" office:currency="GBP" office:value="71683.8483196517" calcext:value-type="currency">
            <text:p>£71,683.85</text:p>
          </table:table-cell>
          <table:table-cell/>
          <table:table-cell office:value-type="currency" office:currency="GBP" office:value="1135" calcext:value-type="currency">
            <text:p>£1,135.00</text:p>
          </table:table-cell>
          <table:table-cell table:style-name="ce31" table:formula="of:=IF([.F231]&lt;=[$'current-situation'.$E$7];[$'loan-parameters'.$B$6]-ORG.OPENOFFICE.MONTHS([$'loan-parameters'.$B$4];TODAY();1)/12;COUNTIF([.$C$2:.$C$361];&quot;&gt;=&quot;&amp;[.F231])/12)" office:value-type="float" office:value="4" calcext:value-type="float">
            <text:p>4.00</text:p>
          </table:table-cell>
          <table:table-cell table:style-name="ce47" table:formula="of:=[.F231]*[.G231]*12+[$'loan-parameters'.$B$32]" office:value-type="currency" office:currency="GBP" office:value="54480" calcext:value-type="currency">
            <text:p>£54,4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1" table:formula="of:=[.A232]/12" office:value-type="float" office:value="19.25" calcext:value-type="float">
            <text:p>19.25</text:p>
          </table:table-cell>
          <table:table-cell table:style-name="ce47" table:formula="of:=IF([.B232]&lt;=[$'repayment-scenarios'.$B$28];[$'loan-parameters'.$B$31]*[$'current-situation'.$C$7]*(1+[$'current-situation'.$C$7])^[.A232]/((1+[$'current-situation'.$C$7])^[.A232]-1);&quot;&quot;)" office:value-type="currency" office:currency="GBP" office:value="310.748234986554" calcext:value-type="currency">
            <text:p>£310.75</text:p>
          </table:table-cell>
          <table:table-cell table:formula="of:=IF([.C232]&lt;&gt;&quot;&quot;;[.C232]*[.A232]+[$'loan-parameters'.$B$32];&quot;&quot;)" office:value-type="currency" office:currency="GBP" office:value="71782.842281894" calcext:value-type="currency">
            <text:p>£71,782.84</text:p>
          </table:table-cell>
          <table:table-cell/>
          <table:table-cell office:value-type="currency" office:currency="GBP" office:value="1140" calcext:value-type="currency">
            <text:p>£1,140.00</text:p>
          </table:table-cell>
          <table:table-cell table:style-name="ce31" table:formula="of:=IF([.F232]&lt;=[$'current-situation'.$E$7];[$'loan-parameters'.$B$6]-ORG.OPENOFFICE.MONTHS([$'loan-parameters'.$B$4];TODAY();1)/12;COUNTIF([.$C$2:.$C$361];&quot;&gt;=&quot;&amp;[.F232])/12)" office:value-type="float" office:value="4" calcext:value-type="float">
            <text:p>4.00</text:p>
          </table:table-cell>
          <table:table-cell table:style-name="ce47" table:formula="of:=[.F232]*[.G232]*12+[$'loan-parameters'.$B$32]" office:value-type="currency" office:currency="GBP" office:value="54720" calcext:value-type="currency">
            <text:p>£54,7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1" table:formula="of:=[.A233]/12" office:value-type="float" office:value="19.3333333333333" calcext:value-type="float">
            <text:p>19.33</text:p>
          </table:table-cell>
          <table:table-cell table:style-name="ce47" table:formula="of:=IF([.B233]&lt;=[$'repayment-scenarios'.$B$28];[$'loan-parameters'.$B$31]*[$'current-situation'.$C$7]*(1+[$'current-situation'.$C$7])^[.A233]/((1+[$'current-situation'.$C$7])^[.A233]-1);&quot;&quot;)" office:value-type="currency" office:currency="GBP" office:value="309.835843196098" calcext:value-type="currency">
            <text:p>£309.84</text:p>
          </table:table-cell>
          <table:table-cell table:formula="of:=IF([.C233]&lt;&gt;&quot;&quot;;[.C233]*[.A233]+[$'loan-parameters'.$B$32];&quot;&quot;)" office:value-type="currency" office:currency="GBP" office:value="71881.9156214947" calcext:value-type="currency">
            <text:p>£71,881.92</text:p>
          </table:table-cell>
          <table:table-cell/>
          <table:table-cell office:value-type="currency" office:currency="GBP" office:value="1145" calcext:value-type="currency">
            <text:p>£1,145.00</text:p>
          </table:table-cell>
          <table:table-cell table:style-name="ce31" table:formula="of:=IF([.F233]&lt;=[$'current-situation'.$E$7];[$'loan-parameters'.$B$6]-ORG.OPENOFFICE.MONTHS([$'loan-parameters'.$B$4];TODAY();1)/12;COUNTIF([.$C$2:.$C$361];&quot;&gt;=&quot;&amp;[.F233])/12)" office:value-type="float" office:value="4" calcext:value-type="float">
            <text:p>4.00</text:p>
          </table:table-cell>
          <table:table-cell table:style-name="ce47" table:formula="of:=[.F233]*[.G233]*12+[$'loan-parameters'.$B$32]" office:value-type="currency" office:currency="GBP" office:value="54960" calcext:value-type="currency">
            <text:p>£54,9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1" table:formula="of:=[.A234]/12" office:value-type="float" office:value="19.4166666666667" calcext:value-type="float">
            <text:p>19.42</text:p>
          </table:table-cell>
          <table:table-cell table:style-name="ce47" table:formula="of:=IF([.B234]&lt;=[$'repayment-scenarios'.$B$28];[$'loan-parameters'.$B$31]*[$'current-situation'.$C$7]*(1+[$'current-situation'.$C$7])^[.A234]/((1+[$'current-situation'.$C$7])^[.A234]-1);&quot;&quot;)" office:value-type="currency" office:currency="GBP" office:value="308.931623616813" calcext:value-type="currency">
            <text:p>£308.93</text:p>
          </table:table-cell>
          <table:table-cell table:formula="of:=IF([.C234]&lt;&gt;&quot;&quot;;[.C234]*[.A234]+[$'loan-parameters'.$B$32];&quot;&quot;)" office:value-type="currency" office:currency="GBP" office:value="71981.0683027175" calcext:value-type="currency">
            <text:p>£71,981.07</text:p>
          </table:table-cell>
          <table:table-cell/>
          <table:table-cell office:value-type="currency" office:currency="GBP" office:value="1150" calcext:value-type="currency">
            <text:p>£1,150.00</text:p>
          </table:table-cell>
          <table:table-cell table:style-name="ce31" table:formula="of:=IF([.F234]&lt;=[$'current-situation'.$E$7];[$'loan-parameters'.$B$6]-ORG.OPENOFFICE.MONTHS([$'loan-parameters'.$B$4];TODAY();1)/12;COUNTIF([.$C$2:.$C$361];&quot;&gt;=&quot;&amp;[.F234])/12)" office:value-type="float" office:value="3.91666666666667" calcext:value-type="float">
            <text:p>3.92</text:p>
          </table:table-cell>
          <table:table-cell table:style-name="ce47" table:formula="of:=[.F234]*[.G234]*12+[$'loan-parameters'.$B$32]" office:value-type="currency" office:currency="GBP" office:value="54050" calcext:value-type="currency">
            <text:p>£54,0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1" table:formula="of:=[.A235]/12" office:value-type="float" office:value="19.5" calcext:value-type="float">
            <text:p>19.50</text:p>
          </table:table-cell>
          <table:table-cell table:style-name="ce47" table:formula="of:=IF([.B235]&lt;=[$'repayment-scenarios'.$B$28];[$'loan-parameters'.$B$31]*[$'current-situation'.$C$7]*(1+[$'current-situation'.$C$7])^[.A235]/((1+[$'current-situation'.$C$7])^[.A235]-1);&quot;&quot;)" office:value-type="currency" office:currency="GBP" office:value="308.035471323466" calcext:value-type="currency">
            <text:p>£308.04</text:p>
          </table:table-cell>
          <table:table-cell table:formula="of:=IF([.C235]&lt;&gt;&quot;&quot;;[.C235]*[.A235]+[$'loan-parameters'.$B$32];&quot;&quot;)" office:value-type="currency" office:currency="GBP" office:value="72080.3002896911" calcext:value-type="currency">
            <text:p>£72,080.30</text:p>
          </table:table-cell>
          <table:table-cell/>
          <table:table-cell office:value-type="currency" office:currency="GBP" office:value="1155" calcext:value-type="currency">
            <text:p>£1,155.00</text:p>
          </table:table-cell>
          <table:table-cell table:style-name="ce31" table:formula="of:=IF([.F235]&lt;=[$'current-situation'.$E$7];[$'loan-parameters'.$B$6]-ORG.OPENOFFICE.MONTHS([$'loan-parameters'.$B$4];TODAY();1)/12;COUNTIF([.$C$2:.$C$361];&quot;&gt;=&quot;&amp;[.F235])/12)" office:value-type="float" office:value="3.91666666666667" calcext:value-type="float">
            <text:p>3.92</text:p>
          </table:table-cell>
          <table:table-cell table:style-name="ce47" table:formula="of:=[.F235]*[.G235]*12+[$'loan-parameters'.$B$32]" office:value-type="currency" office:currency="GBP" office:value="54285" calcext:value-type="currency">
            <text:p>£54,28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1" table:formula="of:=[.A236]/12" office:value-type="float" office:value="19.5833333333333" calcext:value-type="float">
            <text:p>19.58</text:p>
          </table:table-cell>
          <table:table-cell table:style-name="ce47" table:formula="of:=IF([.B236]&lt;=[$'repayment-scenarios'.$B$28];[$'loan-parameters'.$B$31]*[$'current-situation'.$C$7]*(1+[$'current-situation'.$C$7])^[.A236]/((1+[$'current-situation'.$C$7])^[.A236]-1);&quot;&quot;)" office:value-type="currency" office:currency="GBP" office:value="307.14728317621" calcext:value-type="currency">
            <text:p>£307.15</text:p>
          </table:table-cell>
          <table:table-cell table:formula="of:=IF([.C236]&lt;&gt;&quot;&quot;;[.C236]*[.A236]+[$'loan-parameters'.$B$32];&quot;&quot;)" office:value-type="currency" office:currency="GBP" office:value="72179.6115464093" calcext:value-type="currency">
            <text:p>£72,179.61</text:p>
          </table:table-cell>
          <table:table-cell/>
          <table:table-cell office:value-type="currency" office:currency="GBP" office:value="1160" calcext:value-type="currency">
            <text:p>£1,160.00</text:p>
          </table:table-cell>
          <table:table-cell table:style-name="ce31" table:formula="of:=IF([.F236]&lt;=[$'current-situation'.$E$7];[$'loan-parameters'.$B$6]-ORG.OPENOFFICE.MONTHS([$'loan-parameters'.$B$4];TODAY();1)/12;COUNTIF([.$C$2:.$C$361];&quot;&gt;=&quot;&amp;[.F236])/12)" office:value-type="float" office:value="3.91666666666667" calcext:value-type="float">
            <text:p>3.92</text:p>
          </table:table-cell>
          <table:table-cell table:style-name="ce47" table:formula="of:=[.F236]*[.G236]*12+[$'loan-parameters'.$B$32]" office:value-type="currency" office:currency="GBP" office:value="54520" calcext:value-type="currency">
            <text:p>£54,5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1" table:formula="of:=[.A237]/12" office:value-type="float" office:value="19.6666666666667" calcext:value-type="float">
            <text:p>19.67</text:p>
          </table:table-cell>
          <table:table-cell table:style-name="ce47" table:formula="of:=IF([.B237]&lt;=[$'repayment-scenarios'.$B$28];[$'loan-parameters'.$B$31]*[$'current-situation'.$C$7]*(1+[$'current-situation'.$C$7])^[.A237]/((1+[$'current-situation'.$C$7])^[.A237]-1);&quot;&quot;)" office:value-type="currency" office:currency="GBP" office:value="306.266957782759" calcext:value-type="currency">
            <text:p>£306.27</text:p>
          </table:table-cell>
          <table:table-cell table:formula="of:=IF([.C237]&lt;&gt;&quot;&quot;;[.C237]*[.A237]+[$'loan-parameters'.$B$32];&quot;&quot;)" office:value-type="currency" office:currency="GBP" office:value="72279.0020367312" calcext:value-type="currency">
            <text:p>£72,279.00</text:p>
          </table:table-cell>
          <table:table-cell/>
          <table:table-cell office:value-type="currency" office:currency="GBP" office:value="1165" calcext:value-type="currency">
            <text:p>£1,165.00</text:p>
          </table:table-cell>
          <table:table-cell table:style-name="ce31" table:formula="of:=IF([.F237]&lt;=[$'current-situation'.$E$7];[$'loan-parameters'.$B$6]-ORG.OPENOFFICE.MONTHS([$'loan-parameters'.$B$4];TODAY();1)/12;COUNTIF([.$C$2:.$C$361];&quot;&gt;=&quot;&amp;[.F237])/12)" office:value-type="float" office:value="3.91666666666667" calcext:value-type="float">
            <text:p>3.92</text:p>
          </table:table-cell>
          <table:table-cell table:style-name="ce47" table:formula="of:=[.F237]*[.G237]*12+[$'loan-parameters'.$B$32]" office:value-type="currency" office:currency="GBP" office:value="54755" calcext:value-type="currency">
            <text:p>£54,7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1" table:formula="of:=[.A238]/12" office:value-type="float" office:value="19.75" calcext:value-type="float">
            <text:p>19.75</text:p>
          </table:table-cell>
          <table:table-cell table:style-name="ce47" table:formula="of:=IF([.B238]&lt;=[$'repayment-scenarios'.$B$28];[$'loan-parameters'.$B$31]*[$'current-situation'.$C$7]*(1+[$'current-situation'.$C$7])^[.A238]/((1+[$'current-situation'.$C$7])^[.A238]-1);&quot;&quot;)" office:value-type="currency" office:currency="GBP" office:value="305.394395461525" calcext:value-type="currency">
            <text:p>£305.39</text:p>
          </table:table-cell>
          <table:table-cell table:formula="of:=IF([.C238]&lt;&gt;&quot;&quot;;[.C238]*[.A238]+[$'loan-parameters'.$B$32];&quot;&quot;)" office:value-type="currency" office:currency="GBP" office:value="72378.4717243815" calcext:value-type="currency">
            <text:p>£72,378.47</text:p>
          </table:table-cell>
          <table:table-cell/>
          <table:table-cell office:value-type="currency" office:currency="GBP" office:value="1170" calcext:value-type="currency">
            <text:p>£1,170.00</text:p>
          </table:table-cell>
          <table:table-cell table:style-name="ce31" table:formula="of:=IF([.F238]&lt;=[$'current-situation'.$E$7];[$'loan-parameters'.$B$6]-ORG.OPENOFFICE.MONTHS([$'loan-parameters'.$B$4];TODAY();1)/12;COUNTIF([.$C$2:.$C$361];&quot;&gt;=&quot;&amp;[.F238])/12)" office:value-type="float" office:value="3.83333333333333" calcext:value-type="float">
            <text:p>3.83</text:p>
          </table:table-cell>
          <table:table-cell table:style-name="ce47" table:formula="of:=[.F238]*[.G238]*12+[$'loan-parameters'.$B$32]" office:value-type="currency" office:currency="GBP" office:value="53820" calcext:value-type="currency">
            <text:p>£53,8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1" table:formula="of:=[.A239]/12" office:value-type="float" office:value="19.8333333333333" calcext:value-type="float">
            <text:p>19.83</text:p>
          </table:table-cell>
          <table:table-cell table:style-name="ce47" table:formula="of:=IF([.B239]&lt;=[$'repayment-scenarios'.$B$28];[$'loan-parameters'.$B$31]*[$'current-situation'.$C$7]*(1+[$'current-situation'.$C$7])^[.A239]/((1+[$'current-situation'.$C$7])^[.A239]-1);&quot;&quot;)" office:value-type="currency" office:currency="GBP" office:value="304.529498205676" calcext:value-type="currency">
            <text:p>£304.53</text:p>
          </table:table-cell>
          <table:table-cell table:formula="of:=IF([.C239]&lt;&gt;&quot;&quot;;[.C239]*[.A239]+[$'loan-parameters'.$B$32];&quot;&quot;)" office:value-type="currency" office:currency="GBP" office:value="72478.020572951" calcext:value-type="currency">
            <text:p>£72,478.02</text:p>
          </table:table-cell>
          <table:table-cell/>
          <table:table-cell office:value-type="currency" office:currency="GBP" office:value="1175" calcext:value-type="currency">
            <text:p>£1,175.00</text:p>
          </table:table-cell>
          <table:table-cell table:style-name="ce31" table:formula="of:=IF([.F239]&lt;=[$'current-situation'.$E$7];[$'loan-parameters'.$B$6]-ORG.OPENOFFICE.MONTHS([$'loan-parameters'.$B$4];TODAY();1)/12;COUNTIF([.$C$2:.$C$361];&quot;&gt;=&quot;&amp;[.F239])/12)" office:value-type="float" office:value="3.83333333333333" calcext:value-type="float">
            <text:p>3.83</text:p>
          </table:table-cell>
          <table:table-cell table:style-name="ce47" table:formula="of:=[.F239]*[.G239]*12+[$'loan-parameters'.$B$32]" office:value-type="currency" office:currency="GBP" office:value="54050" calcext:value-type="currency">
            <text:p>£54,0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1" table:formula="of:=[.A240]/12" office:value-type="float" office:value="19.9166666666667" calcext:value-type="float">
            <text:p>19.92</text:p>
          </table:table-cell>
          <table:table-cell table:style-name="ce47" table:formula="of:=IF([.B240]&lt;=[$'repayment-scenarios'.$B$28];[$'loan-parameters'.$B$31]*[$'current-situation'.$C$7]*(1+[$'current-situation'.$C$7])^[.A240]/((1+[$'current-situation'.$C$7])^[.A240]-1);&quot;&quot;)" office:value-type="currency" office:currency="GBP" office:value="303.672169648101" calcext:value-type="currency">
            <text:p>£303.67</text:p>
          </table:table-cell>
          <table:table-cell table:formula="of:=IF([.C240]&lt;&gt;&quot;&quot;;[.C240]*[.A240]+[$'loan-parameters'.$B$32];&quot;&quot;)" office:value-type="currency" office:currency="GBP" office:value="72577.6485458961" calcext:value-type="currency">
            <text:p>£72,577.65</text:p>
          </table:table-cell>
          <table:table-cell/>
          <table:table-cell office:value-type="currency" office:currency="GBP" office:value="1180" calcext:value-type="currency">
            <text:p>£1,180.00</text:p>
          </table:table-cell>
          <table:table-cell table:style-name="ce31" table:formula="of:=IF([.F240]&lt;=[$'current-situation'.$E$7];[$'loan-parameters'.$B$6]-ORG.OPENOFFICE.MONTHS([$'loan-parameters'.$B$4];TODAY();1)/12;COUNTIF([.$C$2:.$C$361];&quot;&gt;=&quot;&amp;[.F240])/12)" office:value-type="float" office:value="3.83333333333333" calcext:value-type="float">
            <text:p>3.83</text:p>
          </table:table-cell>
          <table:table-cell table:style-name="ce47" table:formula="of:=[.F240]*[.G240]*12+[$'loan-parameters'.$B$32]" office:value-type="currency" office:currency="GBP" office:value="54280" calcext:value-type="currency">
            <text:p>£54,2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1" table:formula="of:=[.A241]/12" office:value-type="float" office:value="20" calcext:value-type="float">
            <text:p>20.00</text:p>
          </table:table-cell>
          <table:table-cell table:style-name="ce47" table:formula="of:=IF([.B241]&lt;=[$'repayment-scenarios'.$B$28];[$'loan-parameters'.$B$31]*[$'current-situation'.$C$7]*(1+[$'current-situation'.$C$7])^[.A241]/((1+[$'current-situation'.$C$7])^[.A241]-1);&quot;&quot;)" office:value-type="currency" office:currency="GBP" office:value="302.82231502725" calcext:value-type="currency">
            <text:p>£302.82</text:p>
          </table:table-cell>
          <table:table-cell table:formula="of:=IF([.C241]&lt;&gt;&quot;&quot;;[.C241]*[.A241]+[$'loan-parameters'.$B$32];&quot;&quot;)" office:value-type="currency" office:currency="GBP" office:value="72677.35560654" calcext:value-type="currency">
            <text:p>£72,677.36</text:p>
          </table:table-cell>
          <table:table-cell/>
          <table:table-cell office:value-type="currency" office:currency="GBP" office:value="1185" calcext:value-type="currency">
            <text:p>£1,185.00</text:p>
          </table:table-cell>
          <table:table-cell table:style-name="ce31" table:formula="of:=IF([.F241]&lt;=[$'current-situation'.$E$7];[$'loan-parameters'.$B$6]-ORG.OPENOFFICE.MONTHS([$'loan-parameters'.$B$4];TODAY();1)/12;COUNTIF([.$C$2:.$C$361];&quot;&gt;=&quot;&amp;[.F241])/12)" office:value-type="float" office:value="3.83333333333333" calcext:value-type="float">
            <text:p>3.83</text:p>
          </table:table-cell>
          <table:table-cell table:style-name="ce47" table:formula="of:=[.F241]*[.G241]*12+[$'loan-parameters'.$B$32]" office:value-type="currency" office:currency="GBP" office:value="54510" calcext:value-type="currency">
            <text:p>£54,5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1" table:formula="of:=[.A242]/12" office:value-type="float" office:value="20.0833333333333" calcext:value-type="float">
            <text:p>20.08</text:p>
          </table:table-cell>
          <table:table-cell table:style-name="ce47" table:formula="of:=IF([.B242]&lt;=[$'repayment-scenarios'.$B$28];[$'loan-parameters'.$B$31]*[$'current-situation'.$C$7]*(1+[$'current-situation'.$C$7])^[.A242]/((1+[$'current-situation'.$C$7])^[.A242]-1);&quot;&quot;)" office:value-type="currency" office:currency="GBP" office:value="301.979841153826" calcext:value-type="currency">
            <text:p>£301.98</text:p>
          </table:table-cell>
          <table:table-cell table:formula="of:=IF([.C242]&lt;&gt;&quot;&quot;;[.C242]*[.A242]+[$'loan-parameters'.$B$32];&quot;&quot;)" office:value-type="currency" office:currency="GBP" office:value="72777.1417180722" calcext:value-type="currency">
            <text:p>£72,777.14</text:p>
          </table:table-cell>
          <table:table-cell/>
          <table:table-cell office:value-type="currency" office:currency="GBP" office:value="1190" calcext:value-type="currency">
            <text:p>£1,190.00</text:p>
          </table:table-cell>
          <table:table-cell table:style-name="ce31" table:formula="of:=IF([.F242]&lt;=[$'current-situation'.$E$7];[$'loan-parameters'.$B$6]-ORG.OPENOFFICE.MONTHS([$'loan-parameters'.$B$4];TODAY();1)/12;COUNTIF([.$C$2:.$C$361];&quot;&gt;=&quot;&amp;[.F242])/12)" office:value-type="float" office:value="3.83333333333333" calcext:value-type="float">
            <text:p>3.83</text:p>
          </table:table-cell>
          <table:table-cell table:style-name="ce47" table:formula="of:=[.F242]*[.G242]*12+[$'loan-parameters'.$B$32]" office:value-type="currency" office:currency="GBP" office:value="54740" calcext:value-type="currency">
            <text:p>£54,7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1" table:formula="of:=[.A243]/12" office:value-type="float" office:value="20.1666666666667" calcext:value-type="float">
            <text:p>20.17</text:p>
          </table:table-cell>
          <table:table-cell table:style-name="ce47" table:formula="of:=IF([.B243]&lt;=[$'repayment-scenarios'.$B$28];[$'loan-parameters'.$B$31]*[$'current-situation'.$C$7]*(1+[$'current-situation'.$C$7])^[.A243]/((1+[$'current-situation'.$C$7])^[.A243]-1);&quot;&quot;)" office:value-type="currency" office:currency="GBP" office:value="301.144656378301" calcext:value-type="currency">
            <text:p>£301.14</text:p>
          </table:table-cell>
          <table:table-cell table:formula="of:=IF([.C243]&lt;&gt;&quot;&quot;;[.C243]*[.A243]+[$'loan-parameters'.$B$32];&quot;&quot;)" office:value-type="currency" office:currency="GBP" office:value="72877.0068435489" calcext:value-type="currency">
            <text:p>£72,877.01</text:p>
          </table:table-cell>
          <table:table-cell/>
          <table:table-cell office:value-type="currency" office:currency="GBP" office:value="1195" calcext:value-type="currency">
            <text:p>£1,195.00</text:p>
          </table:table-cell>
          <table:table-cell table:style-name="ce31" table:formula="of:=IF([.F243]&lt;=[$'current-situation'.$E$7];[$'loan-parameters'.$B$6]-ORG.OPENOFFICE.MONTHS([$'loan-parameters'.$B$4];TODAY();1)/12;COUNTIF([.$C$2:.$C$361];&quot;&gt;=&quot;&amp;[.F243])/12)" office:value-type="float" office:value="3.75" calcext:value-type="float">
            <text:p>3.75</text:p>
          </table:table-cell>
          <table:table-cell table:style-name="ce47" table:formula="of:=[.F243]*[.G243]*12+[$'loan-parameters'.$B$32]" office:value-type="currency" office:currency="GBP" office:value="53775" calcext:value-type="currency">
            <text:p>£53,7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1" table:formula="of:=[.A244]/12" office:value-type="float" office:value="20.25" calcext:value-type="float">
            <text:p>20.25</text:p>
          </table:table-cell>
          <table:table-cell table:style-name="ce47" table:formula="of:=IF([.B244]&lt;=[$'repayment-scenarios'.$B$28];[$'loan-parameters'.$B$31]*[$'current-situation'.$C$7]*(1+[$'current-situation'.$C$7])^[.A244]/((1+[$'current-situation'.$C$7])^[.A244]-1);&quot;&quot;)" office:value-type="currency" office:currency="GBP" office:value="300.316670559233" calcext:value-type="currency">
            <text:p>£300.32</text:p>
          </table:table-cell>
          <table:table-cell table:formula="of:=IF([.C244]&lt;&gt;&quot;&quot;;[.C244]*[.A244]+[$'loan-parameters'.$B$32];&quot;&quot;)" office:value-type="currency" office:currency="GBP" office:value="72976.9509458937" calcext:value-type="currency">
            <text:p>£72,976.95</text:p>
          </table:table-cell>
          <table:table-cell/>
          <table:table-cell office:value-type="currency" office:currency="GBP" office:value="1200" calcext:value-type="currency">
            <text:p>£1,200.00</text:p>
          </table:table-cell>
          <table:table-cell table:style-name="ce31" table:formula="of:=IF([.F244]&lt;=[$'current-situation'.$E$7];[$'loan-parameters'.$B$6]-ORG.OPENOFFICE.MONTHS([$'loan-parameters'.$B$4];TODAY();1)/12;COUNTIF([.$C$2:.$C$361];&quot;&gt;=&quot;&amp;[.F244])/12)" office:value-type="float" office:value="3.75" calcext:value-type="float">
            <text:p>3.75</text:p>
          </table:table-cell>
          <table:table-cell table:style-name="ce47" table:formula="of:=[.F244]*[.G244]*12+[$'loan-parameters'.$B$32]" office:value-type="currency" office:currency="GBP" office:value="54000" calcext:value-type="currency">
            <text:p>£54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1" table:formula="of:=[.A245]/12" office:value-type="float" office:value="20.3333333333333" calcext:value-type="float">
            <text:p>20.33</text:p>
          </table:table-cell>
          <table:table-cell table:style-name="ce47" table:formula="of:=IF([.B245]&lt;=[$'repayment-scenarios'.$B$28];[$'loan-parameters'.$B$31]*[$'current-situation'.$C$7]*(1+[$'current-situation'.$C$7])^[.A245]/((1+[$'current-situation'.$C$7])^[.A245]-1);&quot;&quot;)" office:value-type="currency" office:currency="GBP" office:value="299.495795032366" calcext:value-type="currency">
            <text:p>£299.50</text:p>
          </table:table-cell>
          <table:table-cell table:formula="of:=IF([.C245]&lt;&gt;&quot;&quot;;[.C245]*[.A245]+[$'loan-parameters'.$B$32];&quot;&quot;)" office:value-type="currency" office:currency="GBP" office:value="73076.9739878972" calcext:value-type="currency">
            <text:p>£73,076.97</text:p>
          </table:table-cell>
          <table:table-cell/>
          <table:table-cell office:value-type="currency" office:currency="GBP" office:value="1205" calcext:value-type="currency">
            <text:p>£1,205.00</text:p>
          </table:table-cell>
          <table:table-cell table:style-name="ce31" table:formula="of:=IF([.F245]&lt;=[$'current-situation'.$E$7];[$'loan-parameters'.$B$6]-ORG.OPENOFFICE.MONTHS([$'loan-parameters'.$B$4];TODAY();1)/12;COUNTIF([.$C$2:.$C$361];&quot;&gt;=&quot;&amp;[.F245])/12)" office:value-type="float" office:value="3.75" calcext:value-type="float">
            <text:p>3.75</text:p>
          </table:table-cell>
          <table:table-cell table:style-name="ce47" table:formula="of:=[.F245]*[.G245]*12+[$'loan-parameters'.$B$32]" office:value-type="currency" office:currency="GBP" office:value="54225" calcext:value-type="currency">
            <text:p>£54,2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1" table:formula="of:=[.A246]/12" office:value-type="float" office:value="20.4166666666667" calcext:value-type="float">
            <text:p>20.42</text:p>
          </table:table-cell>
          <table:table-cell table:style-name="ce47" table:formula="of:=IF([.B246]&lt;=[$'repayment-scenarios'.$B$28];[$'loan-parameters'.$B$31]*[$'current-situation'.$C$7]*(1+[$'current-situation'.$C$7])^[.A246]/((1+[$'current-situation'.$C$7])^[.A246]-1);&quot;&quot;)" office:value-type="currency" office:currency="GBP" office:value="298.68194258048" calcext:value-type="currency">
            <text:p>£298.68</text:p>
          </table:table-cell>
          <table:table-cell table:formula="of:=IF([.C246]&lt;&gt;&quot;&quot;;[.C246]*[.A246]+[$'loan-parameters'.$B$32];&quot;&quot;)" office:value-type="currency" office:currency="GBP" office:value="73177.0759322176" calcext:value-type="currency">
            <text:p>£73,177.08</text:p>
          </table:table-cell>
          <table:table-cell/>
          <table:table-cell office:value-type="currency" office:currency="GBP" office:value="1210" calcext:value-type="currency">
            <text:p>£1,210.00</text:p>
          </table:table-cell>
          <table:table-cell table:style-name="ce31" table:formula="of:=IF([.F246]&lt;=[$'current-situation'.$E$7];[$'loan-parameters'.$B$6]-ORG.OPENOFFICE.MONTHS([$'loan-parameters'.$B$4];TODAY();1)/12;COUNTIF([.$C$2:.$C$361];&quot;&gt;=&quot;&amp;[.F246])/12)" office:value-type="float" office:value="3.75" calcext:value-type="float">
            <text:p>3.75</text:p>
          </table:table-cell>
          <table:table-cell table:style-name="ce47" table:formula="of:=[.F246]*[.G246]*12+[$'loan-parameters'.$B$32]" office:value-type="currency" office:currency="GBP" office:value="54450" calcext:value-type="currency">
            <text:p>£54,4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1" table:formula="of:=[.A247]/12" office:value-type="float" office:value="20.5" calcext:value-type="float">
            <text:p>20.50</text:p>
          </table:table-cell>
          <table:table-cell table:style-name="ce47" table:formula="of:=IF([.B247]&lt;=[$'repayment-scenarios'.$B$28];[$'loan-parameters'.$B$31]*[$'current-situation'.$C$7]*(1+[$'current-situation'.$C$7])^[.A247]/((1+[$'current-situation'.$C$7])^[.A247]-1);&quot;&quot;)" office:value-type="currency" office:currency="GBP" office:value="297.875027403987" calcext:value-type="currency">
            <text:p>£297.88</text:p>
          </table:table-cell>
          <table:table-cell table:formula="of:=IF([.C247]&lt;&gt;&quot;&quot;;[.C247]*[.A247]+[$'loan-parameters'.$B$32];&quot;&quot;)" office:value-type="currency" office:currency="GBP" office:value="73277.2567413809" calcext:value-type="currency">
            <text:p>£73,277.26</text:p>
          </table:table-cell>
          <table:table-cell/>
          <table:table-cell office:value-type="currency" office:currency="GBP" office:value="1215" calcext:value-type="currency">
            <text:p>£1,215.00</text:p>
          </table:table-cell>
          <table:table-cell table:style-name="ce31" table:formula="of:=IF([.F247]&lt;=[$'current-situation'.$E$7];[$'loan-parameters'.$B$6]-ORG.OPENOFFICE.MONTHS([$'loan-parameters'.$B$4];TODAY();1)/12;COUNTIF([.$C$2:.$C$361];&quot;&gt;=&quot;&amp;[.F247])/12)" office:value-type="float" office:value="3.75" calcext:value-type="float">
            <text:p>3.75</text:p>
          </table:table-cell>
          <table:table-cell table:style-name="ce47" table:formula="of:=[.F247]*[.G247]*12+[$'loan-parameters'.$B$32]" office:value-type="currency" office:currency="GBP" office:value="54675" calcext:value-type="currency">
            <text:p>£54,6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1" table:formula="of:=[.A248]/12" office:value-type="float" office:value="20.5833333333333" calcext:value-type="float">
            <text:p>20.58</text:p>
          </table:table-cell>
          <table:table-cell table:style-name="ce47" table:formula="of:=IF([.B248]&lt;=[$'repayment-scenarios'.$B$28];[$'loan-parameters'.$B$31]*[$'current-situation'.$C$7]*(1+[$'current-situation'.$C$7])^[.A248]/((1+[$'current-situation'.$C$7])^[.A248]-1);&quot;&quot;)" office:value-type="currency" office:currency="GBP" office:value="297.074965092232" calcext:value-type="currency">
            <text:p>£297.07</text:p>
          </table:table-cell>
          <table:table-cell table:formula="of:=IF([.C248]&lt;&gt;&quot;&quot;;[.C248]*[.A248]+[$'loan-parameters'.$B$32];&quot;&quot;)" office:value-type="currency" office:currency="GBP" office:value="73377.5163777812" calcext:value-type="currency">
            <text:p>£73,377.52</text:p>
          </table:table-cell>
          <table:table-cell/>
          <table:table-cell office:value-type="currency" office:currency="GBP" office:value="1220" calcext:value-type="currency">
            <text:p>£1,220.00</text:p>
          </table:table-cell>
          <table:table-cell table:style-name="ce31" table:formula="of:=IF([.F248]&lt;=[$'current-situation'.$E$7];[$'loan-parameters'.$B$6]-ORG.OPENOFFICE.MONTHS([$'loan-parameters'.$B$4];TODAY();1)/12;COUNTIF([.$C$2:.$C$361];&quot;&gt;=&quot;&amp;[.F248])/12)" office:value-type="float" office:value="3.66666666666667" calcext:value-type="float">
            <text:p>3.67</text:p>
          </table:table-cell>
          <table:table-cell table:style-name="ce47" table:formula="of:=[.F248]*[.G248]*12+[$'loan-parameters'.$B$32]" office:value-type="currency" office:currency="GBP" office:value="53680" calcext:value-type="currency">
            <text:p>£53,6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1" table:formula="of:=[.A249]/12" office:value-type="float" office:value="20.6666666666667" calcext:value-type="float">
            <text:p>20.67</text:p>
          </table:table-cell>
          <table:table-cell table:style-name="ce47" table:formula="of:=IF([.B249]&lt;=[$'repayment-scenarios'.$B$28];[$'loan-parameters'.$B$31]*[$'current-situation'.$C$7]*(1+[$'current-situation'.$C$7])^[.A249]/((1+[$'current-situation'.$C$7])^[.A249]-1);&quot;&quot;)" office:value-type="currency" office:currency="GBP" office:value="296.281672595487" calcext:value-type="currency">
            <text:p>£296.28</text:p>
          </table:table-cell>
          <table:table-cell table:formula="of:=IF([.C249]&lt;&gt;&quot;&quot;;[.C249]*[.A249]+[$'loan-parameters'.$B$32];&quot;&quot;)" office:value-type="currency" office:currency="GBP" office:value="73477.8548036807" calcext:value-type="currency">
            <text:p>£73,477.85</text:p>
          </table:table-cell>
          <table:table-cell/>
          <table:table-cell office:value-type="currency" office:currency="GBP" office:value="1225" calcext:value-type="currency">
            <text:p>£1,225.00</text:p>
          </table:table-cell>
          <table:table-cell table:style-name="ce31" table:formula="of:=IF([.F249]&lt;=[$'current-situation'.$E$7];[$'loan-parameters'.$B$6]-ORG.OPENOFFICE.MONTHS([$'loan-parameters'.$B$4];TODAY();1)/12;COUNTIF([.$C$2:.$C$361];&quot;&gt;=&quot;&amp;[.F249])/12)" office:value-type="float" office:value="3.66666666666667" calcext:value-type="float">
            <text:p>3.67</text:p>
          </table:table-cell>
          <table:table-cell table:style-name="ce47" table:formula="of:=[.F249]*[.G249]*12+[$'loan-parameters'.$B$32]" office:value-type="currency" office:currency="GBP" office:value="53900" calcext:value-type="currency">
            <text:p>£53,9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1" table:formula="of:=[.A250]/12" office:value-type="float" office:value="20.75" calcext:value-type="float">
            <text:p>20.75</text:p>
          </table:table-cell>
          <table:table-cell table:style-name="ce47" table:formula="of:=IF([.B250]&lt;=[$'repayment-scenarios'.$B$28];[$'loan-parameters'.$B$31]*[$'current-situation'.$C$7]*(1+[$'current-situation'.$C$7])^[.A250]/((1+[$'current-situation'.$C$7])^[.A250]-1);&quot;&quot;)" office:value-type="currency" office:currency="GBP" office:value="295.495068197632" calcext:value-type="currency">
            <text:p>£295.50</text:p>
          </table:table-cell>
          <table:table-cell table:formula="of:=IF([.C250]&lt;&gt;&quot;&quot;;[.C250]*[.A250]+[$'loan-parameters'.$B$32];&quot;&quot;)" office:value-type="currency" office:currency="GBP" office:value="73578.2719812103" calcext:value-type="currency">
            <text:p>£73,578.27</text:p>
          </table:table-cell>
          <table:table-cell/>
          <table:table-cell office:value-type="currency" office:currency="GBP" office:value="1230" calcext:value-type="currency">
            <text:p>£1,230.00</text:p>
          </table:table-cell>
          <table:table-cell table:style-name="ce31" table:formula="of:=IF([.F250]&lt;=[$'current-situation'.$E$7];[$'loan-parameters'.$B$6]-ORG.OPENOFFICE.MONTHS([$'loan-parameters'.$B$4];TODAY();1)/12;COUNTIF([.$C$2:.$C$361];&quot;&gt;=&quot;&amp;[.F250])/12)" office:value-type="float" office:value="3.66666666666667" calcext:value-type="float">
            <text:p>3.67</text:p>
          </table:table-cell>
          <table:table-cell table:style-name="ce47" table:formula="of:=[.F250]*[.G250]*12+[$'loan-parameters'.$B$32]" office:value-type="currency" office:currency="GBP" office:value="54120" calcext:value-type="currency">
            <text:p>£54,1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1" table:formula="of:=[.A251]/12" office:value-type="float" office:value="20.8333333333333" calcext:value-type="float">
            <text:p>20.83</text:p>
          </table:table-cell>
          <table:table-cell table:style-name="ce47" table:formula="of:=IF([.B251]&lt;=[$'repayment-scenarios'.$B$28];[$'loan-parameters'.$B$31]*[$'current-situation'.$C$7]*(1+[$'current-situation'.$C$7])^[.A251]/((1+[$'current-situation'.$C$7])^[.A251]-1);&quot;&quot;)" office:value-type="currency" office:currency="GBP" office:value="294.715071489478" calcext:value-type="currency">
            <text:p>£294.72</text:p>
          </table:table-cell>
          <table:table-cell table:formula="of:=IF([.C251]&lt;&gt;&quot;&quot;;[.C251]*[.A251]+[$'loan-parameters'.$B$32];&quot;&quot;)" office:value-type="currency" office:currency="GBP" office:value="73678.7678723695" calcext:value-type="currency">
            <text:p>£73,678.77</text:p>
          </table:table-cell>
          <table:table-cell/>
          <table:table-cell office:value-type="currency" office:currency="GBP" office:value="1235" calcext:value-type="currency">
            <text:p>£1,235.00</text:p>
          </table:table-cell>
          <table:table-cell table:style-name="ce31" table:formula="of:=IF([.F251]&lt;=[$'current-situation'.$E$7];[$'loan-parameters'.$B$6]-ORG.OPENOFFICE.MONTHS([$'loan-parameters'.$B$4];TODAY();1)/12;COUNTIF([.$C$2:.$C$361];&quot;&gt;=&quot;&amp;[.F251])/12)" office:value-type="float" office:value="3.66666666666667" calcext:value-type="float">
            <text:p>3.67</text:p>
          </table:table-cell>
          <table:table-cell table:style-name="ce47" table:formula="of:=[.F251]*[.G251]*12+[$'loan-parameters'.$B$32]" office:value-type="currency" office:currency="GBP" office:value="54340" calcext:value-type="currency">
            <text:p>£54,3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1" table:formula="of:=[.A252]/12" office:value-type="float" office:value="20.9166666666667" calcext:value-type="float">
            <text:p>20.92</text:p>
          </table:table-cell>
          <table:table-cell table:style-name="ce47" table:formula="of:=IF([.B252]&lt;=[$'repayment-scenarios'.$B$28];[$'loan-parameters'.$B$31]*[$'current-situation'.$C$7]*(1+[$'current-situation'.$C$7])^[.A252]/((1+[$'current-situation'.$C$7])^[.A252]-1);&quot;&quot;)" office:value-type="currency" office:currency="GBP" office:value="293.941603342737" calcext:value-type="currency">
            <text:p>£293.94</text:p>
          </table:table-cell>
          <table:table-cell table:formula="of:=IF([.C252]&lt;&gt;&quot;&quot;;[.C252]*[.A252]+[$'loan-parameters'.$B$32];&quot;&quot;)" office:value-type="currency" office:currency="GBP" office:value="73779.342439027" calcext:value-type="currency">
            <text:p>£73,779.34</text:p>
          </table:table-cell>
          <table:table-cell/>
          <table:table-cell office:value-type="currency" office:currency="GBP" office:value="1240" calcext:value-type="currency">
            <text:p>£1,240.00</text:p>
          </table:table-cell>
          <table:table-cell table:style-name="ce31" table:formula="of:=IF([.F252]&lt;=[$'current-situation'.$E$7];[$'loan-parameters'.$B$6]-ORG.OPENOFFICE.MONTHS([$'loan-parameters'.$B$4];TODAY();1)/12;COUNTIF([.$C$2:.$C$361];&quot;&gt;=&quot;&amp;[.F252])/12)" office:value-type="float" office:value="3.66666666666667" calcext:value-type="float">
            <text:p>3.67</text:p>
          </table:table-cell>
          <table:table-cell table:style-name="ce47" table:formula="of:=[.F252]*[.G252]*12+[$'loan-parameters'.$B$32]" office:value-type="currency" office:currency="GBP" office:value="54560" calcext:value-type="currency">
            <text:p>£54,5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1" table:formula="of:=[.A253]/12" office:value-type="float" office:value="21" calcext:value-type="float">
            <text:p>21.00</text:p>
          </table:table-cell>
          <table:table-cell table:style-name="ce47" table:formula="of:=IF([.B253]&lt;=[$'repayment-scenarios'.$B$28];[$'loan-parameters'.$B$31]*[$'current-situation'.$C$7]*(1+[$'current-situation'.$C$7])^[.A253]/((1+[$'current-situation'.$C$7])^[.A253]-1);&quot;&quot;)" office:value-type="currency" office:currency="GBP" office:value="293.174585884605" calcext:value-type="currency">
            <text:p>£293.17</text:p>
          </table:table-cell>
          <table:table-cell table:formula="of:=IF([.C253]&lt;&gt;&quot;&quot;;[.C253]*[.A253]+[$'loan-parameters'.$B$32];&quot;&quot;)" office:value-type="currency" office:currency="GBP" office:value="73879.9956429206" calcext:value-type="currency">
            <text:p>£73,880.00</text:p>
          </table:table-cell>
          <table:table-cell/>
          <table:table-cell office:value-type="currency" office:currency="GBP" office:value="1245" calcext:value-type="currency">
            <text:p>£1,245.00</text:p>
          </table:table-cell>
          <table:table-cell table:style-name="ce31" table:formula="of:=IF([.F253]&lt;=[$'current-situation'.$E$7];[$'loan-parameters'.$B$6]-ORG.OPENOFFICE.MONTHS([$'loan-parameters'.$B$4];TODAY();1)/12;COUNTIF([.$C$2:.$C$361];&quot;&gt;=&quot;&amp;[.F253])/12)" office:value-type="float" office:value="3.58333333333333" calcext:value-type="float">
            <text:p>3.58</text:p>
          </table:table-cell>
          <table:table-cell table:style-name="ce47" table:formula="of:=[.F253]*[.G253]*12+[$'loan-parameters'.$B$32]" office:value-type="currency" office:currency="GBP" office:value="53535" calcext:value-type="currency">
            <text:p>£53,53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1" table:formula="of:=[.A254]/12" office:value-type="float" office:value="21.0833333333333" calcext:value-type="float">
            <text:p>21.08</text:p>
          </table:table-cell>
          <table:table-cell table:style-name="ce47" table:formula="of:=IF([.B254]&lt;=[$'repayment-scenarios'.$B$28];[$'loan-parameters'.$B$31]*[$'current-situation'.$C$7]*(1+[$'current-situation'.$C$7])^[.A254]/((1+[$'current-situation'.$C$7])^[.A254]-1);&quot;&quot;)" office:value-type="currency" office:currency="GBP" office:value="292.413942472955" calcext:value-type="currency">
            <text:p>£292.41</text:p>
          </table:table-cell>
          <table:table-cell table:formula="of:=IF([.C254]&lt;&gt;&quot;&quot;;[.C254]*[.A254]+[$'loan-parameters'.$B$32];&quot;&quot;)" office:value-type="currency" office:currency="GBP" office:value="73980.7274456576" calcext:value-type="currency">
            <text:p>£73,980.73</text:p>
          </table:table-cell>
          <table:table-cell/>
          <table:table-cell office:value-type="currency" office:currency="GBP" office:value="1250" calcext:value-type="currency">
            <text:p>£1,250.00</text:p>
          </table:table-cell>
          <table:table-cell table:style-name="ce31" table:formula="of:=IF([.F254]&lt;=[$'current-situation'.$E$7];[$'loan-parameters'.$B$6]-ORG.OPENOFFICE.MONTHS([$'loan-parameters'.$B$4];TODAY();1)/12;COUNTIF([.$C$2:.$C$361];&quot;&gt;=&quot;&amp;[.F254])/12)" office:value-type="float" office:value="3.58333333333333" calcext:value-type="float">
            <text:p>3.58</text:p>
          </table:table-cell>
          <table:table-cell table:style-name="ce47" table:formula="of:=[.F254]*[.G254]*12+[$'loan-parameters'.$B$32]" office:value-type="currency" office:currency="GBP" office:value="53750" calcext:value-type="currency">
            <text:p>£53,7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1" table:formula="of:=[.A255]/12" office:value-type="float" office:value="21.1666666666667" calcext:value-type="float">
            <text:p>21.17</text:p>
          </table:table-cell>
          <table:table-cell table:style-name="ce47" table:formula="of:=IF([.B255]&lt;=[$'repayment-scenarios'.$B$28];[$'loan-parameters'.$B$31]*[$'current-situation'.$C$7]*(1+[$'current-situation'.$C$7])^[.A255]/((1+[$'current-situation'.$C$7])^[.A255]-1);&quot;&quot;)" office:value-type="currency" office:currency="GBP" office:value="291.659597672107" calcext:value-type="currency">
            <text:p>£291.66</text:p>
          </table:table-cell>
          <table:table-cell table:formula="of:=IF([.C255]&lt;&gt;&quot;&quot;;[.C255]*[.A255]+[$'loan-parameters'.$B$32];&quot;&quot;)" office:value-type="currency" office:currency="GBP" office:value="74081.5378087153" calcext:value-type="currency">
            <text:p>£74,081.54</text:p>
          </table:table-cell>
          <table:table-cell/>
          <table:table-cell office:value-type="currency" office:currency="GBP" office:value="1255" calcext:value-type="currency">
            <text:p>£1,255.00</text:p>
          </table:table-cell>
          <table:table-cell table:style-name="ce31" table:formula="of:=IF([.F255]&lt;=[$'current-situation'.$E$7];[$'loan-parameters'.$B$6]-ORG.OPENOFFICE.MONTHS([$'loan-parameters'.$B$4];TODAY();1)/12;COUNTIF([.$C$2:.$C$361];&quot;&gt;=&quot;&amp;[.F255])/12)" office:value-type="float" office:value="3.58333333333333" calcext:value-type="float">
            <text:p>3.58</text:p>
          </table:table-cell>
          <table:table-cell table:style-name="ce47" table:formula="of:=[.F255]*[.G255]*12+[$'loan-parameters'.$B$32]" office:value-type="currency" office:currency="GBP" office:value="53965" calcext:value-type="currency">
            <text:p>£53,96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1" table:formula="of:=[.A256]/12" office:value-type="float" office:value="21.25" calcext:value-type="float">
            <text:p>21.25</text:p>
          </table:table-cell>
          <table:table-cell table:style-name="ce47" table:formula="of:=IF([.B256]&lt;=[$'repayment-scenarios'.$B$28];[$'loan-parameters'.$B$31]*[$'current-situation'.$C$7]*(1+[$'current-situation'.$C$7])^[.A256]/((1+[$'current-situation'.$C$7])^[.A256]-1);&quot;&quot;)" office:value-type="currency" office:currency="GBP" office:value="290.911477229179" calcext:value-type="currency">
            <text:p>£290.91</text:p>
          </table:table-cell>
          <table:table-cell table:formula="of:=IF([.C256]&lt;&gt;&quot;&quot;;[.C256]*[.A256]+[$'loan-parameters'.$B$32];&quot;&quot;)" office:value-type="currency" office:currency="GBP" office:value="74182.4266934407" calcext:value-type="currency">
            <text:p>£74,182.43</text:p>
          </table:table-cell>
          <table:table-cell/>
          <table:table-cell office:value-type="currency" office:currency="GBP" office:value="1260" calcext:value-type="currency">
            <text:p>£1,260.00</text:p>
          </table:table-cell>
          <table:table-cell table:style-name="ce31" table:formula="of:=IF([.F256]&lt;=[$'current-situation'.$E$7];[$'loan-parameters'.$B$6]-ORG.OPENOFFICE.MONTHS([$'loan-parameters'.$B$4];TODAY();1)/12;COUNTIF([.$C$2:.$C$361];&quot;&gt;=&quot;&amp;[.F256])/12)" office:value-type="float" office:value="3.58333333333333" calcext:value-type="float">
            <text:p>3.58</text:p>
          </table:table-cell>
          <table:table-cell table:style-name="ce47" table:formula="of:=[.F256]*[.G256]*12+[$'loan-parameters'.$B$32]" office:value-type="currency" office:currency="GBP" office:value="54180" calcext:value-type="currency">
            <text:p>£54,1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1" table:formula="of:=[.A257]/12" office:value-type="float" office:value="21.3333333333333" calcext:value-type="float">
            <text:p>21.33</text:p>
          </table:table-cell>
          <table:table-cell table:style-name="ce47" table:formula="of:=IF([.B257]&lt;=[$'repayment-scenarios'.$B$28];[$'loan-parameters'.$B$31]*[$'current-situation'.$C$7]*(1+[$'current-situation'.$C$7])^[.A257]/((1+[$'current-situation'.$C$7])^[.A257]-1);&quot;&quot;)" office:value-type="currency" office:currency="GBP" office:value="290.169508050981" calcext:value-type="currency">
            <text:p>£290.17</text:p>
          </table:table-cell>
          <table:table-cell table:formula="of:=IF([.C257]&lt;&gt;&quot;&quot;;[.C257]*[.A257]+[$'loan-parameters'.$B$32];&quot;&quot;)" office:value-type="currency" office:currency="GBP" office:value="74283.3940610513" calcext:value-type="currency">
            <text:p>£74,283.39</text:p>
          </table:table-cell>
          <table:table-cell/>
          <table:table-cell office:value-type="currency" office:currency="GBP" office:value="1265" calcext:value-type="currency">
            <text:p>£1,265.00</text:p>
          </table:table-cell>
          <table:table-cell table:style-name="ce31" table:formula="of:=IF([.F257]&lt;=[$'current-situation'.$E$7];[$'loan-parameters'.$B$6]-ORG.OPENOFFICE.MONTHS([$'loan-parameters'.$B$4];TODAY();1)/12;COUNTIF([.$C$2:.$C$361];&quot;&gt;=&quot;&amp;[.F257])/12)" office:value-type="float" office:value="3.58333333333333" calcext:value-type="float">
            <text:p>3.58</text:p>
          </table:table-cell>
          <table:table-cell table:style-name="ce47" table:formula="of:=[.F257]*[.G257]*12+[$'loan-parameters'.$B$32]" office:value-type="currency" office:currency="GBP" office:value="54395" calcext:value-type="currency">
            <text:p>£54,39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1" table:formula="of:=[.A258]/12" office:value-type="float" office:value="21.4166666666667" calcext:value-type="float">
            <text:p>21.42</text:p>
          </table:table-cell>
          <table:table-cell table:style-name="ce47" table:formula="of:=IF([.B258]&lt;=[$'repayment-scenarios'.$B$28];[$'loan-parameters'.$B$31]*[$'current-situation'.$C$7]*(1+[$'current-situation'.$C$7])^[.A258]/((1+[$'current-situation'.$C$7])^[.A258]-1);&quot;&quot;)" office:value-type="currency" office:currency="GBP" office:value="289.433618181459" calcext:value-type="currency">
            <text:p>£289.43</text:p>
          </table:table-cell>
          <table:table-cell table:formula="of:=IF([.C258]&lt;&gt;&quot;&quot;;[.C258]*[.A258]+[$'loan-parameters'.$B$32];&quot;&quot;)" office:value-type="currency" office:currency="GBP" office:value="74384.439872635" calcext:value-type="currency">
            <text:p>£74,384.44</text:p>
          </table:table-cell>
          <table:table-cell/>
          <table:table-cell office:value-type="currency" office:currency="GBP" office:value="1270" calcext:value-type="currency">
            <text:p>£1,270.00</text:p>
          </table:table-cell>
          <table:table-cell table:style-name="ce31" table:formula="of:=IF([.F258]&lt;=[$'current-situation'.$E$7];[$'loan-parameters'.$B$6]-ORG.OPENOFFICE.MONTHS([$'loan-parameters'.$B$4];TODAY();1)/12;COUNTIF([.$C$2:.$C$361];&quot;&gt;=&quot;&amp;[.F258])/12)" office:value-type="float" office:value="3.5" calcext:value-type="float">
            <text:p>3.50</text:p>
          </table:table-cell>
          <table:table-cell table:style-name="ce47" table:formula="of:=[.F258]*[.G258]*12+[$'loan-parameters'.$B$32]" office:value-type="currency" office:currency="GBP" office:value="53340" calcext:value-type="currency">
            <text:p>£53,3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1" table:formula="of:=[.A259]/12" office:value-type="float" office:value="21.5" calcext:value-type="float">
            <text:p>21.50</text:p>
          </table:table-cell>
          <table:table-cell table:style-name="ce47" table:formula="of:=IF([.B259]&lt;=[$'repayment-scenarios'.$B$28];[$'loan-parameters'.$B$31]*[$'current-situation'.$C$7]*(1+[$'current-situation'.$C$7])^[.A259]/((1+[$'current-situation'.$C$7])^[.A259]-1);&quot;&quot;)" office:value-type="currency" office:currency="GBP" office:value="288.703736779653" calcext:value-type="currency">
            <text:p>£288.70</text:p>
          </table:table-cell>
          <table:table-cell table:formula="of:=IF([.C259]&lt;&gt;&quot;&quot;;[.C259]*[.A259]+[$'loan-parameters'.$B$32];&quot;&quot;)" office:value-type="currency" office:currency="GBP" office:value="74485.5640891506" calcext:value-type="currency">
            <text:p>£74,485.56</text:p>
          </table:table-cell>
          <table:table-cell/>
          <table:table-cell office:value-type="currency" office:currency="GBP" office:value="1275" calcext:value-type="currency">
            <text:p>£1,275.00</text:p>
          </table:table-cell>
          <table:table-cell table:style-name="ce31" table:formula="of:=IF([.F259]&lt;=[$'current-situation'.$E$7];[$'loan-parameters'.$B$6]-ORG.OPENOFFICE.MONTHS([$'loan-parameters'.$B$4];TODAY();1)/12;COUNTIF([.$C$2:.$C$361];&quot;&gt;=&quot;&amp;[.F259])/12)" office:value-type="float" office:value="3.5" calcext:value-type="float">
            <text:p>3.50</text:p>
          </table:table-cell>
          <table:table-cell table:style-name="ce47" table:formula="of:=[.F259]*[.G259]*12+[$'loan-parameters'.$B$32]" office:value-type="currency" office:currency="GBP" office:value="53550" calcext:value-type="currency">
            <text:p>£53,5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1" table:formula="of:=[.A260]/12" office:value-type="float" office:value="21.5833333333333" calcext:value-type="float">
            <text:p>21.58</text:p>
          </table:table-cell>
          <table:table-cell table:style-name="ce47" table:formula="of:=IF([.B260]&lt;=[$'repayment-scenarios'.$B$28];[$'loan-parameters'.$B$31]*[$'current-situation'.$C$7]*(1+[$'current-situation'.$C$7])^[.A260]/((1+[$'current-situation'.$C$7])^[.A260]-1);&quot;&quot;)" office:value-type="currency" office:currency="GBP" office:value="287.979794098177" calcext:value-type="currency">
            <text:p>£287.98</text:p>
          </table:table-cell>
          <table:table-cell table:formula="of:=IF([.C260]&lt;&gt;&quot;&quot;;[.C260]*[.A260]+[$'loan-parameters'.$B$32];&quot;&quot;)" office:value-type="currency" office:currency="GBP" office:value="74586.7666714277" calcext:value-type="currency">
            <text:p>£74,586.77</text:p>
          </table:table-cell>
          <table:table-cell/>
          <table:table-cell office:value-type="currency" office:currency="GBP" office:value="1280" calcext:value-type="currency">
            <text:p>£1,280.00</text:p>
          </table:table-cell>
          <table:table-cell table:style-name="ce31" table:formula="of:=IF([.F260]&lt;=[$'current-situation'.$E$7];[$'loan-parameters'.$B$6]-ORG.OPENOFFICE.MONTHS([$'loan-parameters'.$B$4];TODAY();1)/12;COUNTIF([.$C$2:.$C$361];&quot;&gt;=&quot;&amp;[.F260])/12)" office:value-type="float" office:value="3.5" calcext:value-type="float">
            <text:p>3.50</text:p>
          </table:table-cell>
          <table:table-cell table:style-name="ce47" table:formula="of:=[.F260]*[.G260]*12+[$'loan-parameters'.$B$32]" office:value-type="currency" office:currency="GBP" office:value="53760" calcext:value-type="currency">
            <text:p>£53,7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1" table:formula="of:=[.A261]/12" office:value-type="float" office:value="21.6666666666667" calcext:value-type="float">
            <text:p>21.67</text:p>
          </table:table-cell>
          <table:table-cell table:style-name="ce47" table:formula="of:=IF([.B261]&lt;=[$'repayment-scenarios'.$B$28];[$'loan-parameters'.$B$31]*[$'current-situation'.$C$7]*(1+[$'current-situation'.$C$7])^[.A261]/((1+[$'current-situation'.$C$7])^[.A261]-1);&quot;&quot;)" office:value-type="currency" office:currency="GBP" office:value="287.261721462183" calcext:value-type="currency">
            <text:p>£287.26</text:p>
          </table:table-cell>
          <table:table-cell table:formula="of:=IF([.C261]&lt;&gt;&quot;&quot;;[.C261]*[.A261]+[$'loan-parameters'.$B$32];&quot;&quot;)" office:value-type="currency" office:currency="GBP" office:value="74688.0475801675" calcext:value-type="currency">
            <text:p>£74,688.05</text:p>
          </table:table-cell>
          <table:table-cell/>
          <table:table-cell office:value-type="currency" office:currency="GBP" office:value="1285" calcext:value-type="currency">
            <text:p>£1,285.00</text:p>
          </table:table-cell>
          <table:table-cell table:style-name="ce31" table:formula="of:=IF([.F261]&lt;=[$'current-situation'.$E$7];[$'loan-parameters'.$B$6]-ORG.OPENOFFICE.MONTHS([$'loan-parameters'.$B$4];TODAY();1)/12;COUNTIF([.$C$2:.$C$361];&quot;&gt;=&quot;&amp;[.F261])/12)" office:value-type="float" office:value="3.5" calcext:value-type="float">
            <text:p>3.50</text:p>
          </table:table-cell>
          <table:table-cell table:style-name="ce47" table:formula="of:=[.F261]*[.G261]*12+[$'loan-parameters'.$B$32]" office:value-type="currency" office:currency="GBP" office:value="53970" calcext:value-type="currency">
            <text:p>£53,9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1" table:formula="of:=[.A262]/12" office:value-type="float" office:value="21.75" calcext:value-type="float">
            <text:p>21.75</text:p>
          </table:table-cell>
          <table:table-cell table:style-name="ce47" table:formula="of:=IF([.B262]&lt;=[$'repayment-scenarios'.$B$28];[$'loan-parameters'.$B$31]*[$'current-situation'.$C$7]*(1+[$'current-situation'.$C$7])^[.A262]/((1+[$'current-situation'.$C$7])^[.A262]-1);&quot;&quot;)" office:value-type="currency" office:currency="GBP" office:value="286.549451248822" calcext:value-type="currency">
            <text:p>£286.55</text:p>
          </table:table-cell>
          <table:table-cell table:formula="of:=IF([.C262]&lt;&gt;&quot;&quot;;[.C262]*[.A262]+[$'loan-parameters'.$B$32];&quot;&quot;)" office:value-type="currency" office:currency="GBP" office:value="74789.4067759425" calcext:value-type="currency">
            <text:p>£74,789.41</text:p>
          </table:table-cell>
          <table:table-cell/>
          <table:table-cell office:value-type="currency" office:currency="GBP" office:value="1290" calcext:value-type="currency">
            <text:p>£1,290.00</text:p>
          </table:table-cell>
          <table:table-cell table:style-name="ce31" table:formula="of:=IF([.F262]&lt;=[$'current-situation'.$E$7];[$'loan-parameters'.$B$6]-ORG.OPENOFFICE.MONTHS([$'loan-parameters'.$B$4];TODAY();1)/12;COUNTIF([.$C$2:.$C$361];&quot;&gt;=&quot;&amp;[.F262])/12)" office:value-type="float" office:value="3.5" calcext:value-type="float">
            <text:p>3.50</text:p>
          </table:table-cell>
          <table:table-cell table:style-name="ce47" table:formula="of:=[.F262]*[.G262]*12+[$'loan-parameters'.$B$32]" office:value-type="currency" office:currency="GBP" office:value="54180" calcext:value-type="currency">
            <text:p>£54,1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1" table:formula="of:=[.A263]/12" office:value-type="float" office:value="21.8333333333333" calcext:value-type="float">
            <text:p>21.83</text:p>
          </table:table-cell>
          <table:table-cell table:style-name="ce47" table:formula="of:=IF([.B263]&lt;=[$'repayment-scenarios'.$B$28];[$'loan-parameters'.$B$31]*[$'current-situation'.$C$7]*(1+[$'current-situation'.$C$7])^[.A263]/((1+[$'current-situation'.$C$7])^[.A263]-1);&quot;&quot;)" office:value-type="currency" office:currency="GBP" office:value="285.842916867164" calcext:value-type="currency">
            <text:p>£285.84</text:p>
          </table:table-cell>
          <table:table-cell table:formula="of:=IF([.C263]&lt;&gt;&quot;&quot;;[.C263]*[.A263]+[$'loan-parameters'.$B$32];&quot;&quot;)" office:value-type="currency" office:currency="GBP" office:value="74890.844219197" calcext:value-type="currency">
            <text:p>£74,890.84</text:p>
          </table:table-cell>
          <table:table-cell/>
          <table:table-cell office:value-type="currency" office:currency="GBP" office:value="1295" calcext:value-type="currency">
            <text:p>£1,295.00</text:p>
          </table:table-cell>
          <table:table-cell table:style-name="ce31" table:formula="of:=IF([.F263]&lt;=[$'current-situation'.$E$7];[$'loan-parameters'.$B$6]-ORG.OPENOFFICE.MONTHS([$'loan-parameters'.$B$4];TODAY();1)/12;COUNTIF([.$C$2:.$C$361];&quot;&gt;=&quot;&amp;[.F263])/12)" office:value-type="float" office:value="3.5" calcext:value-type="float">
            <text:p>3.50</text:p>
          </table:table-cell>
          <table:table-cell table:style-name="ce47" table:formula="of:=[.F263]*[.G263]*12+[$'loan-parameters'.$B$32]" office:value-type="currency" office:currency="GBP" office:value="54390" calcext:value-type="currency">
            <text:p>£54,3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1" table:formula="of:=[.A264]/12" office:value-type="float" office:value="21.9166666666667" calcext:value-type="float">
            <text:p>21.92</text:p>
          </table:table-cell>
          <table:table-cell table:style-name="ce47" table:formula="of:=IF([.B264]&lt;=[$'repayment-scenarios'.$B$28];[$'loan-parameters'.$B$31]*[$'current-situation'.$C$7]*(1+[$'current-situation'.$C$7])^[.A264]/((1+[$'current-situation'.$C$7])^[.A264]-1);&quot;&quot;)" office:value-type="currency" office:currency="GBP" office:value="285.142052738584" calcext:value-type="currency">
            <text:p>£285.14</text:p>
          </table:table-cell>
          <table:table-cell table:formula="of:=IF([.C264]&lt;&gt;&quot;&quot;;[.C264]*[.A264]+[$'loan-parameters'.$B$32];&quot;&quot;)" office:value-type="currency" office:currency="GBP" office:value="74992.3598702476" calcext:value-type="currency">
            <text:p>£74,992.36</text:p>
          </table:table-cell>
          <table:table-cell/>
          <table:table-cell office:value-type="currency" office:currency="GBP" office:value="1300" calcext:value-type="currency">
            <text:p>£1,300.00</text:p>
          </table:table-cell>
          <table:table-cell table:style-name="ce31" table:formula="of:=IF([.F264]&lt;=[$'current-situation'.$E$7];[$'loan-parameters'.$B$6]-ORG.OPENOFFICE.MONTHS([$'loan-parameters'.$B$4];TODAY();1)/12;COUNTIF([.$C$2:.$C$361];&quot;&gt;=&quot;&amp;[.F264])/12)" office:value-type="float" office:value="3.41666666666667" calcext:value-type="float">
            <text:p>3.42</text:p>
          </table:table-cell>
          <table:table-cell table:style-name="ce47" table:formula="of:=[.F264]*[.G264]*12+[$'loan-parameters'.$B$32]" office:value-type="currency" office:currency="GBP" office:value="53300" calcext:value-type="currency">
            <text:p>£53,3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1" table:formula="of:=[.A265]/12" office:value-type="float" office:value="22" calcext:value-type="float">
            <text:p>22.00</text:p>
          </table:table-cell>
          <table:table-cell table:style-name="ce47" table:formula="of:=IF([.B265]&lt;=[$'repayment-scenarios'.$B$28];[$'loan-parameters'.$B$31]*[$'current-situation'.$C$7]*(1+[$'current-situation'.$C$7])^[.A265]/((1+[$'current-situation'.$C$7])^[.A265]-1);&quot;&quot;)" office:value-type="currency" office:currency="GBP" office:value="284.446794277586" calcext:value-type="currency">
            <text:p>£284.45</text:p>
          </table:table-cell>
          <table:table-cell table:formula="of:=IF([.C265]&lt;&gt;&quot;&quot;;[.C265]*[.A265]+[$'loan-parameters'.$B$32];&quot;&quot;)" office:value-type="currency" office:currency="GBP" office:value="75093.9536892828" calcext:value-type="currency">
            <text:p>£75,093.95</text:p>
          </table:table-cell>
          <table:table-cell/>
          <table:table-cell office:value-type="currency" office:currency="GBP" office:value="1305" calcext:value-type="currency">
            <text:p>£1,305.00</text:p>
          </table:table-cell>
          <table:table-cell table:style-name="ce31" table:formula="of:=IF([.F265]&lt;=[$'current-situation'.$E$7];[$'loan-parameters'.$B$6]-ORG.OPENOFFICE.MONTHS([$'loan-parameters'.$B$4];TODAY();1)/12;COUNTIF([.$C$2:.$C$361];&quot;&gt;=&quot;&amp;[.F265])/12)" office:value-type="float" office:value="3.41666666666667" calcext:value-type="float">
            <text:p>3.42</text:p>
          </table:table-cell>
          <table:table-cell table:style-name="ce47" table:formula="of:=[.F265]*[.G265]*12+[$'loan-parameters'.$B$32]" office:value-type="currency" office:currency="GBP" office:value="53505" calcext:value-type="currency">
            <text:p>£53,50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1" table:formula="of:=[.A266]/12" office:value-type="float" office:value="22.0833333333333" calcext:value-type="float">
            <text:p>22.08</text:p>
          </table:table-cell>
          <table:table-cell table:style-name="ce47" table:formula="of:=IF([.B266]&lt;=[$'repayment-scenarios'.$B$28];[$'loan-parameters'.$B$31]*[$'current-situation'.$C$7]*(1+[$'current-situation'.$C$7])^[.A266]/((1+[$'current-situation'.$C$7])^[.A266]-1);&quot;&quot;)" office:value-type="currency" office:currency="GBP" office:value="283.757077873072" calcext:value-type="currency">
            <text:p>£283.76</text:p>
          </table:table-cell>
          <table:table-cell table:formula="of:=IF([.C266]&lt;&gt;&quot;&quot;;[.C266]*[.A266]+[$'loan-parameters'.$B$32];&quot;&quot;)" office:value-type="currency" office:currency="GBP" office:value="75195.625636364" calcext:value-type="currency">
            <text:p>£75,195.63</text:p>
          </table:table-cell>
          <table:table-cell/>
          <table:table-cell office:value-type="currency" office:currency="GBP" office:value="1310" calcext:value-type="currency">
            <text:p>£1,310.00</text:p>
          </table:table-cell>
          <table:table-cell table:style-name="ce31" table:formula="of:=IF([.F266]&lt;=[$'current-situation'.$E$7];[$'loan-parameters'.$B$6]-ORG.OPENOFFICE.MONTHS([$'loan-parameters'.$B$4];TODAY();1)/12;COUNTIF([.$C$2:.$C$361];&quot;&gt;=&quot;&amp;[.F266])/12)" office:value-type="float" office:value="3.41666666666667" calcext:value-type="float">
            <text:p>3.42</text:p>
          </table:table-cell>
          <table:table-cell table:style-name="ce47" table:formula="of:=[.F266]*[.G266]*12+[$'loan-parameters'.$B$32]" office:value-type="currency" office:currency="GBP" office:value="53710" calcext:value-type="currency">
            <text:p>£53,7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1" table:formula="of:=[.A267]/12" office:value-type="float" office:value="22.1666666666667" calcext:value-type="float">
            <text:p>22.17</text:p>
          </table:table-cell>
          <table:table-cell table:style-name="ce47" table:formula="of:=IF([.B267]&lt;=[$'repayment-scenarios'.$B$28];[$'loan-parameters'.$B$31]*[$'current-situation'.$C$7]*(1+[$'current-situation'.$C$7])^[.A267]/((1+[$'current-situation'.$C$7])^[.A267]-1);&quot;&quot;)" office:value-type="currency" office:currency="GBP" office:value="283.07284087002" calcext:value-type="currency">
            <text:p>£283.07</text:p>
          </table:table-cell>
          <table:table-cell table:formula="of:=IF([.C267]&lt;&gt;&quot;&quot;;[.C267]*[.A267]+[$'loan-parameters'.$B$32];&quot;&quot;)" office:value-type="currency" office:currency="GBP" office:value="75297.3756714254" calcext:value-type="currency">
            <text:p>£75,297.38</text:p>
          </table:table-cell>
          <table:table-cell/>
          <table:table-cell office:value-type="currency" office:currency="GBP" office:value="1315" calcext:value-type="currency">
            <text:p>£1,315.00</text:p>
          </table:table-cell>
          <table:table-cell table:style-name="ce31" table:formula="of:=IF([.F267]&lt;=[$'current-situation'.$E$7];[$'loan-parameters'.$B$6]-ORG.OPENOFFICE.MONTHS([$'loan-parameters'.$B$4];TODAY();1)/12;COUNTIF([.$C$2:.$C$361];&quot;&gt;=&quot;&amp;[.F267])/12)" office:value-type="float" office:value="3.41666666666667" calcext:value-type="float">
            <text:p>3.42</text:p>
          </table:table-cell>
          <table:table-cell table:style-name="ce47" table:formula="of:=[.F267]*[.G267]*12+[$'loan-parameters'.$B$32]" office:value-type="currency" office:currency="GBP" office:value="53915" calcext:value-type="currency">
            <text:p>£53,91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1" table:formula="of:=[.A268]/12" office:value-type="float" office:value="22.25" calcext:value-type="float">
            <text:p>22.25</text:p>
          </table:table-cell>
          <table:table-cell table:style-name="ce47" table:formula="of:=IF([.B268]&lt;=[$'repayment-scenarios'.$B$28];[$'loan-parameters'.$B$31]*[$'current-situation'.$C$7]*(1+[$'current-situation'.$C$7])^[.A268]/((1+[$'current-situation'.$C$7])^[.A268]-1);&quot;&quot;)" office:value-type="currency" office:currency="GBP" office:value="282.394021551588" calcext:value-type="currency">
            <text:p>£282.39</text:p>
          </table:table-cell>
          <table:table-cell table:formula="of:=IF([.C268]&lt;&gt;&quot;&quot;;[.C268]*[.A268]+[$'loan-parameters'.$B$32];&quot;&quot;)" office:value-type="currency" office:currency="GBP" office:value="75399.203754274" calcext:value-type="currency">
            <text:p>£75,399.20</text:p>
          </table:table-cell>
          <table:table-cell/>
          <table:table-cell office:value-type="currency" office:currency="GBP" office:value="1320" calcext:value-type="currency">
            <text:p>£1,320.00</text:p>
          </table:table-cell>
          <table:table-cell table:style-name="ce31" table:formula="of:=IF([.F268]&lt;=[$'current-situation'.$E$7];[$'loan-parameters'.$B$6]-ORG.OPENOFFICE.MONTHS([$'loan-parameters'.$B$4];TODAY();1)/12;COUNTIF([.$C$2:.$C$361];&quot;&gt;=&quot;&amp;[.F268])/12)" office:value-type="float" office:value="3.41666666666667" calcext:value-type="float">
            <text:p>3.42</text:p>
          </table:table-cell>
          <table:table-cell table:style-name="ce47" table:formula="of:=[.F268]*[.G268]*12+[$'loan-parameters'.$B$32]" office:value-type="currency" office:currency="GBP" office:value="54120" calcext:value-type="currency">
            <text:p>£54,1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1" table:formula="of:=[.A269]/12" office:value-type="float" office:value="22.3333333333333" calcext:value-type="float">
            <text:p>22.33</text:p>
          </table:table-cell>
          <table:table-cell table:style-name="ce47" table:formula="of:=IF([.B269]&lt;=[$'repayment-scenarios'.$B$28];[$'loan-parameters'.$B$31]*[$'current-situation'.$C$7]*(1+[$'current-situation'.$C$7])^[.A269]/((1+[$'current-situation'.$C$7])^[.A269]-1);&quot;&quot;)" office:value-type="currency" office:currency="GBP" office:value="281.720559121607" calcext:value-type="currency">
            <text:p>£281.72</text:p>
          </table:table-cell>
          <table:table-cell table:formula="of:=IF([.C269]&lt;&gt;&quot;&quot;;[.C269]*[.A269]+[$'loan-parameters'.$B$32];&quot;&quot;)" office:value-type="currency" office:currency="GBP" office:value="75501.1098445906" calcext:value-type="currency">
            <text:p>£75,501.11</text:p>
          </table:table-cell>
          <table:table-cell/>
          <table:table-cell office:value-type="currency" office:currency="GBP" office:value="1325" calcext:value-type="currency">
            <text:p>£1,325.00</text:p>
          </table:table-cell>
          <table:table-cell table:style-name="ce31" table:formula="of:=IF([.F269]&lt;=[$'current-situation'.$E$7];[$'loan-parameters'.$B$6]-ORG.OPENOFFICE.MONTHS([$'loan-parameters'.$B$4];TODAY();1)/12;COUNTIF([.$C$2:.$C$361];&quot;&gt;=&quot;&amp;[.F269])/12)" office:value-type="float" office:value="3.41666666666667" calcext:value-type="float">
            <text:p>3.42</text:p>
          </table:table-cell>
          <table:table-cell table:style-name="ce47" table:formula="of:=[.F269]*[.G269]*12+[$'loan-parameters'.$B$32]" office:value-type="currency" office:currency="GBP" office:value="54325" calcext:value-type="currency">
            <text:p>£54,3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1" table:formula="of:=[.A270]/12" office:value-type="float" office:value="22.4166666666667" calcext:value-type="float">
            <text:p>22.42</text:p>
          </table:table-cell>
          <table:table-cell table:style-name="ce47" table:formula="of:=IF([.B270]&lt;=[$'repayment-scenarios'.$B$28];[$'loan-parameters'.$B$31]*[$'current-situation'.$C$7]*(1+[$'current-situation'.$C$7])^[.A270]/((1+[$'current-situation'.$C$7])^[.A270]-1);&quot;&quot;)" office:value-type="currency" office:currency="GBP" office:value="281.052393687469" calcext:value-type="currency">
            <text:p>£281.05</text:p>
          </table:table-cell>
          <table:table-cell table:formula="of:=IF([.C270]&lt;&gt;&quot;&quot;;[.C270]*[.A270]+[$'loan-parameters'.$B$32];&quot;&quot;)" office:value-type="currency" office:currency="GBP" office:value="75603.0939019293" calcext:value-type="currency">
            <text:p>£75,603.09</text:p>
          </table:table-cell>
          <table:table-cell/>
          <table:table-cell office:value-type="currency" office:currency="GBP" office:value="1330" calcext:value-type="currency">
            <text:p>£1,330.00</text:p>
          </table:table-cell>
          <table:table-cell table:style-name="ce31" table:formula="of:=IF([.F270]&lt;=[$'current-situation'.$E$7];[$'loan-parameters'.$B$6]-ORG.OPENOFFICE.MONTHS([$'loan-parameters'.$B$4];TODAY();1)/12;COUNTIF([.$C$2:.$C$361];&quot;&gt;=&quot;&amp;[.F270])/12)" office:value-type="float" office:value="3.33333333333333" calcext:value-type="float">
            <text:p>3.33</text:p>
          </table:table-cell>
          <table:table-cell table:style-name="ce47" table:formula="of:=[.F270]*[.G270]*12+[$'loan-parameters'.$B$32]" office:value-type="currency" office:currency="GBP" office:value="53200" calcext:value-type="currency">
            <text:p>£53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1" table:formula="of:=[.A271]/12" office:value-type="float" office:value="22.5" calcext:value-type="float">
            <text:p>22.50</text:p>
          </table:table-cell>
          <table:table-cell table:style-name="ce47" table:formula="of:=IF([.B271]&lt;=[$'repayment-scenarios'.$B$28];[$'loan-parameters'.$B$31]*[$'current-situation'.$C$7]*(1+[$'current-situation'.$C$7])^[.A271]/((1+[$'current-situation'.$C$7])^[.A271]-1);&quot;&quot;)" office:value-type="currency" office:currency="GBP" office:value="280.3894662434" calcext:value-type="currency">
            <text:p>£280.39</text:p>
          </table:table-cell>
          <table:table-cell table:formula="of:=IF([.C271]&lt;&gt;&quot;&quot;;[.C271]*[.A271]+[$'loan-parameters'.$B$32];&quot;&quot;)" office:value-type="currency" office:currency="GBP" office:value="75705.155885718" calcext:value-type="currency">
            <text:p>£75,705.16</text:p>
          </table:table-cell>
          <table:table-cell/>
          <table:table-cell office:value-type="currency" office:currency="GBP" office:value="1335" calcext:value-type="currency">
            <text:p>£1,335.00</text:p>
          </table:table-cell>
          <table:table-cell table:style-name="ce31" table:formula="of:=IF([.F271]&lt;=[$'current-situation'.$E$7];[$'loan-parameters'.$B$6]-ORG.OPENOFFICE.MONTHS([$'loan-parameters'.$B$4];TODAY();1)/12;COUNTIF([.$C$2:.$C$361];&quot;&gt;=&quot;&amp;[.F271])/12)" office:value-type="float" office:value="3.33333333333333" calcext:value-type="float">
            <text:p>3.33</text:p>
          </table:table-cell>
          <table:table-cell table:style-name="ce47" table:formula="of:=[.F271]*[.G271]*12+[$'loan-parameters'.$B$32]" office:value-type="currency" office:currency="GBP" office:value="53400" calcext:value-type="currency">
            <text:p>£53,4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1" table:formula="of:=[.A272]/12" office:value-type="float" office:value="22.5833333333333" calcext:value-type="float">
            <text:p>22.58</text:p>
          </table:table-cell>
          <table:table-cell table:style-name="ce47" table:formula="of:=IF([.B272]&lt;=[$'repayment-scenarios'.$B$28];[$'loan-parameters'.$B$31]*[$'current-situation'.$C$7]*(1+[$'current-situation'.$C$7])^[.A272]/((1+[$'current-situation'.$C$7])^[.A272]-1);&quot;&quot;)" office:value-type="currency" office:currency="GBP" office:value="279.731718654092" calcext:value-type="currency">
            <text:p>£279.73</text:p>
          </table:table-cell>
          <table:table-cell table:formula="of:=IF([.C272]&lt;&gt;&quot;&quot;;[.C272]*[.A272]+[$'loan-parameters'.$B$32];&quot;&quot;)" office:value-type="currency" office:currency="GBP" office:value="75807.295755259" calcext:value-type="currency">
            <text:p>£75,807.30</text:p>
          </table:table-cell>
          <table:table-cell/>
          <table:table-cell office:value-type="currency" office:currency="GBP" office:value="1340" calcext:value-type="currency">
            <text:p>£1,340.00</text:p>
          </table:table-cell>
          <table:table-cell table:style-name="ce31" table:formula="of:=IF([.F272]&lt;=[$'current-situation'.$E$7];[$'loan-parameters'.$B$6]-ORG.OPENOFFICE.MONTHS([$'loan-parameters'.$B$4];TODAY();1)/12;COUNTIF([.$C$2:.$C$361];&quot;&gt;=&quot;&amp;[.F272])/12)" office:value-type="float" office:value="3.33333333333333" calcext:value-type="float">
            <text:p>3.33</text:p>
          </table:table-cell>
          <table:table-cell table:style-name="ce47" table:formula="of:=[.F272]*[.G272]*12+[$'loan-parameters'.$B$32]" office:value-type="currency" office:currency="GBP" office:value="53600" calcext:value-type="currency">
            <text:p>£53,6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1" table:formula="of:=[.A273]/12" office:value-type="float" office:value="22.6666666666667" calcext:value-type="float">
            <text:p>22.67</text:p>
          </table:table-cell>
          <table:table-cell table:style-name="ce47" table:formula="of:=IF([.B273]&lt;=[$'repayment-scenarios'.$B$28];[$'loan-parameters'.$B$31]*[$'current-situation'.$C$7]*(1+[$'current-situation'.$C$7])^[.A273]/((1+[$'current-situation'.$C$7])^[.A273]-1);&quot;&quot;)" office:value-type="currency" office:currency="GBP" office:value="279.079093638709" calcext:value-type="currency">
            <text:p>£279.08</text:p>
          </table:table-cell>
          <table:table-cell table:formula="of:=IF([.C273]&lt;&gt;&quot;&quot;;[.C273]*[.A273]+[$'loan-parameters'.$B$32];&quot;&quot;)" office:value-type="currency" office:currency="GBP" office:value="75909.5134697288" calcext:value-type="currency">
            <text:p>£75,909.51</text:p>
          </table:table-cell>
          <table:table-cell/>
          <table:table-cell office:value-type="currency" office:currency="GBP" office:value="1345" calcext:value-type="currency">
            <text:p>£1,345.00</text:p>
          </table:table-cell>
          <table:table-cell table:style-name="ce31" table:formula="of:=IF([.F273]&lt;=[$'current-situation'.$E$7];[$'loan-parameters'.$B$6]-ORG.OPENOFFICE.MONTHS([$'loan-parameters'.$B$4];TODAY();1)/12;COUNTIF([.$C$2:.$C$361];&quot;&gt;=&quot;&amp;[.F273])/12)" office:value-type="float" office:value="3.33333333333333" calcext:value-type="float">
            <text:p>3.33</text:p>
          </table:table-cell>
          <table:table-cell table:style-name="ce47" table:formula="of:=[.F273]*[.G273]*12+[$'loan-parameters'.$B$32]" office:value-type="currency" office:currency="GBP" office:value="53800" calcext:value-type="currency">
            <text:p>£53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1" table:formula="of:=[.A274]/12" office:value-type="float" office:value="22.75" calcext:value-type="float">
            <text:p>22.75</text:p>
          </table:table-cell>
          <table:table-cell table:style-name="ce47" table:formula="of:=IF([.B274]&lt;=[$'repayment-scenarios'.$B$28];[$'loan-parameters'.$B$31]*[$'current-situation'.$C$7]*(1+[$'current-situation'.$C$7])^[.A274]/((1+[$'current-situation'.$C$7])^[.A274]-1);&quot;&quot;)" office:value-type="currency" office:currency="GBP" office:value="278.431534755233" calcext:value-type="currency">
            <text:p>£278.43</text:p>
          </table:table-cell>
          <table:table-cell table:formula="of:=IF([.C274]&lt;&gt;&quot;&quot;;[.C274]*[.A274]+[$'loan-parameters'.$B$32];&quot;&quot;)" office:value-type="currency" office:currency="GBP" office:value="76011.8089881787" calcext:value-type="currency">
            <text:p>£76,011.81</text:p>
          </table:table-cell>
          <table:table-cell/>
          <table:table-cell office:value-type="currency" office:currency="GBP" office:value="1350" calcext:value-type="currency">
            <text:p>£1,350.00</text:p>
          </table:table-cell>
          <table:table-cell table:style-name="ce31" table:formula="of:=IF([.F274]&lt;=[$'current-situation'.$E$7];[$'loan-parameters'.$B$6]-ORG.OPENOFFICE.MONTHS([$'loan-parameters'.$B$4];TODAY();1)/12;COUNTIF([.$C$2:.$C$361];&quot;&gt;=&quot;&amp;[.F274])/12)" office:value-type="float" office:value="3.33333333333333" calcext:value-type="float">
            <text:p>3.33</text:p>
          </table:table-cell>
          <table:table-cell table:style-name="ce47" table:formula="of:=[.F274]*[.G274]*12+[$'loan-parameters'.$B$32]" office:value-type="currency" office:currency="GBP" office:value="54000" calcext:value-type="currency">
            <text:p>£54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1" table:formula="of:=[.A275]/12" office:value-type="float" office:value="22.8333333333333" calcext:value-type="float">
            <text:p>22.83</text:p>
          </table:table-cell>
          <table:table-cell table:style-name="ce47" table:formula="of:=IF([.B275]&lt;=[$'repayment-scenarios'.$B$28];[$'loan-parameters'.$B$31]*[$'current-situation'.$C$7]*(1+[$'current-situation'.$C$7])^[.A275]/((1+[$'current-situation'.$C$7])^[.A275]-1);&quot;&quot;)" office:value-type="currency" office:currency="GBP" office:value="277.788986385164" calcext:value-type="currency">
            <text:p>£277.79</text:p>
          </table:table-cell>
          <table:table-cell table:formula="of:=IF([.C275]&lt;&gt;&quot;&quot;;[.C275]*[.A275]+[$'loan-parameters'.$B$32];&quot;&quot;)" office:value-type="currency" office:currency="GBP" office:value="76114.1822695348" calcext:value-type="currency">
            <text:p>£76,114.18</text:p>
          </table:table-cell>
          <table:table-cell/>
          <table:table-cell office:value-type="currency" office:currency="GBP" office:value="1355" calcext:value-type="currency">
            <text:p>£1,355.00</text:p>
          </table:table-cell>
          <table:table-cell table:style-name="ce31" table:formula="of:=IF([.F275]&lt;=[$'current-situation'.$E$7];[$'loan-parameters'.$B$6]-ORG.OPENOFFICE.MONTHS([$'loan-parameters'.$B$4];TODAY();1)/12;COUNTIF([.$C$2:.$C$361];&quot;&gt;=&quot;&amp;[.F275])/12)" office:value-type="float" office:value="3.33333333333333" calcext:value-type="float">
            <text:p>3.33</text:p>
          </table:table-cell>
          <table:table-cell table:style-name="ce47" table:formula="of:=[.F275]*[.G275]*12+[$'loan-parameters'.$B$32]" office:value-type="currency" office:currency="GBP" office:value="54200" calcext:value-type="currency">
            <text:p>£54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1" table:formula="of:=[.A276]/12" office:value-type="float" office:value="22.9166666666667" calcext:value-type="float">
            <text:p>22.92</text:p>
          </table:table-cell>
          <table:table-cell table:style-name="ce47" table:formula="of:=IF([.B276]&lt;=[$'repayment-scenarios'.$B$28];[$'loan-parameters'.$B$31]*[$'current-situation'.$C$7]*(1+[$'current-situation'.$C$7])^[.A276]/((1+[$'current-situation'.$C$7])^[.A276]-1);&quot;&quot;)" office:value-type="currency" office:currency="GBP" office:value="277.15139371854" calcext:value-type="currency">
            <text:p>£277.15</text:p>
          </table:table-cell>
          <table:table-cell table:formula="of:=IF([.C276]&lt;&gt;&quot;&quot;;[.C276]*[.A276]+[$'loan-parameters'.$B$32];&quot;&quot;)" office:value-type="currency" office:currency="GBP" office:value="76216.6332725984" calcext:value-type="currency">
            <text:p>£76,216.63</text:p>
          </table:table-cell>
          <table:table-cell/>
          <table:table-cell office:value-type="currency" office:currency="GBP" office:value="1360" calcext:value-type="currency">
            <text:p>£1,360.00</text:p>
          </table:table-cell>
          <table:table-cell table:style-name="ce31" table:formula="of:=IF([.F276]&lt;=[$'current-situation'.$E$7];[$'loan-parameters'.$B$6]-ORG.OPENOFFICE.MONTHS([$'loan-parameters'.$B$4];TODAY();1)/12;COUNTIF([.$C$2:.$C$361];&quot;&gt;=&quot;&amp;[.F276])/12)" office:value-type="float" office:value="3.25" calcext:value-type="float">
            <text:p>3.25</text:p>
          </table:table-cell>
          <table:table-cell table:style-name="ce47" table:formula="of:=[.F276]*[.G276]*12+[$'loan-parameters'.$B$32]" office:value-type="currency" office:currency="GBP" office:value="53040" calcext:value-type="currency">
            <text:p>£53,0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1" table:formula="of:=[.A277]/12" office:value-type="float" office:value="23" calcext:value-type="float">
            <text:p>23.00</text:p>
          </table:table-cell>
          <table:table-cell table:style-name="ce47" table:formula="of:=IF([.B277]&lt;=[$'repayment-scenarios'.$B$28];[$'loan-parameters'.$B$31]*[$'current-situation'.$C$7]*(1+[$'current-situation'.$C$7])^[.A277]/((1+[$'current-situation'.$C$7])^[.A277]-1);&quot;&quot;)" office:value-type="currency" office:currency="GBP" office:value="276.518702739298" calcext:value-type="currency">
            <text:p>£276.52</text:p>
          </table:table-cell>
          <table:table-cell table:formula="of:=IF([.C277]&lt;&gt;&quot;&quot;;[.C277]*[.A277]+[$'loan-parameters'.$B$32];&quot;&quot;)" office:value-type="currency" office:currency="GBP" office:value="76319.1619560463" calcext:value-type="currency">
            <text:p>£76,319.16</text:p>
          </table:table-cell>
          <table:table-cell/>
          <table:table-cell office:value-type="currency" office:currency="GBP" office:value="1365" calcext:value-type="currency">
            <text:p>£1,365.00</text:p>
          </table:table-cell>
          <table:table-cell table:style-name="ce31" table:formula="of:=IF([.F277]&lt;=[$'current-situation'.$E$7];[$'loan-parameters'.$B$6]-ORG.OPENOFFICE.MONTHS([$'loan-parameters'.$B$4];TODAY();1)/12;COUNTIF([.$C$2:.$C$361];&quot;&gt;=&quot;&amp;[.F277])/12)" office:value-type="float" office:value="3.25" calcext:value-type="float">
            <text:p>3.25</text:p>
          </table:table-cell>
          <table:table-cell table:style-name="ce47" table:formula="of:=[.F277]*[.G277]*12+[$'loan-parameters'.$B$32]" office:value-type="currency" office:currency="GBP" office:value="53235" calcext:value-type="currency">
            <text:p>£53,23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1" table:formula="of:=[.A278]/12" office:value-type="float" office:value="23.0833333333333" calcext:value-type="float">
            <text:p>23.08</text:p>
          </table:table-cell>
          <table:table-cell table:style-name="ce47" table:formula="of:=IF([.B278]&lt;=[$'repayment-scenarios'.$B$28];[$'loan-parameters'.$B$31]*[$'current-situation'.$C$7]*(1+[$'current-situation'.$C$7])^[.A278]/((1+[$'current-situation'.$C$7])^[.A278]-1);&quot;&quot;)" office:value-type="currency" office:currency="GBP" office:value="275.890860210942" calcext:value-type="currency">
            <text:p>£275.89</text:p>
          </table:table-cell>
          <table:table-cell table:formula="of:=IF([.C278]&lt;&gt;&quot;&quot;;[.C278]*[.A278]+[$'loan-parameters'.$B$32];&quot;&quot;)" office:value-type="currency" office:currency="GBP" office:value="76421.7682784311" calcext:value-type="currency">
            <text:p>£76,421.77</text:p>
          </table:table-cell>
          <table:table-cell/>
          <table:table-cell office:value-type="currency" office:currency="GBP" office:value="1370" calcext:value-type="currency">
            <text:p>£1,370.00</text:p>
          </table:table-cell>
          <table:table-cell table:style-name="ce31" table:formula="of:=IF([.F278]&lt;=[$'current-situation'.$E$7];[$'loan-parameters'.$B$6]-ORG.OPENOFFICE.MONTHS([$'loan-parameters'.$B$4];TODAY();1)/12;COUNTIF([.$C$2:.$C$361];&quot;&gt;=&quot;&amp;[.F278])/12)" office:value-type="float" office:value="3.25" calcext:value-type="float">
            <text:p>3.25</text:p>
          </table:table-cell>
          <table:table-cell table:style-name="ce47" table:formula="of:=[.F278]*[.G278]*12+[$'loan-parameters'.$B$32]" office:value-type="currency" office:currency="GBP" office:value="53430" calcext:value-type="currency">
            <text:p>£53,4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1" table:formula="of:=[.A279]/12" office:value-type="float" office:value="23.1666666666667" calcext:value-type="float">
            <text:p>23.17</text:p>
          </table:table-cell>
          <table:table-cell table:style-name="ce47" table:formula="of:=IF([.B279]&lt;=[$'repayment-scenarios'.$B$28];[$'loan-parameters'.$B$31]*[$'current-situation'.$C$7]*(1+[$'current-situation'.$C$7])^[.A279]/((1+[$'current-situation'.$C$7])^[.A279]-1);&quot;&quot;)" office:value-type="currency" office:currency="GBP" office:value="275.267813662522" calcext:value-type="currency">
            <text:p>£275.27</text:p>
          </table:table-cell>
          <table:table-cell table:formula="of:=IF([.C279]&lt;&gt;&quot;&quot;;[.C279]*[.A279]+[$'loan-parameters'.$B$32];&quot;&quot;)" office:value-type="currency" office:currency="GBP" office:value="76524.4521981811" calcext:value-type="currency">
            <text:p>£76,524.45</text:p>
          </table:table-cell>
          <table:table-cell/>
          <table:table-cell office:value-type="currency" office:currency="GBP" office:value="1375" calcext:value-type="currency">
            <text:p>£1,375.00</text:p>
          </table:table-cell>
          <table:table-cell table:style-name="ce31" table:formula="of:=IF([.F279]&lt;=[$'current-situation'.$E$7];[$'loan-parameters'.$B$6]-ORG.OPENOFFICE.MONTHS([$'loan-parameters'.$B$4];TODAY();1)/12;COUNTIF([.$C$2:.$C$361];&quot;&gt;=&quot;&amp;[.F279])/12)" office:value-type="float" office:value="3.25" calcext:value-type="float">
            <text:p>3.25</text:p>
          </table:table-cell>
          <table:table-cell table:style-name="ce47" table:formula="of:=[.F279]*[.G279]*12+[$'loan-parameters'.$B$32]" office:value-type="currency" office:currency="GBP" office:value="53625" calcext:value-type="currency">
            <text:p>£53,6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1" table:formula="of:=[.A280]/12" office:value-type="float" office:value="23.25" calcext:value-type="float">
            <text:p>23.25</text:p>
          </table:table-cell>
          <table:table-cell table:style-name="ce47" table:formula="of:=IF([.B280]&lt;=[$'repayment-scenarios'.$B$28];[$'loan-parameters'.$B$31]*[$'current-situation'.$C$7]*(1+[$'current-situation'.$C$7])^[.A280]/((1+[$'current-situation'.$C$7])^[.A280]-1);&quot;&quot;)" office:value-type="currency" office:currency="GBP" office:value="274.649511374915" calcext:value-type="currency">
            <text:p>£274.65</text:p>
          </table:table-cell>
          <table:table-cell table:formula="of:=IF([.C280]&lt;&gt;&quot;&quot;;[.C280]*[.A280]+[$'loan-parameters'.$B$32];&quot;&quot;)" office:value-type="currency" office:currency="GBP" office:value="76627.2136736012" calcext:value-type="currency">
            <text:p>£76,627.21</text:p>
          </table:table-cell>
          <table:table-cell/>
          <table:table-cell office:value-type="currency" office:currency="GBP" office:value="1380" calcext:value-type="currency">
            <text:p>£1,380.00</text:p>
          </table:table-cell>
          <table:table-cell table:style-name="ce31" table:formula="of:=IF([.F280]&lt;=[$'current-situation'.$E$7];[$'loan-parameters'.$B$6]-ORG.OPENOFFICE.MONTHS([$'loan-parameters'.$B$4];TODAY();1)/12;COUNTIF([.$C$2:.$C$361];&quot;&gt;=&quot;&amp;[.F280])/12)" office:value-type="float" office:value="3.25" calcext:value-type="float">
            <text:p>3.25</text:p>
          </table:table-cell>
          <table:table-cell table:style-name="ce47" table:formula="of:=[.F280]*[.G280]*12+[$'loan-parameters'.$B$32]" office:value-type="currency" office:currency="GBP" office:value="53820" calcext:value-type="currency">
            <text:p>£53,8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1" table:formula="of:=[.A281]/12" office:value-type="float" office:value="23.3333333333333" calcext:value-type="float">
            <text:p>23.33</text:p>
          </table:table-cell>
          <table:table-cell table:style-name="ce47" table:formula="of:=IF([.B281]&lt;=[$'repayment-scenarios'.$B$28];[$'loan-parameters'.$B$31]*[$'current-situation'.$C$7]*(1+[$'current-situation'.$C$7])^[.A281]/((1+[$'current-situation'.$C$7])^[.A281]-1);&quot;&quot;)" office:value-type="currency" office:currency="GBP" office:value="274.035902367402" calcext:value-type="currency">
            <text:p>£274.04</text:p>
          </table:table-cell>
          <table:table-cell table:formula="of:=IF([.C281]&lt;&gt;&quot;&quot;;[.C281]*[.A281]+[$'loan-parameters'.$B$32];&quot;&quot;)" office:value-type="currency" office:currency="GBP" office:value="76730.0526628726" calcext:value-type="currency">
            <text:p>£76,730.05</text:p>
          </table:table-cell>
          <table:table-cell/>
          <table:table-cell office:value-type="currency" office:currency="GBP" office:value="1385" calcext:value-type="currency">
            <text:p>£1,385.00</text:p>
          </table:table-cell>
          <table:table-cell table:style-name="ce31" table:formula="of:=IF([.F281]&lt;=[$'current-situation'.$E$7];[$'loan-parameters'.$B$6]-ORG.OPENOFFICE.MONTHS([$'loan-parameters'.$B$4];TODAY();1)/12;COUNTIF([.$C$2:.$C$361];&quot;&gt;=&quot;&amp;[.F281])/12)" office:value-type="float" office:value="3.25" calcext:value-type="float">
            <text:p>3.25</text:p>
          </table:table-cell>
          <table:table-cell table:style-name="ce47" table:formula="of:=[.F281]*[.G281]*12+[$'loan-parameters'.$B$32]" office:value-type="currency" office:currency="GBP" office:value="54015" calcext:value-type="currency">
            <text:p>£54,01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1" table:formula="of:=[.A282]/12" office:value-type="float" office:value="23.4166666666667" calcext:value-type="float">
            <text:p>23.42</text:p>
          </table:table-cell>
          <table:table-cell table:style-name="ce47" table:formula="of:=IF([.B282]&lt;=[$'repayment-scenarios'.$B$28];[$'loan-parameters'.$B$31]*[$'current-situation'.$C$7]*(1+[$'current-situation'.$C$7])^[.A282]/((1+[$'current-situation'.$C$7])^[.A282]-1);&quot;&quot;)" office:value-type="currency" office:currency="GBP" office:value="273.426936384532" calcext:value-type="currency">
            <text:p>£273.43</text:p>
          </table:table-cell>
          <table:table-cell table:formula="of:=IF([.C282]&lt;&gt;&quot;&quot;;[.C282]*[.A282]+[$'loan-parameters'.$B$32];&quot;&quot;)" office:value-type="currency" office:currency="GBP" office:value="76832.9691240534" calcext:value-type="currency">
            <text:p>£76,832.97</text:p>
          </table:table-cell>
          <table:table-cell/>
          <table:table-cell office:value-type="currency" office:currency="GBP" office:value="1390" calcext:value-type="currency">
            <text:p>£1,390.00</text:p>
          </table:table-cell>
          <table:table-cell table:style-name="ce31" table:formula="of:=IF([.F282]&lt;=[$'current-situation'.$E$7];[$'loan-parameters'.$B$6]-ORG.OPENOFFICE.MONTHS([$'loan-parameters'.$B$4];TODAY();1)/12;COUNTIF([.$C$2:.$C$361];&quot;&gt;=&quot;&amp;[.F282])/12)" office:value-type="float" office:value="3.25" calcext:value-type="float">
            <text:p>3.25</text:p>
          </table:table-cell>
          <table:table-cell table:style-name="ce47" table:formula="of:=[.F282]*[.G282]*12+[$'loan-parameters'.$B$32]" office:value-type="currency" office:currency="GBP" office:value="54210" calcext:value-type="currency">
            <text:p>£54,2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1" table:formula="of:=[.A283]/12" office:value-type="float" office:value="23.5" calcext:value-type="float">
            <text:p>23.50</text:p>
          </table:table-cell>
          <table:table-cell table:style-name="ce47" table:formula="of:=IF([.B283]&lt;=[$'repayment-scenarios'.$B$28];[$'loan-parameters'.$B$31]*[$'current-situation'.$C$7]*(1+[$'current-situation'.$C$7])^[.A283]/((1+[$'current-situation'.$C$7])^[.A283]-1);&quot;&quot;)" office:value-type="currency" office:currency="GBP" office:value="272.822563883258" calcext:value-type="currency">
            <text:p>£272.82</text:p>
          </table:table-cell>
          <table:table-cell table:formula="of:=IF([.C283]&lt;&gt;&quot;&quot;;[.C283]*[.A283]+[$'loan-parameters'.$B$32];&quot;&quot;)" office:value-type="currency" office:currency="GBP" office:value="76935.9630150787" calcext:value-type="currency">
            <text:p>£76,935.96</text:p>
          </table:table-cell>
          <table:table-cell/>
          <table:table-cell office:value-type="currency" office:currency="GBP" office:value="1395" calcext:value-type="currency">
            <text:p>£1,395.00</text:p>
          </table:table-cell>
          <table:table-cell table:style-name="ce31" table:formula="of:=IF([.F283]&lt;=[$'current-situation'.$E$7];[$'loan-parameters'.$B$6]-ORG.OPENOFFICE.MONTHS([$'loan-parameters'.$B$4];TODAY();1)/12;COUNTIF([.$C$2:.$C$361];&quot;&gt;=&quot;&amp;[.F283])/12)" office:value-type="float" office:value="3.16666666666667" calcext:value-type="float">
            <text:p>3.17</text:p>
          </table:table-cell>
          <table:table-cell table:style-name="ce47" table:formula="of:=[.F283]*[.G283]*12+[$'loan-parameters'.$B$32]" office:value-type="currency" office:currency="GBP" office:value="53010" calcext:value-type="currency">
            <text:p>£53,0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1" table:formula="of:=[.A284]/12" office:value-type="float" office:value="23.5833333333333" calcext:value-type="float">
            <text:p>23.58</text:p>
          </table:table-cell>
          <table:table-cell table:style-name="ce47" table:formula="of:=IF([.B284]&lt;=[$'repayment-scenarios'.$B$28];[$'loan-parameters'.$B$31]*[$'current-situation'.$C$7]*(1+[$'current-situation'.$C$7])^[.A284]/((1+[$'current-situation'.$C$7])^[.A284]-1);&quot;&quot;)" office:value-type="currency" office:currency="GBP" office:value="272.222736020357" calcext:value-type="currency">
            <text:p>£272.22</text:p>
          </table:table-cell>
          <table:table-cell table:formula="of:=IF([.C284]&lt;&gt;&quot;&quot;;[.C284]*[.A284]+[$'loan-parameters'.$B$32];&quot;&quot;)" office:value-type="currency" office:currency="GBP" office:value="77039.0342937609" calcext:value-type="currency">
            <text:p>£77,039.03</text:p>
          </table:table-cell>
          <table:table-cell/>
          <table:table-cell office:value-type="currency" office:currency="GBP" office:value="1400" calcext:value-type="currency">
            <text:p>£1,400.00</text:p>
          </table:table-cell>
          <table:table-cell table:style-name="ce31" table:formula="of:=IF([.F284]&lt;=[$'current-situation'.$E$7];[$'loan-parameters'.$B$6]-ORG.OPENOFFICE.MONTHS([$'loan-parameters'.$B$4];TODAY();1)/12;COUNTIF([.$C$2:.$C$361];&quot;&gt;=&quot;&amp;[.F284])/12)" office:value-type="float" office:value="3.16666666666667" calcext:value-type="float">
            <text:p>3.17</text:p>
          </table:table-cell>
          <table:table-cell table:style-name="ce47" table:formula="of:=[.F284]*[.G284]*12+[$'loan-parameters'.$B$32]" office:value-type="currency" office:currency="GBP" office:value="53200" calcext:value-type="currency">
            <text:p>£53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1" table:formula="of:=[.A285]/12" office:value-type="float" office:value="23.6666666666667" calcext:value-type="float">
            <text:p>23.67</text:p>
          </table:table-cell>
          <table:table-cell table:style-name="ce47" table:formula="of:=IF([.B285]&lt;=[$'repayment-scenarios'.$B$28];[$'loan-parameters'.$B$31]*[$'current-situation'.$C$7]*(1+[$'current-situation'.$C$7])^[.A285]/((1+[$'current-situation'.$C$7])^[.A285]-1);&quot;&quot;)" office:value-type="currency" office:currency="GBP" office:value="271.627404640106" calcext:value-type="currency">
            <text:p>£271.63</text:p>
          </table:table-cell>
          <table:table-cell table:formula="of:=IF([.C285]&lt;&gt;&quot;&quot;;[.C285]*[.A285]+[$'loan-parameters'.$B$32];&quot;&quot;)" office:value-type="currency" office:currency="GBP" office:value="77142.1829177901" calcext:value-type="currency">
            <text:p>£77,142.18</text:p>
          </table:table-cell>
          <table:table-cell/>
          <table:table-cell office:value-type="currency" office:currency="GBP" office:value="1405" calcext:value-type="currency">
            <text:p>£1,405.00</text:p>
          </table:table-cell>
          <table:table-cell table:style-name="ce31" table:formula="of:=IF([.F285]&lt;=[$'current-situation'.$E$7];[$'loan-parameters'.$B$6]-ORG.OPENOFFICE.MONTHS([$'loan-parameters'.$B$4];TODAY();1)/12;COUNTIF([.$C$2:.$C$361];&quot;&gt;=&quot;&amp;[.F285])/12)" office:value-type="float" office:value="3.16666666666667" calcext:value-type="float">
            <text:p>3.17</text:p>
          </table:table-cell>
          <table:table-cell table:style-name="ce47" table:formula="of:=[.F285]*[.G285]*12+[$'loan-parameters'.$B$32]" office:value-type="currency" office:currency="GBP" office:value="53390" calcext:value-type="currency">
            <text:p>£53,3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1" table:formula="of:=[.A286]/12" office:value-type="float" office:value="23.75" calcext:value-type="float">
            <text:p>23.75</text:p>
          </table:table-cell>
          <table:table-cell table:style-name="ce47" table:formula="of:=IF([.B286]&lt;=[$'repayment-scenarios'.$B$28];[$'loan-parameters'.$B$31]*[$'current-situation'.$C$7]*(1+[$'current-situation'.$C$7])^[.A286]/((1+[$'current-situation'.$C$7])^[.A286]-1);&quot;&quot;)" office:value-type="currency" office:currency="GBP" office:value="271.036522262225" calcext:value-type="currency">
            <text:p>£271.04</text:p>
          </table:table-cell>
          <table:table-cell table:formula="of:=IF([.C286]&lt;&gt;&quot;&quot;;[.C286]*[.A286]+[$'loan-parameters'.$B$32];&quot;&quot;)" office:value-type="currency" office:currency="GBP" office:value="77245.4088447343" calcext:value-type="currency">
            <text:p>£77,245.41</text:p>
          </table:table-cell>
          <table:table-cell/>
          <table:table-cell office:value-type="currency" office:currency="GBP" office:value="1410" calcext:value-type="currency">
            <text:p>£1,410.00</text:p>
          </table:table-cell>
          <table:table-cell table:style-name="ce31" table:formula="of:=IF([.F286]&lt;=[$'current-situation'.$E$7];[$'loan-parameters'.$B$6]-ORG.OPENOFFICE.MONTHS([$'loan-parameters'.$B$4];TODAY();1)/12;COUNTIF([.$C$2:.$C$361];&quot;&gt;=&quot;&amp;[.F286])/12)" office:value-type="float" office:value="3.16666666666667" calcext:value-type="float">
            <text:p>3.17</text:p>
          </table:table-cell>
          <table:table-cell table:style-name="ce47" table:formula="of:=[.F286]*[.G286]*12+[$'loan-parameters'.$B$32]" office:value-type="currency" office:currency="GBP" office:value="53580" calcext:value-type="currency">
            <text:p>£53,5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1" table:formula="of:=[.A287]/12" office:value-type="float" office:value="23.8333333333333" calcext:value-type="float">
            <text:p>23.83</text:p>
          </table:table-cell>
          <table:table-cell table:style-name="ce47" table:formula="of:=IF([.B287]&lt;=[$'repayment-scenarios'.$B$28];[$'loan-parameters'.$B$31]*[$'current-situation'.$C$7]*(1+[$'current-situation'.$C$7])^[.A287]/((1+[$'current-situation'.$C$7])^[.A287]-1);&quot;&quot;)" office:value-type="currency" office:currency="GBP" office:value="270.450042070067" calcext:value-type="currency">
            <text:p>£270.45</text:p>
          </table:table-cell>
          <table:table-cell table:formula="of:=IF([.C287]&lt;&gt;&quot;&quot;;[.C287]*[.A287]+[$'loan-parameters'.$B$32];&quot;&quot;)" office:value-type="currency" office:currency="GBP" office:value="77348.7120320393" calcext:value-type="currency">
            <text:p>£77,348.71</text:p>
          </table:table-cell>
          <table:table-cell/>
          <table:table-cell office:value-type="currency" office:currency="GBP" office:value="1415" calcext:value-type="currency">
            <text:p>£1,415.00</text:p>
          </table:table-cell>
          <table:table-cell table:style-name="ce31" table:formula="of:=IF([.F287]&lt;=[$'current-situation'.$E$7];[$'loan-parameters'.$B$6]-ORG.OPENOFFICE.MONTHS([$'loan-parameters'.$B$4];TODAY();1)/12;COUNTIF([.$C$2:.$C$361];&quot;&gt;=&quot;&amp;[.F287])/12)" office:value-type="float" office:value="3.16666666666667" calcext:value-type="float">
            <text:p>3.17</text:p>
          </table:table-cell>
          <table:table-cell table:style-name="ce47" table:formula="of:=[.F287]*[.G287]*12+[$'loan-parameters'.$B$32]" office:value-type="currency" office:currency="GBP" office:value="53770" calcext:value-type="currency">
            <text:p>£53,7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1" table:formula="of:=[.A288]/12" office:value-type="float" office:value="23.9166666666667" calcext:value-type="float">
            <text:p>23.92</text:p>
          </table:table-cell>
          <table:table-cell table:style-name="ce47" table:formula="of:=IF([.B288]&lt;=[$'repayment-scenarios'.$B$28];[$'loan-parameters'.$B$31]*[$'current-situation'.$C$7]*(1+[$'current-situation'.$C$7])^[.A288]/((1+[$'current-situation'.$C$7])^[.A288]-1);&quot;&quot;)" office:value-type="currency" office:currency="GBP" office:value="269.867917899059" calcext:value-type="currency">
            <text:p>£269.87</text:p>
          </table:table-cell>
          <table:table-cell table:formula="of:=IF([.C288]&lt;&gt;&quot;&quot;;[.C288]*[.A288]+[$'loan-parameters'.$B$32];&quot;&quot;)" office:value-type="currency" office:currency="GBP" office:value="77452.0924370298" calcext:value-type="currency">
            <text:p>£77,452.09</text:p>
          </table:table-cell>
          <table:table-cell/>
          <table:table-cell office:value-type="currency" office:currency="GBP" office:value="1420" calcext:value-type="currency">
            <text:p>£1,420.00</text:p>
          </table:table-cell>
          <table:table-cell table:style-name="ce31" table:formula="of:=IF([.F288]&lt;=[$'current-situation'.$E$7];[$'loan-parameters'.$B$6]-ORG.OPENOFFICE.MONTHS([$'loan-parameters'.$B$4];TODAY();1)/12;COUNTIF([.$C$2:.$C$361];&quot;&gt;=&quot;&amp;[.F288])/12)" office:value-type="float" office:value="3.16666666666667" calcext:value-type="float">
            <text:p>3.17</text:p>
          </table:table-cell>
          <table:table-cell table:style-name="ce47" table:formula="of:=[.F288]*[.G288]*12+[$'loan-parameters'.$B$32]" office:value-type="currency" office:currency="GBP" office:value="53960" calcext:value-type="currency">
            <text:p>£53,9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1" table:formula="of:=[.A289]/12" office:value-type="float" office:value="24" calcext:value-type="float">
            <text:p>24.00</text:p>
          </table:table-cell>
          <table:table-cell table:style-name="ce47" table:formula="of:=IF([.B289]&lt;=[$'repayment-scenarios'.$B$28];[$'loan-parameters'.$B$31]*[$'current-situation'.$C$7]*(1+[$'current-situation'.$C$7])^[.A289]/((1+[$'current-situation'.$C$7])^[.A289]-1);&quot;&quot;)" office:value-type="currency" office:currency="GBP" office:value="269.290104225378" calcext:value-type="currency">
            <text:p>£269.29</text:p>
          </table:table-cell>
          <table:table-cell table:formula="of:=IF([.C289]&lt;&gt;&quot;&quot;;[.C289]*[.A289]+[$'loan-parameters'.$B$32];&quot;&quot;)" office:value-type="currency" office:currency="GBP" office:value="77555.5500169089" calcext:value-type="currency">
            <text:p>£77,555.55</text:p>
          </table:table-cell>
          <table:table-cell/>
          <table:table-cell office:value-type="currency" office:currency="GBP" office:value="1425" calcext:value-type="currency">
            <text:p>£1,425.00</text:p>
          </table:table-cell>
          <table:table-cell table:style-name="ce31" table:formula="of:=IF([.F289]&lt;=[$'current-situation'.$E$7];[$'loan-parameters'.$B$6]-ORG.OPENOFFICE.MONTHS([$'loan-parameters'.$B$4];TODAY();1)/12;COUNTIF([.$C$2:.$C$361];&quot;&gt;=&quot;&amp;[.F289])/12)" office:value-type="float" office:value="3.16666666666667" calcext:value-type="float">
            <text:p>3.17</text:p>
          </table:table-cell>
          <table:table-cell table:style-name="ce47" table:formula="of:=[.F289]*[.G289]*12+[$'loan-parameters'.$B$32]" office:value-type="currency" office:currency="GBP" office:value="54150" calcext:value-type="currency">
            <text:p>£54,1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1" table:formula="of:=[.A290]/12" office:value-type="float" office:value="24.0833333333333" calcext:value-type="float">
            <text:p>24.08</text:p>
          </table:table-cell>
          <table:table-cell table:style-name="ce47" table:formula="of:=IF([.B290]&lt;=[$'repayment-scenarios'.$B$28];[$'loan-parameters'.$B$31]*[$'current-situation'.$C$7]*(1+[$'current-situation'.$C$7])^[.A290]/((1+[$'current-situation'.$C$7])^[.A290]-1);&quot;&quot;)" office:value-type="currency" office:currency="GBP" office:value="268.716556154874" calcext:value-type="currency">
            <text:p>£268.72</text:p>
          </table:table-cell>
          <table:table-cell table:formula="of:=IF([.C290]&lt;&gt;&quot;&quot;;[.C290]*[.A290]+[$'loan-parameters'.$B$32];&quot;&quot;)" office:value-type="currency" office:currency="GBP" office:value="77659.0847287587" calcext:value-type="currency">
            <text:p>£77,659.08</text:p>
          </table:table-cell>
          <table:table-cell/>
          <table:table-cell office:value-type="currency" office:currency="GBP" office:value="1430" calcext:value-type="currency">
            <text:p>£1,430.00</text:p>
          </table:table-cell>
          <table:table-cell table:style-name="ce31" table:formula="of:=IF([.F290]&lt;=[$'current-situation'.$E$7];[$'loan-parameters'.$B$6]-ORG.OPENOFFICE.MONTHS([$'loan-parameters'.$B$4];TODAY();1)/12;COUNTIF([.$C$2:.$C$361];&quot;&gt;=&quot;&amp;[.F290])/12)" office:value-type="float" office:value="3.08333333333333" calcext:value-type="float">
            <text:p>3.08</text:p>
          </table:table-cell>
          <table:table-cell table:style-name="ce47" table:formula="of:=[.F290]*[.G290]*12+[$'loan-parameters'.$B$32]" office:value-type="currency" office:currency="GBP" office:value="52910" calcext:value-type="currency">
            <text:p>£52,9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1" table:formula="of:=[.A291]/12" office:value-type="float" office:value="24.1666666666667" calcext:value-type="float">
            <text:p>24.17</text:p>
          </table:table-cell>
          <table:table-cell table:style-name="ce47" table:formula="of:=IF([.B291]&lt;=[$'repayment-scenarios'.$B$28];[$'loan-parameters'.$B$31]*[$'current-situation'.$C$7]*(1+[$'current-situation'.$C$7])^[.A291]/((1+[$'current-situation'.$C$7])^[.A291]-1);&quot;&quot;)" office:value-type="currency" office:currency="GBP" office:value="268.147229412209" calcext:value-type="currency">
            <text:p>£268.15</text:p>
          </table:table-cell>
          <table:table-cell table:formula="of:=IF([.C291]&lt;&gt;&quot;&quot;;[.C291]*[.A291]+[$'loan-parameters'.$B$32];&quot;&quot;)" office:value-type="currency" office:currency="GBP" office:value="77762.6965295405" calcext:value-type="currency">
            <text:p>£77,762.70</text:p>
          </table:table-cell>
          <table:table-cell/>
          <table:table-cell office:value-type="currency" office:currency="GBP" office:value="1435" calcext:value-type="currency">
            <text:p>£1,435.00</text:p>
          </table:table-cell>
          <table:table-cell table:style-name="ce31" table:formula="of:=IF([.F291]&lt;=[$'current-situation'.$E$7];[$'loan-parameters'.$B$6]-ORG.OPENOFFICE.MONTHS([$'loan-parameters'.$B$4];TODAY();1)/12;COUNTIF([.$C$2:.$C$361];&quot;&gt;=&quot;&amp;[.F291])/12)" office:value-type="float" office:value="3.08333333333333" calcext:value-type="float">
            <text:p>3.08</text:p>
          </table:table-cell>
          <table:table-cell table:style-name="ce47" table:formula="of:=[.F291]*[.G291]*12+[$'loan-parameters'.$B$32]" office:value-type="currency" office:currency="GBP" office:value="53095" calcext:value-type="currency">
            <text:p>£53,09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1" table:formula="of:=[.A292]/12" office:value-type="float" office:value="24.25" calcext:value-type="float">
            <text:p>24.25</text:p>
          </table:table-cell>
          <table:table-cell table:style-name="ce47" table:formula="of:=IF([.B292]&lt;=[$'repayment-scenarios'.$B$28];[$'loan-parameters'.$B$31]*[$'current-situation'.$C$7]*(1+[$'current-situation'.$C$7])^[.A292]/((1+[$'current-situation'.$C$7])^[.A292]-1);&quot;&quot;)" office:value-type="currency" office:currency="GBP" office:value="267.582080330224" calcext:value-type="currency">
            <text:p>£267.58</text:p>
          </table:table-cell>
          <table:table-cell table:formula="of:=IF([.C292]&lt;&gt;&quot;&quot;;[.C292]*[.A292]+[$'loan-parameters'.$B$32];&quot;&quot;)" office:value-type="currency" office:currency="GBP" office:value="77866.3853760953" calcext:value-type="currency">
            <text:p>£77,866.39</text:p>
          </table:table-cell>
          <table:table-cell/>
          <table:table-cell office:value-type="currency" office:currency="GBP" office:value="1440" calcext:value-type="currency">
            <text:p>£1,440.00</text:p>
          </table:table-cell>
          <table:table-cell table:style-name="ce31" table:formula="of:=IF([.F292]&lt;=[$'current-situation'.$E$7];[$'loan-parameters'.$B$6]-ORG.OPENOFFICE.MONTHS([$'loan-parameters'.$B$4];TODAY();1)/12;COUNTIF([.$C$2:.$C$361];&quot;&gt;=&quot;&amp;[.F292])/12)" office:value-type="float" office:value="3.08333333333333" calcext:value-type="float">
            <text:p>3.08</text:p>
          </table:table-cell>
          <table:table-cell table:style-name="ce47" table:formula="of:=[.F292]*[.G292]*12+[$'loan-parameters'.$B$32]" office:value-type="currency" office:currency="GBP" office:value="53280" calcext:value-type="currency">
            <text:p>£53,2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1" table:formula="of:=[.A293]/12" office:value-type="float" office:value="24.3333333333333" calcext:value-type="float">
            <text:p>24.33</text:p>
          </table:table-cell>
          <table:table-cell table:style-name="ce47" table:formula="of:=IF([.B293]&lt;=[$'repayment-scenarios'.$B$28];[$'loan-parameters'.$B$31]*[$'current-situation'.$C$7]*(1+[$'current-situation'.$C$7])^[.A293]/((1+[$'current-situation'.$C$7])^[.A293]-1);&quot;&quot;)" office:value-type="currency" office:currency="GBP" office:value="267.021065839533" calcext:value-type="currency">
            <text:p>£267.02</text:p>
          </table:table-cell>
          <table:table-cell table:formula="of:=IF([.C293]&lt;&gt;&quot;&quot;;[.C293]*[.A293]+[$'loan-parameters'.$B$32];&quot;&quot;)" office:value-type="currency" office:currency="GBP" office:value="77970.1512251437" calcext:value-type="currency">
            <text:p>£77,970.15</text:p>
          </table:table-cell>
          <table:table-cell/>
          <table:table-cell office:value-type="currency" office:currency="GBP" office:value="1445" calcext:value-type="currency">
            <text:p>£1,445.00</text:p>
          </table:table-cell>
          <table:table-cell table:style-name="ce31" table:formula="of:=IF([.F293]&lt;=[$'current-situation'.$E$7];[$'loan-parameters'.$B$6]-ORG.OPENOFFICE.MONTHS([$'loan-parameters'.$B$4];TODAY();1)/12;COUNTIF([.$C$2:.$C$361];&quot;&gt;=&quot;&amp;[.F293])/12)" office:value-type="float" office:value="3.08333333333333" calcext:value-type="float">
            <text:p>3.08</text:p>
          </table:table-cell>
          <table:table-cell table:style-name="ce47" table:formula="of:=[.F293]*[.G293]*12+[$'loan-parameters'.$B$32]" office:value-type="currency" office:currency="GBP" office:value="53465" calcext:value-type="currency">
            <text:p>£53,46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1" table:formula="of:=[.A294]/12" office:value-type="float" office:value="24.4166666666667" calcext:value-type="float">
            <text:p>24.42</text:p>
          </table:table-cell>
          <table:table-cell table:style-name="ce47" table:formula="of:=IF([.B294]&lt;=[$'repayment-scenarios'.$B$28];[$'loan-parameters'.$B$31]*[$'current-situation'.$C$7]*(1+[$'current-situation'.$C$7])^[.A294]/((1+[$'current-situation'.$C$7])^[.A294]-1);&quot;&quot;)" office:value-type="currency" office:currency="GBP" office:value="266.464143458315" calcext:value-type="currency">
            <text:p>£266.46</text:p>
          </table:table-cell>
          <table:table-cell table:formula="of:=IF([.C294]&lt;&gt;&quot;&quot;;[.C294]*[.A294]+[$'loan-parameters'.$B$32];&quot;&quot;)" office:value-type="currency" office:currency="GBP" office:value="78073.9940332864" calcext:value-type="currency">
            <text:p>£78,073.99</text:p>
          </table:table-cell>
          <table:table-cell/>
          <table:table-cell office:value-type="currency" office:currency="GBP" office:value="1450" calcext:value-type="currency">
            <text:p>£1,450.00</text:p>
          </table:table-cell>
          <table:table-cell table:style-name="ce31" table:formula="of:=IF([.F294]&lt;=[$'current-situation'.$E$7];[$'loan-parameters'.$B$6]-ORG.OPENOFFICE.MONTHS([$'loan-parameters'.$B$4];TODAY();1)/12;COUNTIF([.$C$2:.$C$361];&quot;&gt;=&quot;&amp;[.F294])/12)" office:value-type="float" office:value="3.08333333333333" calcext:value-type="float">
            <text:p>3.08</text:p>
          </table:table-cell>
          <table:table-cell table:style-name="ce47" table:formula="of:=[.F294]*[.G294]*12+[$'loan-parameters'.$B$32]" office:value-type="currency" office:currency="GBP" office:value="53650" calcext:value-type="currency">
            <text:p>£53,6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1" table:formula="of:=[.A295]/12" office:value-type="float" office:value="24.5" calcext:value-type="float">
            <text:p>24.50</text:p>
          </table:table-cell>
          <table:table-cell table:style-name="ce47" table:formula="of:=IF([.B295]&lt;=[$'repayment-scenarios'.$B$28];[$'loan-parameters'.$B$31]*[$'current-situation'.$C$7]*(1+[$'current-situation'.$C$7])^[.A295]/((1+[$'current-situation'.$C$7])^[.A295]-1);&quot;&quot;)" office:value-type="currency" office:currency="GBP" office:value="265.911271282328" calcext:value-type="currency">
            <text:p>£265.91</text:p>
          </table:table-cell>
          <table:table-cell table:formula="of:=IF([.C295]&lt;&gt;&quot;&quot;;[.C295]*[.A295]+[$'loan-parameters'.$B$32];&quot;&quot;)" office:value-type="currency" office:currency="GBP" office:value="78177.9137570044" calcext:value-type="currency">
            <text:p>£78,177.91</text:p>
          </table:table-cell>
          <table:table-cell/>
          <table:table-cell office:value-type="currency" office:currency="GBP" office:value="1455" calcext:value-type="currency">
            <text:p>£1,455.00</text:p>
          </table:table-cell>
          <table:table-cell table:style-name="ce31" table:formula="of:=IF([.F295]&lt;=[$'current-situation'.$E$7];[$'loan-parameters'.$B$6]-ORG.OPENOFFICE.MONTHS([$'loan-parameters'.$B$4];TODAY();1)/12;COUNTIF([.$C$2:.$C$361];&quot;&gt;=&quot;&amp;[.F295])/12)" office:value-type="float" office:value="3.08333333333333" calcext:value-type="float">
            <text:p>3.08</text:p>
          </table:table-cell>
          <table:table-cell table:style-name="ce47" table:formula="of:=[.F295]*[.G295]*12+[$'loan-parameters'.$B$32]" office:value-type="currency" office:currency="GBP" office:value="53835" calcext:value-type="currency">
            <text:p>£53,83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1" table:formula="of:=[.A296]/12" office:value-type="float" office:value="24.5833333333333" calcext:value-type="float">
            <text:p>24.58</text:p>
          </table:table-cell>
          <table:table-cell table:style-name="ce47" table:formula="of:=IF([.B296]&lt;=[$'repayment-scenarios'.$B$28];[$'loan-parameters'.$B$31]*[$'current-situation'.$C$7]*(1+[$'current-situation'.$C$7])^[.A296]/((1+[$'current-situation'.$C$7])^[.A296]-1);&quot;&quot;)" office:value-type="currency" office:currency="GBP" office:value="265.362407975117" calcext:value-type="currency">
            <text:p>£265.36</text:p>
          </table:table-cell>
          <table:table-cell table:formula="of:=IF([.C296]&lt;&gt;&quot;&quot;;[.C296]*[.A296]+[$'loan-parameters'.$B$32];&quot;&quot;)" office:value-type="currency" office:currency="GBP" office:value="78281.9103526594" calcext:value-type="currency">
            <text:p>£78,281.91</text:p>
          </table:table-cell>
          <table:table-cell/>
          <table:table-cell office:value-type="currency" office:currency="GBP" office:value="1460" calcext:value-type="currency">
            <text:p>£1,460.00</text:p>
          </table:table-cell>
          <table:table-cell table:style-name="ce31" table:formula="of:=IF([.F296]&lt;=[$'current-situation'.$E$7];[$'loan-parameters'.$B$6]-ORG.OPENOFFICE.MONTHS([$'loan-parameters'.$B$4];TODAY();1)/12;COUNTIF([.$C$2:.$C$361];&quot;&gt;=&quot;&amp;[.F296])/12)" office:value-type="float" office:value="3.08333333333333" calcext:value-type="float">
            <text:p>3.08</text:p>
          </table:table-cell>
          <table:table-cell table:style-name="ce47" table:formula="of:=[.F296]*[.G296]*12+[$'loan-parameters'.$B$32]" office:value-type="currency" office:currency="GBP" office:value="54020" calcext:value-type="currency">
            <text:p>£54,0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1" table:formula="of:=[.A297]/12" office:value-type="float" office:value="24.6666666666667" calcext:value-type="float">
            <text:p>24.67</text:p>
          </table:table-cell>
          <table:table-cell table:style-name="ce47" table:formula="of:=IF([.B297]&lt;=[$'repayment-scenarios'.$B$28];[$'loan-parameters'.$B$31]*[$'current-situation'.$C$7]*(1+[$'current-situation'.$C$7])^[.A297]/((1+[$'current-situation'.$C$7])^[.A297]-1);&quot;&quot;)" office:value-type="currency" office:currency="GBP" office:value="264.817512758426" calcext:value-type="currency">
            <text:p>£264.82</text:p>
          </table:table-cell>
          <table:table-cell table:formula="of:=IF([.C297]&lt;&gt;&quot;&quot;;[.C297]*[.A297]+[$'loan-parameters'.$B$32];&quot;&quot;)" office:value-type="currency" office:currency="GBP" office:value="78385.983776494" calcext:value-type="currency">
            <text:p>£78,385.98</text:p>
          </table:table-cell>
          <table:table-cell/>
          <table:table-cell office:value-type="currency" office:currency="GBP" office:value="1465" calcext:value-type="currency">
            <text:p>£1,465.00</text:p>
          </table:table-cell>
          <table:table-cell table:style-name="ce31" table:formula="of:=IF([.F297]&lt;=[$'current-situation'.$E$7];[$'loan-parameters'.$B$6]-ORG.OPENOFFICE.MONTHS([$'loan-parameters'.$B$4];TODAY();1)/12;COUNTIF([.$C$2:.$C$361];&quot;&gt;=&quot;&amp;[.F297])/12)" office:value-type="float" office:value="3" calcext:value-type="float">
            <text:p>3.00</text:p>
          </table:table-cell>
          <table:table-cell table:style-name="ce47" table:formula="of:=[.F297]*[.G297]*12+[$'loan-parameters'.$B$32]" office:value-type="currency" office:currency="GBP" office:value="52740" calcext:value-type="currency">
            <text:p>£52,7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1" table:formula="of:=[.A298]/12" office:value-type="float" office:value="24.75" calcext:value-type="float">
            <text:p>24.75</text:p>
          </table:table-cell>
          <table:table-cell table:style-name="ce47" table:formula="of:=IF([.B298]&lt;=[$'repayment-scenarios'.$B$28];[$'loan-parameters'.$B$31]*[$'current-situation'.$C$7]*(1+[$'current-situation'.$C$7])^[.A298]/((1+[$'current-situation'.$C$7])^[.A298]-1);&quot;&quot;)" office:value-type="currency" office:currency="GBP" office:value="264.276545402801" calcext:value-type="currency">
            <text:p>£264.28</text:p>
          </table:table-cell>
          <table:table-cell table:formula="of:=IF([.C298]&lt;&gt;&quot;&quot;;[.C298]*[.A298]+[$'loan-parameters'.$B$32];&quot;&quot;)" office:value-type="currency" office:currency="GBP" office:value="78490.1339846319" calcext:value-type="currency">
            <text:p>£78,490.13</text:p>
          </table:table-cell>
          <table:table-cell/>
          <table:table-cell office:value-type="currency" office:currency="GBP" office:value="1470" calcext:value-type="currency">
            <text:p>£1,470.00</text:p>
          </table:table-cell>
          <table:table-cell table:style-name="ce31" table:formula="of:=IF([.F298]&lt;=[$'current-situation'.$E$7];[$'loan-parameters'.$B$6]-ORG.OPENOFFICE.MONTHS([$'loan-parameters'.$B$4];TODAY();1)/12;COUNTIF([.$C$2:.$C$361];&quot;&gt;=&quot;&amp;[.F298])/12)" office:value-type="float" office:value="3" calcext:value-type="float">
            <text:p>3.00</text:p>
          </table:table-cell>
          <table:table-cell table:style-name="ce47" table:formula="of:=[.F298]*[.G298]*12+[$'loan-parameters'.$B$32]" office:value-type="currency" office:currency="GBP" office:value="52920" calcext:value-type="currency">
            <text:p>£52,9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1" table:formula="of:=[.A299]/12" office:value-type="float" office:value="24.8333333333333" calcext:value-type="float">
            <text:p>24.83</text:p>
          </table:table-cell>
          <table:table-cell table:style-name="ce47" table:formula="of:=IF([.B299]&lt;=[$'repayment-scenarios'.$B$28];[$'loan-parameters'.$B$31]*[$'current-situation'.$C$7]*(1+[$'current-situation'.$C$7])^[.A299]/((1+[$'current-situation'.$C$7])^[.A299]-1);&quot;&quot;)" office:value-type="currency" office:currency="GBP" office:value="263.739466218383" calcext:value-type="currency">
            <text:p>£263.74</text:p>
          </table:table-cell>
          <table:table-cell table:formula="of:=IF([.C299]&lt;&gt;&quot;&quot;;[.C299]*[.A299]+[$'loan-parameters'.$B$32];&quot;&quot;)" office:value-type="currency" office:currency="GBP" office:value="78594.3609330783" calcext:value-type="currency">
            <text:p>£78,594.36</text:p>
          </table:table-cell>
          <table:table-cell/>
          <table:table-cell office:value-type="currency" office:currency="GBP" office:value="1475" calcext:value-type="currency">
            <text:p>£1,475.00</text:p>
          </table:table-cell>
          <table:table-cell table:style-name="ce31" table:formula="of:=IF([.F299]&lt;=[$'current-situation'.$E$7];[$'loan-parameters'.$B$6]-ORG.OPENOFFICE.MONTHS([$'loan-parameters'.$B$4];TODAY();1)/12;COUNTIF([.$C$2:.$C$361];&quot;&gt;=&quot;&amp;[.F299])/12)" office:value-type="float" office:value="3" calcext:value-type="float">
            <text:p>3.00</text:p>
          </table:table-cell>
          <table:table-cell table:style-name="ce47" table:formula="of:=[.F299]*[.G299]*12+[$'loan-parameters'.$B$32]" office:value-type="currency" office:currency="GBP" office:value="53100" calcext:value-type="currency">
            <text:p>£53,1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1" table:formula="of:=[.A300]/12" office:value-type="float" office:value="24.9166666666667" calcext:value-type="float">
            <text:p>24.92</text:p>
          </table:table-cell>
          <table:table-cell table:style-name="ce47" table:formula="of:=IF([.B300]&lt;=[$'repayment-scenarios'.$B$28];[$'loan-parameters'.$B$31]*[$'current-situation'.$C$7]*(1+[$'current-situation'.$C$7])^[.A300]/((1+[$'current-situation'.$C$7])^[.A300]-1);&quot;&quot;)" office:value-type="currency" office:currency="GBP" office:value="263.206236045886" calcext:value-type="currency">
            <text:p>£263.21</text:p>
          </table:table-cell>
          <table:table-cell table:formula="of:=IF([.C300]&lt;&gt;&quot;&quot;;[.C300]*[.A300]+[$'loan-parameters'.$B$32];&quot;&quot;)" office:value-type="currency" office:currency="GBP" office:value="78698.66457772" calcext:value-type="currency">
            <text:p>£78,698.66</text:p>
          </table:table-cell>
          <table:table-cell/>
          <table:table-cell office:value-type="currency" office:currency="GBP" office:value="1480" calcext:value-type="currency">
            <text:p>£1,480.00</text:p>
          </table:table-cell>
          <table:table-cell table:style-name="ce31" table:formula="of:=IF([.F300]&lt;=[$'current-situation'.$E$7];[$'loan-parameters'.$B$6]-ORG.OPENOFFICE.MONTHS([$'loan-parameters'.$B$4];TODAY();1)/12;COUNTIF([.$C$2:.$C$361];&quot;&gt;=&quot;&amp;[.F300])/12)" office:value-type="float" office:value="3" calcext:value-type="float">
            <text:p>3.00</text:p>
          </table:table-cell>
          <table:table-cell table:style-name="ce47" table:formula="of:=[.F300]*[.G300]*12+[$'loan-parameters'.$B$32]" office:value-type="currency" office:currency="GBP" office:value="53280" calcext:value-type="currency">
            <text:p>£53,2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1" table:formula="of:=[.A301]/12" office:value-type="float" office:value="25" calcext:value-type="float">
            <text:p>25.00</text:p>
          </table:table-cell>
          <table:table-cell table:style-name="ce47" table:formula="of:=IF([.B301]&lt;=[$'repayment-scenarios'.$B$28];[$'loan-parameters'.$B$31]*[$'current-situation'.$C$7]*(1+[$'current-situation'.$C$7])^[.A301]/((1+[$'current-situation'.$C$7])^[.A301]-1);&quot;&quot;)" office:value-type="currency" office:currency="GBP" office:value="262.676816247753" calcext:value-type="currency">
            <text:p>£262.68</text:p>
          </table:table-cell>
          <table:table-cell table:formula="of:=IF([.C301]&lt;&gt;&quot;&quot;;[.C301]*[.A301]+[$'loan-parameters'.$B$32];&quot;&quot;)" office:value-type="currency" office:currency="GBP" office:value="78803.044874326" calcext:value-type="currency">
            <text:p>£78,803.04</text:p>
          </table:table-cell>
          <table:table-cell/>
          <table:table-cell office:value-type="currency" office:currency="GBP" office:value="1485" calcext:value-type="currency">
            <text:p>£1,485.00</text:p>
          </table:table-cell>
          <table:table-cell table:style-name="ce31" table:formula="of:=IF([.F301]&lt;=[$'current-situation'.$E$7];[$'loan-parameters'.$B$6]-ORG.OPENOFFICE.MONTHS([$'loan-parameters'.$B$4];TODAY();1)/12;COUNTIF([.$C$2:.$C$361];&quot;&gt;=&quot;&amp;[.F301])/12)" office:value-type="float" office:value="3" calcext:value-type="float">
            <text:p>3.00</text:p>
          </table:table-cell>
          <table:table-cell table:style-name="ce47" table:formula="of:=[.F301]*[.G301]*12+[$'loan-parameters'.$B$32]" office:value-type="currency" office:currency="GBP" office:value="53460" calcext:value-type="currency">
            <text:p>£53,4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1" table:formula="of:=[.A302]/12" office:value-type="float" office:value="25.0833333333333" calcext:value-type="float">
            <text:p>25.08</text:p>
          </table:table-cell>
          <table:table-cell table:style-name="ce47" table:formula="of:=IF([.B302]&lt;=[$'repayment-scenarios'.$B$28];[$'loan-parameters'.$B$31]*[$'current-situation'.$C$7]*(1+[$'current-situation'.$C$7])^[.A302]/((1+[$'current-situation'.$C$7])^[.A302]-1);&quot;&quot;)" office:value-type="currency" office:currency="GBP" office:value="262.151168699493" calcext:value-type="currency">
            <text:p>£262.15</text:p>
          </table:table-cell>
          <table:table-cell table:formula="of:=IF([.C302]&lt;&gt;&quot;&quot;;[.C302]*[.A302]+[$'loan-parameters'.$B$32];&quot;&quot;)" office:value-type="currency" office:currency="GBP" office:value="78907.5017785475" calcext:value-type="currency">
            <text:p>£78,907.50</text:p>
          </table:table-cell>
          <table:table-cell/>
          <table:table-cell office:value-type="currency" office:currency="GBP" office:value="1490" calcext:value-type="currency">
            <text:p>£1,490.00</text:p>
          </table:table-cell>
          <table:table-cell table:style-name="ce31" table:formula="of:=IF([.F302]&lt;=[$'current-situation'.$E$7];[$'loan-parameters'.$B$6]-ORG.OPENOFFICE.MONTHS([$'loan-parameters'.$B$4];TODAY();1)/12;COUNTIF([.$C$2:.$C$361];&quot;&gt;=&quot;&amp;[.F302])/12)" office:value-type="float" office:value="3" calcext:value-type="float">
            <text:p>3.00</text:p>
          </table:table-cell>
          <table:table-cell table:style-name="ce47" table:formula="of:=[.F302]*[.G302]*12+[$'loan-parameters'.$B$32]" office:value-type="currency" office:currency="GBP" office:value="53640" calcext:value-type="currency">
            <text:p>£53,6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1" table:formula="of:=[.A303]/12" office:value-type="float" office:value="25.1666666666667" calcext:value-type="float">
            <text:p>25.17</text:p>
          </table:table-cell>
          <table:table-cell table:style-name="ce47" table:formula="of:=IF([.B303]&lt;=[$'repayment-scenarios'.$B$28];[$'loan-parameters'.$B$31]*[$'current-situation'.$C$7]*(1+[$'current-situation'.$C$7])^[.A303]/((1+[$'current-situation'.$C$7])^[.A303]-1);&quot;&quot;)" office:value-type="currency" office:currency="GBP" office:value="261.629255781186" calcext:value-type="currency">
            <text:p>£261.63</text:p>
          </table:table-cell>
          <table:table-cell table:formula="of:=IF([.C303]&lt;&gt;&quot;&quot;;[.C303]*[.A303]+[$'loan-parameters'.$B$32];&quot;&quot;)" office:value-type="currency" office:currency="GBP" office:value="79012.0352459182" calcext:value-type="currency">
            <text:p>£79,012.04</text:p>
          </table:table-cell>
          <table:table-cell/>
          <table:table-cell office:value-type="currency" office:currency="GBP" office:value="1495" calcext:value-type="currency">
            <text:p>£1,495.00</text:p>
          </table:table-cell>
          <table:table-cell table:style-name="ce31" table:formula="of:=IF([.F303]&lt;=[$'current-situation'.$E$7];[$'loan-parameters'.$B$6]-ORG.OPENOFFICE.MONTHS([$'loan-parameters'.$B$4];TODAY();1)/12;COUNTIF([.$C$2:.$C$361];&quot;&gt;=&quot;&amp;[.F303])/12)" office:value-type="float" office:value="3" calcext:value-type="float">
            <text:p>3.00</text:p>
          </table:table-cell>
          <table:table-cell table:style-name="ce47" table:formula="of:=[.F303]*[.G303]*12+[$'loan-parameters'.$B$32]" office:value-type="currency" office:currency="GBP" office:value="53820" calcext:value-type="currency">
            <text:p>£53,8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1" table:formula="of:=[.A304]/12" office:value-type="float" office:value="25.25" calcext:value-type="float">
            <text:p>25.25</text:p>
          </table:table-cell>
          <table:table-cell table:style-name="ce47" table:formula="of:=IF([.B304]&lt;=[$'repayment-scenarios'.$B$28];[$'loan-parameters'.$B$31]*[$'current-situation'.$C$7]*(1+[$'current-situation'.$C$7])^[.A304]/((1+[$'current-situation'.$C$7])^[.A304]-1);&quot;&quot;)" office:value-type="currency" office:currency="GBP" office:value="261.111040369158" calcext:value-type="currency">
            <text:p>£261.11</text:p>
          </table:table-cell>
          <table:table-cell table:formula="of:=IF([.C304]&lt;&gt;&quot;&quot;;[.C304]*[.A304]+[$'loan-parameters'.$B$32];&quot;&quot;)" office:value-type="currency" office:currency="GBP" office:value="79116.6452318548" calcext:value-type="currency">
            <text:p>£79,116.65</text:p>
          </table:table-cell>
          <table:table-cell/>
          <table:table-cell office:value-type="currency" office:currency="GBP" office:value="1500" calcext:value-type="currency">
            <text:p>£1,500.00</text:p>
          </table:table-cell>
          <table:table-cell table:style-name="ce31" table:formula="of:=IF([.F304]&lt;=[$'current-situation'.$E$7];[$'loan-parameters'.$B$6]-ORG.OPENOFFICE.MONTHS([$'loan-parameters'.$B$4];TODAY();1)/12;COUNTIF([.$C$2:.$C$361];&quot;&gt;=&quot;&amp;[.F304])/12)" office:value-type="float" office:value="3" calcext:value-type="float">
            <text:p>3.00</text:p>
          </table:table-cell>
          <table:table-cell table:style-name="ce47" table:formula="of:=[.F304]*[.G304]*12+[$'loan-parameters'.$B$32]" office:value-type="currency" office:currency="GBP" office:value="54000" calcext:value-type="currency">
            <text:p>£54,0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1" table:formula="of:=[.A305]/12" office:value-type="float" office:value="25.3333333333333" calcext:value-type="float">
            <text:p>25.33</text:p>
          </table:table-cell>
          <table:table-cell table:style-name="ce47" table:formula="of:=IF([.B305]&lt;=[$'repayment-scenarios'.$B$28];[$'loan-parameters'.$B$31]*[$'current-situation'.$C$7]*(1+[$'current-situation'.$C$7])^[.A305]/((1+[$'current-situation'.$C$7])^[.A305]-1);&quot;&quot;)" office:value-type="currency" office:currency="GBP" office:value="260.596485827819" calcext:value-type="currency">
            <text:p>£260.60</text:p>
          </table:table-cell>
          <table:table-cell table:formula="of:=IF([.C305]&lt;&gt;&quot;&quot;;[.C305]*[.A305]+[$'loan-parameters'.$B$32];&quot;&quot;)" office:value-type="currency" office:currency="GBP" office:value="79221.331691657" calcext:value-type="currency">
            <text:p>£79,221.33</text:p>
          </table:table-cell>
          <table:table-cell/>
          <table:table-cell office:value-type="currency" office:currency="GBP" office:value="1505" calcext:value-type="currency">
            <text:p>£1,505.00</text:p>
          </table:table-cell>
          <table:table-cell table:style-name="ce31" table:formula="of:=IF([.F305]&lt;=[$'current-situation'.$E$7];[$'loan-parameters'.$B$6]-ORG.OPENOFFICE.MONTHS([$'loan-parameters'.$B$4];TODAY();1)/12;COUNTIF([.$C$2:.$C$361];&quot;&gt;=&quot;&amp;[.F305])/12)" office:value-type="float" office:value="2.91666666666667" calcext:value-type="float">
            <text:p>2.92</text:p>
          </table:table-cell>
          <table:table-cell table:style-name="ce47" table:formula="of:=[.F305]*[.G305]*12+[$'loan-parameters'.$B$32]" office:value-type="currency" office:currency="GBP" office:value="52675" calcext:value-type="currency">
            <text:p>£52,6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1" table:formula="of:=[.A306]/12" office:value-type="float" office:value="25.4166666666667" calcext:value-type="float">
            <text:p>25.42</text:p>
          </table:table-cell>
          <table:table-cell table:style-name="ce47" table:formula="of:=IF([.B306]&lt;=[$'repayment-scenarios'.$B$28];[$'loan-parameters'.$B$31]*[$'current-situation'.$C$7]*(1+[$'current-situation'.$C$7])^[.A306]/((1+[$'current-situation'.$C$7])^[.A306]-1);&quot;&quot;)" office:value-type="currency" office:currency="GBP" office:value="260.085556001666" calcext:value-type="currency">
            <text:p>£260.09</text:p>
          </table:table-cell>
          <table:table-cell table:formula="of:=IF([.C306]&lt;&gt;&quot;&quot;;[.C306]*[.A306]+[$'loan-parameters'.$B$32];&quot;&quot;)" office:value-type="currency" office:currency="GBP" office:value="79326.0945805081" calcext:value-type="currency">
            <text:p>£79,326.09</text:p>
          </table:table-cell>
          <table:table-cell/>
          <table:table-cell office:value-type="currency" office:currency="GBP" office:value="1510" calcext:value-type="currency">
            <text:p>£1,510.00</text:p>
          </table:table-cell>
          <table:table-cell table:style-name="ce31" table:formula="of:=IF([.F306]&lt;=[$'current-situation'.$E$7];[$'loan-parameters'.$B$6]-ORG.OPENOFFICE.MONTHS([$'loan-parameters'.$B$4];TODAY();1)/12;COUNTIF([.$C$2:.$C$361];&quot;&gt;=&quot;&amp;[.F306])/12)" office:value-type="float" office:value="2.91666666666667" calcext:value-type="float">
            <text:p>2.92</text:p>
          </table:table-cell>
          <table:table-cell table:style-name="ce47" table:formula="of:=[.F306]*[.G306]*12+[$'loan-parameters'.$B$32]" office:value-type="currency" office:currency="GBP" office:value="52850" calcext:value-type="currency">
            <text:p>£52,8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1" table:formula="of:=[.A307]/12" office:value-type="float" office:value="25.5" calcext:value-type="float">
            <text:p>25.50</text:p>
          </table:table-cell>
          <table:table-cell table:style-name="ce47" table:formula="of:=IF([.B307]&lt;=[$'repayment-scenarios'.$B$28];[$'loan-parameters'.$B$31]*[$'current-situation'.$C$7]*(1+[$'current-situation'.$C$7])^[.A307]/((1+[$'current-situation'.$C$7])^[.A307]-1);&quot;&quot;)" office:value-type="currency" office:currency="GBP" office:value="259.578215207434" calcext:value-type="currency">
            <text:p>£259.58</text:p>
          </table:table-cell>
          <table:table-cell table:formula="of:=IF([.C307]&lt;&gt;&quot;&quot;;[.C307]*[.A307]+[$'loan-parameters'.$B$32];&quot;&quot;)" office:value-type="currency" office:currency="GBP" office:value="79430.9338534747" calcext:value-type="currency">
            <text:p>£79,430.93</text:p>
          </table:table-cell>
          <table:table-cell/>
          <table:table-cell office:value-type="currency" office:currency="GBP" office:value="1515" calcext:value-type="currency">
            <text:p>£1,515.00</text:p>
          </table:table-cell>
          <table:table-cell table:style-name="ce31" table:formula="of:=IF([.F307]&lt;=[$'current-situation'.$E$7];[$'loan-parameters'.$B$6]-ORG.OPENOFFICE.MONTHS([$'loan-parameters'.$B$4];TODAY();1)/12;COUNTIF([.$C$2:.$C$361];&quot;&gt;=&quot;&amp;[.F307])/12)" office:value-type="float" office:value="2.91666666666667" calcext:value-type="float">
            <text:p>2.92</text:p>
          </table:table-cell>
          <table:table-cell table:style-name="ce47" table:formula="of:=[.F307]*[.G307]*12+[$'loan-parameters'.$B$32]" office:value-type="currency" office:currency="GBP" office:value="53025" calcext:value-type="currency">
            <text:p>£53,0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1" table:formula="of:=[.A308]/12" office:value-type="float" office:value="25.5833333333333" calcext:value-type="float">
            <text:p>25.58</text:p>
          </table:table-cell>
          <table:table-cell table:style-name="ce47" table:formula="of:=IF([.B308]&lt;=[$'repayment-scenarios'.$B$28];[$'loan-parameters'.$B$31]*[$'current-situation'.$C$7]*(1+[$'current-situation'.$C$7])^[.A308]/((1+[$'current-situation'.$C$7])^[.A308]-1);&quot;&quot;)" office:value-type="currency" office:currency="GBP" office:value="259.07442822641" calcext:value-type="currency">
            <text:p>£259.07</text:p>
          </table:table-cell>
          <table:table-cell table:formula="of:=IF([.C308]&lt;&gt;&quot;&quot;;[.C308]*[.A308]+[$'loan-parameters'.$B$32];&quot;&quot;)" office:value-type="currency" office:currency="GBP" office:value="79535.8494655078" calcext:value-type="currency">
            <text:p>£79,535.85</text:p>
          </table:table-cell>
          <table:table-cell/>
          <table:table-cell office:value-type="currency" office:currency="GBP" office:value="1520" calcext:value-type="currency">
            <text:p>£1,520.00</text:p>
          </table:table-cell>
          <table:table-cell table:style-name="ce31" table:formula="of:=IF([.F308]&lt;=[$'current-situation'.$E$7];[$'loan-parameters'.$B$6]-ORG.OPENOFFICE.MONTHS([$'loan-parameters'.$B$4];TODAY();1)/12;COUNTIF([.$C$2:.$C$361];&quot;&gt;=&quot;&amp;[.F308])/12)" office:value-type="float" office:value="2.91666666666667" calcext:value-type="float">
            <text:p>2.92</text:p>
          </table:table-cell>
          <table:table-cell table:style-name="ce47" table:formula="of:=[.F308]*[.G308]*12+[$'loan-parameters'.$B$32]" office:value-type="currency" office:currency="GBP" office:value="53200" calcext:value-type="currency">
            <text:p>£53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1" table:formula="of:=[.A309]/12" office:value-type="float" office:value="25.6666666666667" calcext:value-type="float">
            <text:p>25.67</text:p>
          </table:table-cell>
          <table:table-cell table:style-name="ce47" table:formula="of:=IF([.B309]&lt;=[$'repayment-scenarios'.$B$28];[$'loan-parameters'.$B$31]*[$'current-situation'.$C$7]*(1+[$'current-situation'.$C$7])^[.A309]/((1+[$'current-situation'.$C$7])^[.A309]-1);&quot;&quot;)" office:value-type="currency" office:currency="GBP" office:value="258.574160296891" calcext:value-type="currency">
            <text:p>£258.57</text:p>
          </table:table-cell>
          <table:table-cell table:formula="of:=IF([.C309]&lt;&gt;&quot;&quot;;[.C309]*[.A309]+[$'loan-parameters'.$B$32];&quot;&quot;)" office:value-type="currency" office:currency="GBP" office:value="79640.8413714425" calcext:value-type="currency">
            <text:p>£79,640.84</text:p>
          </table:table-cell>
          <table:table-cell/>
          <table:table-cell office:value-type="currency" office:currency="GBP" office:value="1525" calcext:value-type="currency">
            <text:p>£1,525.00</text:p>
          </table:table-cell>
          <table:table-cell table:style-name="ce31" table:formula="of:=IF([.F309]&lt;=[$'current-situation'.$E$7];[$'loan-parameters'.$B$6]-ORG.OPENOFFICE.MONTHS([$'loan-parameters'.$B$4];TODAY();1)/12;COUNTIF([.$C$2:.$C$361];&quot;&gt;=&quot;&amp;[.F309])/12)" office:value-type="float" office:value="2.91666666666667" calcext:value-type="float">
            <text:p>2.92</text:p>
          </table:table-cell>
          <table:table-cell table:style-name="ce47" table:formula="of:=[.F309]*[.G309]*12+[$'loan-parameters'.$B$32]" office:value-type="currency" office:currency="GBP" office:value="53375" calcext:value-type="currency">
            <text:p>£53,3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1" table:formula="of:=[.A310]/12" office:value-type="float" office:value="25.75" calcext:value-type="float">
            <text:p>25.75</text:p>
          </table:table-cell>
          <table:table-cell table:style-name="ce47" table:formula="of:=IF([.B310]&lt;=[$'repayment-scenarios'.$B$28];[$'loan-parameters'.$B$31]*[$'current-situation'.$C$7]*(1+[$'current-situation'.$C$7])^[.A310]/((1+[$'current-situation'.$C$7])^[.A310]-1);&quot;&quot;)" office:value-type="currency" office:currency="GBP" office:value="258.077377106791" calcext:value-type="currency">
            <text:p>£258.08</text:p>
          </table:table-cell>
          <table:table-cell table:formula="of:=IF([.C310]&lt;&gt;&quot;&quot;;[.C310]*[.A310]+[$'loan-parameters'.$B$32];&quot;&quot;)" office:value-type="currency" office:currency="GBP" office:value="79745.9095259986" calcext:value-type="currency">
            <text:p>£79,745.91</text:p>
          </table:table-cell>
          <table:table-cell/>
          <table:table-cell office:value-type="currency" office:currency="GBP" office:value="1530" calcext:value-type="currency">
            <text:p>£1,530.00</text:p>
          </table:table-cell>
          <table:table-cell table:style-name="ce31" table:formula="of:=IF([.F310]&lt;=[$'current-situation'.$E$7];[$'loan-parameters'.$B$6]-ORG.OPENOFFICE.MONTHS([$'loan-parameters'.$B$4];TODAY();1)/12;COUNTIF([.$C$2:.$C$361];&quot;&gt;=&quot;&amp;[.F310])/12)" office:value-type="float" office:value="2.91666666666667" calcext:value-type="float">
            <text:p>2.92</text:p>
          </table:table-cell>
          <table:table-cell table:style-name="ce47" table:formula="of:=[.F310]*[.G310]*12+[$'loan-parameters'.$B$32]" office:value-type="currency" office:currency="GBP" office:value="53550" calcext:value-type="currency">
            <text:p>£53,5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1" table:formula="of:=[.A311]/12" office:value-type="float" office:value="25.8333333333333" calcext:value-type="float">
            <text:p>25.83</text:p>
          </table:table-cell>
          <table:table-cell table:style-name="ce47" table:formula="of:=IF([.B311]&lt;=[$'repayment-scenarios'.$B$28];[$'loan-parameters'.$B$31]*[$'current-situation'.$C$7]*(1+[$'current-situation'.$C$7])^[.A311]/((1+[$'current-situation'.$C$7])^[.A311]-1);&quot;&quot;)" office:value-type="currency" office:currency="GBP" office:value="257.584044786388" calcext:value-type="currency">
            <text:p>£257.58</text:p>
          </table:table-cell>
          <table:table-cell table:formula="of:=IF([.C311]&lt;&gt;&quot;&quot;;[.C311]*[.A311]+[$'loan-parameters'.$B$32];&quot;&quot;)" office:value-type="currency" office:currency="GBP" office:value="79851.0538837803" calcext:value-type="currency">
            <text:p>£79,851.05</text:p>
          </table:table-cell>
          <table:table-cell/>
          <table:table-cell office:value-type="currency" office:currency="GBP" office:value="1535" calcext:value-type="currency">
            <text:p>£1,535.00</text:p>
          </table:table-cell>
          <table:table-cell table:style-name="ce31" table:formula="of:=IF([.F311]&lt;=[$'current-situation'.$E$7];[$'loan-parameters'.$B$6]-ORG.OPENOFFICE.MONTHS([$'loan-parameters'.$B$4];TODAY();1)/12;COUNTIF([.$C$2:.$C$361];&quot;&gt;=&quot;&amp;[.F311])/12)" office:value-type="float" office:value="2.91666666666667" calcext:value-type="float">
            <text:p>2.92</text:p>
          </table:table-cell>
          <table:table-cell table:style-name="ce47" table:formula="of:=[.F311]*[.G311]*12+[$'loan-parameters'.$B$32]" office:value-type="currency" office:currency="GBP" office:value="53725" calcext:value-type="currency">
            <text:p>£53,7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1" table:formula="of:=[.A312]/12" office:value-type="float" office:value="25.9166666666667" calcext:value-type="float">
            <text:p>25.92</text:p>
          </table:table-cell>
          <table:table-cell table:style-name="ce47" table:formula="of:=IF([.B312]&lt;=[$'repayment-scenarios'.$B$28];[$'loan-parameters'.$B$31]*[$'current-situation'.$C$7]*(1+[$'current-situation'.$C$7])^[.A312]/((1+[$'current-situation'.$C$7])^[.A312]-1);&quot;&quot;)" office:value-type="currency" office:currency="GBP" office:value="257.094129901214" calcext:value-type="currency">
            <text:p>£257.09</text:p>
          </table:table-cell>
          <table:table-cell table:formula="of:=IF([.C312]&lt;&gt;&quot;&quot;;[.C312]*[.A312]+[$'loan-parameters'.$B$32];&quot;&quot;)" office:value-type="currency" office:currency="GBP" office:value="79956.2743992774" calcext:value-type="currency">
            <text:p>£79,956.27</text:p>
          </table:table-cell>
          <table:table-cell/>
          <table:table-cell office:value-type="currency" office:currency="GBP" office:value="1540" calcext:value-type="currency">
            <text:p>£1,540.00</text:p>
          </table:table-cell>
          <table:table-cell table:style-name="ce31" table:formula="of:=IF([.F312]&lt;=[$'current-situation'.$E$7];[$'loan-parameters'.$B$6]-ORG.OPENOFFICE.MONTHS([$'loan-parameters'.$B$4];TODAY();1)/12;COUNTIF([.$C$2:.$C$361];&quot;&gt;=&quot;&amp;[.F312])/12)" office:value-type="float" office:value="2.91666666666667" calcext:value-type="float">
            <text:p>2.92</text:p>
          </table:table-cell>
          <table:table-cell table:style-name="ce47" table:formula="of:=[.F312]*[.G312]*12+[$'loan-parameters'.$B$32]" office:value-type="currency" office:currency="GBP" office:value="53900" calcext:value-type="currency">
            <text:p>£53,9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1" table:formula="of:=[.A313]/12" office:value-type="float" office:value="26" calcext:value-type="float">
            <text:p>26.00</text:p>
          </table:table-cell>
          <table:table-cell table:style-name="ce47" table:formula="of:=IF([.B313]&lt;=[$'repayment-scenarios'.$B$28];[$'loan-parameters'.$B$31]*[$'current-situation'.$C$7]*(1+[$'current-situation'.$C$7])^[.A313]/((1+[$'current-situation'.$C$7])^[.A313]-1);&quot;&quot;)" office:value-type="currency" office:currency="GBP" office:value="256.60759944508" calcext:value-type="currency">
            <text:p>£256.61</text:p>
          </table:table-cell>
          <table:table-cell table:formula="of:=IF([.C313]&lt;&gt;&quot;&quot;;[.C313]*[.A313]+[$'loan-parameters'.$B$32];&quot;&quot;)" office:value-type="currency" office:currency="GBP" office:value="80061.571026865" calcext:value-type="currency">
            <text:p>£80,061.57</text:p>
          </table:table-cell>
          <table:table-cell/>
          <table:table-cell office:value-type="currency" office:currency="GBP" office:value="1545" calcext:value-type="currency">
            <text:p>£1,545.00</text:p>
          </table:table-cell>
          <table:table-cell table:style-name="ce31" table:formula="of:=IF([.F313]&lt;=[$'current-situation'.$E$7];[$'loan-parameters'.$B$6]-ORG.OPENOFFICE.MONTHS([$'loan-parameters'.$B$4];TODAY();1)/12;COUNTIF([.$C$2:.$C$361];&quot;&gt;=&quot;&amp;[.F313])/12)" office:value-type="float" office:value="2.83333333333333" calcext:value-type="float">
            <text:p>2.83</text:p>
          </table:table-cell>
          <table:table-cell table:style-name="ce47" table:formula="of:=[.F313]*[.G313]*12+[$'loan-parameters'.$B$32]" office:value-type="currency" office:currency="GBP" office:value="52530" calcext:value-type="currency">
            <text:p>£52,5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1" table:formula="of:=[.A314]/12" office:value-type="float" office:value="26.0833333333333" calcext:value-type="float">
            <text:p>26.08</text:p>
          </table:table-cell>
          <table:table-cell table:style-name="ce47" table:formula="of:=IF([.B314]&lt;=[$'repayment-scenarios'.$B$28];[$'loan-parameters'.$B$31]*[$'current-situation'.$C$7]*(1+[$'current-situation'.$C$7])^[.A314]/((1+[$'current-situation'.$C$7])^[.A314]-1);&quot;&quot;)" office:value-type="currency" office:currency="GBP" office:value="256.124420833238" calcext:value-type="currency">
            <text:p>£256.12</text:p>
          </table:table-cell>
          <table:table-cell table:formula="of:=IF([.C314]&lt;&gt;&quot;&quot;;[.C314]*[.A314]+[$'loan-parameters'.$B$32];&quot;&quot;)" office:value-type="currency" office:currency="GBP" office:value="80166.9437208036" calcext:value-type="currency">
            <text:p>£80,166.94</text:p>
          </table:table-cell>
          <table:table-cell/>
          <table:table-cell office:value-type="currency" office:currency="GBP" office:value="1550" calcext:value-type="currency">
            <text:p>£1,550.00</text:p>
          </table:table-cell>
          <table:table-cell table:style-name="ce31" table:formula="of:=IF([.F314]&lt;=[$'current-situation'.$E$7];[$'loan-parameters'.$B$6]-ORG.OPENOFFICE.MONTHS([$'loan-parameters'.$B$4];TODAY();1)/12;COUNTIF([.$C$2:.$C$361];&quot;&gt;=&quot;&amp;[.F314])/12)" office:value-type="float" office:value="2.83333333333333" calcext:value-type="float">
            <text:p>2.83</text:p>
          </table:table-cell>
          <table:table-cell table:style-name="ce47" table:formula="of:=[.F314]*[.G314]*12+[$'loan-parameters'.$B$32]" office:value-type="currency" office:currency="GBP" office:value="52700" calcext:value-type="currency">
            <text:p>£52,7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1" table:formula="of:=[.A315]/12" office:value-type="float" office:value="26.1666666666667" calcext:value-type="float">
            <text:p>26.17</text:p>
          </table:table-cell>
          <table:table-cell table:style-name="ce47" table:formula="of:=IF([.B315]&lt;=[$'repayment-scenarios'.$B$28];[$'loan-parameters'.$B$31]*[$'current-situation'.$C$7]*(1+[$'current-situation'.$C$7])^[.A315]/((1+[$'current-situation'.$C$7])^[.A315]-1);&quot;&quot;)" office:value-type="currency" office:currency="GBP" office:value="255.644561895669" calcext:value-type="currency">
            <text:p>£255.64</text:p>
          </table:table-cell>
          <table:table-cell table:formula="of:=IF([.C315]&lt;&gt;&quot;&quot;;[.C315]*[.A315]+[$'loan-parameters'.$B$32];&quot;&quot;)" office:value-type="currency" office:currency="GBP" office:value="80272.3924352401" calcext:value-type="currency">
            <text:p>£80,272.39</text:p>
          </table:table-cell>
          <table:table-cell/>
          <table:table-cell office:value-type="currency" office:currency="GBP" office:value="1555" calcext:value-type="currency">
            <text:p>£1,555.00</text:p>
          </table:table-cell>
          <table:table-cell table:style-name="ce31" table:formula="of:=IF([.F315]&lt;=[$'current-situation'.$E$7];[$'loan-parameters'.$B$6]-ORG.OPENOFFICE.MONTHS([$'loan-parameters'.$B$4];TODAY();1)/12;COUNTIF([.$C$2:.$C$361];&quot;&gt;=&quot;&amp;[.F315])/12)" office:value-type="float" office:value="2.83333333333333" calcext:value-type="float">
            <text:p>2.83</text:p>
          </table:table-cell>
          <table:table-cell table:style-name="ce47" table:formula="of:=[.F315]*[.G315]*12+[$'loan-parameters'.$B$32]" office:value-type="currency" office:currency="GBP" office:value="52870" calcext:value-type="currency">
            <text:p>£52,8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1" table:formula="of:=[.A316]/12" office:value-type="float" office:value="26.25" calcext:value-type="float">
            <text:p>26.25</text:p>
          </table:table-cell>
          <table:table-cell table:style-name="ce47" table:formula="of:=IF([.B316]&lt;=[$'repayment-scenarios'.$B$28];[$'loan-parameters'.$B$31]*[$'current-situation'.$C$7]*(1+[$'current-situation'.$C$7])^[.A316]/((1+[$'current-situation'.$C$7])^[.A316]-1);&quot;&quot;)" office:value-type="currency" office:currency="GBP" office:value="255.1679908705" calcext:value-type="currency">
            <text:p>£255.17</text:p>
          </table:table-cell>
          <table:table-cell table:formula="of:=IF([.C316]&lt;&gt;&quot;&quot;;[.C316]*[.A316]+[$'loan-parameters'.$B$32];&quot;&quot;)" office:value-type="currency" office:currency="GBP" office:value="80377.9171242074" calcext:value-type="currency">
            <text:p>£80,377.92</text:p>
          </table:table-cell>
          <table:table-cell/>
          <table:table-cell office:value-type="currency" office:currency="GBP" office:value="1560" calcext:value-type="currency">
            <text:p>£1,560.00</text:p>
          </table:table-cell>
          <table:table-cell table:style-name="ce31" table:formula="of:=IF([.F316]&lt;=[$'current-situation'.$E$7];[$'loan-parameters'.$B$6]-ORG.OPENOFFICE.MONTHS([$'loan-parameters'.$B$4];TODAY();1)/12;COUNTIF([.$C$2:.$C$361];&quot;&gt;=&quot;&amp;[.F316])/12)" office:value-type="float" office:value="2.83333333333333" calcext:value-type="float">
            <text:p>2.83</text:p>
          </table:table-cell>
          <table:table-cell table:style-name="ce47" table:formula="of:=[.F316]*[.G316]*12+[$'loan-parameters'.$B$32]" office:value-type="currency" office:currency="GBP" office:value="53040" calcext:value-type="currency">
            <text:p>£53,0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1" table:formula="of:=[.A317]/12" office:value-type="float" office:value="26.3333333333333" calcext:value-type="float">
            <text:p>26.33</text:p>
          </table:table-cell>
          <table:table-cell table:style-name="ce47" table:formula="of:=IF([.B317]&lt;=[$'repayment-scenarios'.$B$28];[$'loan-parameters'.$B$31]*[$'current-situation'.$C$7]*(1+[$'current-situation'.$C$7])^[.A317]/((1+[$'current-situation'.$C$7])^[.A317]-1);&quot;&quot;)" office:value-type="currency" office:currency="GBP" office:value="254.694676397548" calcext:value-type="currency">
            <text:p>£254.69</text:p>
          </table:table-cell>
          <table:table-cell table:formula="of:=IF([.C317]&lt;&gt;&quot;&quot;;[.C317]*[.A317]+[$'loan-parameters'.$B$32];&quot;&quot;)" office:value-type="currency" office:currency="GBP" office:value="80483.517741625" calcext:value-type="currency">
            <text:p>£80,483.52</text:p>
          </table:table-cell>
          <table:table-cell/>
          <table:table-cell office:value-type="currency" office:currency="GBP" office:value="1565" calcext:value-type="currency">
            <text:p>£1,565.00</text:p>
          </table:table-cell>
          <table:table-cell table:style-name="ce31" table:formula="of:=IF([.F317]&lt;=[$'current-situation'.$E$7];[$'loan-parameters'.$B$6]-ORG.OPENOFFICE.MONTHS([$'loan-parameters'.$B$4];TODAY();1)/12;COUNTIF([.$C$2:.$C$361];&quot;&gt;=&quot;&amp;[.F317])/12)" office:value-type="float" office:value="2.83333333333333" calcext:value-type="float">
            <text:p>2.83</text:p>
          </table:table-cell>
          <table:table-cell table:style-name="ce47" table:formula="of:=[.F317]*[.G317]*12+[$'loan-parameters'.$B$32]" office:value-type="currency" office:currency="GBP" office:value="53210" calcext:value-type="currency">
            <text:p>£53,2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1" table:formula="of:=[.A318]/12" office:value-type="float" office:value="26.4166666666667" calcext:value-type="float">
            <text:p>26.42</text:p>
          </table:table-cell>
          <table:table-cell table:style-name="ce47" table:formula="of:=IF([.B318]&lt;=[$'repayment-scenarios'.$B$28];[$'loan-parameters'.$B$31]*[$'current-situation'.$C$7]*(1+[$'current-situation'.$C$7])^[.A318]/((1+[$'current-situation'.$C$7])^[.A318]-1);&quot;&quot;)" office:value-type="currency" office:currency="GBP" office:value="254.224587511985" calcext:value-type="currency">
            <text:p>£254.22</text:p>
          </table:table-cell>
          <table:table-cell table:formula="of:=IF([.C318]&lt;&gt;&quot;&quot;;[.C318]*[.A318]+[$'loan-parameters'.$B$32];&quot;&quot;)" office:value-type="currency" office:currency="GBP" office:value="80589.1942412993" calcext:value-type="currency">
            <text:p>£80,589.19</text:p>
          </table:table-cell>
          <table:table-cell/>
          <table:table-cell office:value-type="currency" office:currency="GBP" office:value="1570" calcext:value-type="currency">
            <text:p>£1,570.00</text:p>
          </table:table-cell>
          <table:table-cell table:style-name="ce31" table:formula="of:=IF([.F318]&lt;=[$'current-situation'.$E$7];[$'loan-parameters'.$B$6]-ORG.OPENOFFICE.MONTHS([$'loan-parameters'.$B$4];TODAY();1)/12;COUNTIF([.$C$2:.$C$361];&quot;&gt;=&quot;&amp;[.F318])/12)" office:value-type="float" office:value="2.83333333333333" calcext:value-type="float">
            <text:p>2.83</text:p>
          </table:table-cell>
          <table:table-cell table:style-name="ce47" table:formula="of:=[.F318]*[.G318]*12+[$'loan-parameters'.$B$32]" office:value-type="currency" office:currency="GBP" office:value="53380" calcext:value-type="currency">
            <text:p>£53,3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1" table:formula="of:=[.A319]/12" office:value-type="float" office:value="26.5" calcext:value-type="float">
            <text:p>26.50</text:p>
          </table:table-cell>
          <table:table-cell table:style-name="ce47" table:formula="of:=IF([.B319]&lt;=[$'repayment-scenarios'.$B$28];[$'loan-parameters'.$B$31]*[$'current-situation'.$C$7]*(1+[$'current-situation'.$C$7])^[.A319]/((1+[$'current-situation'.$C$7])^[.A319]-1);&quot;&quot;)" office:value-type="currency" office:currency="GBP" office:value="253.757693638125" calcext:value-type="currency">
            <text:p>£253.76</text:p>
          </table:table-cell>
          <table:table-cell table:formula="of:=IF([.C319]&lt;&gt;&quot;&quot;;[.C319]*[.A319]+[$'loan-parameters'.$B$32];&quot;&quot;)" office:value-type="currency" office:currency="GBP" office:value="80694.9465769239" calcext:value-type="currency">
            <text:p>£80,694.95</text:p>
          </table:table-cell>
          <table:table-cell/>
          <table:table-cell office:value-type="currency" office:currency="GBP" office:value="1575" calcext:value-type="currency">
            <text:p>£1,575.00</text:p>
          </table:table-cell>
          <table:table-cell table:style-name="ce31" table:formula="of:=IF([.F319]&lt;=[$'current-situation'.$E$7];[$'loan-parameters'.$B$6]-ORG.OPENOFFICE.MONTHS([$'loan-parameters'.$B$4];TODAY();1)/12;COUNTIF([.$C$2:.$C$361];&quot;&gt;=&quot;&amp;[.F319])/12)" office:value-type="float" office:value="2.83333333333333" calcext:value-type="float">
            <text:p>2.83</text:p>
          </table:table-cell>
          <table:table-cell table:style-name="ce47" table:formula="of:=[.F319]*[.G319]*12+[$'loan-parameters'.$B$32]" office:value-type="currency" office:currency="GBP" office:value="53550" calcext:value-type="currency">
            <text:p>£53,5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1" table:formula="of:=[.A320]/12" office:value-type="float" office:value="26.5833333333333" calcext:value-type="float">
            <text:p>26.58</text:p>
          </table:table-cell>
          <table:table-cell table:style-name="ce47" table:formula="of:=IF([.B320]&lt;=[$'repayment-scenarios'.$B$28];[$'loan-parameters'.$B$31]*[$'current-situation'.$C$7]*(1+[$'current-situation'.$C$7])^[.A320]/((1+[$'current-situation'.$C$7])^[.A320]-1);&quot;&quot;)" office:value-type="currency" office:currency="GBP" office:value="253.293964583322" calcext:value-type="currency">
            <text:p>£253.29</text:p>
          </table:table-cell>
          <table:table-cell table:formula="of:=IF([.C320]&lt;&gt;&quot;&quot;;[.C320]*[.A320]+[$'loan-parameters'.$B$32];&quot;&quot;)" office:value-type="currency" office:currency="GBP" office:value="80800.7747020796" calcext:value-type="currency">
            <text:p>£80,800.77</text:p>
          </table:table-cell>
          <table:table-cell/>
          <table:table-cell office:value-type="currency" office:currency="GBP" office:value="1580" calcext:value-type="currency">
            <text:p>£1,580.00</text:p>
          </table:table-cell>
          <table:table-cell table:style-name="ce31" table:formula="of:=IF([.F320]&lt;=[$'current-situation'.$E$7];[$'loan-parameters'.$B$6]-ORG.OPENOFFICE.MONTHS([$'loan-parameters'.$B$4];TODAY();1)/12;COUNTIF([.$C$2:.$C$361];&quot;&gt;=&quot;&amp;[.F320])/12)" office:value-type="float" office:value="2.83333333333333" calcext:value-type="float">
            <text:p>2.83</text:p>
          </table:table-cell>
          <table:table-cell table:style-name="ce47" table:formula="of:=[.F320]*[.G320]*12+[$'loan-parameters'.$B$32]" office:value-type="currency" office:currency="GBP" office:value="53720" calcext:value-type="currency">
            <text:p>£53,7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1" table:formula="of:=[.A321]/12" office:value-type="float" office:value="26.6666666666667" calcext:value-type="float">
            <text:p>26.67</text:p>
          </table:table-cell>
          <table:table-cell table:style-name="ce47" table:formula="of:=IF([.B321]&lt;=[$'repayment-scenarios'.$B$28];[$'loan-parameters'.$B$31]*[$'current-situation'.$C$7]*(1+[$'current-situation'.$C$7])^[.A321]/((1+[$'current-situation'.$C$7])^[.A321]-1);&quot;&quot;)" office:value-type="currency" office:currency="GBP" office:value="252.833370531985" calcext:value-type="currency">
            <text:p>£252.83</text:p>
          </table:table-cell>
          <table:table-cell table:formula="of:=IF([.C321]&lt;&gt;&quot;&quot;;[.C321]*[.A321]+[$'loan-parameters'.$B$32];&quot;&quot;)" office:value-type="currency" office:currency="GBP" office:value="80906.6785702351" calcext:value-type="currency">
            <text:p>£80,906.68</text:p>
          </table:table-cell>
          <table:table-cell/>
          <table:table-cell office:value-type="currency" office:currency="GBP" office:value="1585" calcext:value-type="currency">
            <text:p>£1,585.00</text:p>
          </table:table-cell>
          <table:table-cell table:style-name="ce31" table:formula="of:=IF([.F321]&lt;=[$'current-situation'.$E$7];[$'loan-parameters'.$B$6]-ORG.OPENOFFICE.MONTHS([$'loan-parameters'.$B$4];TODAY();1)/12;COUNTIF([.$C$2:.$C$361];&quot;&gt;=&quot;&amp;[.F321])/12)" office:value-type="float" office:value="2.75" calcext:value-type="float">
            <text:p>2.75</text:p>
          </table:table-cell>
          <table:table-cell table:style-name="ce47" table:formula="of:=[.F321]*[.G321]*12+[$'loan-parameters'.$B$32]" office:value-type="currency" office:currency="GBP" office:value="52305" calcext:value-type="currency">
            <text:p>£52,30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1" table:formula="of:=[.A322]/12" office:value-type="float" office:value="26.75" calcext:value-type="float">
            <text:p>26.75</text:p>
          </table:table-cell>
          <table:table-cell table:style-name="ce47" table:formula="of:=IF([.B322]&lt;=[$'repayment-scenarios'.$B$28];[$'loan-parameters'.$B$31]*[$'current-situation'.$C$7]*(1+[$'current-situation'.$C$7])^[.A322]/((1+[$'current-situation'.$C$7])^[.A322]-1);&quot;&quot;)" office:value-type="currency" office:currency="GBP" office:value="252.37588203971" calcext:value-type="currency">
            <text:p>£252.38</text:p>
          </table:table-cell>
          <table:table-cell table:formula="of:=IF([.C322]&lt;&gt;&quot;&quot;;[.C322]*[.A322]+[$'loan-parameters'.$B$32];&quot;&quot;)" office:value-type="currency" office:currency="GBP" office:value="81012.658134747" calcext:value-type="currency">
            <text:p>£81,012.66</text:p>
          </table:table-cell>
          <table:table-cell/>
          <table:table-cell office:value-type="currency" office:currency="GBP" office:value="1590" calcext:value-type="currency">
            <text:p>£1,590.00</text:p>
          </table:table-cell>
          <table:table-cell table:style-name="ce31" table:formula="of:=IF([.F322]&lt;=[$'current-situation'.$E$7];[$'loan-parameters'.$B$6]-ORG.OPENOFFICE.MONTHS([$'loan-parameters'.$B$4];TODAY();1)/12;COUNTIF([.$C$2:.$C$361];&quot;&gt;=&quot;&amp;[.F322])/12)" office:value-type="float" office:value="2.75" calcext:value-type="float">
            <text:p>2.75</text:p>
          </table:table-cell>
          <table:table-cell table:style-name="ce47" table:formula="of:=[.F322]*[.G322]*12+[$'loan-parameters'.$B$32]" office:value-type="currency" office:currency="GBP" office:value="52470" calcext:value-type="currency">
            <text:p>£52,47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1" table:formula="of:=[.A323]/12" office:value-type="float" office:value="26.8333333333333" calcext:value-type="float">
            <text:p>26.83</text:p>
          </table:table-cell>
          <table:table-cell table:style-name="ce47" table:formula="of:=IF([.B323]&lt;=[$'repayment-scenarios'.$B$28];[$'loan-parameters'.$B$31]*[$'current-situation'.$C$7]*(1+[$'current-situation'.$C$7])^[.A323]/((1+[$'current-situation'.$C$7])^[.A323]-1);&quot;&quot;)" office:value-type="currency" office:currency="GBP" office:value="251.921470027517" calcext:value-type="currency">
            <text:p>£251.92</text:p>
          </table:table-cell>
          <table:table-cell table:formula="of:=IF([.C323]&lt;&gt;&quot;&quot;;[.C323]*[.A323]+[$'loan-parameters'.$B$32];&quot;&quot;)" office:value-type="currency" office:currency="GBP" office:value="81118.7133488604" calcext:value-type="currency">
            <text:p>£81,118.71</text:p>
          </table:table-cell>
          <table:table-cell/>
          <table:table-cell office:value-type="currency" office:currency="GBP" office:value="1595" calcext:value-type="currency">
            <text:p>£1,595.00</text:p>
          </table:table-cell>
          <table:table-cell table:style-name="ce31" table:formula="of:=IF([.F323]&lt;=[$'current-situation'.$E$7];[$'loan-parameters'.$B$6]-ORG.OPENOFFICE.MONTHS([$'loan-parameters'.$B$4];TODAY();1)/12;COUNTIF([.$C$2:.$C$361];&quot;&gt;=&quot;&amp;[.F323])/12)" office:value-type="float" office:value="2.75" calcext:value-type="float">
            <text:p>2.75</text:p>
          </table:table-cell>
          <table:table-cell table:style-name="ce47" table:formula="of:=[.F323]*[.G323]*12+[$'loan-parameters'.$B$32]" office:value-type="currency" office:currency="GBP" office:value="52635" calcext:value-type="currency">
            <text:p>£52,63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1" table:formula="of:=[.A324]/12" office:value-type="float" office:value="26.9166666666667" calcext:value-type="float">
            <text:p>26.92</text:p>
          </table:table-cell>
          <table:table-cell table:style-name="ce47" table:formula="of:=IF([.B324]&lt;=[$'repayment-scenarios'.$B$28];[$'loan-parameters'.$B$31]*[$'current-situation'.$C$7]*(1+[$'current-situation'.$C$7])^[.A324]/((1+[$'current-situation'.$C$7])^[.A324]-1);&quot;&quot;)" office:value-type="currency" office:currency="GBP" office:value="251.470105776188" calcext:value-type="currency">
            <text:p>£251.47</text:p>
          </table:table-cell>
          <table:table-cell table:formula="of:=IF([.C324]&lt;&gt;&quot;&quot;;[.C324]*[.A324]+[$'loan-parameters'.$B$32];&quot;&quot;)" office:value-type="currency" office:currency="GBP" office:value="81224.8441657088" calcext:value-type="currency">
            <text:p>£81,224.84</text:p>
          </table:table-cell>
          <table:table-cell/>
          <table:table-cell office:value-type="currency" office:currency="GBP" office:value="1600" calcext:value-type="currency">
            <text:p>£1,600.00</text:p>
          </table:table-cell>
          <table:table-cell table:style-name="ce31" table:formula="of:=IF([.F324]&lt;=[$'current-situation'.$E$7];[$'loan-parameters'.$B$6]-ORG.OPENOFFICE.MONTHS([$'loan-parameters'.$B$4];TODAY();1)/12;COUNTIF([.$C$2:.$C$361];&quot;&gt;=&quot;&amp;[.F324])/12)" office:value-type="float" office:value="2.75" calcext:value-type="float">
            <text:p>2.75</text:p>
          </table:table-cell>
          <table:table-cell table:style-name="ce47" table:formula="of:=[.F324]*[.G324]*12+[$'loan-parameters'.$B$32]" office:value-type="currency" office:currency="GBP" office:value="52800" calcext:value-type="currency">
            <text:p>£52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1" table:formula="of:=[.A325]/12" office:value-type="float" office:value="27" calcext:value-type="float">
            <text:p>27.00</text:p>
          </table:table-cell>
          <table:table-cell table:style-name="ce47" table:formula="of:=IF([.B325]&lt;=[$'repayment-scenarios'.$B$28];[$'loan-parameters'.$B$31]*[$'current-situation'.$C$7]*(1+[$'current-situation'.$C$7])^[.A325]/((1+[$'current-situation'.$C$7])^[.A325]-1);&quot;&quot;)" office:value-type="currency" office:currency="GBP" office:value="251.021760920724" calcext:value-type="currency">
            <text:p>£251.02</text:p>
          </table:table-cell>
          <table:table-cell table:formula="of:=IF([.C325]&lt;&gt;&quot;&quot;;[.C325]*[.A325]+[$'loan-parameters'.$B$32];&quot;&quot;)" office:value-type="currency" office:currency="GBP" office:value="81331.0505383145" calcext:value-type="currency">
            <text:p>£81,331.05</text:p>
          </table:table-cell>
          <table:table-cell/>
          <table:table-cell office:value-type="currency" office:currency="GBP" office:value="1605" calcext:value-type="currency">
            <text:p>£1,605.00</text:p>
          </table:table-cell>
          <table:table-cell table:style-name="ce31" table:formula="of:=IF([.F325]&lt;=[$'current-situation'.$E$7];[$'loan-parameters'.$B$6]-ORG.OPENOFFICE.MONTHS([$'loan-parameters'.$B$4];TODAY();1)/12;COUNTIF([.$C$2:.$C$361];&quot;&gt;=&quot;&amp;[.F325])/12)" office:value-type="float" office:value="2.75" calcext:value-type="float">
            <text:p>2.75</text:p>
          </table:table-cell>
          <table:table-cell table:style-name="ce47" table:formula="of:=[.F325]*[.G325]*12+[$'loan-parameters'.$B$32]" office:value-type="currency" office:currency="GBP" office:value="52965" calcext:value-type="currency">
            <text:p>£52,96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1" table:formula="of:=[.A326]/12" office:value-type="float" office:value="27.0833333333333" calcext:value-type="float">
            <text:p>27.08</text:p>
          </table:table-cell>
          <table:table-cell table:style-name="ce47" table:formula="of:=IF([.B326]&lt;=[$'repayment-scenarios'.$B$28];[$'loan-parameters'.$B$31]*[$'current-situation'.$C$7]*(1+[$'current-situation'.$C$7])^[.A326]/((1+[$'current-situation'.$C$7])^[.A326]-1);&quot;&quot;)" office:value-type="currency" office:currency="GBP" office:value="250.57640744489" calcext:value-type="currency">
            <text:p>£250.58</text:p>
          </table:table-cell>
          <table:table-cell table:formula="of:=IF([.C326]&lt;&gt;&quot;&quot;;[.C326]*[.A326]+[$'loan-parameters'.$B$32];&quot;&quot;)" office:value-type="currency" office:currency="GBP" office:value="81437.3324195893" calcext:value-type="currency">
            <text:p>£81,437.33</text:p>
          </table:table-cell>
          <table:table-cell/>
          <table:table-cell office:value-type="currency" office:currency="GBP" office:value="1610" calcext:value-type="currency">
            <text:p>£1,610.00</text:p>
          </table:table-cell>
          <table:table-cell table:style-name="ce31" table:formula="of:=IF([.F326]&lt;=[$'current-situation'.$E$7];[$'loan-parameters'.$B$6]-ORG.OPENOFFICE.MONTHS([$'loan-parameters'.$B$4];TODAY();1)/12;COUNTIF([.$C$2:.$C$361];&quot;&gt;=&quot;&amp;[.F326])/12)" office:value-type="float" office:value="2.75" calcext:value-type="float">
            <text:p>2.75</text:p>
          </table:table-cell>
          <table:table-cell table:style-name="ce47" table:formula="of:=[.F326]*[.G326]*12+[$'loan-parameters'.$B$32]" office:value-type="currency" office:currency="GBP" office:value="53130" calcext:value-type="currency">
            <text:p>£53,13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1" table:formula="of:=[.A327]/12" office:value-type="float" office:value="27.1666666666667" calcext:value-type="float">
            <text:p>27.17</text:p>
          </table:table-cell>
          <table:table-cell table:style-name="ce47" table:formula="of:=IF([.B327]&lt;=[$'repayment-scenarios'.$B$28];[$'loan-parameters'.$B$31]*[$'current-situation'.$C$7]*(1+[$'current-situation'.$C$7])^[.A327]/((1+[$'current-situation'.$C$7])^[.A327]-1);&quot;&quot;)" office:value-type="currency" office:currency="GBP" office:value="250.134017675872" calcext:value-type="currency">
            <text:p>£250.13</text:p>
          </table:table-cell>
          <table:table-cell table:formula="of:=IF([.C327]&lt;&gt;&quot;&quot;;[.C327]*[.A327]+[$'loan-parameters'.$B$32];&quot;&quot;)" office:value-type="currency" office:currency="GBP" office:value="81543.6897623342" calcext:value-type="currency">
            <text:p>£81,543.69</text:p>
          </table:table-cell>
          <table:table-cell/>
          <table:table-cell office:value-type="currency" office:currency="GBP" office:value="1615" calcext:value-type="currency">
            <text:p>£1,615.00</text:p>
          </table:table-cell>
          <table:table-cell table:style-name="ce31" table:formula="of:=IF([.F327]&lt;=[$'current-situation'.$E$7];[$'loan-parameters'.$B$6]-ORG.OPENOFFICE.MONTHS([$'loan-parameters'.$B$4];TODAY();1)/12;COUNTIF([.$C$2:.$C$361];&quot;&gt;=&quot;&amp;[.F327])/12)" office:value-type="float" office:value="2.75" calcext:value-type="float">
            <text:p>2.75</text:p>
          </table:table-cell>
          <table:table-cell table:style-name="ce47" table:formula="of:=[.F327]*[.G327]*12+[$'loan-parameters'.$B$32]" office:value-type="currency" office:currency="GBP" office:value="53295" calcext:value-type="currency">
            <text:p>£53,29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1" table:formula="of:=[.A328]/12" office:value-type="float" office:value="27.25" calcext:value-type="float">
            <text:p>27.25</text:p>
          </table:table-cell>
          <table:table-cell table:style-name="ce47" table:formula="of:=IF([.B328]&lt;=[$'repayment-scenarios'.$B$28];[$'loan-parameters'.$B$31]*[$'current-situation'.$C$7]*(1+[$'current-situation'.$C$7])^[.A328]/((1+[$'current-situation'.$C$7])^[.A328]-1);&quot;&quot;)" office:value-type="currency" office:currency="GBP" office:value="249.694564279021" calcext:value-type="currency">
            <text:p>£249.69</text:p>
          </table:table-cell>
          <table:table-cell table:formula="of:=IF([.C328]&lt;&gt;&quot;&quot;;[.C328]*[.A328]+[$'loan-parameters'.$B$32];&quot;&quot;)" office:value-type="currency" office:currency="GBP" office:value="81650.1225192399" calcext:value-type="currency">
            <text:p>£81,650.12</text:p>
          </table:table-cell>
          <table:table-cell/>
          <table:table-cell office:value-type="currency" office:currency="GBP" office:value="1620" calcext:value-type="currency">
            <text:p>£1,620.00</text:p>
          </table:table-cell>
          <table:table-cell table:style-name="ce31" table:formula="of:=IF([.F328]&lt;=[$'current-situation'.$E$7];[$'loan-parameters'.$B$6]-ORG.OPENOFFICE.MONTHS([$'loan-parameters'.$B$4];TODAY();1)/12;COUNTIF([.$C$2:.$C$361];&quot;&gt;=&quot;&amp;[.F328])/12)" office:value-type="float" office:value="2.75" calcext:value-type="float">
            <text:p>2.75</text:p>
          </table:table-cell>
          <table:table-cell table:style-name="ce47" table:formula="of:=[.F328]*[.G328]*12+[$'loan-parameters'.$B$32]" office:value-type="currency" office:currency="GBP" office:value="53460" calcext:value-type="currency">
            <text:p>£53,4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1" table:formula="of:=[.A329]/12" office:value-type="float" office:value="27.3333333333333" calcext:value-type="float">
            <text:p>27.33</text:p>
          </table:table-cell>
          <table:table-cell table:style-name="ce47" table:formula="of:=IF([.B329]&lt;=[$'repayment-scenarios'.$B$28];[$'loan-parameters'.$B$31]*[$'current-situation'.$C$7]*(1+[$'current-situation'.$C$7])^[.A329]/((1+[$'current-situation'.$C$7])^[.A329]-1);&quot;&quot;)" office:value-type="currency" office:currency="GBP" office:value="249.258020252706" calcext:value-type="currency">
            <text:p>£249.26</text:p>
          </table:table-cell>
          <table:table-cell table:formula="of:=IF([.C329]&lt;&gt;&quot;&quot;;[.C329]*[.A329]+[$'loan-parameters'.$B$32];&quot;&quot;)" office:value-type="currency" office:currency="GBP" office:value="81756.6306428874" calcext:value-type="currency">
            <text:p>£81,756.63</text:p>
          </table:table-cell>
          <table:table-cell/>
          <table:table-cell office:value-type="currency" office:currency="GBP" office:value="1625" calcext:value-type="currency">
            <text:p>£1,625.00</text:p>
          </table:table-cell>
          <table:table-cell table:style-name="ce31" table:formula="of:=IF([.F329]&lt;=[$'current-situation'.$E$7];[$'loan-parameters'.$B$6]-ORG.OPENOFFICE.MONTHS([$'loan-parameters'.$B$4];TODAY();1)/12;COUNTIF([.$C$2:.$C$361];&quot;&gt;=&quot;&amp;[.F329])/12)" office:value-type="float" office:value="2.75" calcext:value-type="float">
            <text:p>2.75</text:p>
          </table:table-cell>
          <table:table-cell table:style-name="ce47" table:formula="of:=[.F329]*[.G329]*12+[$'loan-parameters'.$B$32]" office:value-type="currency" office:currency="GBP" office:value="53625" calcext:value-type="currency">
            <text:p>£53,62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1" table:formula="of:=[.A330]/12" office:value-type="float" office:value="27.4166666666667" calcext:value-type="float">
            <text:p>27.42</text:p>
          </table:table-cell>
          <table:table-cell table:style-name="ce47" table:formula="of:=IF([.B330]&lt;=[$'repayment-scenarios'.$B$28];[$'loan-parameters'.$B$31]*[$'current-situation'.$C$7]*(1+[$'current-situation'.$C$7])^[.A330]/((1+[$'current-situation'.$C$7])^[.A330]-1);&quot;&quot;)" office:value-type="currency" office:currency="GBP" office:value="248.824358923246" calcext:value-type="currency">
            <text:p>£248.82</text:p>
          </table:table-cell>
          <table:table-cell table:formula="of:=IF([.C330]&lt;&gt;&quot;&quot;;[.C330]*[.A330]+[$'loan-parameters'.$B$32];&quot;&quot;)" office:value-type="currency" office:currency="GBP" office:value="81863.214085748" calcext:value-type="currency">
            <text:p>£81,863.21</text:p>
          </table:table-cell>
          <table:table-cell/>
          <table:table-cell office:value-type="currency" office:currency="GBP" office:value="1630" calcext:value-type="currency">
            <text:p>£1,630.00</text:p>
          </table:table-cell>
          <table:table-cell table:style-name="ce31" table:formula="of:=IF([.F330]&lt;=[$'current-situation'.$E$7];[$'loan-parameters'.$B$6]-ORG.OPENOFFICE.MONTHS([$'loan-parameters'.$B$4];TODAY();1)/12;COUNTIF([.$C$2:.$C$361];&quot;&gt;=&quot;&amp;[.F330])/12)" office:value-type="float" office:value="2.66666666666667" calcext:value-type="float">
            <text:p>2.67</text:p>
          </table:table-cell>
          <table:table-cell table:style-name="ce47" table:formula="of:=[.F330]*[.G330]*12+[$'loan-parameters'.$B$32]" office:value-type="currency" office:currency="GBP" office:value="52160" calcext:value-type="currency">
            <text:p>£52,1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1" table:formula="of:=[.A331]/12" office:value-type="float" office:value="27.5" calcext:value-type="float">
            <text:p>27.50</text:p>
          </table:table-cell>
          <table:table-cell table:style-name="ce47" table:formula="of:=IF([.B331]&lt;=[$'repayment-scenarios'.$B$28];[$'loan-parameters'.$B$31]*[$'current-situation'.$C$7]*(1+[$'current-situation'.$C$7])^[.A331]/((1+[$'current-situation'.$C$7])^[.A331]-1);&quot;&quot;)" office:value-type="currency" office:currency="GBP" office:value="248.39355393995" calcext:value-type="currency">
            <text:p>£248.39</text:p>
          </table:table-cell>
          <table:table-cell table:formula="of:=IF([.C331]&lt;&gt;&quot;&quot;;[.C331]*[.A331]+[$'loan-parameters'.$B$32];&quot;&quot;)" office:value-type="currency" office:currency="GBP" office:value="81969.8728001834" calcext:value-type="currency">
            <text:p>£81,969.87</text:p>
          </table:table-cell>
          <table:table-cell/>
          <table:table-cell office:value-type="currency" office:currency="GBP" office:value="1635" calcext:value-type="currency">
            <text:p>£1,635.00</text:p>
          </table:table-cell>
          <table:table-cell table:style-name="ce31" table:formula="of:=IF([.F331]&lt;=[$'current-situation'.$E$7];[$'loan-parameters'.$B$6]-ORG.OPENOFFICE.MONTHS([$'loan-parameters'.$B$4];TODAY();1)/12;COUNTIF([.$C$2:.$C$361];&quot;&gt;=&quot;&amp;[.F331])/12)" office:value-type="float" office:value="2.66666666666667" calcext:value-type="float">
            <text:p>2.67</text:p>
          </table:table-cell>
          <table:table-cell table:style-name="ce47" table:formula="of:=[.F331]*[.G331]*12+[$'loan-parameters'.$B$32]" office:value-type="currency" office:currency="GBP" office:value="52320" calcext:value-type="currency">
            <text:p>£52,3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1" table:formula="of:=[.A332]/12" office:value-type="float" office:value="27.5833333333333" calcext:value-type="float">
            <text:p>27.58</text:p>
          </table:table-cell>
          <table:table-cell table:style-name="ce47" table:formula="of:=IF([.B332]&lt;=[$'repayment-scenarios'.$B$28];[$'loan-parameters'.$B$31]*[$'current-situation'.$C$7]*(1+[$'current-situation'.$C$7])^[.A332]/((1+[$'current-situation'.$C$7])^[.A332]-1);&quot;&quot;)" office:value-type="currency" office:currency="GBP" office:value="247.965579270231" calcext:value-type="currency">
            <text:p>£247.97</text:p>
          </table:table-cell>
          <table:table-cell table:formula="of:=IF([.C332]&lt;&gt;&quot;&quot;;[.C332]*[.A332]+[$'loan-parameters'.$B$32];&quot;&quot;)" office:value-type="currency" office:currency="GBP" office:value="82076.6067384466" calcext:value-type="currency">
            <text:p>£82,076.61</text:p>
          </table:table-cell>
          <table:table-cell/>
          <table:table-cell office:value-type="currency" office:currency="GBP" office:value="1640" calcext:value-type="currency">
            <text:p>£1,640.00</text:p>
          </table:table-cell>
          <table:table-cell table:style-name="ce31" table:formula="of:=IF([.F332]&lt;=[$'current-situation'.$E$7];[$'loan-parameters'.$B$6]-ORG.OPENOFFICE.MONTHS([$'loan-parameters'.$B$4];TODAY();1)/12;COUNTIF([.$C$2:.$C$361];&quot;&gt;=&quot;&amp;[.F332])/12)" office:value-type="float" office:value="2.66666666666667" calcext:value-type="float">
            <text:p>2.67</text:p>
          </table:table-cell>
          <table:table-cell table:style-name="ce47" table:formula="of:=[.F332]*[.G332]*12+[$'loan-parameters'.$B$32]" office:value-type="currency" office:currency="GBP" office:value="52480" calcext:value-type="currency">
            <text:p>£52,4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1" table:formula="of:=[.A333]/12" office:value-type="float" office:value="27.6666666666667" calcext:value-type="float">
            <text:p>27.67</text:p>
          </table:table-cell>
          <table:table-cell table:style-name="ce47" table:formula="of:=IF([.B333]&lt;=[$'repayment-scenarios'.$B$28];[$'loan-parameters'.$B$31]*[$'current-situation'.$C$7]*(1+[$'current-situation'.$C$7])^[.A333]/((1+[$'current-situation'.$C$7])^[.A333]-1);&quot;&quot;)" office:value-type="currency" office:currency="GBP" office:value="247.540409194824" calcext:value-type="currency">
            <text:p>£247.54</text:p>
          </table:table-cell>
          <table:table-cell table:formula="of:=IF([.C333]&lt;&gt;&quot;&quot;;[.C333]*[.A333]+[$'loan-parameters'.$B$32];&quot;&quot;)" office:value-type="currency" office:currency="GBP" office:value="82183.4158526816" calcext:value-type="currency">
            <text:p>£82,183.42</text:p>
          </table:table-cell>
          <table:table-cell/>
          <table:table-cell office:value-type="currency" office:currency="GBP" office:value="1645" calcext:value-type="currency">
            <text:p>£1,645.00</text:p>
          </table:table-cell>
          <table:table-cell table:style-name="ce31" table:formula="of:=IF([.F333]&lt;=[$'current-situation'.$E$7];[$'loan-parameters'.$B$6]-ORG.OPENOFFICE.MONTHS([$'loan-parameters'.$B$4];TODAY();1)/12;COUNTIF([.$C$2:.$C$361];&quot;&gt;=&quot;&amp;[.F333])/12)" office:value-type="float" office:value="2.66666666666667" calcext:value-type="float">
            <text:p>2.67</text:p>
          </table:table-cell>
          <table:table-cell table:style-name="ce47" table:formula="of:=[.F333]*[.G333]*12+[$'loan-parameters'.$B$32]" office:value-type="currency" office:currency="GBP" office:value="52640" calcext:value-type="currency">
            <text:p>£52,6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1" table:formula="of:=[.A334]/12" office:value-type="float" office:value="27.75" calcext:value-type="float">
            <text:p>27.75</text:p>
          </table:table-cell>
          <table:table-cell table:style-name="ce47" table:formula="of:=IF([.B334]&lt;=[$'repayment-scenarios'.$B$28];[$'loan-parameters'.$B$31]*[$'current-situation'.$C$7]*(1+[$'current-situation'.$C$7])^[.A334]/((1+[$'current-situation'.$C$7])^[.A334]-1);&quot;&quot;)" office:value-type="currency" office:currency="GBP" office:value="247.118018303075" calcext:value-type="currency">
            <text:p>£247.12</text:p>
          </table:table-cell>
          <table:table-cell table:formula="of:=IF([.C334]&lt;&gt;&quot;&quot;;[.C334]*[.A334]+[$'loan-parameters'.$B$32];&quot;&quot;)" office:value-type="currency" office:currency="GBP" office:value="82290.3000949239" calcext:value-type="currency">
            <text:p>£82,290.30</text:p>
          </table:table-cell>
          <table:table-cell/>
          <table:table-cell office:value-type="currency" office:currency="GBP" office:value="1650" calcext:value-type="currency">
            <text:p>£1,650.00</text:p>
          </table:table-cell>
          <table:table-cell table:style-name="ce31" table:formula="of:=IF([.F334]&lt;=[$'current-situation'.$E$7];[$'loan-parameters'.$B$6]-ORG.OPENOFFICE.MONTHS([$'loan-parameters'.$B$4];TODAY();1)/12;COUNTIF([.$C$2:.$C$361];&quot;&gt;=&quot;&amp;[.F334])/12)" office:value-type="float" office:value="2.66666666666667" calcext:value-type="float">
            <text:p>2.67</text:p>
          </table:table-cell>
          <table:table-cell table:style-name="ce47" table:formula="of:=[.F334]*[.G334]*12+[$'loan-parameters'.$B$32]" office:value-type="currency" office:currency="GBP" office:value="52800" calcext:value-type="currency">
            <text:p>£52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1" table:formula="of:=[.A335]/12" office:value-type="float" office:value="27.8333333333333" calcext:value-type="float">
            <text:p>27.83</text:p>
          </table:table-cell>
          <table:table-cell table:style-name="ce47" table:formula="of:=IF([.B335]&lt;=[$'repayment-scenarios'.$B$28];[$'loan-parameters'.$B$31]*[$'current-situation'.$C$7]*(1+[$'current-situation'.$C$7])^[.A335]/((1+[$'current-situation'.$C$7])^[.A335]-1);&quot;&quot;)" office:value-type="currency" office:currency="GBP" office:value="246.698381488326" calcext:value-type="currency">
            <text:p>£246.70</text:p>
          </table:table-cell>
          <table:table-cell table:formula="of:=IF([.C335]&lt;&gt;&quot;&quot;;[.C335]*[.A335]+[$'loan-parameters'.$B$32];&quot;&quot;)" office:value-type="currency" office:currency="GBP" office:value="82397.259417101" calcext:value-type="currency">
            <text:p>£82,397.26</text:p>
          </table:table-cell>
          <table:table-cell/>
          <table:table-cell office:value-type="currency" office:currency="GBP" office:value="1655" calcext:value-type="currency">
            <text:p>£1,655.00</text:p>
          </table:table-cell>
          <table:table-cell table:style-name="ce31" table:formula="of:=IF([.F335]&lt;=[$'current-situation'.$E$7];[$'loan-parameters'.$B$6]-ORG.OPENOFFICE.MONTHS([$'loan-parameters'.$B$4];TODAY();1)/12;COUNTIF([.$C$2:.$C$361];&quot;&gt;=&quot;&amp;[.F335])/12)" office:value-type="float" office:value="2.66666666666667" calcext:value-type="float">
            <text:p>2.67</text:p>
          </table:table-cell>
          <table:table-cell table:style-name="ce47" table:formula="of:=[.F335]*[.G335]*12+[$'loan-parameters'.$B$32]" office:value-type="currency" office:currency="GBP" office:value="52960" calcext:value-type="currency">
            <text:p>£52,96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1" table:formula="of:=[.A336]/12" office:value-type="float" office:value="27.9166666666667" calcext:value-type="float">
            <text:p>27.92</text:p>
          </table:table-cell>
          <table:table-cell table:style-name="ce47" table:formula="of:=IF([.B336]&lt;=[$'repayment-scenarios'.$B$28];[$'loan-parameters'.$B$31]*[$'current-situation'.$C$7]*(1+[$'current-situation'.$C$7])^[.A336]/((1+[$'current-situation'.$C$7])^[.A336]-1);&quot;&quot;)" office:value-type="currency" office:currency="GBP" office:value="246.28147394338" calcext:value-type="currency">
            <text:p>£246.28</text:p>
          </table:table-cell>
          <table:table-cell table:formula="of:=IF([.C336]&lt;&gt;&quot;&quot;;[.C336]*[.A336]+[$'loan-parameters'.$B$32];&quot;&quot;)" office:value-type="currency" office:currency="GBP" office:value="82504.2937710325" calcext:value-type="currency">
            <text:p>£82,504.29</text:p>
          </table:table-cell>
          <table:table-cell/>
          <table:table-cell office:value-type="currency" office:currency="GBP" office:value="1660" calcext:value-type="currency">
            <text:p>£1,660.00</text:p>
          </table:table-cell>
          <table:table-cell table:style-name="ce31" table:formula="of:=IF([.F336]&lt;=[$'current-situation'.$E$7];[$'loan-parameters'.$B$6]-ORG.OPENOFFICE.MONTHS([$'loan-parameters'.$B$4];TODAY();1)/12;COUNTIF([.$C$2:.$C$361];&quot;&gt;=&quot;&amp;[.F336])/12)" office:value-type="float" office:value="2.66666666666667" calcext:value-type="float">
            <text:p>2.67</text:p>
          </table:table-cell>
          <table:table-cell table:style-name="ce47" table:formula="of:=[.F336]*[.G336]*12+[$'loan-parameters'.$B$32]" office:value-type="currency" office:currency="GBP" office:value="53120" calcext:value-type="currency">
            <text:p>£53,1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1" table:formula="of:=[.A337]/12" office:value-type="float" office:value="28" calcext:value-type="float">
            <text:p>28.00</text:p>
          </table:table-cell>
          <table:table-cell table:style-name="ce47" table:formula="of:=IF([.B337]&lt;=[$'repayment-scenarios'.$B$28];[$'loan-parameters'.$B$31]*[$'current-situation'.$C$7]*(1+[$'current-situation'.$C$7])^[.A337]/((1+[$'current-situation'.$C$7])^[.A337]-1);&quot;&quot;)" office:value-type="currency" office:currency="GBP" office:value="245.867271156042" calcext:value-type="currency">
            <text:p>£245.87</text:p>
          </table:table-cell>
          <table:table-cell table:formula="of:=IF([.C337]&lt;&gt;&quot;&quot;;[.C337]*[.A337]+[$'loan-parameters'.$B$32];&quot;&quot;)" office:value-type="currency" office:currency="GBP" office:value="82611.4031084302" calcext:value-type="currency">
            <text:p>£82,611.40</text:p>
          </table:table-cell>
          <table:table-cell/>
          <table:table-cell office:value-type="currency" office:currency="GBP" office:value="1665" calcext:value-type="currency">
            <text:p>£1,665.00</text:p>
          </table:table-cell>
          <table:table-cell table:style-name="ce31" table:formula="of:=IF([.F337]&lt;=[$'current-situation'.$E$7];[$'loan-parameters'.$B$6]-ORG.OPENOFFICE.MONTHS([$'loan-parameters'.$B$4];TODAY();1)/12;COUNTIF([.$C$2:.$C$361];&quot;&gt;=&quot;&amp;[.F337])/12)" office:value-type="float" office:value="2.66666666666667" calcext:value-type="float">
            <text:p>2.67</text:p>
          </table:table-cell>
          <table:table-cell table:style-name="ce47" table:formula="of:=[.F337]*[.G337]*12+[$'loan-parameters'.$B$32]" office:value-type="currency" office:currency="GBP" office:value="53280" calcext:value-type="currency">
            <text:p>£53,2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1" table:formula="of:=[.A338]/12" office:value-type="float" office:value="28.0833333333333" calcext:value-type="float">
            <text:p>28.08</text:p>
          </table:table-cell>
          <table:table-cell table:style-name="ce47" table:formula="of:=IF([.B338]&lt;=[$'repayment-scenarios'.$B$28];[$'loan-parameters'.$B$31]*[$'current-situation'.$C$7]*(1+[$'current-situation'.$C$7])^[.A338]/((1+[$'current-situation'.$C$7])^[.A338]-1);&quot;&quot;)" office:value-type="currency" office:currency="GBP" office:value="245.455748904745" calcext:value-type="currency">
            <text:p>£245.46</text:p>
          </table:table-cell>
          <table:table-cell table:formula="of:=IF([.C338]&lt;&gt;&quot;&quot;;[.C338]*[.A338]+[$'loan-parameters'.$B$32];&quot;&quot;)" office:value-type="currency" office:currency="GBP" office:value="82718.5873808989" calcext:value-type="currency">
            <text:p>£82,718.59</text:p>
          </table:table-cell>
          <table:table-cell/>
          <table:table-cell office:value-type="currency" office:currency="GBP" office:value="1670" calcext:value-type="currency">
            <text:p>£1,670.00</text:p>
          </table:table-cell>
          <table:table-cell table:style-name="ce31" table:formula="of:=IF([.F338]&lt;=[$'current-situation'.$E$7];[$'loan-parameters'.$B$6]-ORG.OPENOFFICE.MONTHS([$'loan-parameters'.$B$4];TODAY();1)/12;COUNTIF([.$C$2:.$C$361];&quot;&gt;=&quot;&amp;[.F338])/12)" office:value-type="float" office:value="2.66666666666667" calcext:value-type="float">
            <text:p>2.67</text:p>
          </table:table-cell>
          <table:table-cell table:style-name="ce47" table:formula="of:=[.F338]*[.G338]*12+[$'loan-parameters'.$B$32]" office:value-type="currency" office:currency="GBP" office:value="53440" calcext:value-type="currency">
            <text:p>£53,44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1" table:formula="of:=[.A339]/12" office:value-type="float" office:value="28.1666666666667" calcext:value-type="float">
            <text:p>28.17</text:p>
          </table:table-cell>
          <table:table-cell table:style-name="ce47" table:formula="of:=IF([.B339]&lt;=[$'repayment-scenarios'.$B$28];[$'loan-parameters'.$B$31]*[$'current-situation'.$C$7]*(1+[$'current-situation'.$C$7])^[.A339]/((1+[$'current-situation'.$C$7])^[.A339]-1);&quot;&quot;)" office:value-type="currency" office:currency="GBP" office:value="245.04688325425" calcext:value-type="currency">
            <text:p>£245.05</text:p>
          </table:table-cell>
          <table:table-cell table:formula="of:=IF([.C339]&lt;&gt;&quot;&quot;;[.C339]*[.A339]+[$'loan-parameters'.$B$32];&quot;&quot;)" office:value-type="currency" office:currency="GBP" office:value="82825.8465399363" calcext:value-type="currency">
            <text:p>£82,825.85</text:p>
          </table:table-cell>
          <table:table-cell/>
          <table:table-cell office:value-type="currency" office:currency="GBP" office:value="1675" calcext:value-type="currency">
            <text:p>£1,675.00</text:p>
          </table:table-cell>
          <table:table-cell table:style-name="ce31" table:formula="of:=IF([.F339]&lt;=[$'current-situation'.$E$7];[$'loan-parameters'.$B$6]-ORG.OPENOFFICE.MONTHS([$'loan-parameters'.$B$4];TODAY();1)/12;COUNTIF([.$C$2:.$C$361];&quot;&gt;=&quot;&amp;[.F339])/12)" office:value-type="float" office:value="2.66666666666667" calcext:value-type="float">
            <text:p>2.67</text:p>
          </table:table-cell>
          <table:table-cell table:style-name="ce47" table:formula="of:=[.F339]*[.G339]*12+[$'loan-parameters'.$B$32]" office:value-type="currency" office:currency="GBP" office:value="53600" calcext:value-type="currency">
            <text:p>£53,6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1" table:formula="of:=[.A340]/12" office:value-type="float" office:value="28.25" calcext:value-type="float">
            <text:p>28.25</text:p>
          </table:table-cell>
          <table:table-cell table:style-name="ce47" table:formula="of:=IF([.B340]&lt;=[$'repayment-scenarios'.$B$28];[$'loan-parameters'.$B$31]*[$'current-situation'.$C$7]*(1+[$'current-situation'.$C$7])^[.A340]/((1+[$'current-situation'.$C$7])^[.A340]-1);&quot;&quot;)" office:value-type="currency" office:currency="GBP" office:value="244.640650551426" calcext:value-type="currency">
            <text:p>£244.64</text:p>
          </table:table-cell>
          <table:table-cell table:formula="of:=IF([.C340]&lt;&gt;&quot;&quot;;[.C340]*[.A340]+[$'loan-parameters'.$B$32];&quot;&quot;)" office:value-type="currency" office:currency="GBP" office:value="82933.1805369335" calcext:value-type="currency">
            <text:p>£82,933.18</text:p>
          </table:table-cell>
          <table:table-cell/>
          <table:table-cell office:value-type="currency" office:currency="GBP" office:value="1680" calcext:value-type="currency">
            <text:p>£1,680.00</text:p>
          </table:table-cell>
          <table:table-cell table:style-name="ce31" table:formula="of:=IF([.F340]&lt;=[$'current-situation'.$E$7];[$'loan-parameters'.$B$6]-ORG.OPENOFFICE.MONTHS([$'loan-parameters'.$B$4];TODAY();1)/12;COUNTIF([.$C$2:.$C$361];&quot;&gt;=&quot;&amp;[.F340])/12)" office:value-type="float" office:value="2.58333333333333" calcext:value-type="float">
            <text:p>2.58</text:p>
          </table:table-cell>
          <table:table-cell table:style-name="ce47" table:formula="of:=[.F340]*[.G340]*12+[$'loan-parameters'.$B$32]" office:value-type="currency" office:currency="GBP" office:value="52080" calcext:value-type="currency">
            <text:p>£52,08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1" table:formula="of:=[.A341]/12" office:value-type="float" office:value="28.3333333333333" calcext:value-type="float">
            <text:p>28.33</text:p>
          </table:table-cell>
          <table:table-cell table:style-name="ce47" table:formula="of:=IF([.B341]&lt;=[$'repayment-scenarios'.$B$28];[$'loan-parameters'.$B$31]*[$'current-situation'.$C$7]*(1+[$'current-situation'.$C$7])^[.A341]/((1+[$'current-situation'.$C$7])^[.A341]-1);&quot;&quot;)" office:value-type="currency" office:currency="GBP" office:value="244.237027421103" calcext:value-type="currency">
            <text:p>£244.24</text:p>
          </table:table-cell>
          <table:table-cell table:formula="of:=IF([.C341]&lt;&gt;&quot;&quot;;[.C341]*[.A341]+[$'loan-parameters'.$B$32];&quot;&quot;)" office:value-type="currency" office:currency="GBP" office:value="83040.589323175" calcext:value-type="currency">
            <text:p>£83,040.59</text:p>
          </table:table-cell>
          <table:table-cell/>
          <table:table-cell office:value-type="currency" office:currency="GBP" office:value="1685" calcext:value-type="currency">
            <text:p>£1,685.00</text:p>
          </table:table-cell>
          <table:table-cell table:style-name="ce31" table:formula="of:=IF([.F341]&lt;=[$'current-situation'.$E$7];[$'loan-parameters'.$B$6]-ORG.OPENOFFICE.MONTHS([$'loan-parameters'.$B$4];TODAY();1)/12;COUNTIF([.$C$2:.$C$361];&quot;&gt;=&quot;&amp;[.F341])/12)" office:value-type="float" office:value="2.58333333333333" calcext:value-type="float">
            <text:p>2.58</text:p>
          </table:table-cell>
          <table:table-cell table:style-name="ce47" table:formula="of:=[.F341]*[.G341]*12+[$'loan-parameters'.$B$32]" office:value-type="currency" office:currency="GBP" office:value="52235" calcext:value-type="currency">
            <text:p>£52,23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1" table:formula="of:=[.A342]/12" office:value-type="float" office:value="28.4166666666667" calcext:value-type="float">
            <text:p>28.42</text:p>
          </table:table-cell>
          <table:table-cell table:style-name="ce47" table:formula="of:=IF([.B342]&lt;=[$'repayment-scenarios'.$B$28];[$'loan-parameters'.$B$31]*[$'current-situation'.$C$7]*(1+[$'current-situation'.$C$7])^[.A342]/((1+[$'current-situation'.$C$7])^[.A342]-1);&quot;&quot;)" office:value-type="currency" office:currency="GBP" office:value="243.835990761992" calcext:value-type="currency">
            <text:p>£243.84</text:p>
          </table:table-cell>
          <table:table-cell table:formula="of:=IF([.C342]&lt;&gt;&quot;&quot;;[.C342]*[.A342]+[$'loan-parameters'.$B$32];&quot;&quot;)" office:value-type="currency" office:currency="GBP" office:value="83148.0728498394" calcext:value-type="currency">
            <text:p>£83,148.07</text:p>
          </table:table-cell>
          <table:table-cell/>
          <table:table-cell office:value-type="currency" office:currency="GBP" office:value="1690" calcext:value-type="currency">
            <text:p>£1,690.00</text:p>
          </table:table-cell>
          <table:table-cell table:style-name="ce31" table:formula="of:=IF([.F342]&lt;=[$'current-situation'.$E$7];[$'loan-parameters'.$B$6]-ORG.OPENOFFICE.MONTHS([$'loan-parameters'.$B$4];TODAY();1)/12;COUNTIF([.$C$2:.$C$361];&quot;&gt;=&quot;&amp;[.F342])/12)" office:value-type="float" office:value="2.58333333333333" calcext:value-type="float">
            <text:p>2.58</text:p>
          </table:table-cell>
          <table:table-cell table:style-name="ce47" table:formula="of:=[.F342]*[.G342]*12+[$'loan-parameters'.$B$32]" office:value-type="currency" office:currency="GBP" office:value="52390" calcext:value-type="currency">
            <text:p>£52,39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1" table:formula="of:=[.A343]/12" office:value-type="float" office:value="28.5" calcext:value-type="float">
            <text:p>28.50</text:p>
          </table:table-cell>
          <table:table-cell table:style-name="ce47" table:formula="of:=IF([.B343]&lt;=[$'repayment-scenarios'.$B$28];[$'loan-parameters'.$B$31]*[$'current-situation'.$C$7]*(1+[$'current-situation'.$C$7])^[.A343]/((1+[$'current-situation'.$C$7])^[.A343]-1);&quot;&quot;)" office:value-type="currency" office:currency="GBP" office:value="243.437517742689" calcext:value-type="currency">
            <text:p>£243.44</text:p>
          </table:table-cell>
          <table:table-cell table:formula="of:=IF([.C343]&lt;&gt;&quot;&quot;;[.C343]*[.A343]+[$'loan-parameters'.$B$32];&quot;&quot;)" office:value-type="currency" office:currency="GBP" office:value="83255.6310679995" calcext:value-type="currency">
            <text:p>£83,255.63</text:p>
          </table:table-cell>
          <table:table-cell/>
          <table:table-cell office:value-type="currency" office:currency="GBP" office:value="1695" calcext:value-type="currency">
            <text:p>£1,695.00</text:p>
          </table:table-cell>
          <table:table-cell table:style-name="ce31" table:formula="of:=IF([.F343]&lt;=[$'current-situation'.$E$7];[$'loan-parameters'.$B$6]-ORG.OPENOFFICE.MONTHS([$'loan-parameters'.$B$4];TODAY();1)/12;COUNTIF([.$C$2:.$C$361];&quot;&gt;=&quot;&amp;[.F343])/12)" office:value-type="float" office:value="2.58333333333333" calcext:value-type="float">
            <text:p>2.58</text:p>
          </table:table-cell>
          <table:table-cell table:style-name="ce47" table:formula="of:=[.F343]*[.G343]*12+[$'loan-parameters'.$B$32]" office:value-type="currency" office:currency="GBP" office:value="52545" calcext:value-type="currency">
            <text:p>£52,54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1" table:formula="of:=[.A344]/12" office:value-type="float" office:value="28.5833333333333" calcext:value-type="float">
            <text:p>28.58</text:p>
          </table:table-cell>
          <table:table-cell table:style-name="ce47" table:formula="of:=IF([.B344]&lt;=[$'repayment-scenarios'.$B$28];[$'loan-parameters'.$B$31]*[$'current-situation'.$C$7]*(1+[$'current-situation'.$C$7])^[.A344]/((1+[$'current-situation'.$C$7])^[.A344]-1);&quot;&quot;)" office:value-type="currency" office:currency="GBP" office:value="243.041585797734" calcext:value-type="currency">
            <text:p>£243.04</text:p>
          </table:table-cell>
          <table:table-cell table:formula="of:=IF([.C344]&lt;&gt;&quot;&quot;;[.C344]*[.A344]+[$'loan-parameters'.$B$32];&quot;&quot;)" office:value-type="currency" office:currency="GBP" office:value="83363.2639286227" calcext:value-type="currency">
            <text:p>£83,363.26</text:p>
          </table:table-cell>
          <table:table-cell/>
          <table:table-cell office:value-type="currency" office:currency="GBP" office:value="1700" calcext:value-type="currency">
            <text:p>£1,700.00</text:p>
          </table:table-cell>
          <table:table-cell table:style-name="ce31" table:formula="of:=IF([.F344]&lt;=[$'current-situation'.$E$7];[$'loan-parameters'.$B$6]-ORG.OPENOFFICE.MONTHS([$'loan-parameters'.$B$4];TODAY();1)/12;COUNTIF([.$C$2:.$C$361];&quot;&gt;=&quot;&amp;[.F344])/12)" office:value-type="float" office:value="2.58333333333333" calcext:value-type="float">
            <text:p>2.58</text:p>
          </table:table-cell>
          <table:table-cell table:style-name="ce47" table:formula="of:=[.F344]*[.G344]*12+[$'loan-parameters'.$B$32]" office:value-type="currency" office:currency="GBP" office:value="52700" calcext:value-type="currency">
            <text:p>£52,7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1" table:formula="of:=[.A345]/12" office:value-type="float" office:value="28.6666666666667" calcext:value-type="float">
            <text:p>28.67</text:p>
          </table:table-cell>
          <table:table-cell table:style-name="ce47" table:formula="of:=IF([.B345]&lt;=[$'repayment-scenarios'.$B$28];[$'loan-parameters'.$B$31]*[$'current-situation'.$C$7]*(1+[$'current-situation'.$C$7])^[.A345]/((1+[$'current-situation'.$C$7])^[.A345]-1);&quot;&quot;)" office:value-type="currency" office:currency="GBP" office:value="242.648172623753" calcext:value-type="currency">
            <text:p>£242.65</text:p>
          </table:table-cell>
          <table:table-cell table:formula="of:=IF([.C345]&lt;&gt;&quot;&quot;;[.C345]*[.A345]+[$'loan-parameters'.$B$32];&quot;&quot;)" office:value-type="currency" office:currency="GBP" office:value="83470.9713825709" calcext:value-type="currency">
            <text:p>£83,470.97</text:p>
          </table:table-cell>
          <table:table-cell/>
          <table:table-cell office:value-type="currency" office:currency="GBP" office:value="1705" calcext:value-type="currency">
            <text:p>£1,705.00</text:p>
          </table:table-cell>
          <table:table-cell table:style-name="ce31" table:formula="of:=IF([.F345]&lt;=[$'current-situation'.$E$7];[$'loan-parameters'.$B$6]-ORG.OPENOFFICE.MONTHS([$'loan-parameters'.$B$4];TODAY();1)/12;COUNTIF([.$C$2:.$C$361];&quot;&gt;=&quot;&amp;[.F345])/12)" office:value-type="float" office:value="2.58333333333333" calcext:value-type="float">
            <text:p>2.58</text:p>
          </table:table-cell>
          <table:table-cell table:style-name="ce47" table:formula="of:=[.F345]*[.G345]*12+[$'loan-parameters'.$B$32]" office:value-type="currency" office:currency="GBP" office:value="52855" calcext:value-type="currency">
            <text:p>£52,8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1" table:formula="of:=[.A346]/12" office:value-type="float" office:value="28.75" calcext:value-type="float">
            <text:p>28.75</text:p>
          </table:table-cell>
          <table:table-cell table:style-name="ce47" table:formula="of:=IF([.B346]&lt;=[$'repayment-scenarios'.$B$28];[$'loan-parameters'.$B$31]*[$'current-situation'.$C$7]*(1+[$'current-situation'.$C$7])^[.A346]/((1+[$'current-situation'.$C$7])^[.A346]-1);&quot;&quot;)" office:value-type="currency" office:currency="GBP" office:value="242.257256175657" calcext:value-type="currency">
            <text:p>£242.26</text:p>
          </table:table-cell>
          <table:table-cell table:formula="of:=IF([.C346]&lt;&gt;&quot;&quot;;[.C346]*[.A346]+[$'loan-parameters'.$B$32];&quot;&quot;)" office:value-type="currency" office:currency="GBP" office:value="83578.7533806016" calcext:value-type="currency">
            <text:p>£83,578.75</text:p>
          </table:table-cell>
          <table:table-cell/>
          <table:table-cell office:value-type="currency" office:currency="GBP" office:value="1710" calcext:value-type="currency">
            <text:p>£1,710.00</text:p>
          </table:table-cell>
          <table:table-cell table:style-name="ce31" table:formula="of:=IF([.F346]&lt;=[$'current-situation'.$E$7];[$'loan-parameters'.$B$6]-ORG.OPENOFFICE.MONTHS([$'loan-parameters'.$B$4];TODAY();1)/12;COUNTIF([.$C$2:.$C$361];&quot;&gt;=&quot;&amp;[.F346])/12)" office:value-type="float" office:value="2.58333333333333" calcext:value-type="float">
            <text:p>2.58</text:p>
          </table:table-cell>
          <table:table-cell table:style-name="ce47" table:formula="of:=[.F346]*[.G346]*12+[$'loan-parameters'.$B$32]" office:value-type="currency" office:currency="GBP" office:value="53010" calcext:value-type="currency">
            <text:p>£53,0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1" table:formula="of:=[.A347]/12" office:value-type="float" office:value="28.8333333333333" calcext:value-type="float">
            <text:p>28.83</text:p>
          </table:table-cell>
          <table:table-cell table:style-name="ce47" table:formula="of:=IF([.B347]&lt;=[$'repayment-scenarios'.$B$28];[$'loan-parameters'.$B$31]*[$'current-situation'.$C$7]*(1+[$'current-situation'.$C$7])^[.A347]/((1+[$'current-situation'.$C$7])^[.A347]-1);&quot;&quot;)" office:value-type="currency" office:currency="GBP" office:value="241.868814662911" calcext:value-type="currency">
            <text:p>£241.87</text:p>
          </table:table-cell>
          <table:table-cell table:formula="of:=IF([.C347]&lt;&gt;&quot;&quot;;[.C347]*[.A347]+[$'loan-parameters'.$B$32];&quot;&quot;)" office:value-type="currency" office:currency="GBP" office:value="83686.6098733673" calcext:value-type="currency">
            <text:p>£83,686.61</text:p>
          </table:table-cell>
          <table:table-cell/>
          <table:table-cell office:value-type="currency" office:currency="GBP" office:value="1715" calcext:value-type="currency">
            <text:p>£1,715.00</text:p>
          </table:table-cell>
          <table:table-cell table:style-name="ce31" table:formula="of:=IF([.F347]&lt;=[$'current-situation'.$E$7];[$'loan-parameters'.$B$6]-ORG.OPENOFFICE.MONTHS([$'loan-parameters'.$B$4];TODAY();1)/12;COUNTIF([.$C$2:.$C$361];&quot;&gt;=&quot;&amp;[.F347])/12)" office:value-type="float" office:value="2.58333333333333" calcext:value-type="float">
            <text:p>2.58</text:p>
          </table:table-cell>
          <table:table-cell table:style-name="ce47" table:formula="of:=[.F347]*[.G347]*12+[$'loan-parameters'.$B$32]" office:value-type="currency" office:currency="GBP" office:value="53165" calcext:value-type="currency">
            <text:p>£53,16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1" table:formula="of:=[.A348]/12" office:value-type="float" office:value="28.9166666666667" calcext:value-type="float">
            <text:p>28.92</text:p>
          </table:table-cell>
          <table:table-cell table:style-name="ce47" table:formula="of:=IF([.B348]&lt;=[$'repayment-scenarios'.$B$28];[$'loan-parameters'.$B$31]*[$'current-situation'.$C$7]*(1+[$'current-situation'.$C$7])^[.A348]/((1+[$'current-situation'.$C$7])^[.A348]-1);&quot;&quot;)" office:value-type="currency" office:currency="GBP" office:value="241.482826545869" calcext:value-type="currency">
            <text:p>£241.48</text:p>
          </table:table-cell>
          <table:table-cell table:formula="of:=IF([.C348]&lt;&gt;&quot;&quot;;[.C348]*[.A348]+[$'loan-parameters'.$B$32];&quot;&quot;)" office:value-type="currency" office:currency="GBP" office:value="83794.5408114164" calcext:value-type="currency">
            <text:p>£83,794.54</text:p>
          </table:table-cell>
          <table:table-cell/>
          <table:table-cell office:value-type="currency" office:currency="GBP" office:value="1720" calcext:value-type="currency">
            <text:p>£1,720.00</text:p>
          </table:table-cell>
          <table:table-cell table:style-name="ce31" table:formula="of:=IF([.F348]&lt;=[$'current-situation'.$E$7];[$'loan-parameters'.$B$6]-ORG.OPENOFFICE.MONTHS([$'loan-parameters'.$B$4];TODAY();1)/12;COUNTIF([.$C$2:.$C$361];&quot;&gt;=&quot;&amp;[.F348])/12)" office:value-type="float" office:value="2.58333333333333" calcext:value-type="float">
            <text:p>2.58</text:p>
          </table:table-cell>
          <table:table-cell table:style-name="ce47" table:formula="of:=[.F348]*[.G348]*12+[$'loan-parameters'.$B$32]" office:value-type="currency" office:currency="GBP" office:value="53320" calcext:value-type="currency">
            <text:p>£53,32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1" table:formula="of:=[.A349]/12" office:value-type="float" office:value="29" calcext:value-type="float">
            <text:p>29.00</text:p>
          </table:table-cell>
          <table:table-cell table:style-name="ce47" table:formula="of:=IF([.B349]&lt;=[$'repayment-scenarios'.$B$28];[$'loan-parameters'.$B$31]*[$'current-situation'.$C$7]*(1+[$'current-situation'.$C$7])^[.A349]/((1+[$'current-situation'.$C$7])^[.A349]-1);&quot;&quot;)" office:value-type="currency" office:currency="GBP" office:value="241.099270532165" calcext:value-type="currency">
            <text:p>£241.10</text:p>
          </table:table-cell>
          <table:table-cell table:formula="of:=IF([.C349]&lt;&gt;&quot;&quot;;[.C349]*[.A349]+[$'loan-parameters'.$B$32];&quot;&quot;)" office:value-type="currency" office:currency="GBP" office:value="83902.5461451933" calcext:value-type="currency">
            <text:p>£83,902.55</text:p>
          </table:table-cell>
          <table:table-cell/>
          <table:table-cell office:value-type="currency" office:currency="GBP" office:value="1725" calcext:value-type="currency">
            <text:p>£1,725.00</text:p>
          </table:table-cell>
          <table:table-cell table:style-name="ce31" table:formula="of:=IF([.F349]&lt;=[$'current-situation'.$E$7];[$'loan-parameters'.$B$6]-ORG.OPENOFFICE.MONTHS([$'loan-parameters'.$B$4];TODAY();1)/12;COUNTIF([.$C$2:.$C$361];&quot;&gt;=&quot;&amp;[.F349])/12)" office:value-type="float" office:value="2.58333333333333" calcext:value-type="float">
            <text:p>2.58</text:p>
          </table:table-cell>
          <table:table-cell table:style-name="ce47" table:formula="of:=[.F349]*[.G349]*12+[$'loan-parameters'.$B$32]" office:value-type="currency" office:currency="GBP" office:value="53475" calcext:value-type="currency">
            <text:p>£53,47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1" table:formula="of:=[.A350]/12" office:value-type="float" office:value="29.0833333333333" calcext:value-type="float">
            <text:p>29.08</text:p>
          </table:table-cell>
          <table:table-cell table:style-name="ce47" table:formula="of:=IF([.B350]&lt;=[$'repayment-scenarios'.$B$28];[$'loan-parameters'.$B$31]*[$'current-situation'.$C$7]*(1+[$'current-situation'.$C$7])^[.A350]/((1+[$'current-situation'.$C$7])^[.A350]-1);&quot;&quot;)" office:value-type="currency" office:currency="GBP" office:value="240.718125573177" calcext:value-type="currency">
            <text:p>£240.72</text:p>
          </table:table-cell>
          <table:table-cell table:formula="of:=IF([.C350]&lt;&gt;&quot;&quot;;[.C350]*[.A350]+[$'loan-parameters'.$B$32];&quot;&quot;)" office:value-type="currency" office:currency="GBP" office:value="84010.6258250389" calcext:value-type="currency">
            <text:p>£84,010.63</text:p>
          </table:table-cell>
          <table:table-cell/>
          <table:table-cell office:value-type="currency" office:currency="GBP" office:value="1730" calcext:value-type="currency">
            <text:p>£1,730.00</text:p>
          </table:table-cell>
          <table:table-cell table:style-name="ce31" table:formula="of:=IF([.F350]&lt;=[$'current-situation'.$E$7];[$'loan-parameters'.$B$6]-ORG.OPENOFFICE.MONTHS([$'loan-parameters'.$B$4];TODAY();1)/12;COUNTIF([.$C$2:.$C$361];&quot;&gt;=&quot;&amp;[.F350])/12)" office:value-type="float" office:value="2.5" calcext:value-type="float">
            <text:p>2.50</text:p>
          </table:table-cell>
          <table:table-cell table:style-name="ce47" table:formula="of:=[.F350]*[.G350]*12+[$'loan-parameters'.$B$32]" office:value-type="currency" office:currency="GBP" office:value="51900" calcext:value-type="currency">
            <text:p>£51,9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1" table:formula="of:=[.A351]/12" office:value-type="float" office:value="29.1666666666667" calcext:value-type="float">
            <text:p>29.17</text:p>
          </table:table-cell>
          <table:table-cell table:style-name="ce47" table:formula="of:=IF([.B351]&lt;=[$'repayment-scenarios'.$B$28];[$'loan-parameters'.$B$31]*[$'current-situation'.$C$7]*(1+[$'current-situation'.$C$7])^[.A351]/((1+[$'current-situation'.$C$7])^[.A351]-1);&quot;&quot;)" office:value-type="currency" office:currency="GBP" office:value="240.339370860544" calcext:value-type="currency">
            <text:p>£240.34</text:p>
          </table:table-cell>
          <table:table-cell table:formula="of:=IF([.C351]&lt;&gt;&quot;&quot;;[.C351]*[.A351]+[$'loan-parameters'.$B$32];&quot;&quot;)" office:value-type="currency" office:currency="GBP" office:value="84118.7798011905" calcext:value-type="currency">
            <text:p>£84,118.78</text:p>
          </table:table-cell>
          <table:table-cell/>
          <table:table-cell office:value-type="currency" office:currency="GBP" office:value="1735" calcext:value-type="currency">
            <text:p>£1,735.00</text:p>
          </table:table-cell>
          <table:table-cell table:style-name="ce31" table:formula="of:=IF([.F351]&lt;=[$'current-situation'.$E$7];[$'loan-parameters'.$B$6]-ORG.OPENOFFICE.MONTHS([$'loan-parameters'.$B$4];TODAY();1)/12;COUNTIF([.$C$2:.$C$361];&quot;&gt;=&quot;&amp;[.F351])/12)" office:value-type="float" office:value="2.5" calcext:value-type="float">
            <text:p>2.50</text:p>
          </table:table-cell>
          <table:table-cell table:style-name="ce47" table:formula="of:=[.F351]*[.G351]*12+[$'loan-parameters'.$B$32]" office:value-type="currency" office:currency="GBP" office:value="52050" calcext:value-type="currency">
            <text:p>£52,0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31" table:formula="of:=[.A352]/12" office:value-type="float" office:value="29.25" calcext:value-type="float">
            <text:p>29.25</text:p>
          </table:table-cell>
          <table:table-cell table:style-name="ce47" table:formula="of:=IF([.B352]&lt;=[$'repayment-scenarios'.$B$28];[$'loan-parameters'.$B$31]*[$'current-situation'.$C$7]*(1+[$'current-situation'.$C$7])^[.A352]/((1+[$'current-situation'.$C$7])^[.A352]-1);&quot;&quot;)" office:value-type="currency" office:currency="GBP" office:value="239.962985822742" calcext:value-type="currency">
            <text:p>£239.96</text:p>
          </table:table-cell>
          <table:table-cell table:formula="of:=IF([.C352]&lt;&gt;&quot;&quot;;[.C352]*[.A352]+[$'loan-parameters'.$B$32];&quot;&quot;)" office:value-type="currency" office:currency="GBP" office:value="84227.0080237823" calcext:value-type="currency">
            <text:p>£84,227.01</text:p>
          </table:table-cell>
          <table:table-cell/>
          <table:table-cell office:value-type="currency" office:currency="GBP" office:value="1740" calcext:value-type="currency">
            <text:p>£1,740.00</text:p>
          </table:table-cell>
          <table:table-cell table:style-name="ce31" table:formula="of:=IF([.F352]&lt;=[$'current-situation'.$E$7];[$'loan-parameters'.$B$6]-ORG.OPENOFFICE.MONTHS([$'loan-parameters'.$B$4];TODAY();1)/12;COUNTIF([.$C$2:.$C$361];&quot;&gt;=&quot;&amp;[.F352])/12)" office:value-type="float" office:value="2.5" calcext:value-type="float">
            <text:p>2.50</text:p>
          </table:table-cell>
          <table:table-cell table:style-name="ce47" table:formula="of:=[.F352]*[.G352]*12+[$'loan-parameters'.$B$32]" office:value-type="currency" office:currency="GBP" office:value="52200" calcext:value-type="currency">
            <text:p>£52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1" table:formula="of:=[.A353]/12" office:value-type="float" office:value="29.3333333333333" calcext:value-type="float">
            <text:p>29.33</text:p>
          </table:table-cell>
          <table:table-cell table:style-name="ce47" table:formula="of:=IF([.B353]&lt;=[$'repayment-scenarios'.$B$28];[$'loan-parameters'.$B$31]*[$'current-situation'.$C$7]*(1+[$'current-situation'.$C$7])^[.A353]/((1+[$'current-situation'.$C$7])^[.A353]-1);&quot;&quot;)" office:value-type="currency" office:currency="GBP" office:value="239.588950121722" calcext:value-type="currency">
            <text:p>£239.59</text:p>
          </table:table-cell>
          <table:table-cell table:formula="of:=IF([.C353]&lt;&gt;&quot;&quot;;[.C353]*[.A353]+[$'loan-parameters'.$B$32];&quot;&quot;)" office:value-type="currency" office:currency="GBP" office:value="84335.310442846" calcext:value-type="currency">
            <text:p>£84,335.31</text:p>
          </table:table-cell>
          <table:table-cell/>
          <table:table-cell office:value-type="currency" office:currency="GBP" office:value="1745" calcext:value-type="currency">
            <text:p>£1,745.00</text:p>
          </table:table-cell>
          <table:table-cell table:style-name="ce31" table:formula="of:=IF([.F353]&lt;=[$'current-situation'.$E$7];[$'loan-parameters'.$B$6]-ORG.OPENOFFICE.MONTHS([$'loan-parameters'.$B$4];TODAY();1)/12;COUNTIF([.$C$2:.$C$361];&quot;&gt;=&quot;&amp;[.F353])/12)" office:value-type="float" office:value="2.5" calcext:value-type="float">
            <text:p>2.50</text:p>
          </table:table-cell>
          <table:table-cell table:style-name="ce47" table:formula="of:=[.F353]*[.G353]*12+[$'loan-parameters'.$B$32]" office:value-type="currency" office:currency="GBP" office:value="52350" calcext:value-type="currency">
            <text:p>£52,3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1" table:formula="of:=[.A354]/12" office:value-type="float" office:value="29.4166666666667" calcext:value-type="float">
            <text:p>29.42</text:p>
          </table:table-cell>
          <table:table-cell table:style-name="ce47" table:formula="of:=IF([.B354]&lt;=[$'repayment-scenarios'.$B$28];[$'loan-parameters'.$B$31]*[$'current-situation'.$C$7]*(1+[$'current-situation'.$C$7])^[.A354]/((1+[$'current-situation'.$C$7])^[.A354]-1);&quot;&quot;)" office:value-type="currency" office:currency="GBP" office:value="239.217243649605" calcext:value-type="currency">
            <text:p>£239.22</text:p>
          </table:table-cell>
          <table:table-cell table:formula="of:=IF([.C354]&lt;&gt;&quot;&quot;;[.C354]*[.A354]+[$'loan-parameters'.$B$32];&quot;&quot;)" office:value-type="currency" office:currency="GBP" office:value="84443.6870083107" calcext:value-type="currency">
            <text:p>£84,443.69</text:p>
          </table:table-cell>
          <table:table-cell/>
          <table:table-cell office:value-type="currency" office:currency="GBP" office:value="1750" calcext:value-type="currency">
            <text:p>£1,750.00</text:p>
          </table:table-cell>
          <table:table-cell table:style-name="ce31" table:formula="of:=IF([.F354]&lt;=[$'current-situation'.$E$7];[$'loan-parameters'.$B$6]-ORG.OPENOFFICE.MONTHS([$'loan-parameters'.$B$4];TODAY();1)/12;COUNTIF([.$C$2:.$C$361];&quot;&gt;=&quot;&amp;[.F354])/12)" office:value-type="float" office:value="2.5" calcext:value-type="float">
            <text:p>2.50</text:p>
          </table:table-cell>
          <table:table-cell table:style-name="ce47" table:formula="of:=[.F354]*[.G354]*12+[$'loan-parameters'.$B$32]" office:value-type="currency" office:currency="GBP" office:value="52500" calcext:value-type="currency">
            <text:p>£52,5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1" table:formula="of:=[.A355]/12" office:value-type="float" office:value="29.5" calcext:value-type="float">
            <text:p>29.50</text:p>
          </table:table-cell>
          <table:table-cell table:style-name="ce47" table:formula="of:=IF([.B355]&lt;=[$'repayment-scenarios'.$B$28];[$'loan-parameters'.$B$31]*[$'current-situation'.$C$7]*(1+[$'current-situation'.$C$7])^[.A355]/((1+[$'current-situation'.$C$7])^[.A355]-1);&quot;&quot;)" office:value-type="currency" office:currency="GBP" office:value="238.847846525433" calcext:value-type="currency">
            <text:p>£238.85</text:p>
          </table:table-cell>
          <table:table-cell table:formula="of:=IF([.C355]&lt;&gt;&quot;&quot;;[.C355]*[.A355]+[$'loan-parameters'.$B$32];&quot;&quot;)" office:value-type="currency" office:currency="GBP" office:value="84552.1376700033" calcext:value-type="currency">
            <text:p>£84,552.14</text:p>
          </table:table-cell>
          <table:table-cell/>
          <table:table-cell office:value-type="currency" office:currency="GBP" office:value="1755" calcext:value-type="currency">
            <text:p>£1,755.00</text:p>
          </table:table-cell>
          <table:table-cell table:style-name="ce31" table:formula="of:=IF([.F355]&lt;=[$'current-situation'.$E$7];[$'loan-parameters'.$B$6]-ORG.OPENOFFICE.MONTHS([$'loan-parameters'.$B$4];TODAY();1)/12;COUNTIF([.$C$2:.$C$361];&quot;&gt;=&quot;&amp;[.F355])/12)" office:value-type="float" office:value="2.5" calcext:value-type="float">
            <text:p>2.50</text:p>
          </table:table-cell>
          <table:table-cell table:style-name="ce47" table:formula="of:=[.F355]*[.G355]*12+[$'loan-parameters'.$B$32]" office:value-type="currency" office:currency="GBP" office:value="52650" calcext:value-type="currency">
            <text:p>£52,6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1" table:formula="of:=[.A356]/12" office:value-type="float" office:value="29.5833333333333" calcext:value-type="float">
            <text:p>29.58</text:p>
          </table:table-cell>
          <table:table-cell table:style-name="ce47" table:formula="of:=IF([.B356]&lt;=[$'repayment-scenarios'.$B$28];[$'loan-parameters'.$B$31]*[$'current-situation'.$C$7]*(1+[$'current-situation'.$C$7])^[.A356]/((1+[$'current-situation'.$C$7])^[.A356]-1);&quot;&quot;)" office:value-type="currency" office:currency="GBP" office:value="238.480739091969" calcext:value-type="currency">
            <text:p>£238.48</text:p>
          </table:table-cell>
          <table:table-cell table:formula="of:=IF([.C356]&lt;&gt;&quot;&quot;;[.C356]*[.A356]+[$'loan-parameters'.$B$32];&quot;&quot;)" office:value-type="currency" office:currency="GBP" office:value="84660.662377649" calcext:value-type="currency">
            <text:p>£84,660.66</text:p>
          </table:table-cell>
          <table:table-cell/>
          <table:table-cell office:value-type="currency" office:currency="GBP" office:value="1760" calcext:value-type="currency">
            <text:p>£1,760.00</text:p>
          </table:table-cell>
          <table:table-cell table:style-name="ce31" table:formula="of:=IF([.F356]&lt;=[$'current-situation'.$E$7];[$'loan-parameters'.$B$6]-ORG.OPENOFFICE.MONTHS([$'loan-parameters'.$B$4];TODAY();1)/12;COUNTIF([.$C$2:.$C$361];&quot;&gt;=&quot;&amp;[.F356])/12)" office:value-type="float" office:value="2.5" calcext:value-type="float">
            <text:p>2.50</text:p>
          </table:table-cell>
          <table:table-cell table:style-name="ce47" table:formula="of:=[.F356]*[.G356]*12+[$'loan-parameters'.$B$32]" office:value-type="currency" office:currency="GBP" office:value="52800" calcext:value-type="currency">
            <text:p>£52,8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1" table:formula="of:=[.A357]/12" office:value-type="float" office:value="29.6666666666667" calcext:value-type="float">
            <text:p>29.67</text:p>
          </table:table-cell>
          <table:table-cell table:style-name="ce47" table:formula="of:=IF([.B357]&lt;=[$'repayment-scenarios'.$B$28];[$'loan-parameters'.$B$31]*[$'current-situation'.$C$7]*(1+[$'current-situation'.$C$7])^[.A357]/((1+[$'current-situation'.$C$7])^[.A357]-1);&quot;&quot;)" office:value-type="currency" office:currency="GBP" office:value="238.11590191256" calcext:value-type="currency">
            <text:p>£238.12</text:p>
          </table:table-cell>
          <table:table-cell table:formula="of:=IF([.C357]&lt;&gt;&quot;&quot;;[.C357]*[.A357]+[$'loan-parameters'.$B$32];&quot;&quot;)" office:value-type="currency" office:currency="GBP" office:value="84769.2610808713" calcext:value-type="currency">
            <text:p>£84,769.26</text:p>
          </table:table-cell>
          <table:table-cell/>
          <table:table-cell office:value-type="currency" office:currency="GBP" office:value="1765" calcext:value-type="currency">
            <text:p>£1,765.00</text:p>
          </table:table-cell>
          <table:table-cell table:style-name="ce31" table:formula="of:=IF([.F357]&lt;=[$'current-situation'.$E$7];[$'loan-parameters'.$B$6]-ORG.OPENOFFICE.MONTHS([$'loan-parameters'.$B$4];TODAY();1)/12;COUNTIF([.$C$2:.$C$361];&quot;&gt;=&quot;&amp;[.F357])/12)" office:value-type="float" office:value="2.5" calcext:value-type="float">
            <text:p>2.50</text:p>
          </table:table-cell>
          <table:table-cell table:style-name="ce47" table:formula="of:=[.F357]*[.G357]*12+[$'loan-parameters'.$B$32]" office:value-type="currency" office:currency="GBP" office:value="52950" calcext:value-type="currency">
            <text:p>£52,9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1" table:formula="of:=[.A358]/12" office:value-type="float" office:value="29.75" calcext:value-type="float">
            <text:p>29.75</text:p>
          </table:table-cell>
          <table:table-cell table:style-name="ce47" table:formula="of:=IF([.B358]&lt;=[$'repayment-scenarios'.$B$28];[$'loan-parameters'.$B$31]*[$'current-situation'.$C$7]*(1+[$'current-situation'.$C$7])^[.A358]/((1+[$'current-situation'.$C$7])^[.A358]-1);&quot;&quot;)" office:value-type="currency" office:currency="GBP" office:value="237.753315768047" calcext:value-type="currency">
            <text:p>£237.75</text:p>
          </table:table-cell>
          <table:table-cell table:formula="of:=IF([.C358]&lt;&gt;&quot;&quot;;[.C358]*[.A358]+[$'loan-parameters'.$B$32];&quot;&quot;)" office:value-type="currency" office:currency="GBP" office:value="84877.9337291927" calcext:value-type="currency">
            <text:p>£84,877.93</text:p>
          </table:table-cell>
          <table:table-cell/>
          <table:table-cell office:value-type="currency" office:currency="GBP" office:value="1770" calcext:value-type="currency">
            <text:p>£1,770.00</text:p>
          </table:table-cell>
          <table:table-cell table:style-name="ce31" table:formula="of:=IF([.F358]&lt;=[$'current-situation'.$E$7];[$'loan-parameters'.$B$6]-ORG.OPENOFFICE.MONTHS([$'loan-parameters'.$B$4];TODAY();1)/12;COUNTIF([.$C$2:.$C$361];&quot;&gt;=&quot;&amp;[.F358])/12)" office:value-type="float" office:value="2.5" calcext:value-type="float">
            <text:p>2.50</text:p>
          </table:table-cell>
          <table:table-cell table:style-name="ce47" table:formula="of:=[.F358]*[.G358]*12+[$'loan-parameters'.$B$32]" office:value-type="currency" office:currency="GBP" office:value="53100" calcext:value-type="currency">
            <text:p>£53,1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1" table:formula="of:=[.A359]/12" office:value-type="float" office:value="29.8333333333333" calcext:value-type="float">
            <text:p>29.83</text:p>
          </table:table-cell>
          <table:table-cell table:style-name="ce47" table:formula="of:=IF([.B359]&lt;=[$'repayment-scenarios'.$B$28];[$'loan-parameters'.$B$31]*[$'current-situation'.$C$7]*(1+[$'current-situation'.$C$7])^[.A359]/((1+[$'current-situation'.$C$7])^[.A359]-1);&quot;&quot;)" office:value-type="currency" office:currency="GBP" office:value="237.392961653727" calcext:value-type="currency">
            <text:p>£237.39</text:p>
          </table:table-cell>
          <table:table-cell table:formula="of:=IF([.C359]&lt;&gt;&quot;&quot;;[.C359]*[.A359]+[$'loan-parameters'.$B$32];&quot;&quot;)" office:value-type="currency" office:currency="GBP" office:value="84986.6802720344" calcext:value-type="currency">
            <text:p>£84,986.68</text:p>
          </table:table-cell>
          <table:table-cell/>
          <table:table-cell office:value-type="currency" office:currency="GBP" office:value="1775" calcext:value-type="currency">
            <text:p>£1,775.00</text:p>
          </table:table-cell>
          <table:table-cell table:style-name="ce31" table:formula="of:=IF([.F359]&lt;=[$'current-situation'.$E$7];[$'loan-parameters'.$B$6]-ORG.OPENOFFICE.MONTHS([$'loan-parameters'.$B$4];TODAY();1)/12;COUNTIF([.$C$2:.$C$361];&quot;&gt;=&quot;&amp;[.F359])/12)" office:value-type="float" office:value="2.5" calcext:value-type="float">
            <text:p>2.50</text:p>
          </table:table-cell>
          <table:table-cell table:style-name="ce47" table:formula="of:=[.F359]*[.G359]*12+[$'loan-parameters'.$B$32]" office:value-type="currency" office:currency="GBP" office:value="53250" calcext:value-type="currency">
            <text:p>£53,25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1" table:formula="of:=[.A360]/12" office:value-type="float" office:value="29.9166666666667" calcext:value-type="float">
            <text:p>29.92</text:p>
          </table:table-cell>
          <table:table-cell table:style-name="ce47" table:formula="of:=IF([.B360]&lt;=[$'repayment-scenarios'.$B$28];[$'loan-parameters'.$B$31]*[$'current-situation'.$C$7]*(1+[$'current-situation'.$C$7])^[.A360]/((1+[$'current-situation'.$C$7])^[.A360]-1);&quot;&quot;)">
            <text:p/>
          </table:table-cell>
          <table:table-cell table:formula="of:=IF([.C360]&lt;&gt;&quot;&quot;;[.C360]*[.A360]+[$'loan-parameters'.$B$32];&quot;&quot;)">
            <text:p/>
          </table:table-cell>
          <table:table-cell/>
          <table:table-cell office:value-type="currency" office:currency="GBP" office:value="1780" calcext:value-type="currency">
            <text:p>£1,780.00</text:p>
          </table:table-cell>
          <table:table-cell table:style-name="ce31" table:formula="of:=IF([.F360]&lt;=[$'current-situation'.$E$7];[$'loan-parameters'.$B$6]-ORG.OPENOFFICE.MONTHS([$'loan-parameters'.$B$4];TODAY();1)/12;COUNTIF([.$C$2:.$C$361];&quot;&gt;=&quot;&amp;[.F360])/12)" office:value-type="float" office:value="2.5" calcext:value-type="float">
            <text:p>2.50</text:p>
          </table:table-cell>
          <table:table-cell table:style-name="ce47" table:formula="of:=[.F360]*[.G360]*12+[$'loan-parameters'.$B$32]" office:value-type="currency" office:currency="GBP" office:value="53400" calcext:value-type="currency">
            <text:p>£53,4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1" table:formula="of:=[.A361]/12" office:value-type="float" office:value="30" calcext:value-type="float">
            <text:p>30.00</text:p>
          </table:table-cell>
          <table:table-cell table:style-name="ce47" table:formula="of:=IF([.B361]&lt;=[$'repayment-scenarios'.$B$28];[$'loan-parameters'.$B$31]*[$'current-situation'.$C$7]*(1+[$'current-situation'.$C$7])^[.A361]/((1+[$'current-situation'.$C$7])^[.A361]-1);&quot;&quot;)">
            <text:p/>
          </table:table-cell>
          <table:table-cell table:formula="of:=IF([.C361]&lt;&gt;&quot;&quot;;[.C361]*[.A361]+[$'loan-parameters'.$B$32];&quot;&quot;)">
            <text:p/>
          </table:table-cell>
          <table:table-cell/>
          <table:table-cell office:value-type="currency" office:currency="GBP" office:value="1785" calcext:value-type="currency">
            <text:p>£1,785.00</text:p>
          </table:table-cell>
          <table:table-cell table:style-name="ce31" table:formula="of:=IF([.F361]&lt;=[$'current-situation'.$E$7];[$'loan-parameters'.$B$6]-ORG.OPENOFFICE.MONTHS([$'loan-parameters'.$B$4];TODAY();1)/12;COUNTIF([.$C$2:.$C$361];&quot;&gt;=&quot;&amp;[.F361])/12)" office:value-type="float" office:value="2.41666666666667" calcext:value-type="float">
            <text:p>2.42</text:p>
          </table:table-cell>
          <table:table-cell table:style-name="ce47" table:formula="of:=[.F361]*[.G361]*12+[$'loan-parameters'.$B$32]" office:value-type="currency" office:currency="GBP" office:value="51765" calcext:value-type="currency">
            <text:p>£51,76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currency" office:currency="GBP" office:value="1790" calcext:value-type="currency">
            <text:p>£1,790.00</text:p>
          </table:table-cell>
          <table:table-cell table:style-name="ce31" table:formula="of:=IF([.F362]&lt;=[$'current-situation'.$E$7];[$'loan-parameters'.$B$6]-ORG.OPENOFFICE.MONTHS([$'loan-parameters'.$B$4];TODAY();1)/12;COUNTIF([.$C$2:.$C$361];&quot;&gt;=&quot;&amp;[.F362])/12)" office:value-type="float" office:value="2.41666666666667" calcext:value-type="float">
            <text:p>2.42</text:p>
          </table:table-cell>
          <table:table-cell table:style-name="ce47" table:formula="of:=[.F362]*[.G362]*12+[$'loan-parameters'.$B$32]" office:value-type="currency" office:currency="GBP" office:value="51910" calcext:value-type="currency">
            <text:p>£51,91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currency" office:currency="GBP" office:value="1795" calcext:value-type="currency">
            <text:p>£1,795.00</text:p>
          </table:table-cell>
          <table:table-cell table:style-name="ce31" table:formula="of:=IF([.F363]&lt;=[$'current-situation'.$E$7];[$'loan-parameters'.$B$6]-ORG.OPENOFFICE.MONTHS([$'loan-parameters'.$B$4];TODAY();1)/12;COUNTIF([.$C$2:.$C$361];&quot;&gt;=&quot;&amp;[.F363])/12)" office:value-type="float" office:value="2.41666666666667" calcext:value-type="float">
            <text:p>2.42</text:p>
          </table:table-cell>
          <table:table-cell table:style-name="ce47" table:formula="of:=[.F363]*[.G363]*12+[$'loan-parameters'.$B$32]" office:value-type="currency" office:currency="GBP" office:value="52055" calcext:value-type="currency">
            <text:p>£52,055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currency" office:currency="GBP" office:value="1800" calcext:value-type="currency">
            <text:p>£1,800.00</text:p>
          </table:table-cell>
          <table:table-cell table:style-name="ce31" table:formula="of:=IF([.F364]&lt;=[$'current-situation'.$E$7];[$'loan-parameters'.$B$6]-ORG.OPENOFFICE.MONTHS([$'loan-parameters'.$B$4];TODAY();1)/12;COUNTIF([.$C$2:.$C$361];&quot;&gt;=&quot;&amp;[.F364])/12)" office:value-type="float" office:value="2.41666666666667" calcext:value-type="float">
            <text:p>2.42</text:p>
          </table:table-cell>
          <table:table-cell table:style-name="ce47" table:formula="of:=[.F364]*[.G364]*12+[$'loan-parameters'.$B$32]" office:value-type="currency" office:currency="GBP" office:value="52200" calcext:value-type="currency">
            <text:p>£52,200.00</text:p>
          </table:table-cell>
          <table:table-cell table:style-name="ce47" table:formula="of:=[$'loan-parameters'.$B$31]+[$'loan-parameters'.$B$32]" office:value-type="currency" office:currency="GBP" office:value="51000" calcext:value-type="currency">
            <text:p>£51,000.00</text:p>
          </table:table-cell>
          <table:table-cell table:number-columns-repeated="2"/>
        </table:table-row>
        <table:table-row table:style-name="ro1" table:number-rows-repeated="104821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month number:textual="true"/>
      <number:text> </number:text>
      <number:year number:style="long"/>
    </number:date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">
      <number:number number:decimal-places="15" number:min-decimal-places="15" number:min-integer-digits="1"/>
    </number:number-style>
    <number:number-style style:name="N10109P0" style:volatile="true" number:language="en" number:country="AU">
      <number:number number:decimal-places="2" number:min-decimal-places="2" number:min-integer-digits="1" number:grouping="true"/>
    </number:number-style>
    <number:currency-style style:name="N10109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09P0"/>
    </number:currency-style>
    <number:number-style style:name="N10110P0" style:volatile="true" number:language="en" number:country="AU">
      <number:number number:decimal-places="2" number:min-decimal-places="2" number:min-integer-digits="1" number:grouping="true"/>
    </number:number-style>
    <number:currency-style style:name="N10110" number:language="en" number:country="AU">
      <style:text-properties fo:color="#ff0000"/>
      <number:text>-</number:text>
      <number:currency-symbol>-C09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number-style style:name="N10111P0" style:volatile="true" number:language="en" number:country="AU">
      <number:number number:decimal-places="2" number:min-decimal-places="2" number:min-integer-digits="1" number:grouping="true"/>
    </number:number-style>
    <number:number-style style:name="N1011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6:57:41.9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18:13:15.439000000</dc:date>
    <meta:editing-duration>PT21H36M52S</meta:editing-duration>
    <meta:editing-cycles>85</meta:editing-cycles>
    <meta:generator>LibreOffice/7.2.1.2$Windows_X86_64 LibreOffice_project/87b77fad49947c1441b67c559c339af8f3517e22</meta:generator>
    <meta:document-statistic meta:table-count="4" meta:cell-count="3214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maximum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66cm" svg:height="11.793cm" xlink:href=".." xlink:type="simple" chart:class="chart:scatter" chart:style-name="ch1">
        <chart:legend chart:legend-position="top" svg:x="4.844cm" svg:y="0.185cm" style:legend-expansion="wide" chart:style-name="ch2"/>
        <chart:plot-area chart:style-name="ch3" table:cell-range-address="'data-tables'.F2:'data-tables'.F204 'data-tables'.H1:'data-tables'.K204" chart:data-source-has-labels="row" svg:x="1.43cm" svg:y="1.516cm" svg:width="19.117cm" svg:height="9.061cm">
          <chart:coordinate-region svg:x="3.374cm" svg:y="1.715cm" svg:width="16.417cm" svg:height="8.215cm"/>
          <chart:axis chart:dimension="x" chart:name="primary-x" chart:style-name="ch4">
            <chart:title svg:x="9.409cm" svg:y="10.812cm" chart:style-name="ch5">
              <text:p>Monthly Repayments</text:p>
            </chart:title>
          </chart:axis>
          <chart:axis chart:dimension="y" chart:name="primary-y" chart:style-name="ch6">
            <chart:title svg:x="0.451cm" svg:y="7.492cm" chart:style-name="ch7">
              <text:p>Total Repaid Value</text:p>
            </chart:title>
            <chart:grid chart:style-name="ch8" chart:class="major"/>
          </chart:axis>
          <chart:series chart:style-name="ch9" chart:values-cell-range-address="'data-tables'.H2:'data-tables'.H204" chart:label-cell-address="'data-tables'.H1:'data-tables'.H1" chart:class="chart:scatter">
            <chart:domain table:cell-range-address="'data-tables'.F2:'data-tables'.F204"/>
            <chart:data-point chart:repeated="203"/>
          </chart:series>
          <chart:series chart:style-name="ch10" chart:values-cell-range-address="'data-tables'.I2:'data-tables'.I204" chart:label-cell-address="'data-tables'.I1:'data-tables'.I1" chart:class="chart:scatter">
            <chart:data-point chart:repeated="203"/>
          </chart:series>
          <chart:series chart:style-name="ch11" chart:values-cell-range-address="'data-tables'.J2:'data-tables'.J204" chart:label-cell-address="'data-tables'.J1:'data-tables'.J1" chart:class="chart:scatter">
            <chart:data-point chart:repeated="203"/>
          </chart:series>
          <chart:series chart:style-name="ch12" chart:values-cell-range-address="'data-tables'.K2:'data-tables'.K204" chart:label-cell-address="'data-tables'.K1:'data-tables'.K1" chart:class="chart:scatter">
            <chart:data-point chart:repeated="2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paid Value</text:p>
                <draw:g>
                  <svg:desc>'data-tables'.H1:'data-tables'.H1</svg:desc>
                </draw:g>
              </table:table-cell>
              <table:table-cell office:value-type="string">
                <text:p>Current Loan Value</text:p>
                <draw:g>
                  <svg:desc>'data-tables'.I1:'data-tables'.I1</svg:desc>
                </draw:g>
              </table:table-cell>
              <table:table-cell office:value-type="string">
                <text:p>@Minimum Repayments</text:p>
                <draw:g>
                  <svg:desc>'data-tables'.J1:'data-tables'.J1</svg:desc>
                </draw:g>
              </table:table-cell>
              <table:table-cell office:value-type="string">
                <text:p>@Planned Repayments</text:p>
                <draw:g>
                  <svg:desc>'data-tables'.K1:'data-tabl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7455">
                <text:p>123.7455</text:p>
                <draw:g>
                  <svg:desc>'data-tables'.F2:'data-tables'.F204</svg:desc>
                </draw:g>
              </table:table-cell>
              <table:table-cell office:value-type="float" office:value="NaN">
                <text:p>NaN</text:p>
                <draw:g>
                  <svg:desc>'data-tables'.H2:'data-tables'.H204</svg:desc>
                </draw:g>
              </table:table-cell>
              <table:table-cell office:value-type="float" office:value="NaN">
                <text:p>NaN</text:p>
                <draw:g>
                  <svg:desc>'data-tables'.I2:'data-tables'.I204</svg:desc>
                </draw:g>
              </table:table-cell>
              <table:table-cell office:value-type="float" office:value="44300.889">
                <text:p>44300.889</text:p>
                <draw:g>
                  <svg:desc>'data-tables'.J2:'data-tables'.J204</svg:desc>
                </draw:g>
              </table:table-cell>
              <table:table-cell office:value-type="float" office:value="NaN">
                <text:p>NaN</text:p>
                <draw:g>
                  <svg:desc>'data-tables'.K2:'data-tables'.K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790">
                <text:p>17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80">
                <text:p>35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370">
                <text:p>53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160">
                <text:p>71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8950">
                <text:p>89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0740">
                <text:p>107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530">
                <text:p>1253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4320">
                <text:p>143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6110">
                <text:p>161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17900">
                <text:p>179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19690">
                <text:p>196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21480">
                <text:p>214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23270">
                <text:p>232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25060">
                <text:p>250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26850">
                <text:p>268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28640">
                <text:p>286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30430">
                <text:p>3043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32220">
                <text:p>322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34010">
                <text:p>340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35800">
                <text:p>358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37590">
                <text:p>375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39380">
                <text:p>393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41170">
                <text:p>411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42960">
                <text:p>429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44750">
                <text:p>447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">
                <text:p>130</text:p>
              </table:table-cell>
              <table:table-cell office:value-type="float" office:value="46540">
                <text:p>465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48330">
                <text:p>4833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50120">
                <text:p>501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">
                <text:p>145</text:p>
              </table:table-cell>
              <table:table-cell office:value-type="float" office:value="51910">
                <text:p>519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">
                <text:p>150</text:p>
              </table:table-cell>
              <table:table-cell office:value-type="float" office:value="53700">
                <text:p>537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">
                <text:p>155</text:p>
              </table:table-cell>
              <table:table-cell office:value-type="float" office:value="55490">
                <text:p>554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57280">
                <text:p>572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">
                <text:p>165</text:p>
              </table:table-cell>
              <table:table-cell office:value-type="float" office:value="59070">
                <text:p>590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">
                <text:p>170</text:p>
              </table:table-cell>
              <table:table-cell office:value-type="float" office:value="60860">
                <text:p>608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62650">
                <text:p>626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0">
                <text:p>180</text:p>
              </table:table-cell>
              <table:table-cell office:value-type="float" office:value="64440">
                <text:p>644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">
                <text:p>185</text:p>
              </table:table-cell>
              <table:table-cell office:value-type="float" office:value="66230">
                <text:p>6623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0">
                <text:p>190</text:p>
              </table:table-cell>
              <table:table-cell office:value-type="float" office:value="68020">
                <text:p>680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">
                <text:p>195</text:p>
              </table:table-cell>
              <table:table-cell office:value-type="float" office:value="69810">
                <text:p>698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">
                <text:p>200</text:p>
              </table:table-cell>
              <table:table-cell office:value-type="float" office:value="71600">
                <text:p>716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5">
                <text:p>205</text:p>
              </table:table-cell>
              <table:table-cell office:value-type="float" office:value="73390">
                <text:p>733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75180">
                <text:p>751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5">
                <text:p>215</text:p>
              </table:table-cell>
              <table:table-cell office:value-type="float" office:value="76970">
                <text:p>769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0">
                <text:p>220</text:p>
              </table:table-cell>
              <table:table-cell office:value-type="float" office:value="78760">
                <text:p>787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5">
                <text:p>225</text:p>
              </table:table-cell>
              <table:table-cell office:value-type="float" office:value="80550">
                <text:p>805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">
                <text:p>230</text:p>
              </table:table-cell>
              <table:table-cell office:value-type="float" office:value="82340">
                <text:p>823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5">
                <text:p>235</text:p>
              </table:table-cell>
              <table:table-cell office:value-type="float" office:value="84130">
                <text:p>8413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">
                <text:p>240</text:p>
              </table:table-cell>
              <table:table-cell office:value-type="float" office:value="84000">
                <text:p>840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5">
                <text:p>245</text:p>
              </table:table-cell>
              <table:table-cell office:value-type="float" office:value="82810">
                <text:p>828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0">
                <text:p>250</text:p>
              </table:table-cell>
              <table:table-cell office:value-type="float" office:value="81500">
                <text:p>815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80325">
                <text:p>8032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0">
                <text:p>260</text:p>
              </table:table-cell>
              <table:table-cell office:value-type="float" office:value="79300">
                <text:p>793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5">
                <text:p>265</text:p>
              </table:table-cell>
              <table:table-cell office:value-type="float" office:value="78175">
                <text:p>7817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0">
                <text:p>270</text:p>
              </table:table-cell>
              <table:table-cell office:value-type="float" office:value="77220">
                <text:p>772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76450">
                <text:p>764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0">
                <text:p>280</text:p>
              </table:table-cell>
              <table:table-cell office:value-type="float" office:value="75600">
                <text:p>756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5">
                <text:p>285</text:p>
              </table:table-cell>
              <table:table-cell office:value-type="float" office:value="74955">
                <text:p>7495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0">
                <text:p>290</text:p>
              </table:table-cell>
              <table:table-cell office:value-type="float" office:value="74240">
                <text:p>742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5">
                <text:p>295</text:p>
              </table:table-cell>
              <table:table-cell office:value-type="float" office:value="73455">
                <text:p>7345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">
                <text:p>300</text:p>
              </table:table-cell>
              <table:table-cell office:value-type="float" office:value="72900">
                <text:p>729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5">
                <text:p>305</text:p>
              </table:table-cell>
              <table:table-cell office:value-type="float" office:value="72285">
                <text:p>7228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0">
                <text:p>310</text:p>
              </table:table-cell>
              <table:table-cell office:value-type="float" office:value="71610">
                <text:p>716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5">
                <text:p>315</text:p>
              </table:table-cell>
              <table:table-cell office:value-type="float" office:value="71190">
                <text:p>711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0">
                <text:p>320</text:p>
              </table:table-cell>
              <table:table-cell office:value-type="float" office:value="70720">
                <text:p>707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5">
                <text:p>325</text:p>
              </table:table-cell>
              <table:table-cell office:value-type="float" office:value="70200">
                <text:p>702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0">
                <text:p>330</text:p>
              </table:table-cell>
              <table:table-cell office:value-type="float" office:value="69630">
                <text:p>6963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69345">
                <text:p>6934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0">
                <text:p>340</text:p>
              </table:table-cell>
              <table:table-cell office:value-type="float" office:value="69020">
                <text:p>690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">
                <text:p>345</text:p>
              </table:table-cell>
              <table:table-cell office:value-type="float" office:value="68310">
                <text:p>683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0">
                <text:p>350</text:p>
              </table:table-cell>
              <table:table-cell office:value-type="float" office:value="68250">
                <text:p>682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5">
                <text:p>355</text:p>
              </table:table-cell>
              <table:table-cell office:value-type="float" office:value="67805">
                <text:p>6780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">
                <text:p>360</text:p>
              </table:table-cell>
              <table:table-cell office:value-type="float" office:value="67320">
                <text:p>673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5">
                <text:p>365</text:p>
              </table:table-cell>
              <table:table-cell office:value-type="float" office:value="67160">
                <text:p>671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0">
                <text:p>370</text:p>
              </table:table-cell>
              <table:table-cell office:value-type="float" office:value="66600">
                <text:p>666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5">
                <text:p>375</text:p>
              </table:table-cell>
              <table:table-cell office:value-type="float" office:value="66375">
                <text:p>6637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">
                <text:p>380</text:p>
              </table:table-cell>
              <table:table-cell office:value-type="float" office:value="66120">
                <text:p>661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5">
                <text:p>385</text:p>
              </table:table-cell>
              <table:table-cell office:value-type="float" office:value="65835">
                <text:p>6583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">
                <text:p>390</text:p>
              </table:table-cell>
              <table:table-cell office:value-type="float" office:value="65520">
                <text:p>655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">
                <text:p>395</text:p>
              </table:table-cell>
              <table:table-cell office:value-type="float" office:value="65175">
                <text:p>6517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  <table:table-cell office:value-type="float" office:value="65200">
                <text:p>652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">
                <text:p>405</text:p>
              </table:table-cell>
              <table:table-cell office:value-type="float" office:value="64800">
                <text:p>648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0">
                <text:p>410</text:p>
              </table:table-cell>
              <table:table-cell office:value-type="float" office:value="64370">
                <text:p>643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5">
                <text:p>415</text:p>
              </table:table-cell>
              <table:table-cell office:value-type="float" office:value="64325">
                <text:p>6432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0">
                <text:p>420</text:p>
              </table:table-cell>
              <table:table-cell office:value-type="float" office:value="64260">
                <text:p>642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5">
                <text:p>425</text:p>
              </table:table-cell>
              <table:table-cell office:value-type="float" office:value="63750">
                <text:p>637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0">
                <text:p>430</text:p>
              </table:table-cell>
              <table:table-cell office:value-type="float" office:value="63640">
                <text:p>636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5">
                <text:p>435</text:p>
              </table:table-cell>
              <table:table-cell office:value-type="float" office:value="63510">
                <text:p>635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0">
                <text:p>440</text:p>
              </table:table-cell>
              <table:table-cell office:value-type="float" office:value="63360">
                <text:p>633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5">
                <text:p>445</text:p>
              </table:table-cell>
              <table:table-cell office:value-type="float" office:value="63190">
                <text:p>631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0">
                <text:p>450</text:p>
              </table:table-cell>
              <table:table-cell office:value-type="float" office:value="63000">
                <text:p>630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">
                <text:p>455</text:p>
              </table:table-cell>
              <table:table-cell office:value-type="float" office:value="62790">
                <text:p>627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0">
                <text:p>460</text:p>
              </table:table-cell>
              <table:table-cell office:value-type="float" office:value="62560">
                <text:p>625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5">
                <text:p>465</text:p>
              </table:table-cell>
              <table:table-cell office:value-type="float" office:value="62310">
                <text:p>623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0">
                <text:p>470</text:p>
              </table:table-cell>
              <table:table-cell office:value-type="float" office:value="62040">
                <text:p>620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5">
                <text:p>475</text:p>
              </table:table-cell>
              <table:table-cell office:value-type="float" office:value="62225">
                <text:p>6222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0">
                <text:p>480</text:p>
              </table:table-cell>
              <table:table-cell office:value-type="float" office:value="61920">
                <text:p>619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5">
                <text:p>485</text:p>
              </table:table-cell>
              <table:table-cell office:value-type="float" office:value="61595">
                <text:p>6159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0">
                <text:p>490</text:p>
              </table:table-cell>
              <table:table-cell office:value-type="float" office:value="61740">
                <text:p>617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5">
                <text:p>495</text:p>
              </table:table-cell>
              <table:table-cell office:value-type="float" office:value="61380">
                <text:p>613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0">
                <text:p>500</text:p>
              </table:table-cell>
              <table:table-cell office:value-type="float" office:value="61500">
                <text:p>615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5">
                <text:p>505</text:p>
              </table:table-cell>
              <table:table-cell office:value-type="float" office:value="61105">
                <text:p>6110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0">
                <text:p>510</text:p>
              </table:table-cell>
              <table:table-cell office:value-type="float" office:value="61200">
                <text:p>612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5">
                <text:p>515</text:p>
              </table:table-cell>
              <table:table-cell office:value-type="float" office:value="60770">
                <text:p>607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0">
                <text:p>520</text:p>
              </table:table-cell>
              <table:table-cell office:value-type="float" office:value="60840">
                <text:p>608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">
                <text:p>525</text:p>
              </table:table-cell>
              <table:table-cell office:value-type="float" office:value="60900">
                <text:p>609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0">
                <text:p>530</text:p>
              </table:table-cell>
              <table:table-cell office:value-type="float" office:value="60420">
                <text:p>604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5">
                <text:p>535</text:p>
              </table:table-cell>
              <table:table-cell office:value-type="float" office:value="60455">
                <text:p>6045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0">
                <text:p>540</text:p>
              </table:table-cell>
              <table:table-cell office:value-type="float" office:value="60480">
                <text:p>604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5">
                <text:p>545</text:p>
              </table:table-cell>
              <table:table-cell office:value-type="float" office:value="59950">
                <text:p>599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0">
                <text:p>550</text:p>
              </table:table-cell>
              <table:table-cell office:value-type="float" office:value="59950">
                <text:p>599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5">
                <text:p>555</text:p>
              </table:table-cell>
              <table:table-cell office:value-type="float" office:value="59940">
                <text:p>599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0">
                <text:p>560</text:p>
              </table:table-cell>
              <table:table-cell office:value-type="float" office:value="59920">
                <text:p>599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5">
                <text:p>565</text:p>
              </table:table-cell>
              <table:table-cell office:value-type="float" office:value="59890">
                <text:p>598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0">
                <text:p>570</text:p>
              </table:table-cell>
              <table:table-cell office:value-type="float" office:value="59850">
                <text:p>598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5">
                <text:p>575</text:p>
              </table:table-cell>
              <table:table-cell office:value-type="float" office:value="59800">
                <text:p>598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0">
                <text:p>580</text:p>
              </table:table-cell>
              <table:table-cell office:value-type="float" office:value="59740">
                <text:p>597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5">
                <text:p>585</text:p>
              </table:table-cell>
              <table:table-cell office:value-type="float" office:value="59670">
                <text:p>596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0">
                <text:p>590</text:p>
              </table:table-cell>
              <table:table-cell office:value-type="float" office:value="59590">
                <text:p>595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5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0">
                <text:p>600</text:p>
              </table:table-cell>
              <table:table-cell office:value-type="float" office:value="59400">
                <text:p>594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5">
                <text:p>605</text:p>
              </table:table-cell>
              <table:table-cell office:value-type="float" office:value="59290">
                <text:p>592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0">
                <text:p>610</text:p>
              </table:table-cell>
              <table:table-cell office:value-type="float" office:value="59170">
                <text:p>591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5">
                <text:p>615</text:p>
              </table:table-cell>
              <table:table-cell office:value-type="float" office:value="59040">
                <text:p>590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0">
                <text:p>620</text:p>
              </table:table-cell>
              <table:table-cell office:value-type="float" office:value="58900">
                <text:p>589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5">
                <text:p>625</text:p>
              </table:table-cell>
              <table:table-cell office:value-type="float" office:value="58750">
                <text:p>587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0">
                <text:p>630</text:p>
              </table:table-cell>
              <table:table-cell office:value-type="float" office:value="58590">
                <text:p>585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5">
                <text:p>635</text:p>
              </table:table-cell>
              <table:table-cell office:value-type="float" office:value="58420">
                <text:p>584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0">
                <text:p>640</text:p>
              </table:table-cell>
              <table:table-cell office:value-type="float" office:value="58240">
                <text:p>582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5">
                <text:p>645</text:p>
              </table:table-cell>
              <table:table-cell office:value-type="float" office:value="58695">
                <text:p>5869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0">
                <text:p>650</text:p>
              </table:table-cell>
              <table:table-cell office:value-type="float" office:value="58500">
                <text:p>585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5">
                <text:p>655</text:p>
              </table:table-cell>
              <table:table-cell office:value-type="float" office:value="58295">
                <text:p>5829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0">
                <text:p>660</text:p>
              </table:table-cell>
              <table:table-cell office:value-type="float" office:value="58080">
                <text:p>580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5">
                <text:p>665</text:p>
              </table:table-cell>
              <table:table-cell office:value-type="float" office:value="57855">
                <text:p>5785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0">
                <text:p>670</text:p>
              </table:table-cell>
              <table:table-cell office:value-type="float" office:value="58290">
                <text:p>582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5">
                <text:p>675</text:p>
              </table:table-cell>
              <table:table-cell office:value-type="float" office:value="58050">
                <text:p>580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0">
                <text:p>680</text:p>
              </table:table-cell>
              <table:table-cell office:value-type="float" office:value="57800">
                <text:p>578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">
                <text:p>685</text:p>
              </table:table-cell>
              <table:table-cell office:value-type="float" office:value="57540">
                <text:p>575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0">
                <text:p>690</text:p>
              </table:table-cell>
              <table:table-cell office:value-type="float" office:value="57960">
                <text:p>579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5">
                <text:p>695</text:p>
              </table:table-cell>
              <table:table-cell office:value-type="float" office:value="57685">
                <text:p>5768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0">
                <text:p>700</text:p>
              </table:table-cell>
              <table:table-cell office:value-type="float" office:value="57400">
                <text:p>574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5">
                <text:p>705</text:p>
              </table:table-cell>
              <table:table-cell office:value-type="float" office:value="57810">
                <text:p>578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0">
                <text:p>710</text:p>
              </table:table-cell>
              <table:table-cell office:value-type="float" office:value="57510">
                <text:p>575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5">
                <text:p>715</text:p>
              </table:table-cell>
              <table:table-cell office:value-type="float" office:value="57200">
                <text:p>572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0">
                <text:p>720</text:p>
              </table:table-cell>
              <table:table-cell office:value-type="float" office:value="57600">
                <text:p>576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5">
                <text:p>725</text:p>
              </table:table-cell>
              <table:table-cell office:value-type="float" office:value="57275">
                <text:p>5727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0">
                <text:p>730</text:p>
              </table:table-cell>
              <table:table-cell office:value-type="float" office:value="56940">
                <text:p>569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5">
                <text:p>735</text:p>
              </table:table-cell>
              <table:table-cell office:value-type="float" office:value="57330">
                <text:p>5733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0">
                <text:p>740</text:p>
              </table:table-cell>
              <table:table-cell office:value-type="float" office:value="56980">
                <text:p>569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5">
                <text:p>745</text:p>
              </table:table-cell>
              <table:table-cell office:value-type="float" office:value="57365">
                <text:p>5736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0">
                <text:p>750</text:p>
              </table:table-cell>
              <table:table-cell office:value-type="float" office:value="57000">
                <text:p>570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5">
                <text:p>755</text:p>
              </table:table-cell>
              <table:table-cell office:value-type="float" office:value="57380">
                <text:p>573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0">
                <text:p>760</text:p>
              </table:table-cell>
              <table:table-cell office:value-type="float" office:value="57000">
                <text:p>570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5">
                <text:p>765</text:p>
              </table:table-cell>
              <table:table-cell office:value-type="float" office:value="56610">
                <text:p>566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0">
                <text:p>770</text:p>
              </table:table-cell>
              <table:table-cell office:value-type="float" office:value="56980">
                <text:p>569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5">
                <text:p>775</text:p>
              </table:table-cell>
              <table:table-cell office:value-type="float" office:value="56575">
                <text:p>5657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0">
                <text:p>780</text:p>
              </table:table-cell>
              <table:table-cell office:value-type="float" office:value="56940">
                <text:p>569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5">
                <text:p>785</text:p>
              </table:table-cell>
              <table:table-cell office:value-type="float" office:value="56520">
                <text:p>565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0">
                <text:p>790</text:p>
              </table:table-cell>
              <table:table-cell office:value-type="float" office:value="56880">
                <text:p>568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5">
                <text:p>795</text:p>
              </table:table-cell>
              <table:table-cell office:value-type="float" office:value="56445">
                <text:p>5644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0">
                <text:p>800</text:p>
              </table:table-cell>
              <table:table-cell office:value-type="float" office:value="56800">
                <text:p>568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5">
                <text:p>805</text:p>
              </table:table-cell>
              <table:table-cell office:value-type="float" office:value="56350">
                <text:p>5635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0">
                <text:p>810</text:p>
              </table:table-cell>
              <table:table-cell office:value-type="float" office:value="56700">
                <text:p>567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5">
                <text:p>815</text:p>
              </table:table-cell>
              <table:table-cell office:value-type="float" office:value="56235">
                <text:p>5623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0">
                <text:p>820</text:p>
              </table:table-cell>
              <table:table-cell office:value-type="float" office:value="56580">
                <text:p>565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5">
                <text:p>825</text:p>
              </table:table-cell>
              <table:table-cell office:value-type="float" office:value="56100">
                <text:p>561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0">
                <text:p>830</text:p>
              </table:table-cell>
              <table:table-cell office:value-type="float" office:value="56440">
                <text:p>564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5">
                <text:p>835</text:p>
              </table:table-cell>
              <table:table-cell office:value-type="float" office:value="55945">
                <text:p>5594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0">
                <text:p>840</text:p>
              </table:table-cell>
              <table:table-cell office:value-type="float" office:value="56280">
                <text:p>562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5">
                <text:p>845</text:p>
              </table:table-cell>
              <table:table-cell office:value-type="float" office:value="56615">
                <text:p>5661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0">
                <text:p>850</text:p>
              </table:table-cell>
              <table:table-cell office:value-type="float" office:value="56100">
                <text:p>561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5">
                <text:p>855</text:p>
              </table:table-cell>
              <table:table-cell office:value-type="float" office:value="56430">
                <text:p>5643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0">
                <text:p>860</text:p>
              </table:table-cell>
              <table:table-cell office:value-type="float" office:value="55900">
                <text:p>559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5">
                <text:p>865</text:p>
              </table:table-cell>
              <table:table-cell office:value-type="float" office:value="56225">
                <text:p>5622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0">
                <text:p>870</text:p>
              </table:table-cell>
              <table:table-cell office:value-type="float" office:value="55680">
                <text:p>556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5">
                <text:p>875</text:p>
              </table:table-cell>
              <table:table-cell office:value-type="float" office:value="56000">
                <text:p>560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0">
                <text:p>880</text:p>
              </table:table-cell>
              <table:table-cell office:value-type="float" office:value="56320">
                <text:p>5632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5">
                <text:p>885</text:p>
              </table:table-cell>
              <table:table-cell office:value-type="float" office:value="55755">
                <text:p>5575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0">
                <text:p>890</text:p>
              </table:table-cell>
              <table:table-cell office:value-type="float" office:value="56070">
                <text:p>5607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5">
                <text:p>895</text:p>
              </table:table-cell>
              <table:table-cell office:value-type="float" office:value="55490">
                <text:p>554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0">
                <text:p>900</text:p>
              </table:table-cell>
              <table:table-cell office:value-type="float" office:value="55800">
                <text:p>558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5">
                <text:p>905</text:p>
              </table:table-cell>
              <table:table-cell office:value-type="float" office:value="56110">
                <text:p>561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0">
                <text:p>910</text:p>
              </table:table-cell>
              <table:table-cell office:value-type="float" office:value="55510">
                <text:p>5551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5">
                <text:p>915</text:p>
              </table:table-cell>
              <table:table-cell office:value-type="float" office:value="55815">
                <text:p>5581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0">
                <text:p>920</text:p>
              </table:table-cell>
              <table:table-cell office:value-type="float" office:value="55200">
                <text:p>552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25">
                <text:p>925</text:p>
              </table:table-cell>
              <table:table-cell office:value-type="float" office:value="55500">
                <text:p>555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0">
                <text:p>930</text:p>
              </table:table-cell>
              <table:table-cell office:value-type="float" office:value="55800">
                <text:p>558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35">
                <text:p>935</text:p>
              </table:table-cell>
              <table:table-cell office:value-type="float" office:value="55165">
                <text:p>5516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0">
                <text:p>940</text:p>
              </table:table-cell>
              <table:table-cell office:value-type="float" office:value="55460">
                <text:p>554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5">
                <text:p>945</text:p>
              </table:table-cell>
              <table:table-cell office:value-type="float" office:value="55755">
                <text:p>5575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0">
                <text:p>950</text:p>
              </table:table-cell>
              <table:table-cell office:value-type="float" office:value="55100">
                <text:p>551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5">
                <text:p>955</text:p>
              </table:table-cell>
              <table:table-cell office:value-type="float" office:value="55390">
                <text:p>553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0">
                <text:p>960</text:p>
              </table:table-cell>
              <table:table-cell office:value-type="float" office:value="55680">
                <text:p>556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5">
                <text:p>965</text:p>
              </table:table-cell>
              <table:table-cell office:value-type="float" office:value="55005">
                <text:p>5500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0">
                <text:p>970</text:p>
              </table:table-cell>
              <table:table-cell office:value-type="float" office:value="55290">
                <text:p>5529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5">
                <text:p>975</text:p>
              </table:table-cell>
              <table:table-cell office:value-type="float" office:value="55575">
                <text:p>5557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">
                <text:p>980</text:p>
              </table:table-cell>
              <table:table-cell office:value-type="float" office:value="54880">
                <text:p>5488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5">
                <text:p>985</text:p>
              </table:table-cell>
              <table:table-cell office:value-type="float" office:value="55160">
                <text:p>5516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0">
                <text:p>990</text:p>
              </table:table-cell>
              <table:table-cell office:value-type="float" office:value="55440">
                <text:p>5544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5">
                <text:p>995</text:p>
              </table:table-cell>
              <table:table-cell office:value-type="float" office:value="54725">
                <text:p>54725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">
                <text:p>1000</text:p>
              </table:table-cell>
              <table:table-cell office:value-type="float" office:value="55000">
                <text:p>55000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" draw:style="rect" draw:dots1="1" draw:dots1-length="300%" draw:distance="100%"/>
  </office:styles>
</office:document-styles>
</file>